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4307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9283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</office:automatic-styles>
  <office:body>
    <office:spreadsheet>
      <table:table table:name="Compilati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2" table:default-cell-style-name="ce3"/>
        <table:table-column table:style-name="co10" table:number-columns-repeated="2" table:default-cell-style-name="ce3"/>
        <table:table-column table:style-name="co10" table:default-cell-style-name="ce7"/>
        <table:table-row table:style-name="ro1">
          <table:table-cell table:style-name="Default" office:value-type="string">
            <text:p>Whole numbers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168 hours in a week.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153 fishes, 265.</text:p>
          </table:table-cell>
          <table:table-cell table:style-name="Default" table:number-columns-repeated="13"/>
        </table:table-row>
        <table:table-row table:style-name="ro2">
          <table:table-cell table:style-name="Default" office:value-type="string">
            <text:p>Numbers:</text:p>
          </table:table-cell>
          <table:table-cell table:style-name="ce2" office:value-type="string">
            <text:p>Prime Factors (bold means prime):</text:p>
          </table:table-cell>
          <table:table-cell table:style-name="Default" office:value-type="string">
            <text:p>Fibonacci numbers:</text:p>
          </table:table-cell>
          <table:table-cell table:style-name="Default" table:number-columns-repeated="11"/>
        </table:table-row>
        <table:table-row table:style-name="ro3">
          <table:table-cell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 * 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">
            <text:p>7</text:p>
          </table:table-cell>
          <table:table-cell table:style-name="ce4" office:value-type="string">
            <text:p>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^3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^2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">
            <text:p>13</text:p>
          </table:table-cell>
          <table:table-cell table:style-name="ce4" office:value-type="string">
            <text:p>13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">
            <text:p>17</text:p>
          </table:table-cell>
          <table:table-cell table:style-name="ce4" office:value-type="string">
            <text:p>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3 * 7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3">
            <text:p>23</text:p>
          </table:table-cell>
          <table:table-cell table:style-name="ce4" office:value-type="string">
            <text:p>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^3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9">
            <text:p>29</text:p>
          </table:table-cell>
          <table:table-cell table:style-name="ce4" office:value-type="string">
            <text:p>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1">
            <text:p>31</text:p>
          </table:table-cell>
          <table:table-cell table:style-name="ce4" office:value-type="string">
            <text:p>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^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 * 17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^2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7">
            <text:p>37</text:p>
          </table:table-cell>
          <table:table-cell table:style-name="ce4" office:value-type="string">
            <text:p>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^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1">
            <text:p>41</text:p>
          </table:table-cell>
          <table:table-cell table:style-name="ce4" office:value-type="string">
            <text:p>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3">
            <text:p>43</text:p>
          </table:table-cell>
          <table:table-cell table:style-name="ce4" office:value-type="string">
            <text:p>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42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7">
            <text:p>47</text:p>
          </table:table-cell>
          <table:table-cell table:style-name="ce4" office:value-type="string">
            <text:p>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2^4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2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2^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3">
            <text:p>53</text:p>
          </table:table-cell>
          <table:table-cell table:style-name="ce4" office:value-type="string">
            <text:p>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 * 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5 * 11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^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9">
            <text:p>59</text:p>
          </table:table-cell>
          <table:table-cell table:style-name="ce4" office:value-type="string">
            <text:p>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^2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1">
            <text:p>61</text:p>
          </table:table-cell>
          <table:table-cell table:style-name="ce4" office:value-type="string">
            <text:p>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2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3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2^6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 * 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7">
            <text:p>67</text:p>
          </table:table-cell>
          <table:table-cell table:style-name="ce4" office:value-type="string">
            <text:p>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^2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2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1">
            <text:p>71</text:p>
          </table:table-cell>
          <table:table-cell table:style-name="ce4" office:value-type="string">
            <text:p>7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2^3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3">
            <text:p>73</text:p>
          </table:table-cell>
          <table:table-cell table:style-name="ce4" office:value-type="string">
            <text:p>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2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3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2^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7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2 * 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9">
            <text:p>79</text:p>
          </table:table-cell>
          <table:table-cell table:style-name="ce4" office:value-type="string">
            <text:p>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2^4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3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2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3">
            <text:p>83</text:p>
          </table:table-cell>
          <table:table-cell table:style-name="ce4" office:value-type="string">
            <text:p>8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2^2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5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2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3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2^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9">
            <text:p>89</text:p>
          </table:table-cell>
          <table:table-cell table:style-name="ce4" office:value-type="string">
            <text:p>89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2 * 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7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2^2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3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2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5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2^5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7">
            <text:p>97</text:p>
          </table:table-cell>
          <table:table-cell table:style-name="ce4" office:value-type="string">
            <text:p>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2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3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2^2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1">
            <text:p>101</text:p>
          </table:table-cell>
          <table:table-cell table:style-name="ce4" office:value-type="string">
            <text:p>10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2 * 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3">
            <text:p>103</text:p>
          </table:table-cell>
          <table:table-cell table:style-name="ce4" office:value-type="string">
            <text:p>10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2^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3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2 * 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7">
            <text:p>107</text:p>
          </table:table-cell>
          <table:table-cell table:style-name="ce4" office:value-type="string">
            <text:p>10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2^2 * 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9">
            <text:p>109</text:p>
          </table:table-cell>
          <table:table-cell table:style-name="ce4" office:value-type="string">
            <text:p>10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2 * 5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3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2^4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3">
            <text:p>113</text:p>
          </table:table-cell>
          <table:table-cell table:style-name="ce4" office:value-type="string">
            <text:p>1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2 * 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5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2^2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3^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2 * 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7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2^3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11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2 * 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3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2^2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5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2 * 3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7">
            <text:p>127</text:p>
          </table:table-cell>
          <table:table-cell table:style-name="ce4" office:value-type="string">
            <text:p>12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2^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3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2 * 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1">
            <text:p>131</text:p>
          </table:table-cell>
          <table:table-cell table:style-name="ce4" office:value-type="string">
            <text:p>1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2^2 * 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7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2 * 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3^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2^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7">
            <text:p>137</text:p>
          </table:table-cell>
          <table:table-cell table:style-name="ce4" office:value-type="string">
            <text:p>1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2 * 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9">
            <text:p>139</text:p>
          </table:table-cell>
          <table:table-cell table:style-name="ce4" office:value-type="string">
            <text:p>13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2^2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3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2 * 7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11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2^4 * 3^2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5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2 * 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3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2^2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9">
            <text:p>149</text:p>
          </table:table-cell>
          <table:table-cell table:style-name="ce4" office:value-type="string">
            <text:p>14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excell turn of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1">
            <text:p>151</text:p>
          </table:table-cell>
          <table:table-cell table:style-name="ce4" office:value-type="string">
            <text:p>15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2">
            <text:p>152</text:p>
          </table:table-cell>
          <table:table-cell table:style-name="ce5" office:value-type="string">
            <text:p>2^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3^2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2 * 7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5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2^2 * 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7">
            <text:p>157</text:p>
          </table:table-cell>
          <table:table-cell table:style-name="ce4" office:value-type="string">
            <text:p>15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2 * 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3 * 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2^5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7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2 * 3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3">
            <text:p>163</text:p>
          </table:table-cell>
          <table:table-cell table:style-name="ce4" office:value-type="string">
            <text:p>16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2^2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3 * 5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2 * 8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7">
            <text:p>167</text:p>
          </table:table-cell>
          <table:table-cell table:style-name="ce4" office:value-type="string">
            <text:p>1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2^3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1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2 * 5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3^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2^2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3">
            <text:p>173</text:p>
          </table:table-cell>
          <table:table-cell table:style-name="ce4" office:value-type="string">
            <text:p>1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2 * 3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5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2^4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3 * 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2 * 8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9">
            <text:p>179</text:p>
          </table:table-cell>
          <table:table-cell table:style-name="ce4" office:value-type="string">
            <text:p>1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2^2 * 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1">
            <text:p>181</text:p>
          </table:table-cell>
          <table:table-cell table:style-name="ce4" office:value-type="string">
            <text:p>18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2 * 7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3 * 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2^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5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2 * 3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11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2^2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3^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2 * 5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1">
            <text:p>191</text:p>
          </table:table-cell>
          <table:table-cell table:style-name="ce4" office:value-type="string">
            <text:p>19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2^6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3">
            <text:p>193</text:p>
          </table:table-cell>
          <table:table-cell table:style-name="ce4" office:value-type="string">
            <text:p>19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2 * 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3 * 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2^2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7">
            <text:p>197</text:p>
          </table:table-cell>
          <table:table-cell table:style-name="ce4" office:value-type="string">
            <text:p>1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2 * 3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9">
            <text:p>199</text:p>
          </table:table-cell>
          <table:table-cell table:style-name="ce4" office:value-type="string">
            <text:p>19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2^3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3 * 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2 * 10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7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4">
            <text:p>204</text:p>
          </table:table-cell>
          <table:table-cell table:style-name="Default" office:value-type="string">
            <text:p>2^2 * 3 * 17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5">
            <text:p>205</text:p>
          </table:table-cell>
          <table:table-cell table:style-name="Default" office:value-type="string">
            <text:p>5 * 41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6">
            <text:p>206</text:p>
          </table:table-cell>
          <table:table-cell table:style-name="Default" office:value-type="string">
            <text:p>2 * 10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7">
            <text:p>207</text:p>
          </table:table-cell>
          <table:table-cell table:style-name="Default" office:value-type="string">
            <text:p>3^2 * 2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8">
            <text:p>208</text:p>
          </table:table-cell>
          <table:table-cell table:style-name="Default" office:value-type="string">
            <text:p>2^4 * 1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9">
            <text:p>209</text:p>
          </table:table-cell>
          <table:table-cell table:style-name="Default" office:value-type="string">
            <text:p>11 * 19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10">
            <text:p>210</text:p>
          </table:table-cell>
          <table:table-cell table:style-name="Default" office:value-type="string">
            <text:p>2 * 3 * 5 * 7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11">
            <text:p>211</text:p>
          </table:table-cell>
          <table:table-cell table:style-name="ce6" office:value-type="float" office:value="211">
            <text:p>2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2">
            <text:p>212</text:p>
          </table:table-cell>
          <table:table-cell table:style-name="ce7" office:value-type="string">
            <text:p>2^2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3">
            <text:p>213</text:p>
          </table:table-cell>
          <table:table-cell table:style-name="ce7" office:value-type="string">
            <text:p>3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4">
            <text:p>214</text:p>
          </table:table-cell>
          <table:table-cell table:style-name="ce7" office:value-type="string">
            <text:p>2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5">
            <text:p>215</text:p>
          </table:table-cell>
          <table:table-cell table:style-name="ce7" office:value-type="string">
            <text:p>5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6">
            <text:p>216</text:p>
          </table:table-cell>
          <table:table-cell table:style-name="ce7" office:value-type="string">
            <text:p>2^3 * 3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7">
            <text:p>217</text:p>
          </table:table-cell>
          <table:table-cell table:style-name="ce7" office:value-type="string">
            <text:p>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8">
            <text:p>218</text:p>
          </table:table-cell>
          <table:table-cell table:style-name="ce7" office:value-type="string">
            <text:p>2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9">
            <text:p>219</text:p>
          </table:table-cell>
          <table:table-cell table:style-name="ce7" office:value-type="string">
            <text:p>3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0">
            <text:p>220</text:p>
          </table:table-cell>
          <table:table-cell table:style-name="ce7" office:value-type="string">
            <text:p>2^2 * 5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1">
            <text:p>221</text:p>
          </table:table-cell>
          <table:table-cell table:style-name="ce7" office:value-type="string">
            <text:p>1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2">
            <text:p>222</text:p>
          </table:table-cell>
          <table:table-cell table:style-name="ce7" office:value-type="string">
            <text:p>2 * 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3">
            <text:p>223</text:p>
          </table:table-cell>
          <table:table-cell table:style-name="ce6" office:value-type="float" office:value="223">
            <text:p>2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4">
            <text:p>224</text:p>
          </table:table-cell>
          <table:table-cell table:style-name="ce7" office:value-type="string">
            <text:p>2^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5">
            <text:p>225</text:p>
          </table:table-cell>
          <table:table-cell table:style-name="ce7" office:value-type="string">
            <text:p>3^2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6">
            <text:p>226</text:p>
          </table:table-cell>
          <table:table-cell table:style-name="ce7" office:value-type="string">
            <text:p>2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7">
            <text:p>227</text:p>
          </table:table-cell>
          <table:table-cell table:style-name="ce6" office:value-type="string">
            <text:p>2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8">
            <text:p>228</text:p>
          </table:table-cell>
          <table:table-cell table:style-name="ce7" office:value-type="string">
            <text:p>2^2 * 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9">
            <text:p>229</text:p>
          </table:table-cell>
          <table:table-cell table:style-name="ce6" office:value-type="string">
            <text:p>2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0">
            <text:p>230</text:p>
          </table:table-cell>
          <table:table-cell table:style-name="ce7" office:value-type="string">
            <text:p>2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1">
            <text:p>231</text:p>
          </table:table-cell>
          <table:table-cell table:style-name="ce7" office:value-type="string">
            <text:p>3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2">
            <text:p>232</text:p>
          </table:table-cell>
          <table:table-cell table:style-name="ce7" office:value-type="string">
            <text:p>2^3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3">
            <text:p>233</text:p>
          </table:table-cell>
          <table:table-cell table:style-name="ce6" office:value-type="string">
            <text:p>233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234">
            <text:p>234</text:p>
          </table:table-cell>
          <table:table-cell table:style-name="ce7" office:value-type="string">
            <text:p>2 * 3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5">
            <text:p>235</text:p>
          </table:table-cell>
          <table:table-cell table:style-name="ce7" office:value-type="string">
            <text:p>5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6">
            <text:p>236</text:p>
          </table:table-cell>
          <table:table-cell table:style-name="ce7" office:value-type="string">
            <text:p>2^2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7">
            <text:p>237</text:p>
          </table:table-cell>
          <table:table-cell table:style-name="ce7" office:value-type="string">
            <text:p>3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8">
            <text:p>238</text:p>
          </table:table-cell>
          <table:table-cell table:style-name="ce7" office:value-type="string">
            <text:p>2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9">
            <text:p>239</text:p>
          </table:table-cell>
          <table:table-cell table:style-name="ce6" office:value-type="string">
            <text:p>2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0">
            <text:p>240</text:p>
          </table:table-cell>
          <table:table-cell table:style-name="ce7" office:value-type="string">
            <text:p>2^4 * 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1">
            <text:p>241</text:p>
          </table:table-cell>
          <table:table-cell table:style-name="ce6" office:value-type="string">
            <text:p>2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2">
            <text:p>242</text:p>
          </table:table-cell>
          <table:table-cell table:style-name="ce7" office:value-type="string">
            <text:p>2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3">
            <text:p>243</text:p>
          </table:table-cell>
          <table:table-cell table:style-name="ce7" office:value-type="string">
            <text:p>3^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4">
            <text:p>244</text:p>
          </table:table-cell>
          <table:table-cell table:style-name="ce7" office:value-type="string">
            <text:p>2^2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5">
            <text:p>245</text:p>
          </table:table-cell>
          <table:table-cell table:style-name="ce7" office:value-type="string">
            <text:p>5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6">
            <text:p>246</text:p>
          </table:table-cell>
          <table:table-cell table:style-name="ce7" office:value-type="string">
            <text:p>2 * 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7">
            <text:p>247</text:p>
          </table:table-cell>
          <table:table-cell table:style-name="ce7" office:value-type="string">
            <text:p>1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8">
            <text:p>248</text:p>
          </table:table-cell>
          <table:table-cell table:style-name="ce7" office:value-type="string">
            <text:p>2^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9">
            <text:p>249</text:p>
          </table:table-cell>
          <table:table-cell table:style-name="ce7" office:value-type="string">
            <text:p>3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0">
            <text:p>250</text:p>
          </table:table-cell>
          <table:table-cell table:style-name="ce7" office:value-type="string">
            <text:p>2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1">
            <text:p>251</text:p>
          </table:table-cell>
          <table:table-cell table:style-name="ce6" office:value-type="string">
            <text:p>2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2">
            <text:p>252</text:p>
          </table:table-cell>
          <table:table-cell table:style-name="ce7" office:value-type="string">
            <text:p>2^2 * 3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3">
            <text:p>253</text:p>
          </table:table-cell>
          <table:table-cell table:style-name="ce7" office:value-type="string">
            <text:p>11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4">
            <text:p>254</text:p>
          </table:table-cell>
          <table:table-cell table:style-name="ce7" office:value-type="string">
            <text:p>2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5">
            <text:p>255</text:p>
          </table:table-cell>
          <table:table-cell table:style-name="ce7" office:value-type="string">
            <text:p>3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6">
            <text:p>256</text:p>
          </table:table-cell>
          <table:table-cell table:style-name="ce7" office:value-type="string">
            <text:p>2^8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7">
            <text:p>257</text:p>
          </table:table-cell>
          <table:table-cell table:style-name="ce6" office:value-type="string">
            <text:p>2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8">
            <text:p>258</text:p>
          </table:table-cell>
          <table:table-cell table:style-name="ce7" office:value-type="string">
            <text:p>2 * 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9">
            <text:p>259</text:p>
          </table:table-cell>
          <table:table-cell table:style-name="ce7" office:value-type="string">
            <text:p>7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0">
            <text:p>260</text:p>
          </table:table-cell>
          <table:table-cell table:style-name="ce7" office:value-type="string">
            <text:p>2^2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1">
            <text:p>261</text:p>
          </table:table-cell>
          <table:table-cell table:style-name="ce7" office:value-type="string">
            <text:p>3^2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2">
            <text:p>262</text:p>
          </table:table-cell>
          <table:table-cell table:style-name="ce7" office:value-type="string">
            <text:p>2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3">
            <text:p>263</text:p>
          </table:table-cell>
          <table:table-cell table:style-name="ce6" office:value-type="string">
            <text:p>2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4">
            <text:p>264</text:p>
          </table:table-cell>
          <table:table-cell table:style-name="ce7" office:value-type="string">
            <text:p>2^3 * 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5">
            <text:p>265</text:p>
          </table:table-cell>
          <table:table-cell table:style-name="ce7" office:value-type="string">
            <text:p>5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6">
            <text:p>266</text:p>
          </table:table-cell>
          <table:table-cell table:style-name="ce7" office:value-type="string">
            <text:p>2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7">
            <text:p>267</text:p>
          </table:table-cell>
          <table:table-cell table:style-name="ce7" office:value-type="string">
            <text:p>3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8">
            <text:p>268</text:p>
          </table:table-cell>
          <table:table-cell table:style-name="ce7" office:value-type="string">
            <text:p>2^2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9">
            <text:p>269</text:p>
          </table:table-cell>
          <table:table-cell table:style-name="ce6" office:value-type="string">
            <text:p>26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0">
            <text:p>270</text:p>
          </table:table-cell>
          <table:table-cell table:style-name="ce7" office:value-type="string">
            <text:p>2 * 3^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1">
            <text:p>271</text:p>
          </table:table-cell>
          <table:table-cell table:style-name="ce6" office:value-type="string">
            <text:p>2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2">
            <text:p>272</text:p>
          </table:table-cell>
          <table:table-cell table:style-name="ce7" office:value-type="string">
            <text:p>2^4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3">
            <text:p>273</text:p>
          </table:table-cell>
          <table:table-cell table:style-name="ce7" office:value-type="string">
            <text:p>3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4">
            <text:p>274</text:p>
          </table:table-cell>
          <table:table-cell table:style-name="ce7" office:value-type="string">
            <text:p>2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5">
            <text:p>275</text:p>
          </table:table-cell>
          <table:table-cell table:style-name="ce7" office:value-type="string">
            <text:p>5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6">
            <text:p>276</text:p>
          </table:table-cell>
          <table:table-cell table:style-name="ce7" office:value-type="string">
            <text:p>2^2 * 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7">
            <text:p>277</text:p>
          </table:table-cell>
          <table:table-cell table:style-name="ce6" office:value-type="string">
            <text:p>27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8">
            <text:p>278</text:p>
          </table:table-cell>
          <table:table-cell table:style-name="ce7" office:value-type="string">
            <text:p>2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9">
            <text:p>279</text:p>
          </table:table-cell>
          <table:table-cell table:style-name="ce7" office:value-type="string">
            <text:p>3^2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0">
            <text:p>280</text:p>
          </table:table-cell>
          <table:table-cell table:style-name="ce7" office:value-type="string">
            <text:p>2^3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1">
            <text:p>281</text:p>
          </table:table-cell>
          <table:table-cell table:style-name="ce6" office:value-type="string">
            <text:p>2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2">
            <text:p>282</text:p>
          </table:table-cell>
          <table:table-cell table:style-name="ce7" office:value-type="string">
            <text:p>2 * 3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3">
            <text:p>283</text:p>
          </table:table-cell>
          <table:table-cell table:style-name="ce6" office:value-type="string">
            <text:p>2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4">
            <text:p>284</text:p>
          </table:table-cell>
          <table:table-cell table:style-name="ce7" office:value-type="string">
            <text:p>2^2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5">
            <text:p>285</text:p>
          </table:table-cell>
          <table:table-cell table:style-name="ce7" office:value-type="string">
            <text:p>3 * 5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6">
            <text:p>286</text:p>
          </table:table-cell>
          <table:table-cell table:style-name="ce7" office:value-type="string">
            <text:p>2 * 11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7">
            <text:p>287</text:p>
          </table:table-cell>
          <table:table-cell table:style-name="ce7" office:value-type="string">
            <text:p>7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8">
            <text:p>288</text:p>
          </table:table-cell>
          <table:table-cell table:style-name="ce7" office:value-type="string">
            <text:p>2^5 * 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9">
            <text:p>289</text:p>
          </table:table-cell>
          <table:table-cell table:style-name="ce7" office:value-type="string">
            <text:p>1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0">
            <text:p>290</text:p>
          </table:table-cell>
          <table:table-cell table:style-name="ce7" office:value-type="string">
            <text:p>2 * 5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1">
            <text:p>291</text:p>
          </table:table-cell>
          <table:table-cell table:style-name="ce7" office:value-type="string">
            <text:p>3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2">
            <text:p>292</text:p>
          </table:table-cell>
          <table:table-cell table:style-name="ce7" office:value-type="string">
            <text:p>2^2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3">
            <text:p>293</text:p>
          </table:table-cell>
          <table:table-cell table:style-name="ce6" office:value-type="string">
            <text:p>29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4">
            <text:p>294</text:p>
          </table:table-cell>
          <table:table-cell table:style-name="ce7" office:value-type="string">
            <text:p>2 * 3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5">
            <text:p>295</text:p>
          </table:table-cell>
          <table:table-cell table:style-name="ce7" office:value-type="string">
            <text:p>5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6">
            <text:p>296</text:p>
          </table:table-cell>
          <table:table-cell table:style-name="ce7" office:value-type="string">
            <text:p>2^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7">
            <text:p>297</text:p>
          </table:table-cell>
          <table:table-cell table:style-name="ce7" office:value-type="string">
            <text:p>3^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8">
            <text:p>298</text:p>
          </table:table-cell>
          <table:table-cell table:style-name="ce7" office:value-type="string">
            <text:p>2 * 1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9">
            <text:p>299</text:p>
          </table:table-cell>
          <table:table-cell table:style-name="ce7" office:value-type="string">
            <text:p>1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0">
            <text:p>300</text:p>
          </table:table-cell>
          <table:table-cell table:style-name="ce7" office:value-type="string">
            <text:p>2^2 * 3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1">
            <text:p>301</text:p>
          </table:table-cell>
          <table:table-cell table:style-name="ce7" office:value-type="string">
            <text:p>7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2">
            <text:p>302</text:p>
          </table:table-cell>
          <table:table-cell table:style-name="ce7" office:value-type="string">
            <text:p>2 * 1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3">
            <text:p>303</text:p>
          </table:table-cell>
          <table:table-cell table:style-name="ce7" office:value-type="string">
            <text:p>3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4">
            <text:p>304</text:p>
          </table:table-cell>
          <table:table-cell table:style-name="ce7" office:value-type="string">
            <text:p>2^4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5">
            <text:p>305</text:p>
          </table:table-cell>
          <table:table-cell table:style-name="ce7" office:value-type="string">
            <text:p>5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6">
            <text:p>306</text:p>
          </table:table-cell>
          <table:table-cell table:style-name="ce7" office:value-type="string">
            <text:p>2 * 3^2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7">
            <text:p>307</text:p>
          </table:table-cell>
          <table:table-cell table:style-name="ce6" office:value-type="string">
            <text:p>3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8">
            <text:p>308</text:p>
          </table:table-cell>
          <table:table-cell table:style-name="ce7" office:value-type="string">
            <text:p>2^2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9">
            <text:p>309</text:p>
          </table:table-cell>
          <table:table-cell table:style-name="ce7" office:value-type="string">
            <text:p>3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0">
            <text:p>310</text:p>
          </table:table-cell>
          <table:table-cell table:style-name="ce7" office:value-type="string">
            <text:p>2 * 5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1">
            <text:p>311</text:p>
          </table:table-cell>
          <table:table-cell table:style-name="ce6" office:value-type="string">
            <text:p>3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2">
            <text:p>312</text:p>
          </table:table-cell>
          <table:table-cell table:style-name="ce7" office:value-type="string">
            <text:p>2^3 * 3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3">
            <text:p>313</text:p>
          </table:table-cell>
          <table:table-cell table:style-name="ce6" office:value-type="string">
            <text:p>3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4">
            <text:p>314</text:p>
          </table:table-cell>
          <table:table-cell table:style-name="ce7" office:value-type="string">
            <text:p>2 * 1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5">
            <text:p>315</text:p>
          </table:table-cell>
          <table:table-cell table:style-name="ce7" office:value-type="string">
            <text:p>3^2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6">
            <text:p>316</text:p>
          </table:table-cell>
          <table:table-cell table:style-name="ce7" office:value-type="string">
            <text:p>2^2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7">
            <text:p>317</text:p>
          </table:table-cell>
          <table:table-cell table:style-name="ce6" office:value-type="string">
            <text:p>3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8">
            <text:p>318</text:p>
          </table:table-cell>
          <table:table-cell table:style-name="ce7" office:value-type="string">
            <text:p>2 * 3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9">
            <text:p>319</text:p>
          </table:table-cell>
          <table:table-cell table:style-name="ce7" office:value-type="string">
            <text:p>11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0">
            <text:p>320</text:p>
          </table:table-cell>
          <table:table-cell table:style-name="ce7" office:value-type="string">
            <text:p>2^6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1">
            <text:p>321</text:p>
          </table:table-cell>
          <table:table-cell table:style-name="ce7" office:value-type="string">
            <text:p>3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2">
            <text:p>322</text:p>
          </table:table-cell>
          <table:table-cell table:style-name="ce7" office:value-type="string">
            <text:p>2 * 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3">
            <text:p>323</text:p>
          </table:table-cell>
          <table:table-cell table:style-name="ce7" office:value-type="string">
            <text:p>1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4">
            <text:p>324</text:p>
          </table:table-cell>
          <table:table-cell table:style-name="ce7" office:value-type="string">
            <text:p>2^2 * 3^4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5">
            <text:p>325</text:p>
          </table:table-cell>
          <table:table-cell table:style-name="ce7" office:value-type="string">
            <text:p>5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6">
            <text:p>326</text:p>
          </table:table-cell>
          <table:table-cell table:style-name="ce7" office:value-type="string">
            <text:p>2 * 1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7">
            <text:p>327</text:p>
          </table:table-cell>
          <table:table-cell table:style-name="ce7" office:value-type="string">
            <text:p>3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8">
            <text:p>328</text:p>
          </table:table-cell>
          <table:table-cell table:style-name="ce7" office:value-type="string">
            <text:p>2^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9">
            <text:p>329</text:p>
          </table:table-cell>
          <table:table-cell table:style-name="ce7" office:value-type="string">
            <text:p>7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0">
            <text:p>330</text:p>
          </table:table-cell>
          <table:table-cell table:style-name="ce7" office:value-type="string">
            <text:p>2 * 3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1">
            <text:p>331</text:p>
          </table:table-cell>
          <table:table-cell table:style-name="ce6" office:value-type="string">
            <text:p>3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2">
            <text:p>332</text:p>
          </table:table-cell>
          <table:table-cell table:style-name="ce7" office:value-type="string">
            <text:p>2^2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3">
            <text:p>333</text:p>
          </table:table-cell>
          <table:table-cell table:style-name="ce7" office:value-type="string">
            <text:p>3^2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4">
            <text:p>334</text:p>
          </table:table-cell>
          <table:table-cell table:style-name="ce7" office:value-type="string">
            <text:p>2 * 1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5">
            <text:p>335</text:p>
          </table:table-cell>
          <table:table-cell table:style-name="ce7" office:value-type="string">
            <text:p>5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6">
            <text:p>336</text:p>
          </table:table-cell>
          <table:table-cell table:style-name="ce7" office:value-type="string">
            <text:p>2^4 * 3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7">
            <text:p>337</text:p>
          </table:table-cell>
          <table:table-cell table:style-name="ce6" office:value-type="string">
            <text:p>3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8">
            <text:p>338</text:p>
          </table:table-cell>
          <table:table-cell table:style-name="ce7" office:value-type="string">
            <text:p>2 * 1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9">
            <text:p>339</text:p>
          </table:table-cell>
          <table:table-cell table:style-name="ce7" office:value-type="string">
            <text:p>3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0">
            <text:p>340</text:p>
          </table:table-cell>
          <table:table-cell table:style-name="ce7" office:value-type="string">
            <text:p>2^2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1">
            <text:p>341</text:p>
          </table:table-cell>
          <table:table-cell table:style-name="ce7" office:value-type="string">
            <text:p>11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2">
            <text:p>342</text:p>
          </table:table-cell>
          <table:table-cell table:style-name="ce7" office:value-type="string">
            <text:p>2 * 3^2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3">
            <text:p>343</text:p>
          </table:table-cell>
          <table:table-cell table:style-name="ce7" office:value-type="string">
            <text:p>7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4">
            <text:p>344</text:p>
          </table:table-cell>
          <table:table-cell table:style-name="ce7" office:value-type="string">
            <text:p>2^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5">
            <text:p>345</text:p>
          </table:table-cell>
          <table:table-cell table:style-name="ce7" office:value-type="string">
            <text:p>3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6">
            <text:p>346</text:p>
          </table:table-cell>
          <table:table-cell table:style-name="ce7" office:value-type="string">
            <text:p>2 * 1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7">
            <text:p>347</text:p>
          </table:table-cell>
          <table:table-cell table:style-name="ce6" office:value-type="string">
            <text:p>3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8">
            <text:p>348</text:p>
          </table:table-cell>
          <table:table-cell table:style-name="ce7" office:value-type="string">
            <text:p>2^2 * 3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9">
            <text:p>349</text:p>
          </table:table-cell>
          <table:table-cell table:style-name="ce6" office:value-type="string">
            <text:p>3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0">
            <text:p>350</text:p>
          </table:table-cell>
          <table:table-cell table:style-name="ce7" office:value-type="string">
            <text:p>2 * 5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1">
            <text:p>351</text:p>
          </table:table-cell>
          <table:table-cell table:style-name="ce7" office:value-type="string">
            <text:p>3^3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2">
            <text:p>352</text:p>
          </table:table-cell>
          <table:table-cell table:style-name="ce7" office:value-type="string">
            <text:p>2^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3">
            <text:p>353</text:p>
          </table:table-cell>
          <table:table-cell table:style-name="ce6" office:value-type="string">
            <text:p>3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4">
            <text:p>354</text:p>
          </table:table-cell>
          <table:table-cell table:style-name="ce7" office:value-type="string">
            <text:p>2 * 3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5">
            <text:p>355</text:p>
          </table:table-cell>
          <table:table-cell table:style-name="ce7" office:value-type="string">
            <text:p>5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6">
            <text:p>356</text:p>
          </table:table-cell>
          <table:table-cell table:style-name="ce7" office:value-type="string">
            <text:p>2^2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7">
            <text:p>357</text:p>
          </table:table-cell>
          <table:table-cell table:style-name="ce7" office:value-type="string">
            <text:p>3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8">
            <text:p>358</text:p>
          </table:table-cell>
          <table:table-cell table:style-name="ce7" office:value-type="string">
            <text:p>2 * 1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9">
            <text:p>359</text:p>
          </table:table-cell>
          <table:table-cell table:style-name="ce6" office:value-type="string">
            <text:p>3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0">
            <text:p>360</text:p>
          </table:table-cell>
          <table:table-cell table:style-name="ce7" office:value-type="string">
            <text:p>2^3 * 3^2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1">
            <text:p>361</text:p>
          </table:table-cell>
          <table:table-cell table:style-name="ce7" office:value-type="string">
            <text:p>19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2">
            <text:p>362</text:p>
          </table:table-cell>
          <table:table-cell table:style-name="ce7" office:value-type="string">
            <text:p>2 * 1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3">
            <text:p>363</text:p>
          </table:table-cell>
          <table:table-cell table:style-name="ce7" office:value-type="string">
            <text:p>3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4">
            <text:p>364</text:p>
          </table:table-cell>
          <table:table-cell table:style-name="ce7" office:value-type="string">
            <text:p>2^2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5">
            <text:p>365</text:p>
          </table:table-cell>
          <table:table-cell table:style-name="ce7" office:value-type="string">
            <text:p>5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6">
            <text:p>366</text:p>
          </table:table-cell>
          <table:table-cell table:style-name="ce7" office:value-type="string">
            <text:p>2 * 3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7">
            <text:p>367</text:p>
          </table:table-cell>
          <table:table-cell table:style-name="ce6" office:value-type="string">
            <text:p>3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8">
            <text:p>368</text:p>
          </table:table-cell>
          <table:table-cell table:style-name="ce7" office:value-type="string">
            <text:p>2^4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9">
            <text:p>369</text:p>
          </table:table-cell>
          <table:table-cell table:style-name="ce7" office:value-type="string">
            <text:p>3^2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0">
            <text:p>370</text:p>
          </table:table-cell>
          <table:table-cell table:style-name="ce7" office:value-type="string">
            <text:p>2 * 5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1">
            <text:p>371</text:p>
          </table:table-cell>
          <table:table-cell table:style-name="ce7" office:value-type="string">
            <text:p>7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2">
            <text:p>372</text:p>
          </table:table-cell>
          <table:table-cell table:style-name="ce7" office:value-type="string">
            <text:p>2^2 * 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3">
            <text:p>373</text:p>
          </table:table-cell>
          <table:table-cell table:style-name="ce6" office:value-type="string">
            <text:p>3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4">
            <text:p>374</text:p>
          </table:table-cell>
          <table:table-cell table:style-name="ce7" office:value-type="string">
            <text:p>2 * 11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5">
            <text:p>375</text:p>
          </table:table-cell>
          <table:table-cell table:style-name="ce7" office:value-type="string">
            <text:p>3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6">
            <text:p>376</text:p>
          </table:table-cell>
          <table:table-cell table:style-name="ce7" office:value-type="string">
            <text:p>2^3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7">
            <text:p>377</text:p>
          </table:table-cell>
          <table:table-cell table:style-name="ce7" office:value-type="string">
            <text:p>13 * 29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378">
            <text:p>378</text:p>
          </table:table-cell>
          <table:table-cell table:style-name="ce7" office:value-type="string">
            <text:p>2 * 3^3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9">
            <text:p>379</text:p>
          </table:table-cell>
          <table:table-cell table:style-name="ce6" office:value-type="string">
            <text:p>3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0">
            <text:p>380</text:p>
          </table:table-cell>
          <table:table-cell table:style-name="ce7" office:value-type="string">
            <text:p>2^2 * 5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1">
            <text:p>381</text:p>
          </table:table-cell>
          <table:table-cell table:style-name="ce7" office:value-type="string">
            <text:p>3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2">
            <text:p>382</text:p>
          </table:table-cell>
          <table:table-cell table:style-name="ce7" office:value-type="string">
            <text:p>2 * 19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3">
            <text:p>383</text:p>
          </table:table-cell>
          <table:table-cell table:style-name="ce6" office:value-type="string">
            <text:p>3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4">
            <text:p>384</text:p>
          </table:table-cell>
          <table:table-cell table:style-name="ce7" office:value-type="string">
            <text:p>2^7 * 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5">
            <text:p>385</text:p>
          </table:table-cell>
          <table:table-cell table:style-name="ce7" office:value-type="string">
            <text:p>5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6">
            <text:p>386</text:p>
          </table:table-cell>
          <table:table-cell table:style-name="ce7" office:value-type="string">
            <text:p>2 * 19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7">
            <text:p>387</text:p>
          </table:table-cell>
          <table:table-cell table:style-name="ce7" office:value-type="string">
            <text:p>3^2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8">
            <text:p>388</text:p>
          </table:table-cell>
          <table:table-cell table:style-name="ce7" office:value-type="string">
            <text:p>2^2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9">
            <text:p>389</text:p>
          </table:table-cell>
          <table:table-cell table:style-name="ce6" office:value-type="string">
            <text:p>3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0">
            <text:p>390</text:p>
          </table:table-cell>
          <table:table-cell table:style-name="ce7" office:value-type="string">
            <text:p>2 * 3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1">
            <text:p>391</text:p>
          </table:table-cell>
          <table:table-cell table:style-name="ce7" office:value-type="string">
            <text:p>1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2">
            <text:p>392</text:p>
          </table:table-cell>
          <table:table-cell table:style-name="ce7" office:value-type="string">
            <text:p>2^3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3">
            <text:p>393</text:p>
          </table:table-cell>
          <table:table-cell table:style-name="ce7" office:value-type="string">
            <text:p>3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4">
            <text:p>394</text:p>
          </table:table-cell>
          <table:table-cell table:style-name="ce7" office:value-type="string">
            <text:p>2 * 1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5">
            <text:p>395</text:p>
          </table:table-cell>
          <table:table-cell table:style-name="ce7" office:value-type="string">
            <text:p>5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6">
            <text:p>396</text:p>
          </table:table-cell>
          <table:table-cell table:style-name="ce7" office:value-type="string">
            <text:p>2^2 * 3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7">
            <text:p>397</text:p>
          </table:table-cell>
          <table:table-cell table:style-name="ce6" office:value-type="string">
            <text:p>3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8">
            <text:p>398</text:p>
          </table:table-cell>
          <table:table-cell table:style-name="ce7" office:value-type="string">
            <text:p>2 * 19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9">
            <text:p>399</text:p>
          </table:table-cell>
          <table:table-cell table:style-name="ce7" office:value-type="string">
            <text:p>3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0">
            <text:p>400</text:p>
          </table:table-cell>
          <table:table-cell table:style-name="ce7" office:value-type="string">
            <text:p>2^4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1">
            <text:p>401</text:p>
          </table:table-cell>
          <table:table-cell table:style-name="ce6" office:value-type="string">
            <text:p>4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2">
            <text:p>402</text:p>
          </table:table-cell>
          <table:table-cell table:style-name="ce7" office:value-type="string">
            <text:p>2 * 3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3">
            <text:p>403</text:p>
          </table:table-cell>
          <table:table-cell table:style-name="ce7" office:value-type="string">
            <text:p>1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4">
            <text:p>404</text:p>
          </table:table-cell>
          <table:table-cell table:style-name="ce7" office:value-type="string">
            <text:p>2^2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5">
            <text:p>405</text:p>
          </table:table-cell>
          <table:table-cell table:style-name="ce7" office:value-type="string">
            <text:p>3^4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6">
            <text:p>406</text:p>
          </table:table-cell>
          <table:table-cell table:style-name="ce7" office:value-type="string">
            <text:p>2 * &amp;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7">
            <text:p>407</text:p>
          </table:table-cell>
          <table:table-cell table:style-name="ce7" office:value-type="string">
            <text:p>11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8">
            <text:p>408</text:p>
          </table:table-cell>
          <table:table-cell table:style-name="ce7" office:value-type="string">
            <text:p>2^3 * 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9">
            <text:p>409</text:p>
          </table:table-cell>
          <table:table-cell table:style-name="ce6" office:value-type="string">
            <text:p>4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0">
            <text:p>410</text:p>
          </table:table-cell>
          <table:table-cell table:style-name="ce7" office:value-type="string">
            <text:p>2 * 5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1">
            <text:p>411</text:p>
          </table:table-cell>
          <table:table-cell table:style-name="ce7" office:value-type="string">
            <text:p>3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2">
            <text:p>412</text:p>
          </table:table-cell>
          <table:table-cell table:style-name="ce7" office:value-type="string">
            <text:p>2^2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3">
            <text:p>413</text:p>
          </table:table-cell>
          <table:table-cell table:style-name="ce7" office:value-type="string">
            <text:p>7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4">
            <text:p>414</text:p>
          </table:table-cell>
          <table:table-cell table:style-name="ce7" office:value-type="string">
            <text:p>2 * 3^2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5">
            <text:p>415</text:p>
          </table:table-cell>
          <table:table-cell table:style-name="ce7" office:value-type="string">
            <text:p>5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6">
            <text:p>416</text:p>
          </table:table-cell>
          <table:table-cell table:style-name="ce7" office:value-type="string">
            <text:p>2^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7">
            <text:p>417</text:p>
          </table:table-cell>
          <table:table-cell table:style-name="ce7" office:value-type="string">
            <text:p>3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8">
            <text:p>418</text:p>
          </table:table-cell>
          <table:table-cell table:style-name="ce7" office:value-type="string">
            <text:p>2 * 11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9">
            <text:p>419</text:p>
          </table:table-cell>
          <table:table-cell table:style-name="ce6" office:value-type="string">
            <text:p>4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0">
            <text:p>420</text:p>
          </table:table-cell>
          <table:table-cell table:style-name="ce7" office:value-type="string">
            <text:p>2^2 * 3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1">
            <text:p>421</text:p>
          </table:table-cell>
          <table:table-cell table:style-name="ce6" office:value-type="string">
            <text:p>42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2">
            <text:p>422</text:p>
          </table:table-cell>
          <table:table-cell table:style-name="ce7" office:value-type="string">
            <text:p>2 * 2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3">
            <text:p>423</text:p>
          </table:table-cell>
          <table:table-cell table:style-name="ce7" office:value-type="string">
            <text:p>3^2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4">
            <text:p>424</text:p>
          </table:table-cell>
          <table:table-cell table:style-name="ce7" office:value-type="string">
            <text:p>2^3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5">
            <text:p>425</text:p>
          </table:table-cell>
          <table:table-cell table:style-name="ce7" office:value-type="string">
            <text:p>5^2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6">
            <text:p>426</text:p>
          </table:table-cell>
          <table:table-cell table:style-name="ce7" office:value-type="string">
            <text:p>2 * 3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7">
            <text:p>427</text:p>
          </table:table-cell>
          <table:table-cell table:style-name="ce7" office:value-type="string">
            <text:p>7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8">
            <text:p>428</text:p>
          </table:table-cell>
          <table:table-cell table:style-name="ce7" office:value-type="string">
            <text:p>2^2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9">
            <text:p>429</text:p>
          </table:table-cell>
          <table:table-cell table:style-name="ce7" office:value-type="string">
            <text:p>3 * 11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0">
            <text:p>430</text:p>
          </table:table-cell>
          <table:table-cell table:style-name="ce7" office:value-type="string">
            <text:p>2 * 5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1">
            <text:p>431</text:p>
          </table:table-cell>
          <table:table-cell table:style-name="ce6" office:value-type="string">
            <text:p>4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2">
            <text:p>432</text:p>
          </table:table-cell>
          <table:table-cell table:style-name="ce7" office:value-type="string">
            <text:p>2^4 * 3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3">
            <text:p>433</text:p>
          </table:table-cell>
          <table:table-cell table:style-name="ce6" office:value-type="string">
            <text:p>43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4">
            <text:p>434</text:p>
          </table:table-cell>
          <table:table-cell table:style-name="ce7" office:value-type="string">
            <text:p>2 * 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5">
            <text:p>435</text:p>
          </table:table-cell>
          <table:table-cell table:style-name="ce7" office:value-type="string">
            <text:p>3 * 5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6">
            <text:p>436</text:p>
          </table:table-cell>
          <table:table-cell table:style-name="ce7" office:value-type="string">
            <text:p>2^2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7">
            <text:p>437</text:p>
          </table:table-cell>
          <table:table-cell table:style-name="ce7" office:value-type="string">
            <text:p>19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8">
            <text:p>438</text:p>
          </table:table-cell>
          <table:table-cell table:style-name="ce7" office:value-type="string">
            <text:p>2 * 3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9">
            <text:p>439</text:p>
          </table:table-cell>
          <table:table-cell table:style-name="ce6" office:value-type="string">
            <text:p>4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0">
            <text:p>440</text:p>
          </table:table-cell>
          <table:table-cell table:style-name="ce7" office:value-type="string">
            <text:p>2^3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1">
            <text:p>441</text:p>
          </table:table-cell>
          <table:table-cell table:style-name="ce7" office:value-type="string">
            <text:p>3^2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2">
            <text:p>442</text:p>
          </table:table-cell>
          <table:table-cell table:style-name="ce7" office:value-type="string">
            <text:p>2 * 1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3">
            <text:p>443</text:p>
          </table:table-cell>
          <table:table-cell table:style-name="ce6" office:value-type="string">
            <text:p>4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4">
            <text:p>444</text:p>
          </table:table-cell>
          <table:table-cell table:style-name="ce7" office:value-type="string">
            <text:p>2^2 * 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5">
            <text:p>445</text:p>
          </table:table-cell>
          <table:table-cell table:style-name="ce7" office:value-type="string">
            <text:p>5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6">
            <text:p>446</text:p>
          </table:table-cell>
          <table:table-cell table:style-name="ce7" office:value-type="string">
            <text:p>2 * 2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7">
            <text:p>447</text:p>
          </table:table-cell>
          <table:table-cell table:style-name="ce7" office:value-type="string">
            <text:p>3 * 1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8">
            <text:p>448</text:p>
          </table:table-cell>
          <table:table-cell table:style-name="ce7" office:value-type="string">
            <text:p>2^6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9">
            <text:p>449</text:p>
          </table:table-cell>
          <table:table-cell table:style-name="ce6" office:value-type="string">
            <text:p>4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0">
            <text:p>450</text:p>
          </table:table-cell>
          <table:table-cell table:style-name="ce7" office:value-type="string">
            <text:p>2 * 3^2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1">
            <text:p>451</text:p>
          </table:table-cell>
          <table:table-cell table:style-name="ce7" office:value-type="string">
            <text:p>11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2">
            <text:p>452</text:p>
          </table:table-cell>
          <table:table-cell table:style-name="ce7" office:value-type="string">
            <text:p>2^2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3">
            <text:p>453</text:p>
          </table:table-cell>
          <table:table-cell table:style-name="ce7" office:value-type="string">
            <text:p>3 * 1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4">
            <text:p>454</text:p>
          </table:table-cell>
          <table:table-cell table:style-name="ce7" office:value-type="string">
            <text:p>2 * 2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5">
            <text:p>455</text:p>
          </table:table-cell>
          <table:table-cell table:style-name="ce7" office:value-type="string">
            <text:p>5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6">
            <text:p>456</text:p>
          </table:table-cell>
          <table:table-cell table:style-name="ce7" office:value-type="string">
            <text:p>2^3 * 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7">
            <text:p>457</text:p>
          </table:table-cell>
          <table:table-cell table:style-name="ce6" office:value-type="string">
            <text:p>4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8">
            <text:p>458</text:p>
          </table:table-cell>
          <table:table-cell table:style-name="ce7" office:value-type="string">
            <text:p>2 * 2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9">
            <text:p>459</text:p>
          </table:table-cell>
          <table:table-cell table:style-name="ce7" office:value-type="string">
            <text:p>3^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0">
            <text:p>460</text:p>
          </table:table-cell>
          <table:table-cell table:style-name="ce7" office:value-type="string">
            <text:p>2^2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1">
            <text:p>461</text:p>
          </table:table-cell>
          <table:table-cell table:style-name="ce6" office:value-type="string">
            <text:p>4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2">
            <text:p>462</text:p>
          </table:table-cell>
          <table:table-cell table:style-name="ce7" office:value-type="string">
            <text:p>2 * 3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3">
            <text:p>463</text:p>
          </table:table-cell>
          <table:table-cell table:style-name="ce6" office:value-type="string">
            <text:p>4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4">
            <text:p>464</text:p>
          </table:table-cell>
          <table:table-cell table:style-name="ce7" office:value-type="string">
            <text:p>2^4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5">
            <text:p>465</text:p>
          </table:table-cell>
          <table:table-cell table:style-name="ce7" office:value-type="string">
            <text:p>3 8 5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6">
            <text:p>466</text:p>
          </table:table-cell>
          <table:table-cell table:style-name="ce7" office:value-type="string">
            <text:p>2 * 23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7">
            <text:p>467</text:p>
          </table:table-cell>
          <table:table-cell table:style-name="ce6" office:value-type="string">
            <text:p>4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8">
            <text:p>468</text:p>
          </table:table-cell>
          <table:table-cell table:style-name="ce7" office:value-type="string">
            <text:p>2^2 * 3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9">
            <text:p>469</text:p>
          </table:table-cell>
          <table:table-cell table:style-name="ce7" office:value-type="string">
            <text:p>7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0">
            <text:p>470</text:p>
          </table:table-cell>
          <table:table-cell table:style-name="ce7" office:value-type="string">
            <text:p>2 * 5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1">
            <text:p>471</text:p>
          </table:table-cell>
          <table:table-cell table:style-name="ce7" office:value-type="string">
            <text:p>3 * 1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2">
            <text:p>472</text:p>
          </table:table-cell>
          <table:table-cell table:style-name="ce7" office:value-type="string">
            <text:p>2^3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3">
            <text:p>473</text:p>
          </table:table-cell>
          <table:table-cell table:style-name="ce7" office:value-type="string">
            <text:p>11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4">
            <text:p>474</text:p>
          </table:table-cell>
          <table:table-cell table:style-name="ce7" office:value-type="string">
            <text:p>2 * 3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5">
            <text:p>475</text:p>
          </table:table-cell>
          <table:table-cell table:style-name="ce7" office:value-type="string">
            <text:p>5^2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6">
            <text:p>476</text:p>
          </table:table-cell>
          <table:table-cell table:style-name="ce7" office:value-type="string">
            <text:p>2^2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7">
            <text:p>477</text:p>
          </table:table-cell>
          <table:table-cell table:style-name="ce7" office:value-type="string">
            <text:p>3^2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8">
            <text:p>478</text:p>
          </table:table-cell>
          <table:table-cell table:style-name="ce7" office:value-type="string">
            <text:p>2 * 2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9">
            <text:p>479</text:p>
          </table:table-cell>
          <table:table-cell table:style-name="ce6" office:value-type="string">
            <text:p>4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0">
            <text:p>480</text:p>
          </table:table-cell>
          <table:table-cell table:style-name="ce7" office:value-type="string">
            <text:p>2^5 * 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1">
            <text:p>481</text:p>
          </table:table-cell>
          <table:table-cell table:style-name="ce7" office:value-type="string">
            <text:p>1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2">
            <text:p>482</text:p>
          </table:table-cell>
          <table:table-cell table:style-name="ce7" office:value-type="string">
            <text:p>2 * 2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3">
            <text:p>483</text:p>
          </table:table-cell>
          <table:table-cell table:style-name="ce7" office:value-type="string">
            <text:p>3 * 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4">
            <text:p>484</text:p>
          </table:table-cell>
          <table:table-cell table:style-name="ce7" office:value-type="string">
            <text:p>2^2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5">
            <text:p>485</text:p>
          </table:table-cell>
          <table:table-cell table:style-name="ce7" office:value-type="string">
            <text:p>5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6">
            <text:p>486</text:p>
          </table:table-cell>
          <table:table-cell table:style-name="ce7" office:value-type="string">
            <text:p>2 * 3^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7">
            <text:p>487</text:p>
          </table:table-cell>
          <table:table-cell table:style-name="ce6" office:value-type="string">
            <text:p>48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8">
            <text:p>488</text:p>
          </table:table-cell>
          <table:table-cell table:style-name="ce7" office:value-type="string">
            <text:p>2^3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9">
            <text:p>489</text:p>
          </table:table-cell>
          <table:table-cell table:style-name="ce7" office:value-type="string">
            <text:p>3 * 1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0">
            <text:p>490</text:p>
          </table:table-cell>
          <table:table-cell table:style-name="ce7" office:value-type="string">
            <text:p>2 * 5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1">
            <text:p>491</text:p>
          </table:table-cell>
          <table:table-cell table:style-name="ce6" office:value-type="string">
            <text:p>49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2">
            <text:p>492</text:p>
          </table:table-cell>
          <table:table-cell table:style-name="ce7" office:value-type="string">
            <text:p>2^2 * 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3">
            <text:p>493</text:p>
          </table:table-cell>
          <table:table-cell table:style-name="ce7" office:value-type="string">
            <text:p>17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4">
            <text:p>494</text:p>
          </table:table-cell>
          <table:table-cell table:style-name="ce7" office:value-type="string">
            <text:p>2 * 1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5">
            <text:p>495</text:p>
          </table:table-cell>
          <table:table-cell table:style-name="ce7" office:value-type="string">
            <text:p>3^2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6">
            <text:p>496</text:p>
          </table:table-cell>
          <table:table-cell table:style-name="ce7" office:value-type="string">
            <text:p>2^4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7">
            <text:p>497</text:p>
          </table:table-cell>
          <table:table-cell table:style-name="ce7" office:value-type="string">
            <text:p>7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8">
            <text:p>498</text:p>
          </table:table-cell>
          <table:table-cell table:style-name="ce7" office:value-type="string">
            <text:p>2 * 3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9">
            <text:p>499</text:p>
          </table:table-cell>
          <table:table-cell table:style-name="ce6" office:value-type="string">
            <text:p>49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0">
            <text:p>500</text:p>
          </table:table-cell>
          <table:table-cell table:style-name="ce7" office:value-type="string">
            <text:p>2^2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1">
            <text:p>501</text:p>
          </table:table-cell>
          <table:table-cell table:style-name="ce7" office:value-type="string">
            <text:p>3 * 1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2">
            <text:p>502</text:p>
          </table:table-cell>
          <table:table-cell table:style-name="ce7" office:value-type="string">
            <text:p>2 * 2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3">
            <text:p>503</text:p>
          </table:table-cell>
          <table:table-cell table:style-name="ce6" office:value-type="string">
            <text:p>5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4">
            <text:p>504</text:p>
          </table:table-cell>
          <table:table-cell table:style-name="ce7" office:value-type="string">
            <text:p>2^3 * 3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5">
            <text:p>505</text:p>
          </table:table-cell>
          <table:table-cell table:style-name="ce7" office:value-type="string">
            <text:p>5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6">
            <text:p>506</text:p>
          </table:table-cell>
          <table:table-cell table:style-name="ce7" office:value-type="string">
            <text:p>2 * 11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7">
            <text:p>507</text:p>
          </table:table-cell>
          <table:table-cell table:style-name="ce7" office:value-type="string">
            <text:p>3 * 1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8">
            <text:p>508</text:p>
          </table:table-cell>
          <table:table-cell table:style-name="ce7" office:value-type="string">
            <text:p>2^2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9">
            <text:p>509</text:p>
          </table:table-cell>
          <table:table-cell table:style-name="ce6" office:value-type="string">
            <text:p>5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0">
            <text:p>510</text:p>
          </table:table-cell>
          <table:table-cell table:style-name="ce7" office:value-type="string">
            <text:p>2 * 3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1">
            <text:p>511</text:p>
          </table:table-cell>
          <table:table-cell table:style-name="ce7" office:value-type="string">
            <text:p>7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2">
            <text:p>512</text:p>
          </table:table-cell>
          <table:table-cell table:style-name="ce7" office:value-type="string">
            <text:p>2^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3">
            <text:p>513</text:p>
          </table:table-cell>
          <table:table-cell table:style-name="ce7" office:value-type="string">
            <text:p>3^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4">
            <text:p>514</text:p>
          </table:table-cell>
          <table:table-cell table:style-name="ce7" office:value-type="string">
            <text:p>2 * 2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5">
            <text:p>515</text:p>
          </table:table-cell>
          <table:table-cell table:style-name="ce7" office:value-type="string">
            <text:p>5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6">
            <text:p>516</text:p>
          </table:table-cell>
          <table:table-cell table:style-name="ce7" office:value-type="string">
            <text:p>2^2 * 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7">
            <text:p>517</text:p>
          </table:table-cell>
          <table:table-cell table:style-name="ce7" office:value-type="string">
            <text:p>11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8">
            <text:p>518</text:p>
          </table:table-cell>
          <table:table-cell table:style-name="ce7" office:value-type="string">
            <text:p>2 * 7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9">
            <text:p>519</text:p>
          </table:table-cell>
          <table:table-cell table:style-name="ce7" office:value-type="string">
            <text:p>3 * 1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0">
            <text:p>520</text:p>
          </table:table-cell>
          <table:table-cell table:style-name="ce7" office:value-type="string">
            <text:p>2^3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1">
            <text:p>521</text:p>
          </table:table-cell>
          <table:table-cell table:style-name="ce6" office:value-type="string">
            <text:p>52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2">
            <text:p>522</text:p>
          </table:table-cell>
          <table:table-cell table:style-name="ce7" office:value-type="string">
            <text:p>2 * 3^2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3">
            <text:p>523</text:p>
          </table:table-cell>
          <table:table-cell table:style-name="ce6" office:value-type="string">
            <text:p>5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4">
            <text:p>524</text:p>
          </table:table-cell>
          <table:table-cell table:style-name="ce7" office:value-type="string">
            <text:p>2^2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5">
            <text:p>525</text:p>
          </table:table-cell>
          <table:table-cell table:style-name="ce7" office:value-type="string">
            <text:p>3 * 5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6">
            <text:p>526</text:p>
          </table:table-cell>
          <table:table-cell table:style-name="ce7" office:value-type="string">
            <text:p>2 * 2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7">
            <text:p>527</text:p>
          </table:table-cell>
          <table:table-cell table:style-name="ce7" office:value-type="string">
            <text:p>1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8">
            <text:p>528</text:p>
          </table:table-cell>
          <table:table-cell table:style-name="ce7" office:value-type="string">
            <text:p>2^4 * 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9">
            <text:p>529</text:p>
          </table:table-cell>
          <table:table-cell table:style-name="ce7" office:value-type="string">
            <text:p>2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0">
            <text:p>530</text:p>
          </table:table-cell>
          <table:table-cell table:style-name="ce7" office:value-type="string">
            <text:p>2 * 5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1">
            <text:p>531</text:p>
          </table:table-cell>
          <table:table-cell table:style-name="ce7" office:value-type="string">
            <text:p>3^2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2">
            <text:p>532</text:p>
          </table:table-cell>
          <table:table-cell table:style-name="ce7" office:value-type="string">
            <text:p>2^2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3">
            <text:p>533</text:p>
          </table:table-cell>
          <table:table-cell table:style-name="ce7" office:value-type="string">
            <text:p>1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4">
            <text:p>534</text:p>
          </table:table-cell>
          <table:table-cell table:style-name="ce7" office:value-type="string">
            <text:p>2 * 3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5">
            <text:p>535</text:p>
          </table:table-cell>
          <table:table-cell table:style-name="ce7" office:value-type="string">
            <text:p>5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6">
            <text:p>536</text:p>
          </table:table-cell>
          <table:table-cell table:style-name="ce7" office:value-type="string">
            <text:p>2^3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7">
            <text:p>537</text:p>
          </table:table-cell>
          <table:table-cell table:style-name="ce7" office:value-type="string">
            <text:p>3 * 1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8">
            <text:p>538</text:p>
          </table:table-cell>
          <table:table-cell table:style-name="ce7" office:value-type="string">
            <text:p>2 * 26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9">
            <text:p>539</text:p>
          </table:table-cell>
          <table:table-cell table:style-name="ce7" office:value-type="string">
            <text:p>7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0">
            <text:p>540</text:p>
          </table:table-cell>
          <table:table-cell table:style-name="ce7" office:value-type="string">
            <text:p>2^2 * 3^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1">
            <text:p>541</text:p>
          </table:table-cell>
          <table:table-cell table:style-name="ce6" office:value-type="string">
            <text:p>5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2">
            <text:p>542</text:p>
          </table:table-cell>
          <table:table-cell table:style-name="ce7" office:value-type="string">
            <text:p>2 * 2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3">
            <text:p>543</text:p>
          </table:table-cell>
          <table:table-cell table:style-name="ce7" office:value-type="string">
            <text:p>3 * 1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4">
            <text:p>544</text:p>
          </table:table-cell>
          <table:table-cell table:style-name="ce7" office:value-type="string">
            <text:p>2^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5">
            <text:p>545</text:p>
          </table:table-cell>
          <table:table-cell table:style-name="ce7" office:value-type="string">
            <text:p>5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6">
            <text:p>546</text:p>
          </table:table-cell>
          <table:table-cell table:style-name="ce7" office:value-type="string">
            <text:p>2 * 3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7">
            <text:p>547</text:p>
          </table:table-cell>
          <table:table-cell table:style-name="ce6" office:value-type="string">
            <text:p>5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8">
            <text:p>548</text:p>
          </table:table-cell>
          <table:table-cell table:style-name="ce7" office:value-type="string">
            <text:p>2^2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9">
            <text:p>549</text:p>
          </table:table-cell>
          <table:table-cell table:style-name="ce7" office:value-type="string">
            <text:p>3^2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0">
            <text:p>550</text:p>
          </table:table-cell>
          <table:table-cell table:style-name="ce7" office:value-type="string">
            <text:p>2 * 5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1">
            <text:p>551</text:p>
          </table:table-cell>
          <table:table-cell table:style-name="ce7" office:value-type="string">
            <text:p>19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2">
            <text:p>552</text:p>
          </table:table-cell>
          <table:table-cell table:style-name="ce7" office:value-type="string">
            <text:p>2^3 * 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3">
            <text:p>553</text:p>
          </table:table-cell>
          <table:table-cell table:style-name="ce7" office:value-type="string">
            <text:p>7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4">
            <text:p>554</text:p>
          </table:table-cell>
          <table:table-cell table:style-name="ce7" office:value-type="string">
            <text:p>2 * 27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5">
            <text:p>555</text:p>
          </table:table-cell>
          <table:table-cell table:style-name="ce7" office:value-type="string">
            <text:p>3 * 5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6">
            <text:p>556</text:p>
          </table:table-cell>
          <table:table-cell table:style-name="ce7" office:value-type="string">
            <text:p>2^2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7">
            <text:p>557</text:p>
          </table:table-cell>
          <table:table-cell table:style-name="ce6" office:value-type="string">
            <text:p>5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8">
            <text:p>558</text:p>
          </table:table-cell>
          <table:table-cell table:style-name="ce7" office:value-type="string">
            <text:p>2 * 3^2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9">
            <text:p>559</text:p>
          </table:table-cell>
          <table:table-cell table:style-name="ce7" office:value-type="string">
            <text:p>1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0">
            <text:p>560</text:p>
          </table:table-cell>
          <table:table-cell table:style-name="ce7" office:value-type="string">
            <text:p>2^4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1">
            <text:p>561</text:p>
          </table:table-cell>
          <table:table-cell table:style-name="ce7" office:value-type="string">
            <text:p>3 * 11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2">
            <text:p>562</text:p>
          </table:table-cell>
          <table:table-cell table:style-name="ce7" office:value-type="string">
            <text:p>2 * 2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3">
            <text:p>563</text:p>
          </table:table-cell>
          <table:table-cell table:style-name="ce6" office:value-type="string">
            <text:p>5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4">
            <text:p>564</text:p>
          </table:table-cell>
          <table:table-cell office:value-type="string">
            <text:p>2^2 * 3 * 47</text:p>
          </table:table-cell>
          <table:table-cell table:number-columns-repeated="12"/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5 * 113</text:p>
          </table:table-cell>
          <table:table-cell table:number-columns-repeated="12"/>
        </table:table-row>
        <table:table-row table:style-name="ro3">
          <table:table-cell office:value-type="float" office:value="566">
            <text:p>566</text:p>
          </table:table-cell>
          <table:table-cell office:value-type="string">
            <text:p>2 * 283</text:p>
          </table:table-cell>
          <table:table-cell table:number-columns-repeated="12"/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3^4 * 7</text:p>
          </table:table-cell>
          <table:table-cell table:number-columns-repeated="12"/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2^3 * 71</text:p>
          </table:table-cell>
          <table:table-cell table:number-columns-repeated="12"/>
        </table:table-row>
        <table:table-row table:style-name="ro3">
          <table:table-cell office:value-type="float" office:value="569">
            <text:p>569</text:p>
          </table:table-cell>
          <table:table-cell table:style-name="ce4" office:value-type="string">
            <text:p>569</text:p>
          </table:table-cell>
          <table:table-cell table:number-columns-repeated="12"/>
        </table:table-row>
        <table:table-row table:style-name="ro3">
          <table:table-cell office:value-type="float" office:value="570">
            <text:p>570</text:p>
          </table:table-cell>
          <table:table-cell office:value-type="string">
            <text:p>2 * 3 * 5 * 19</text:p>
          </table:table-cell>
          <table:table-cell table:number-columns-repeated="12"/>
        </table:table-row>
        <table:table-row table:style-name="ro3">
          <table:table-cell office:value-type="float" office:value="571">
            <text:p>571</text:p>
          </table:table-cell>
          <table:table-cell table:style-name="ce4" office:value-type="string">
            <text:p>571</text:p>
          </table:table-cell>
          <table:table-cell table:number-columns-repeated="12"/>
        </table:table-row>
        <table:table-row table:style-name="ro3">
          <table:table-cell office:value-type="float" office:value="572">
            <text:p>572</text:p>
          </table:table-cell>
          <table:table-cell office:value-type="string">
            <text:p>2^2 * 11 * 13</text:p>
          </table:table-cell>
          <table:table-cell table:number-columns-repeated="12"/>
        </table:table-row>
        <table:table-row table:style-name="ro3">
          <table:table-cell office:value-type="float" office:value="573">
            <text:p>573</text:p>
          </table:table-cell>
          <table:table-cell office:value-type="string">
            <text:p>3 * 191</text:p>
          </table:table-cell>
          <table:table-cell table:number-columns-repeated="12"/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2 * 7 * 41</text:p>
          </table:table-cell>
          <table:table-cell table:number-columns-repeated="12"/>
        </table:table-row>
        <table:table-row table:style-name="ro3">
          <table:table-cell office:value-type="float" office:value="575">
            <text:p>575</text:p>
          </table:table-cell>
          <table:table-cell office:value-type="string">
            <text:p>5^2 * 23</text:p>
          </table:table-cell>
          <table:table-cell table:number-columns-repeated="12"/>
        </table:table-row>
        <table:table-row table:style-name="ro3">
          <table:table-cell office:value-type="float" office:value="576">
            <text:p>576</text:p>
          </table:table-cell>
          <table:table-cell office:value-type="string">
            <text:p>2^6 * 3^2</text:p>
          </table:table-cell>
          <table:table-cell table:number-columns-repeated="12"/>
        </table:table-row>
        <table:table-row table:style-name="ro3">
          <table:table-cell office:value-type="float" office:value="577">
            <text:p>577</text:p>
          </table:table-cell>
          <table:table-cell table:style-name="ce4" office:value-type="string">
            <text:p>577</text:p>
          </table:table-cell>
          <table:table-cell table:number-columns-repeated="12"/>
        </table:table-row>
        <table:table-row table:style-name="ro3">
          <table:table-cell office:value-type="float" office:value="578">
            <text:p>578</text:p>
          </table:table-cell>
          <table:table-cell office:value-type="string">
            <text:p>2 * 17^2</text:p>
          </table:table-cell>
          <table:table-cell table:number-columns-repeated="12"/>
        </table:table-row>
        <table:table-row table:style-name="ro3">
          <table:table-cell office:value-type="float" office:value="579">
            <text:p>579</text:p>
          </table:table-cell>
          <table:table-cell office:value-type="string">
            <text:p>3 * 193</text:p>
          </table:table-cell>
          <table:table-cell table:number-columns-repeated="12"/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2^2 * 5 * 29</text:p>
          </table:table-cell>
          <table:table-cell table:number-columns-repeated="12"/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7 * 83</text:p>
          </table:table-cell>
          <table:table-cell table:number-columns-repeated="12"/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2 * 3 * 97</text:p>
          </table:table-cell>
          <table:table-cell table:number-columns-repeated="12"/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11 * 53</text:p>
          </table:table-cell>
          <table:table-cell table:number-columns-repeated="12"/>
        </table:table-row>
        <table:table-row table:style-name="ro3">
          <table:table-cell office:value-type="float" office:value="584">
            <text:p>584</text:p>
          </table:table-cell>
          <table:table-cell office:value-type="string">
            <text:p>2^3 * 73</text:p>
          </table:table-cell>
          <table:table-cell table:number-columns-repeated="12"/>
        </table:table-row>
        <table:table-row table:style-name="ro3">
          <table:table-cell office:value-type="float" office:value="585">
            <text:p>585</text:p>
          </table:table-cell>
          <table:table-cell office:value-type="string">
            <text:p>3^2 * 5 * 13</text:p>
          </table:table-cell>
          <table:table-cell table:number-columns-repeated="12"/>
        </table:table-row>
        <table:table-row table:style-name="ro3">
          <table:table-cell office:value-type="float" office:value="586">
            <text:p>586</text:p>
          </table:table-cell>
          <table:table-cell office:value-type="string">
            <text:p>2 * 293</text:p>
          </table:table-cell>
          <table:table-cell table:number-columns-repeated="12"/>
        </table:table-row>
        <table:table-row table:style-name="ro3">
          <table:table-cell office:value-type="float" office:value="587">
            <text:p>587</text:p>
          </table:table-cell>
          <table:table-cell table:style-name="ce4" office:value-type="string">
            <text:p>587</text:p>
          </table:table-cell>
          <table:table-cell table:number-columns-repeated="12"/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2^2 * 3 * 7^2</text:p>
          </table:table-cell>
          <table:table-cell table:number-columns-repeated="12"/>
        </table:table-row>
        <table:table-row table:style-name="ro3">
          <table:table-cell office:value-type="float" office:value="589">
            <text:p>589</text:p>
          </table:table-cell>
          <table:table-cell office:value-type="string">
            <text:p>19 * 31</text:p>
          </table:table-cell>
          <table:table-cell table:number-columns-repeated="12"/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2 * 5 * 59</text:p>
          </table:table-cell>
          <table:table-cell table:number-columns-repeated="12"/>
        </table:table-row>
        <table:table-row table:style-name="ro3">
          <table:table-cell office:value-type="float" office:value="591">
            <text:p>591</text:p>
          </table:table-cell>
          <table:table-cell office:value-type="string">
            <text:p>3 * 197</text:p>
          </table:table-cell>
          <table:table-cell table:number-columns-repeated="12"/>
        </table:table-row>
        <table:table-row table:style-name="ro3">
          <table:table-cell office:value-type="float" office:value="592">
            <text:p>592</text:p>
          </table:table-cell>
          <table:table-cell office:value-type="string">
            <text:p>2^4 * 37</text:p>
          </table:table-cell>
          <table:table-cell table:number-columns-repeated="12"/>
        </table:table-row>
        <table:table-row table:style-name="ro3">
          <table:table-cell office:value-type="float" office:value="593">
            <text:p>593</text:p>
          </table:table-cell>
          <table:table-cell table:style-name="ce4" office:value-type="string">
            <text:p>593</text:p>
          </table:table-cell>
          <table:table-cell table:number-columns-repeated="12"/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2 * 3^3 * 11</text:p>
          </table:table-cell>
          <table:table-cell table:number-columns-repeated="12"/>
        </table:table-row>
        <table:table-row table:style-name="ro3">
          <table:table-cell office:value-type="float" office:value="595">
            <text:p>595</text:p>
          </table:table-cell>
          <table:table-cell office:value-type="string">
            <text:p>5 * 7 * 17</text:p>
          </table:table-cell>
          <table:table-cell table:number-columns-repeated="12"/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2^2 * 149</text:p>
          </table:table-cell>
          <table:table-cell table:number-columns-repeated="12"/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3 * 199</text:p>
          </table:table-cell>
          <table:table-cell table:number-columns-repeated="12"/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2 * 13 * 23</text:p>
          </table:table-cell>
          <table:table-cell table:number-columns-repeated="12"/>
        </table:table-row>
        <table:table-row table:style-name="ro3">
          <table:table-cell office:value-type="float" office:value="599">
            <text:p>599</text:p>
          </table:table-cell>
          <table:table-cell table:style-name="ce4" office:value-type="string">
            <text:p>599</text:p>
          </table:table-cell>
          <table:table-cell table:number-columns-repeated="12"/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2^3 * 3 * 5^2</text:p>
          </table:table-cell>
          <table:table-cell table:number-columns-repeated="12"/>
        </table:table-row>
        <table:table-row table:style-name="ro3">
          <table:table-cell office:value-type="float" office:value="601">
            <text:p>601</text:p>
          </table:table-cell>
          <table:table-cell table:style-name="ce4" office:value-type="string">
            <text:p>601</text:p>
          </table:table-cell>
          <table:table-cell table:number-columns-repeated="12"/>
        </table:table-row>
        <table:table-row table:style-name="ro3">
          <table:table-cell office:value-type="float" office:value="602">
            <text:p>602</text:p>
          </table:table-cell>
          <table:table-cell office:value-type="string">
            <text:p>2 * 7 * 43</text:p>
          </table:table-cell>
          <table:table-cell table:number-columns-repeated="12"/>
        </table:table-row>
        <table:table-row table:style-name="ro3">
          <table:table-cell office:value-type="float" office:value="603">
            <text:p>603</text:p>
          </table:table-cell>
          <table:table-cell office:value-type="string">
            <text:p>3^2 * 67</text:p>
          </table:table-cell>
          <table:table-cell table:number-columns-repeated="12"/>
        </table:table-row>
        <table:table-row table:style-name="ro3">
          <table:table-cell office:value-type="float" office:value="604">
            <text:p>604</text:p>
          </table:table-cell>
          <table:table-cell office:value-type="string">
            <text:p>2^2 * 151</text:p>
          </table:table-cell>
          <table:table-cell table:number-columns-repeated="12"/>
        </table:table-row>
        <table:table-row table:style-name="ro3">
          <table:table-cell office:value-type="float" office:value="605">
            <text:p>605</text:p>
          </table:table-cell>
          <table:table-cell office:value-type="string">
            <text:p>5 * 11^2</text:p>
          </table:table-cell>
          <table:table-cell table:number-columns-repeated="12"/>
        </table:table-row>
        <table:table-row table:style-name="ro3">
          <table:table-cell office:value-type="float" office:value="606">
            <text:p>606</text:p>
          </table:table-cell>
          <table:table-cell office:value-type="string">
            <text:p>2 * 3 * 101</text:p>
          </table:table-cell>
          <table:table-cell table:number-columns-repeated="12"/>
        </table:table-row>
        <table:table-row table:style-name="ro3">
          <table:table-cell office:value-type="float" office:value="607">
            <text:p>607</text:p>
          </table:table-cell>
          <table:table-cell table:style-name="ce4" office:value-type="string">
            <text:p>607</text:p>
          </table:table-cell>
          <table:table-cell table:number-columns-repeated="12"/>
        </table:table-row>
        <table:table-row table:style-name="ro3">
          <table:table-cell office:value-type="float" office:value="608">
            <text:p>608</text:p>
          </table:table-cell>
          <table:table-cell office:value-type="string">
            <text:p>2^5 * 19</text:p>
          </table:table-cell>
          <table:table-cell table:number-columns-repeated="12"/>
        </table:table-row>
        <table:table-row table:style-name="ro3">
          <table:table-cell office:value-type="float" office:value="609">
            <text:p>609</text:p>
          </table:table-cell>
          <table:table-cell office:value-type="string">
            <text:p>3 * 7 * 29</text:p>
          </table:table-cell>
          <table:table-cell table:number-columns-repeated="12"/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2 * 5 * 61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13 * 47</text:p>
          </table:table-cell>
          <table:table-cell table:number-columns-repeated="12"/>
        </table:table-row>
        <table:table-row table:style-name="ro3">
          <table:table-cell office:value-type="float" office:value="612">
            <text:p>612</text:p>
          </table:table-cell>
          <table:table-cell office:value-type="string">
            <text:p>2^2 * 3^2 * 17</text:p>
          </table:table-cell>
          <table:table-cell table:number-columns-repeated="12"/>
        </table:table-row>
        <table:table-row table:style-name="ro3">
          <table:table-cell office:value-type="float" office:value="613">
            <text:p>613</text:p>
          </table:table-cell>
          <table:table-cell table:style-name="ce4" office:value-type="string">
            <text:p>613</text:p>
          </table:table-cell>
          <table:table-cell table:number-columns-repeated="12"/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2 * 307</text:p>
          </table:table-cell>
          <table:table-cell table:number-columns-repeated="12"/>
        </table:table-row>
        <table:table-row table:style-name="ro3">
          <table:table-cell office:value-type="float" office:value="615">
            <text:p>615</text:p>
          </table:table-cell>
          <table:table-cell office:value-type="string">
            <text:p>3 * 5 * 41</text:p>
          </table:table-cell>
          <table:table-cell table:number-columns-repeated="12"/>
        </table:table-row>
        <table:table-row table:style-name="ro3">
          <table:table-cell office:value-type="float" office:value="616">
            <text:p>616</text:p>
          </table:table-cell>
          <table:table-cell office:value-type="string">
            <text:p>2^3 * 7 * 11</text:p>
          </table:table-cell>
          <table:table-cell table:number-columns-repeated="12"/>
        </table:table-row>
        <table:table-row table:style-name="ro3">
          <table:table-cell office:value-type="float" office:value="617">
            <text:p>617</text:p>
          </table:table-cell>
          <table:table-cell table:style-name="ce4" office:value-type="string">
            <text:p>617</text:p>
          </table:table-cell>
          <table:table-cell table:number-columns-repeated="12"/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2 * 3 * 103</text:p>
          </table:table-cell>
          <table:table-cell table:number-columns-repeated="12"/>
        </table:table-row>
        <table:table-row table:style-name="ro3">
          <table:table-cell office:value-type="float" office:value="619">
            <text:p>619</text:p>
          </table:table-cell>
          <table:table-cell table:style-name="ce4" office:value-type="string">
            <text:p>619</text:p>
          </table:table-cell>
          <table:table-cell table:number-columns-repeated="12"/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2^2 * 5 * 31</text:p>
          </table:table-cell>
          <table:table-cell table:number-columns-repeated="12"/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3^3 * 23</text:p>
          </table:table-cell>
          <table:table-cell table:number-columns-repeated="12"/>
        </table:table-row>
        <table:table-row table:style-name="ro3">
          <table:table-cell office:value-type="float" office:value="622">
            <text:p>622</text:p>
          </table:table-cell>
          <table:table-cell office:value-type="string">
            <text:p>2 * 311</text:p>
          </table:table-cell>
          <table:table-cell table:number-columns-repeated="12"/>
        </table:table-row>
        <table:table-row table:style-name="ro3">
          <table:table-cell office:value-type="float" office:value="623">
            <text:p>623</text:p>
          </table:table-cell>
          <table:table-cell office:value-type="string">
            <text:p>7 * 89</text:p>
          </table:table-cell>
          <table:table-cell table:number-columns-repeated="12"/>
        </table:table-row>
        <table:table-row table:style-name="ro3">
          <table:table-cell office:value-type="float" office:value="624">
            <text:p>624</text:p>
          </table:table-cell>
          <table:table-cell office:value-type="string">
            <text:p>2^4 * 3 * 13</text:p>
          </table:table-cell>
          <table:table-cell table:number-columns-repeated="12"/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5^4</text:p>
          </table:table-cell>
          <table:table-cell table:number-columns-repeated="12"/>
        </table:table-row>
        <table:table-row table:style-name="ro3">
          <table:table-cell office:value-type="float" office:value="626">
            <text:p>626</text:p>
          </table:table-cell>
          <table:table-cell office:value-type="string">
            <text:p>2 * 313</text:p>
          </table:table-cell>
          <table:table-cell table:number-columns-repeated="12"/>
        </table:table-row>
        <table:table-row table:style-name="ro3">
          <table:table-cell office:value-type="float" office:value="627">
            <text:p>627</text:p>
          </table:table-cell>
          <table:table-cell office:value-type="string">
            <text:p>3 * 11 * 19</text:p>
          </table:table-cell>
          <table:table-cell table:number-columns-repeated="12"/>
        </table:table-row>
        <table:table-row table:style-name="ro3">
          <table:table-cell office:value-type="float" office:value="628">
            <text:p>628</text:p>
          </table:table-cell>
          <table:table-cell office:value-type="string">
            <text:p>2^2 * 157</text:p>
          </table:table-cell>
          <table:table-cell table:number-columns-repeated="12"/>
        </table:table-row>
        <table:table-row table:style-name="ro3">
          <table:table-cell office:value-type="float" office:value="629">
            <text:p>629</text:p>
          </table:table-cell>
          <table:table-cell office:value-type="string">
            <text:p>17 * 37</text:p>
          </table:table-cell>
          <table:table-cell table:number-columns-repeated="12"/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2 * 3^2 * 5 * 7</text:p>
          </table:table-cell>
          <table:table-cell table:number-columns-repeated="12"/>
        </table:table-row>
        <table:table-row table:style-name="ro3">
          <table:table-cell office:value-type="float" office:value="631">
            <text:p>631</text:p>
          </table:table-cell>
          <table:table-cell table:style-name="ce4" office:value-type="string">
            <text:p>631</text:p>
          </table:table-cell>
          <table:table-cell table:number-columns-repeated="12"/>
        </table:table-row>
        <table:table-row table:style-name="ro3">
          <table:table-cell office:value-type="float" office:value="632">
            <text:p>632</text:p>
          </table:table-cell>
          <table:table-cell office:value-type="string">
            <text:p>2^3 * 79</text:p>
          </table:table-cell>
          <table:table-cell table:number-columns-repeated="12"/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3 * 211</text:p>
          </table:table-cell>
          <table:table-cell table:number-columns-repeated="12"/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2 * 317</text:p>
          </table:table-cell>
          <table:table-cell table:number-columns-repeated="12"/>
        </table:table-row>
        <table:table-row table:style-name="ro3">
          <table:table-cell office:value-type="float" office:value="635">
            <text:p>635</text:p>
          </table:table-cell>
          <table:table-cell office:value-type="string">
            <text:p>5 * 127</text:p>
          </table:table-cell>
          <table:table-cell table:number-columns-repeated="12"/>
        </table:table-row>
        <table:table-row table:style-name="ro3">
          <table:table-cell office:value-type="float" office:value="636">
            <text:p>636</text:p>
          </table:table-cell>
          <table:table-cell office:value-type="string">
            <text:p>2^2 * 3 * 53</text:p>
          </table:table-cell>
          <table:table-cell table:number-columns-repeated="12"/>
        </table:table-row>
        <table:table-row table:style-name="ro3">
          <table:table-cell office:value-type="float" office:value="637">
            <text:p>637</text:p>
          </table:table-cell>
          <table:table-cell office:value-type="string">
            <text:p>7^2 * 13</text:p>
          </table:table-cell>
          <table:table-cell table:number-columns-repeated="12"/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2 * 11 * 29</text:p>
          </table:table-cell>
          <table:table-cell table:number-columns-repeated="12"/>
        </table:table-row>
        <table:table-row table:style-name="ro3">
          <table:table-cell office:value-type="float" office:value="639">
            <text:p>639</text:p>
          </table:table-cell>
          <table:table-cell office:value-type="string">
            <text:p>3^2 * 71</text:p>
          </table:table-cell>
          <table:table-cell table:number-columns-repeated="12"/>
        </table:table-row>
        <table:table-row table:style-name="ro3">
          <table:table-cell office:value-type="float" office:value="640">
            <text:p>640</text:p>
          </table:table-cell>
          <table:table-cell office:value-type="string">
            <text:p>2^7 * 5</text:p>
          </table:table-cell>
          <table:table-cell table:number-columns-repeated="12"/>
        </table:table-row>
        <table:table-row table:style-name="ro3">
          <table:table-cell office:value-type="float" office:value="641">
            <text:p>641</text:p>
          </table:table-cell>
          <table:table-cell table:style-name="ce4" office:value-type="string">
            <text:p>641</text:p>
          </table:table-cell>
          <table:table-cell table:number-columns-repeated="12"/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2 * 3 * 107</text:p>
          </table:table-cell>
          <table:table-cell table:number-columns-repeated="12"/>
        </table:table-row>
        <table:table-row table:style-name="ro3">
          <table:table-cell office:value-type="float" office:value="643">
            <text:p>643</text:p>
          </table:table-cell>
          <table:table-cell table:style-name="ce4" office:value-type="string">
            <text:p>643</text:p>
          </table:table-cell>
          <table:table-cell table:number-columns-repeated="12"/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2^2 * 7 * 23</text:p>
          </table:table-cell>
          <table:table-cell table:number-columns-repeated="12"/>
        </table:table-row>
        <table:table-row table:style-name="ro3">
          <table:table-cell office:value-type="float" office:value="645">
            <text:p>645</text:p>
          </table:table-cell>
          <table:table-cell office:value-type="string">
            <text:p>3 * 5 * 43</text:p>
          </table:table-cell>
          <table:table-cell table:number-columns-repeated="12"/>
        </table:table-row>
        <table:table-row table:style-name="ro3">
          <table:table-cell office:value-type="float" office:value="646">
            <text:p>646</text:p>
          </table:table-cell>
          <table:table-cell office:value-type="string">
            <text:p>2 * 17 * 19</text:p>
          </table:table-cell>
          <table:table-cell table:number-columns-repeated="12"/>
        </table:table-row>
        <table:table-row table:style-name="ro3">
          <table:table-cell office:value-type="float" office:value="647">
            <text:p>647</text:p>
          </table:table-cell>
          <table:table-cell table:style-name="ce4" office:value-type="string">
            <text:p>647</text:p>
          </table:table-cell>
          <table:table-cell table:number-columns-repeated="12"/>
        </table:table-row>
        <table:table-row table:style-name="ro3">
          <table:table-cell office:value-type="float" office:value="648">
            <text:p>648</text:p>
          </table:table-cell>
          <table:table-cell office:value-type="string">
            <text:p>2^3 * 3^4</text:p>
          </table:table-cell>
          <table:table-cell table:number-columns-repeated="12"/>
        </table:table-row>
        <table:table-row table:style-name="ro3">
          <table:table-cell office:value-type="float" office:value="649">
            <text:p>649</text:p>
          </table:table-cell>
          <table:table-cell office:value-type="string">
            <text:p>11 * 59</text:p>
          </table:table-cell>
          <table:table-cell table:number-columns-repeated="12"/>
        </table:table-row>
        <table:table-row table:style-name="ro3">
          <table:table-cell office:value-type="float" office:value="650">
            <text:p>650</text:p>
          </table:table-cell>
          <table:table-cell office:value-type="string">
            <text:p>2 * 5^2 * 13</text:p>
          </table:table-cell>
          <table:table-cell table:number-columns-repeated="12"/>
        </table:table-row>
        <table:table-row table:style-name="ro3">
          <table:table-cell office:value-type="float" office:value="651">
            <text:p>651</text:p>
          </table:table-cell>
          <table:table-cell office:value-type="string">
            <text:p>3 * 7 * 31</text:p>
          </table:table-cell>
          <table:table-cell table:number-columns-repeated="12"/>
        </table:table-row>
        <table:table-row table:style-name="ro3">
          <table:table-cell office:value-type="float" office:value="652">
            <text:p>652</text:p>
          </table:table-cell>
          <table:table-cell office:value-type="string">
            <text:p>2^2 * 163</text:p>
          </table:table-cell>
          <table:table-cell table:number-columns-repeated="12"/>
        </table:table-row>
        <table:table-row table:style-name="ro3">
          <table:table-cell office:value-type="float" office:value="653">
            <text:p>653</text:p>
          </table:table-cell>
          <table:table-cell table:style-name="ce4" office:value-type="string">
            <text:p>653</text:p>
          </table:table-cell>
          <table:table-cell table:number-columns-repeated="12"/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2 * 3 * 109</text:p>
          </table:table-cell>
          <table:table-cell table:number-columns-repeated="12"/>
        </table:table-row>
        <table:table-row table:style-name="ro3">
          <table:table-cell office:value-type="float" office:value="655">
            <text:p>655</text:p>
          </table:table-cell>
          <table:table-cell office:value-type="string">
            <text:p>5 * 131</text:p>
          </table:table-cell>
          <table:table-cell table:number-columns-repeated="12"/>
        </table:table-row>
        <table:table-row table:style-name="ro3">
          <table:table-cell office:value-type="float" office:value="656">
            <text:p>656</text:p>
          </table:table-cell>
          <table:table-cell office:value-type="string">
            <text:p>2^4 * 41</text:p>
          </table:table-cell>
          <table:table-cell table:number-columns-repeated="12"/>
        </table:table-row>
        <table:table-row table:style-name="ro3">
          <table:table-cell office:value-type="float" office:value="657">
            <text:p>657</text:p>
          </table:table-cell>
          <table:table-cell office:value-type="string">
            <text:p>3^2 * 73</text:p>
          </table:table-cell>
          <table:table-cell table:number-columns-repeated="12"/>
        </table:table-row>
        <table:table-row table:style-name="ro3">
          <table:table-cell office:value-type="float" office:value="658">
            <text:p>658</text:p>
          </table:table-cell>
          <table:table-cell office:value-type="string">
            <text:p>2 * 7 * 47</text:p>
          </table:table-cell>
          <table:table-cell table:number-columns-repeated="12"/>
        </table:table-row>
        <table:table-row table:style-name="ro3">
          <table:table-cell office:value-type="float" office:value="659">
            <text:p>659</text:p>
          </table:table-cell>
          <table:table-cell table:style-name="ce4" office:value-type="string">
            <text:p>659</text:p>
          </table:table-cell>
          <table:table-cell table:number-columns-repeated="12"/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2^2 * 3 * 5 * 11</text:p>
          </table:table-cell>
          <table:table-cell table:number-columns-repeated="12"/>
        </table:table-row>
        <table:table-row table:style-name="ro3">
          <table:table-cell office:value-type="float" office:value="661">
            <text:p>661</text:p>
          </table:table-cell>
          <table:table-cell table:style-name="ce4" office:value-type="string">
            <text:p>661</text:p>
          </table:table-cell>
          <table:table-cell table:number-columns-repeated="12"/>
        </table:table-row>
        <table:table-row table:style-name="ro3">
          <table:table-cell office:value-type="float" office:value="662">
            <text:p>662</text:p>
          </table:table-cell>
          <table:table-cell office:value-type="string">
            <text:p>2 * 331</text:p>
          </table:table-cell>
          <table:table-cell table:number-columns-repeated="12"/>
        </table:table-row>
        <table:table-row table:style-name="ro3">
          <table:table-cell office:value-type="float" office:value="663">
            <text:p>663</text:p>
          </table:table-cell>
          <table:table-cell office:value-type="string">
            <text:p>3 * 13 * 17</text:p>
          </table:table-cell>
          <table:table-cell table:number-columns-repeated="12"/>
        </table:table-row>
        <table:table-row table:style-name="ro3">
          <table:table-cell office:value-type="float" office:value="664">
            <text:p>664</text:p>
          </table:table-cell>
          <table:table-cell office:value-type="string">
            <text:p>2^3 * 83</text:p>
          </table:table-cell>
          <table:table-cell table:number-columns-repeated="12"/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5 * 7 * 19</text:p>
          </table:table-cell>
          <table:table-cell table:number-columns-repeated="12"/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2 * 3^2 * 37</text:p>
          </table:table-cell>
          <table:table-cell table:number-columns-repeated="12"/>
        </table:table-row>
        <table:table-row table:style-name="ro3">
          <table:table-cell office:value-type="float" office:value="667">
            <text:p>667</text:p>
          </table:table-cell>
          <table:table-cell office:value-type="string">
            <text:p>23 * 29</text:p>
          </table:table-cell>
          <table:table-cell table:number-columns-repeated="12"/>
        </table:table-row>
        <table:table-row table:style-name="ro3">
          <table:table-cell office:value-type="float" office:value="668">
            <text:p>668</text:p>
          </table:table-cell>
          <table:table-cell office:value-type="string">
            <text:p>2^2 * 167</text:p>
          </table:table-cell>
          <table:table-cell table:number-columns-repeated="12"/>
        </table:table-row>
        <table:table-row table:style-name="ro3">
          <table:table-cell office:value-type="float" office:value="669">
            <text:p>669</text:p>
          </table:table-cell>
          <table:table-cell office:value-type="string">
            <text:p>3 * 223</text:p>
          </table:table-cell>
          <table:table-cell table:number-columns-repeated="12"/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2 * 5 * 67</text:p>
          </table:table-cell>
          <table:table-cell table:number-columns-repeated="12"/>
        </table:table-row>
        <table:table-row table:style-name="ro3">
          <table:table-cell office:value-type="float" office:value="671">
            <text:p>671</text:p>
          </table:table-cell>
          <table:table-cell office:value-type="string">
            <text:p>11 * 61</text:p>
          </table:table-cell>
          <table:table-cell table:number-columns-repeated="12"/>
        </table:table-row>
        <table:table-row table:style-name="ro3">
          <table:table-cell office:value-type="float" office:value="672">
            <text:p>672</text:p>
          </table:table-cell>
          <table:table-cell office:value-type="string">
            <text:p>2^5 * 3 * 7</text:p>
          </table:table-cell>
          <table:table-cell table:number-columns-repeated="12"/>
        </table:table-row>
        <table:table-row table:style-name="ro3">
          <table:table-cell office:value-type="float" office:value="673">
            <text:p>673</text:p>
          </table:table-cell>
          <table:table-cell table:style-name="ce4" office:value-type="string">
            <text:p>673</text:p>
          </table:table-cell>
          <table:table-cell table:number-columns-repeated="12"/>
        </table:table-row>
        <table:table-row table:style-name="ro3">
          <table:table-cell office:value-type="float" office:value="674">
            <text:p>674</text:p>
          </table:table-cell>
          <table:table-cell office:value-type="string">
            <text:p>2 * 337</text:p>
          </table:table-cell>
          <table:table-cell table:number-columns-repeated="12"/>
        </table:table-row>
        <table:table-row table:style-name="ro3">
          <table:table-cell office:value-type="float" office:value="675">
            <text:p>675</text:p>
          </table:table-cell>
          <table:table-cell office:value-type="string">
            <text:p>3^3 * 5^2</text:p>
          </table:table-cell>
          <table:table-cell table:number-columns-repeated="12"/>
        </table:table-row>
        <table:table-row table:style-name="ro3">
          <table:table-cell office:value-type="float" office:value="676">
            <text:p>676</text:p>
          </table:table-cell>
          <table:table-cell office:value-type="string">
            <text:p>2^2 * 13^2</text:p>
          </table:table-cell>
          <table:table-cell table:number-columns-repeated="12"/>
        </table:table-row>
        <table:table-row table:style-name="ro3">
          <table:table-cell office:value-type="float" office:value="677">
            <text:p>677</text:p>
          </table:table-cell>
          <table:table-cell table:style-name="ce4" office:value-type="string">
            <text:p>677</text:p>
          </table:table-cell>
          <table:table-cell table:number-columns-repeated="12"/>
        </table:table-row>
        <table:table-row table:style-name="ro3">
          <table:table-cell office:value-type="float" office:value="678">
            <text:p>678</text:p>
          </table:table-cell>
          <table:table-cell office:value-type="string">
            <text:p>2 * 3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79">
            <text:p>679</text:p>
          </table:table-cell>
          <table:table-cell office:value-type="string">
            <text:p>7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0">
            <text:p>680</text:p>
          </table:table-cell>
          <table:table-cell office:value-type="string">
            <text:p>2^3 * 5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3 * 2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2 * 11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3">
            <text:p>683</text:p>
          </table:table-cell>
          <table:table-cell table:style-name="ce4" office:value-type="string">
            <text:p>6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2^2 * 3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5">
            <text:p>685</text:p>
          </table:table-cell>
          <table:table-cell office:value-type="string">
            <text:p>5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2 * 7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7">
            <text:p>687</text:p>
          </table:table-cell>
          <table:table-cell office:value-type="string">
            <text:p>3 * 2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8">
            <text:p>688</text:p>
          </table:table-cell>
          <table:table-cell office:value-type="string">
            <text:p>2^4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9">
            <text:p>689</text:p>
          </table:table-cell>
          <table:table-cell office:value-type="string">
            <text:p>13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0">
            <text:p>690</text:p>
          </table:table-cell>
          <table:table-cell office:value-type="string">
            <text:p>2 * 3 * 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1">
            <text:p>691</text:p>
          </table:table-cell>
          <table:table-cell table:style-name="ce4" office:value-type="string">
            <text:p>6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2">
            <text:p>692</text:p>
          </table:table-cell>
          <table:table-cell office:value-type="string">
            <text:p>2^2 * 1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3">
            <text:p>693</text:p>
          </table:table-cell>
          <table:table-cell office:value-type="string">
            <text:p>3^2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4">
            <text:p>694</text:p>
          </table:table-cell>
          <table:table-cell office:value-type="string">
            <text:p>2 * 3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5">
            <text:p>695</text:p>
          </table:table-cell>
          <table:table-cell office:value-type="string">
            <text:p>5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6">
            <text:p>696</text:p>
          </table:table-cell>
          <table:table-cell office:value-type="string">
            <text:p>2^3 * 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7">
            <text:p>697</text:p>
          </table:table-cell>
          <table:table-cell office:value-type="string">
            <text:p>17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8">
            <text:p>698</text:p>
          </table:table-cell>
          <table:table-cell office:value-type="string">
            <text:p>2 * 3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9">
            <text:p>699</text:p>
          </table:table-cell>
          <table:table-cell office:value-type="string">
            <text:p>3 * 2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string">
            <text:p>2^2 * 5^2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1">
            <text:p>701</text:p>
          </table:table-cell>
          <table:table-cell table:style-name="ce4" office:value-type="string">
            <text:p>7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2">
            <text:p>702</text:p>
          </table:table-cell>
          <table:table-cell office:value-type="string">
            <text:p>2 * 3^3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19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2^6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5">
            <text:p>705</text:p>
          </table:table-cell>
          <table:table-cell office:value-type="string">
            <text:p>3 * 5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2 * 3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7">
            <text:p>707</text:p>
          </table:table-cell>
          <table:table-cell office:value-type="string">
            <text:p>7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8">
            <text:p>708</text:p>
          </table:table-cell>
          <table:table-cell office:value-type="string">
            <text:p>2^2 * 3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9">
            <text:p>709</text:p>
          </table:table-cell>
          <table:table-cell table:style-name="ce4" office:value-type="string">
            <text:p>7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0">
            <text:p>710</text:p>
          </table:table-cell>
          <table:table-cell office:value-type="string">
            <text:p>2 * 5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1">
            <text:p>711</text:p>
          </table:table-cell>
          <table:table-cell office:value-type="string">
            <text:p>3^2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2">
            <text:p>712</text:p>
          </table:table-cell>
          <table:table-cell office:value-type="string">
            <text:p>2^3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3">
            <text:p>713</text:p>
          </table:table-cell>
          <table:table-cell office:value-type="string">
            <text:p>2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4">
            <text:p>714</text:p>
          </table:table-cell>
          <table:table-cell office:value-type="string">
            <text:p>2 * 3 * 7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5">
            <text:p>715</text:p>
          </table:table-cell>
          <table:table-cell office:value-type="string">
            <text:p>5 * 11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6">
            <text:p>716</text:p>
          </table:table-cell>
          <table:table-cell office:value-type="string">
            <text:p>2^2 * 1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3 * 2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2 * 3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9">
            <text:p>719</text:p>
          </table:table-cell>
          <table:table-cell table:style-name="ce4" office:value-type="string">
            <text:p>7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2^4 * 3^2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1">
            <text:p>721</text:p>
          </table:table-cell>
          <table:table-cell office:value-type="string">
            <text:p>7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2">
            <text:p>722</text:p>
          </table:table-cell>
          <table:table-cell office:value-type="string">
            <text:p>2 * 19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3">
            <text:p>723</text:p>
          </table:table-cell>
          <table:table-cell office:value-type="string">
            <text:p>3 * 2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4">
            <text:p>724</text:p>
          </table:table-cell>
          <table:table-cell office:value-type="string">
            <text:p>2^2 * 1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5^2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2 * 3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7">
            <text:p>727</text:p>
          </table:table-cell>
          <table:table-cell table:style-name="ce4" office:value-type="string">
            <text:p>7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2^3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9">
            <text:p>729</text:p>
          </table:table-cell>
          <table:table-cell office:value-type="string">
            <text:p>3^6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0">
            <text:p>730</text:p>
          </table:table-cell>
          <table:table-cell office:value-type="string">
            <text:p>2 * 5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17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2^2 * 3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3">
            <text:p>733</text:p>
          </table:table-cell>
          <table:table-cell table:style-name="ce4" office:value-type="string">
            <text:p>7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4">
            <text:p>734</text:p>
          </table:table-cell>
          <table:table-cell office:value-type="string">
            <text:p>2 * 3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3 * 5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6">
            <text:p>736</text:p>
          </table:table-cell>
          <table:table-cell office:value-type="string">
            <text:p>2^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7">
            <text:p>737</text:p>
          </table:table-cell>
          <table:table-cell office:value-type="string">
            <text:p>11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2 * 3^2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9">
            <text:p>739</text:p>
          </table:table-cell>
          <table:table-cell table:style-name="ce4" office:value-type="string">
            <text:p>7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2^2 * 5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3 * 1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2">
            <text:p>742</text:p>
          </table:table-cell>
          <table:table-cell office:value-type="string">
            <text:p>2 * 7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3">
            <text:p>743</text:p>
          </table:table-cell>
          <table:table-cell table:style-name="ce4" office:value-type="string">
            <text:p>7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4">
            <text:p>744</text:p>
          </table:table-cell>
          <table:table-cell office:value-type="string">
            <text:p>2^3 * 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5">
            <text:p>745</text:p>
          </table:table-cell>
          <table:table-cell office:value-type="string">
            <text:p>5 * 1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6">
            <text:p>746</text:p>
          </table:table-cell>
          <table:table-cell office:value-type="string">
            <text:p>2 * 3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7">
            <text:p>747</text:p>
          </table:table-cell>
          <table:table-cell office:value-type="string">
            <text:p>3^2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8">
            <text:p>748</text:p>
          </table:table-cell>
          <table:table-cell office:value-type="string">
            <text:p>2^2 * 11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9">
            <text:p>749</text:p>
          </table:table-cell>
          <table:table-cell office:value-type="string">
            <text:p>7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0">
            <text:p>750</text:p>
          </table:table-cell>
          <table:table-cell office:value-type="string">
            <text:p>2 * 3 * 5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1">
            <text:p>751</text:p>
          </table:table-cell>
          <table:table-cell table:style-name="ce4" office:value-type="string">
            <text:p>7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2">
            <text:p>752</text:p>
          </table:table-cell>
          <table:table-cell office:value-type="string">
            <text:p>2^4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3">
            <text:p>753</text:p>
          </table:table-cell>
          <table:table-cell office:value-type="string">
            <text:p>3 * 2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4">
            <text:p>754</text:p>
          </table:table-cell>
          <table:table-cell office:value-type="string">
            <text:p>2 * 1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5">
            <text:p>755</text:p>
          </table:table-cell>
          <table:table-cell office:value-type="string">
            <text:p>5 * 1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6">
            <text:p>756</text:p>
          </table:table-cell>
          <table:table-cell office:value-type="string">
            <text:p>2^2 * 3^3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7">
            <text:p>757</text:p>
          </table:table-cell>
          <table:table-cell table:style-name="ce4" office:value-type="string">
            <text:p>7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8">
            <text:p>758</text:p>
          </table:table-cell>
          <table:table-cell office:value-type="string">
            <text:p>2 * 3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9">
            <text:p>759</text:p>
          </table:table-cell>
          <table:table-cell office:value-type="string">
            <text:p>3 * 11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0">
            <text:p>760</text:p>
          </table:table-cell>
          <table:table-cell office:value-type="string">
            <text:p>2^3 * 5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1">
            <text:p>761</text:p>
          </table:table-cell>
          <table:table-cell table:style-name="ce4" office:value-type="string">
            <text:p>7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2">
            <text:p>762</text:p>
          </table:table-cell>
          <table:table-cell office:value-type="string">
            <text:p>2 * 3 * 1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3">
            <text:p>763</text:p>
          </table:table-cell>
          <table:table-cell office:value-type="string">
            <text:p>7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4">
            <text:p>764</text:p>
          </table:table-cell>
          <table:table-cell office:value-type="string">
            <text:p>2^2 * 1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5">
            <text:p>765</text:p>
          </table:table-cell>
          <table:table-cell office:value-type="string">
            <text:p>3^2 * 5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6">
            <text:p>766</text:p>
          </table:table-cell>
          <table:table-cell office:value-type="string">
            <text:p>2 * 3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7">
            <text:p>767</text:p>
          </table:table-cell>
          <table:table-cell office:value-type="string">
            <text:p>13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8">
            <text:p>768</text:p>
          </table:table-cell>
          <table:table-cell office:value-type="string">
            <text:p>2^8 * 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9">
            <text:p>769</text:p>
          </table:table-cell>
          <table:table-cell table:style-name="ce4" office:value-type="string">
            <text:p>76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0">
            <text:p>770</text:p>
          </table:table-cell>
          <table:table-cell office:value-type="string">
            <text:p>2 * 5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1">
            <text:p>771</text:p>
          </table:table-cell>
          <table:table-cell office:value-type="string">
            <text:p>3 * 2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2">
            <text:p>772</text:p>
          </table:table-cell>
          <table:table-cell office:value-type="string">
            <text:p>2^2 * 1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3">
            <text:p>773</text:p>
          </table:table-cell>
          <table:table-cell table:style-name="ce4" office:value-type="string">
            <text:p>7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4">
            <text:p>774</text:p>
          </table:table-cell>
          <table:table-cell office:value-type="string">
            <text:p>2 * 3^2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5">
            <text:p>775</text:p>
          </table:table-cell>
          <table:table-cell office:value-type="string">
            <text:p>5^2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6">
            <text:p>776</text:p>
          </table:table-cell>
          <table:table-cell office:value-type="string">
            <text:p>2^3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7">
            <text:p>777</text:p>
          </table:table-cell>
          <table:table-cell office:value-type="string">
            <text:p>3 * 7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8">
            <text:p>778</text:p>
          </table:table-cell>
          <table:table-cell office:value-type="string">
            <text:p>2 * 3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9">
            <text:p>779</text:p>
          </table:table-cell>
          <table:table-cell office:value-type="string">
            <text:p>19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0">
            <text:p>780</text:p>
          </table:table-cell>
          <table:table-cell office:value-type="string">
            <text:p>2^2 * 3 * 5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1">
            <text:p>781</text:p>
          </table:table-cell>
          <table:table-cell office:value-type="string">
            <text:p>11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2">
            <text:p>782</text:p>
          </table:table-cell>
          <table:table-cell office:value-type="string">
            <text:p>2 * 1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3">
            <text:p>783</text:p>
          </table:table-cell>
          <table:table-cell office:value-type="string">
            <text:p>3^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4">
            <text:p>784</text:p>
          </table:table-cell>
          <table:table-cell office:value-type="string">
            <text:p>2^4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5">
            <text:p>785</text:p>
          </table:table-cell>
          <table:table-cell office:value-type="string">
            <text:p>5 * 1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6">
            <text:p>786</text:p>
          </table:table-cell>
          <table:table-cell office:value-type="string">
            <text:p>2 * 3 * 1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7">
            <text:p>787</text:p>
          </table:table-cell>
          <table:table-cell table:style-name="ce4" office:value-type="string">
            <text:p>7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8">
            <text:p>788</text:p>
          </table:table-cell>
          <table:table-cell office:value-type="string">
            <text:p>2^2 * 1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9">
            <text:p>789</text:p>
          </table:table-cell>
          <table:table-cell office:value-type="string">
            <text:p>3 * 2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0">
            <text:p>790</text:p>
          </table:table-cell>
          <table:table-cell office:value-type="string">
            <text:p>2 * 5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1">
            <text:p>791</text:p>
          </table:table-cell>
          <table:table-cell office:value-type="string">
            <text:p>7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2">
            <text:p>792</text:p>
          </table:table-cell>
          <table:table-cell office:value-type="string">
            <text:p>2^3 * 3^2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13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4">
            <text:p>794</text:p>
          </table:table-cell>
          <table:table-cell office:value-type="string">
            <text:p>2 * 3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5">
            <text:p>795</text:p>
          </table:table-cell>
          <table:table-cell office:value-type="string">
            <text:p>3 * 5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6">
            <text:p>796</text:p>
          </table:table-cell>
          <table:table-cell office:value-type="string">
            <text:p>2^2 * 1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7">
            <text:p>797</text:p>
          </table:table-cell>
          <table:table-cell table:style-name="ce4" office:value-type="string">
            <text:p>7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8">
            <text:p>798</text:p>
          </table:table-cell>
          <table:table-cell office:value-type="string">
            <text:p>2 * 3 * 7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9">
            <text:p>799</text:p>
          </table:table-cell>
          <table:table-cell office:value-type="string">
            <text:p>17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string">
            <text:p>2^5 * 5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1">
            <text:p>801</text:p>
          </table:table-cell>
          <table:table-cell office:value-type="string">
            <text:p>3^2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2">
            <text:p>802</text:p>
          </table:table-cell>
          <table:table-cell office:value-type="string">
            <text:p>2 * 4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3">
            <text:p>803</text:p>
          </table:table-cell>
          <table:table-cell office:value-type="string">
            <text:p>11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4">
            <text:p>804</text:p>
          </table:table-cell>
          <table:table-cell office:value-type="string">
            <text:p>2^2 * 3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5">
            <text:p>805</text:p>
          </table:table-cell>
          <table:table-cell office:value-type="string">
            <text:p>5 * 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6">
            <text:p>806</text:p>
          </table:table-cell>
          <table:table-cell office:value-type="string">
            <text:p>2 * 1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7">
            <text:p>807</text:p>
          </table:table-cell>
          <table:table-cell office:value-type="string">
            <text:p>3 * 26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8">
            <text:p>808</text:p>
          </table:table-cell>
          <table:table-cell office:value-type="string">
            <text:p>2^3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9">
            <text:p>809</text:p>
          </table:table-cell>
          <table:table-cell table:style-name="ce4" office:value-type="string">
            <text:p>8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0">
            <text:p>810</text:p>
          </table:table-cell>
          <table:table-cell office:value-type="string">
            <text:p>2 * 3^4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1">
            <text:p>811</text:p>
          </table:table-cell>
          <table:table-cell table:style-name="ce4" office:value-type="string">
            <text:p>8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2">
            <text:p>812</text:p>
          </table:table-cell>
          <table:table-cell office:value-type="string">
            <text:p>2^2 * 7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3">
            <text:p>813</text:p>
          </table:table-cell>
          <table:table-cell office:value-type="string">
            <text:p>3 * 2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4">
            <text:p>814</text:p>
          </table:table-cell>
          <table:table-cell office:value-type="string">
            <text:p>2 * 11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5">
            <text:p>815</text:p>
          </table:table-cell>
          <table:table-cell office:value-type="string">
            <text:p>5 * 1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6">
            <text:p>816</text:p>
          </table:table-cell>
          <table:table-cell office:value-type="string">
            <text:p>2^4 * 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7">
            <text:p>817</text:p>
          </table:table-cell>
          <table:table-cell office:value-type="string">
            <text:p>19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8">
            <text:p>818</text:p>
          </table:table-cell>
          <table:table-cell office:value-type="string">
            <text:p>2 * 4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9">
            <text:p>819</text:p>
          </table:table-cell>
          <table:table-cell office:value-type="string">
            <text:p>3^2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2^2 * 5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1">
            <text:p>821</text:p>
          </table:table-cell>
          <table:table-cell table:style-name="ce4" office:value-type="string">
            <text:p>82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2">
            <text:p>822</text:p>
          </table:table-cell>
          <table:table-cell office:value-type="string">
            <text:p>2 * 3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3">
            <text:p>823</text:p>
          </table:table-cell>
          <table:table-cell table:style-name="ce4" office:value-type="string">
            <text:p>8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4">
            <text:p>824</text:p>
          </table:table-cell>
          <table:table-cell office:value-type="string">
            <text:p>2^3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5">
            <text:p>825</text:p>
          </table:table-cell>
          <table:table-cell office:value-type="string">
            <text:p>3 * 5^2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6">
            <text:p>826</text:p>
          </table:table-cell>
          <table:table-cell office:value-type="string">
            <text:p>2 * 7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7">
            <text:p>827</text:p>
          </table:table-cell>
          <table:table-cell table:style-name="ce4" office:value-type="string">
            <text:p>8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8">
            <text:p>828</text:p>
          </table:table-cell>
          <table:table-cell office:value-type="string">
            <text:p>2^2 * 3^2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9">
            <text:p>829</text:p>
          </table:table-cell>
          <table:table-cell table:style-name="ce4" office:value-type="string">
            <text:p>8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0">
            <text:p>830</text:p>
          </table:table-cell>
          <table:table-cell office:value-type="string">
            <text:p>2 * 5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1">
            <text:p>831</text:p>
          </table:table-cell>
          <table:table-cell office:value-type="string">
            <text:p>3 * 2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2">
            <text:p>832</text:p>
          </table:table-cell>
          <table:table-cell office:value-type="string">
            <text:p>2^6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3">
            <text:p>833</text:p>
          </table:table-cell>
          <table:table-cell office:value-type="string">
            <text:p>7^2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4">
            <text:p>834</text:p>
          </table:table-cell>
          <table:table-cell office:value-type="string">
            <text:p>2 * 3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5">
            <text:p>835</text:p>
          </table:table-cell>
          <table:table-cell office:value-type="string">
            <text:p>5 * 1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6">
            <text:p>836</text:p>
          </table:table-cell>
          <table:table-cell office:value-type="string">
            <text:p>2^2 * 11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7">
            <text:p>837</text:p>
          </table:table-cell>
          <table:table-cell office:value-type="string">
            <text:p>3^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8">
            <text:p>838</text:p>
          </table:table-cell>
          <table:table-cell office:value-type="string">
            <text:p>2 * 4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9">
            <text:p>839</text:p>
          </table:table-cell>
          <table:table-cell table:style-name="ce4" office:value-type="string">
            <text:p>8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0">
            <text:p>840</text:p>
          </table:table-cell>
          <table:table-cell office:value-type="string">
            <text:p>2^3 * 3 * 5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1">
            <text:p>841</text:p>
          </table:table-cell>
          <table:table-cell office:value-type="string">
            <text:p>29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2">
            <text:p>842</text:p>
          </table:table-cell>
          <table:table-cell office:value-type="string">
            <text:p>2 * 42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3">
            <text:p>843</text:p>
          </table:table-cell>
          <table:table-cell office:value-type="string">
            <text:p>3 * 2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4">
            <text:p>844</text:p>
          </table:table-cell>
          <table:table-cell office:value-type="string">
            <text:p>2^2 * 2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5">
            <text:p>845</text:p>
          </table:table-cell>
          <table:table-cell office:value-type="string">
            <text:p>5 * 13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6">
            <text:p>846</text:p>
          </table:table-cell>
          <table:table-cell office:value-type="string">
            <text:p>2 * 3^2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7">
            <text:p>847</text:p>
          </table:table-cell>
          <table:table-cell office:value-type="string">
            <text:p>7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8">
            <text:p>848</text:p>
          </table:table-cell>
          <table:table-cell office:value-type="string">
            <text:p>2^4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9">
            <text:p>849</text:p>
          </table:table-cell>
          <table:table-cell office:value-type="string">
            <text:p>3 * 2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0">
            <text:p>850</text:p>
          </table:table-cell>
          <table:table-cell office:value-type="string">
            <text:p>2 * 5^2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1">
            <text:p>851</text:p>
          </table:table-cell>
          <table:table-cell office:value-type="string">
            <text:p>2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2">
            <text:p>852</text:p>
          </table:table-cell>
          <table:table-cell office:value-type="string">
            <text:p>2^2 * 3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3">
            <text:p>853</text:p>
          </table:table-cell>
          <table:table-cell table:style-name="ce4" office:value-type="string">
            <text:p>8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4">
            <text:p>854</text:p>
          </table:table-cell>
          <table:table-cell office:value-type="string">
            <text:p>2 * 7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5">
            <text:p>855</text:p>
          </table:table-cell>
          <table:table-cell office:value-type="string">
            <text:p>3^2 * 5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6">
            <text:p>856</text:p>
          </table:table-cell>
          <table:table-cell office:value-type="string">
            <text:p>2^3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7">
            <text:p>857</text:p>
          </table:table-cell>
          <table:table-cell table:style-name="ce4" office:value-type="string">
            <text:p>8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8">
            <text:p>858</text:p>
          </table:table-cell>
          <table:table-cell office:value-type="string">
            <text:p>2 * 3 * 11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9">
            <text:p>859</text:p>
          </table:table-cell>
          <table:table-cell table:style-name="ce4" office:value-type="string">
            <text:p>8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0">
            <text:p>860</text:p>
          </table:table-cell>
          <table:table-cell office:value-type="string">
            <text:p>2^2 * 5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1">
            <text:p>861</text:p>
          </table:table-cell>
          <table:table-cell office:value-type="string">
            <text:p>3 * 7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2">
            <text:p>862</text:p>
          </table:table-cell>
          <table:table-cell office:value-type="string">
            <text:p>2 * 4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3">
            <text:p>863</text:p>
          </table:table-cell>
          <table:table-cell table:style-name="ce4" office:value-type="string">
            <text:p>8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4">
            <text:p>864</text:p>
          </table:table-cell>
          <table:table-cell office:value-type="string">
            <text:p>2^5 * 3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5">
            <text:p>865</text:p>
          </table:table-cell>
          <table:table-cell office:value-type="string">
            <text:p>5 * 1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6">
            <text:p>866</text:p>
          </table:table-cell>
          <table:table-cell office:value-type="string">
            <text:p>2 * 4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7">
            <text:p>867</text:p>
          </table:table-cell>
          <table:table-cell office:value-type="string">
            <text:p>3 * 1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8">
            <text:p>868</text:p>
          </table:table-cell>
          <table:table-cell office:value-type="string">
            <text:p>2^2 * 7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9">
            <text:p>869</text:p>
          </table:table-cell>
          <table:table-cell office:value-type="string">
            <text:p>11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0">
            <text:p>870</text:p>
          </table:table-cell>
          <table:table-cell office:value-type="string">
            <text:p>2 * 3 * 5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1">
            <text:p>871</text:p>
          </table:table-cell>
          <table:table-cell office:value-type="string">
            <text:p>13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2">
            <text:p>872</text:p>
          </table:table-cell>
          <table:table-cell office:value-type="string">
            <text:p>2^3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3">
            <text:p>873</text:p>
          </table:table-cell>
          <table:table-cell office:value-type="string">
            <text:p>3^2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4">
            <text:p>874</text:p>
          </table:table-cell>
          <table:table-cell office:value-type="string">
            <text:p>2 * 19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5">
            <text:p>875</text:p>
          </table:table-cell>
          <table:table-cell office:value-type="string">
            <text:p>5^3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6">
            <text:p>876</text:p>
          </table:table-cell>
          <table:table-cell office:value-type="string">
            <text:p>2^2 * 3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7">
            <text:p>877</text:p>
          </table:table-cell>
          <table:table-cell table:style-name="ce4" office:value-type="string">
            <text:p>8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8">
            <text:p>878</text:p>
          </table:table-cell>
          <table:table-cell office:value-type="string">
            <text:p>2 * 4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9">
            <text:p>879</text:p>
          </table:table-cell>
          <table:table-cell office:value-type="string">
            <text:p>3 * 2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0">
            <text:p>880</text:p>
          </table:table-cell>
          <table:table-cell office:value-type="string">
            <text:p>2^4 * 5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1">
            <text:p>881</text:p>
          </table:table-cell>
          <table:table-cell table:style-name="ce4" office:value-type="string">
            <text:p>8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2">
            <text:p>882</text:p>
          </table:table-cell>
          <table:table-cell office:value-type="string">
            <text:p>2 * 3^2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3">
            <text:p>883</text:p>
          </table:table-cell>
          <table:table-cell table:style-name="ce4" office:value-type="string">
            <text:p>8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4">
            <text:p>884</text:p>
          </table:table-cell>
          <table:table-cell office:value-type="string">
            <text:p>2^2 * 1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5">
            <text:p>885</text:p>
          </table:table-cell>
          <table:table-cell office:value-type="string">
            <text:p>3 * 5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6">
            <text:p>886</text:p>
          </table:table-cell>
          <table:table-cell office:value-type="string">
            <text:p>2 * 4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7">
            <text:p>887</text:p>
          </table:table-cell>
          <table:table-cell table:style-name="ce4" office:value-type="string">
            <text:p>8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8">
            <text:p>888</text:p>
          </table:table-cell>
          <table:table-cell office:value-type="string">
            <text:p>2^3 * 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9">
            <text:p>889</text:p>
          </table:table-cell>
          <table:table-cell office:value-type="string">
            <text:p>7 * 1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0">
            <text:p>890</text:p>
          </table:table-cell>
          <table:table-cell office:value-type="string">
            <text:p>2 * 5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1">
            <text:p>891</text:p>
          </table:table-cell>
          <table:table-cell office:value-type="string">
            <text:p>3^4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2">
            <text:p>892</text:p>
          </table:table-cell>
          <table:table-cell office:value-type="string">
            <text:p>2^2 * 2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3">
            <text:p>893</text:p>
          </table:table-cell>
          <table:table-cell office:value-type="string">
            <text:p>19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4">
            <text:p>894</text:p>
          </table:table-cell>
          <table:table-cell office:value-type="string">
            <text:p>2 * 3 * 1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5">
            <text:p>895</text:p>
          </table:table-cell>
          <table:table-cell office:value-type="string">
            <text:p>5 * 1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6">
            <text:p>896</text:p>
          </table:table-cell>
          <table:table-cell office:value-type="string">
            <text:p>2^7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7">
            <text:p>897</text:p>
          </table:table-cell>
          <table:table-cell office:value-type="string">
            <text:p>3 * 13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8">
            <text:p>898</text:p>
          </table:table-cell>
          <table:table-cell office:value-type="string">
            <text:p>2 * 4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9">
            <text:p>899</text:p>
          </table:table-cell>
          <table:table-cell office:value-type="string">
            <text:p>29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0">
            <text:p>900</text:p>
          </table:table-cell>
          <table:table-cell office:value-type="string">
            <text:p>2^2 * 3^2 * 5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1">
            <text:p>901</text:p>
          </table:table-cell>
          <table:table-cell office:value-type="string">
            <text:p>17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2">
            <text:p>902</text:p>
          </table:table-cell>
          <table:table-cell office:value-type="string">
            <text:p>2 * 11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3">
            <text:p>903</text:p>
          </table:table-cell>
          <table:table-cell office:value-type="string">
            <text:p>3 * 7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4">
            <text:p>904</text:p>
          </table:table-cell>
          <table:table-cell office:value-type="string">
            <text:p>2^3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5">
            <text:p>905</text:p>
          </table:table-cell>
          <table:table-cell office:value-type="string">
            <text:p>5 * 1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6">
            <text:p>906</text:p>
          </table:table-cell>
          <table:table-cell office:value-type="string">
            <text:p>2 * 3 * 1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7">
            <text:p>907</text:p>
          </table:table-cell>
          <table:table-cell table:style-name="ce4" office:value-type="string">
            <text:p>9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8">
            <text:p>908</text:p>
          </table:table-cell>
          <table:table-cell office:value-type="string">
            <text:p>2^2 * 2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9">
            <text:p>909</text:p>
          </table:table-cell>
          <table:table-cell office:value-type="string">
            <text:p>3^2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0">
            <text:p>910</text:p>
          </table:table-cell>
          <table:table-cell office:value-type="string">
            <text:p>2 * 5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1">
            <text:p>911</text:p>
          </table:table-cell>
          <table:table-cell table:style-name="ce4" office:value-type="string">
            <text:p>9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2">
            <text:p>912</text:p>
          </table:table-cell>
          <table:table-cell office:value-type="string">
            <text:p>2^4 * 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3">
            <text:p>913</text:p>
          </table:table-cell>
          <table:table-cell office:value-type="string">
            <text:p>11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4">
            <text:p>914</text:p>
          </table:table-cell>
          <table:table-cell office:value-type="string">
            <text:p>2 * 4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5">
            <text:p>915</text:p>
          </table:table-cell>
          <table:table-cell office:value-type="string">
            <text:p>3 * 5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6">
            <text:p>916</text:p>
          </table:table-cell>
          <table:table-cell office:value-type="string">
            <text:p>2^2 * 2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7">
            <text:p>917</text:p>
          </table:table-cell>
          <table:table-cell office:value-type="string">
            <text:p>7 * 1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8">
            <text:p>918</text:p>
          </table:table-cell>
          <table:table-cell office:value-type="string">
            <text:p>2 * 3^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9">
            <text:p>919</text:p>
          </table:table-cell>
          <table:table-cell table:style-name="ce4" office:value-type="string">
            <text:p>9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0">
            <text:p>920</text:p>
          </table:table-cell>
          <table:table-cell office:value-type="string">
            <text:p>2^3 * 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1">
            <text:p>921</text:p>
          </table:table-cell>
          <table:table-cell office:value-type="string">
            <text:p>3 * 3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2">
            <text:p>922</text:p>
          </table:table-cell>
          <table:table-cell office:value-type="string">
            <text:p>2 * 4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3">
            <text:p>923</text:p>
          </table:table-cell>
          <table:table-cell office:value-type="string">
            <text:p>13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4">
            <text:p>924</text:p>
          </table:table-cell>
          <table:table-cell office:value-type="string">
            <text:p>2^2 * 3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5">
            <text:p>925</text:p>
          </table:table-cell>
          <table:table-cell office:value-type="string">
            <text:p>5^2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6">
            <text:p>926</text:p>
          </table:table-cell>
          <table:table-cell office:value-type="string">
            <text:p>2 * 4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7">
            <text:p>927</text:p>
          </table:table-cell>
          <table:table-cell office:value-type="string">
            <text:p>3^2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8">
            <text:p>928</text:p>
          </table:table-cell>
          <table:table-cell office:value-type="string">
            <text:p>2^5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9">
            <text:p>929</text:p>
          </table:table-cell>
          <table:table-cell table:style-name="ce4" office:value-type="string">
            <text:p>9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0">
            <text:p>930</text:p>
          </table:table-cell>
          <table:table-cell office:value-type="string">
            <text:p>2 * 3 * 5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1">
            <text:p>931</text:p>
          </table:table-cell>
          <table:table-cell office:value-type="string">
            <text:p>7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2">
            <text:p>932</text:p>
          </table:table-cell>
          <table:table-cell office:value-type="string">
            <text:p>2^2 * 2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3">
            <text:p>933</text:p>
          </table:table-cell>
          <table:table-cell office:value-type="string">
            <text:p>3 * 3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4">
            <text:p>934</text:p>
          </table:table-cell>
          <table:table-cell office:value-type="string">
            <text:p>2 * 4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5">
            <text:p>935</text:p>
          </table:table-cell>
          <table:table-cell office:value-type="string">
            <text:p>5 * 11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6">
            <text:p>936</text:p>
          </table:table-cell>
          <table:table-cell office:value-type="string">
            <text:p>2^3 * 3^2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7">
            <text:p>937</text:p>
          </table:table-cell>
          <table:table-cell table:style-name="ce4" office:value-type="string">
            <text:p>9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8">
            <text:p>938</text:p>
          </table:table-cell>
          <table:table-cell office:value-type="string">
            <text:p>2 * 7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9">
            <text:p>939</text:p>
          </table:table-cell>
          <table:table-cell office:value-type="string">
            <text:p>3 * 3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0">
            <text:p>940</text:p>
          </table:table-cell>
          <table:table-cell office:value-type="string">
            <text:p>2^2 * 5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1">
            <text:p>941</text:p>
          </table:table-cell>
          <table:table-cell table:style-name="ce4" office:value-type="string">
            <text:p>9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2">
            <text:p>942</text:p>
          </table:table-cell>
          <table:table-cell office:value-type="string">
            <text:p>2 * 3 * 1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3">
            <text:p>943</text:p>
          </table:table-cell>
          <table:table-cell office:value-type="string">
            <text:p>23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4">
            <text:p>944</text:p>
          </table:table-cell>
          <table:table-cell office:value-type="string">
            <text:p>2^4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5">
            <text:p>945</text:p>
          </table:table-cell>
          <table:table-cell office:value-type="string">
            <text:p>3^3 * 5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6">
            <text:p>946</text:p>
          </table:table-cell>
          <table:table-cell office:value-type="string">
            <text:p>2 * 11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7">
            <text:p>947</text:p>
          </table:table-cell>
          <table:table-cell table:style-name="ce4" office:value-type="string">
            <text:p>9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8">
            <text:p>948</text:p>
          </table:table-cell>
          <table:table-cell office:value-type="string">
            <text:p>2^2 * 3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9">
            <text:p>949</text:p>
          </table:table-cell>
          <table:table-cell office:value-type="string">
            <text:p>13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0">
            <text:p>950</text:p>
          </table:table-cell>
          <table:table-cell office:value-type="string">
            <text:p>2 * 5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1">
            <text:p>951</text:p>
          </table:table-cell>
          <table:table-cell office:value-type="string">
            <text:p>3 * 3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2">
            <text:p>952</text:p>
          </table:table-cell>
          <table:table-cell office:value-type="string">
            <text:p>2^3 * 7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3">
            <text:p>953</text:p>
          </table:table-cell>
          <table:table-cell table:style-name="ce4" office:value-type="string">
            <text:p>9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4">
            <text:p>954</text:p>
          </table:table-cell>
          <table:table-cell office:value-type="string">
            <text:p>2 * 3^2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5">
            <text:p>955</text:p>
          </table:table-cell>
          <table:table-cell office:value-type="string">
            <text:p>5 * 1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6">
            <text:p>956</text:p>
          </table:table-cell>
          <table:table-cell office:value-type="string">
            <text:p>262 * 2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7">
            <text:p>957</text:p>
          </table:table-cell>
          <table:table-cell office:value-type="string">
            <text:p>3 * 11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8">
            <text:p>958</text:p>
          </table:table-cell>
          <table:table-cell office:value-type="string">
            <text:p>2 * 4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9">
            <text:p>959</text:p>
          </table:table-cell>
          <table:table-cell office:value-type="string">
            <text:p>7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0">
            <text:p>960</text:p>
          </table:table-cell>
          <table:table-cell office:value-type="string">
            <text:p>2^6 * 3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1">
            <text:p>961</text:p>
          </table:table-cell>
          <table:table-cell office:value-type="string">
            <text:p>3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2">
            <text:p>962</text:p>
          </table:table-cell>
          <table:table-cell office:value-type="string">
            <text:p>2 * 1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3">
            <text:p>963</text:p>
          </table:table-cell>
          <table:table-cell office:value-type="string">
            <text:p>3^2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4">
            <text:p>964</text:p>
          </table:table-cell>
          <table:table-cell office:value-type="string">
            <text:p>2^2 * 2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5">
            <text:p>965</text:p>
          </table:table-cell>
          <table:table-cell office:value-type="string">
            <text:p>5 * 1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6">
            <text:p>966</text:p>
          </table:table-cell>
          <table:table-cell office:value-type="string">
            <text:p>2 * 3 * 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7">
            <text:p>967</text:p>
          </table:table-cell>
          <table:table-cell table:style-name="ce4" office:value-type="string">
            <text:p>9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8">
            <text:p>968</text:p>
          </table:table-cell>
          <table:table-cell office:value-type="string">
            <text:p>2^3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9">
            <text:p>969</text:p>
          </table:table-cell>
          <table:table-cell office:value-type="string">
            <text:p>3 * 17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0">
            <text:p>970</text:p>
          </table:table-cell>
          <table:table-cell office:value-type="string">
            <text:p>2 * 5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1">
            <text:p>971</text:p>
          </table:table-cell>
          <table:table-cell table:style-name="ce4" office:value-type="string">
            <text:p>9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2">
            <text:p>972</text:p>
          </table:table-cell>
          <table:table-cell office:value-type="string">
            <text:p>2^2 * 3^6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3">
            <text:p>973</text:p>
          </table:table-cell>
          <table:table-cell office:value-type="string">
            <text:p>7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4">
            <text:p>974</text:p>
          </table:table-cell>
          <table:table-cell office:value-type="string">
            <text:p>2 * 4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5">
            <text:p>975</text:p>
          </table:table-cell>
          <table:table-cell office:value-type="string">
            <text:p>3 * 5^2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6">
            <text:p>976</text:p>
          </table:table-cell>
          <table:table-cell office:value-type="string">
            <text:p>2^4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7">
            <text:p>977</text:p>
          </table:table-cell>
          <table:table-cell table:style-name="ce4" office:value-type="string">
            <text:p>9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8">
            <text:p>978</text:p>
          </table:table-cell>
          <table:table-cell office:value-type="string">
            <text:p>2 * 3 * 1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9">
            <text:p>979</text:p>
          </table:table-cell>
          <table:table-cell office:value-type="string">
            <text:p>11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0">
            <text:p>980</text:p>
          </table:table-cell>
          <table:table-cell office:value-type="string">
            <text:p>2^2 * 5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1">
            <text:p>981</text:p>
          </table:table-cell>
          <table:table-cell office:value-type="string">
            <text:p>3^2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2">
            <text:p>982</text:p>
          </table:table-cell>
          <table:table-cell office:value-type="string">
            <text:p>2 * 4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3">
            <text:p>983</text:p>
          </table:table-cell>
          <table:table-cell table:style-name="ce4" office:value-type="string">
            <text:p>9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4">
            <text:p>984</text:p>
          </table:table-cell>
          <table:table-cell office:value-type="string">
            <text:p>2^3 * 3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5">
            <text:p>985</text:p>
          </table:table-cell>
          <table:table-cell office:value-type="string">
            <text:p>5 * 1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6">
            <text:p>986</text:p>
          </table:table-cell>
          <table:table-cell office:value-type="string">
            <text:p>2 * 17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7">
            <text:p>987</text:p>
          </table:table-cell>
          <table:table-cell office:value-type="string">
            <text:p>3 * 7 * 47</text:p>
          </table:table-cell>
          <table:table-cell office:value-type="string">
            <text:p>Fibonacci number.</text:p>
          </table:table-cell>
          <table:table-cell/>
          <table:table-cell table:style-name="ce7" table:number-columns-repeated="9"/>
          <table:table-cell/>
        </table:table-row>
        <table:table-row table:style-name="ro3">
          <table:table-cell office:value-type="float" office:value="988">
            <text:p>988</text:p>
          </table:table-cell>
          <table:table-cell office:value-type="string">
            <text:p>2^2 * 1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9">
            <text:p>989</text:p>
          </table:table-cell>
          <table:table-cell office:value-type="string">
            <text:p>23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0">
            <text:p>990</text:p>
          </table:table-cell>
          <table:table-cell office:value-type="string">
            <text:p>2 * 3^2 * 5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1">
            <text:p>991</text:p>
          </table:table-cell>
          <table:table-cell table:style-name="ce4" office:value-type="string">
            <text:p>9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2">
            <text:p>992</text:p>
          </table:table-cell>
          <table:table-cell office:value-type="string">
            <text:p>2^5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3">
            <text:p>993</text:p>
          </table:table-cell>
          <table:table-cell office:value-type="string">
            <text:p>3 * 3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4">
            <text:p>994</text:p>
          </table:table-cell>
          <table:table-cell office:value-type="string">
            <text:p>2 * 7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5">
            <text:p>995</text:p>
          </table:table-cell>
          <table:table-cell office:value-type="string">
            <text:p>5 * 1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6">
            <text:p>996</text:p>
          </table:table-cell>
          <table:table-cell office:value-type="string">
            <text:p>2^2 * 3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7">
            <text:p>997</text:p>
          </table:table-cell>
          <table:table-cell table:style-name="ce4" office:value-type="string">
            <text:p>9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8">
            <text:p>998</text:p>
          </table:table-cell>
          <table:table-cell office:value-type="string">
            <text:p>2 * 4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9">
            <text:p>999</text:p>
          </table:table-cell>
          <table:table-cell office:value-type="string">
            <text:p>3^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1000">
            <text:p>1000</text:p>
          </table:table-cell>
          <table:table-cell office:value-type="string">
            <text:p>2^3 * 5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 table:number-rows-repeated="37">
          <table:table-cell table:number-columns-repeated="4"/>
          <table:table-cell table:style-name="ce7" table:number-columns-repeated="9"/>
          <table:table-cell/>
        </table:table-row>
        <table:table-row table:style-name="ro1" table:number-rows-repeated="4">
          <table:table-cell table:style-name="Default"/>
          <table:table-cell table:style-name="ce7" table:number-columns-repeated="2"/>
          <table:table-cell/>
          <table:table-cell table:style-name="ce7" table:number-columns-repeated="9"/>
          <table:table-cell/>
        </table:table-row>
        <table:table-row table:style-name="ro1">
          <table:table-cell table:style-name="Default"/>
          <table:table-cell table:style-name="ce7" table:number-columns-repeated="2"/>
          <table:table-cell/>
          <table:table-cell table:style-name="ce7" table:number-columns-repeated="9"/>
          <table:table-cell/>
        </table:table-row>
      </table:table>
      <table:table table:name="Polygonal numbers" table:style-name="ta1">
        <table:table-column table:style-name="co11" table:default-cell-style-name="ce9"/>
        <table:table-column table:style-name="co10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>
            <text:p>List of polygonal numbers.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ce8" office:value-type="string">
            <text:p>n-th term</text:p>
          </table:table-cell>
          <table:table-cell table:style-name="ce8" office:value-type="string">
            <text:p>Triangular</text:p>
          </table:table-cell>
          <table:table-cell table:style-name="ce8" office:value-type="string">
            <text:p>Square</text:p>
          </table:table-cell>
          <table:table-cell table:style-name="ce8" office:value-type="string">
            <text:p>Pentagonal</text:p>
          </table:table-cell>
          <table:table-cell table:style-name="ce8" office:value-type="string">
            <text:p>Hexagonal</text:p>
          </table:table-cell>
          <table:table-cell table:style-name="ce8" office:value-type="string">
            <text:p>Heptagonal</text:p>
          </table:table-cell>
          <table:table-cell table:style-name="ce8" office:value-type="string">
            <text:p>Octagonal</text:p>
          </table:table-cell>
          <table:table-cell table:style-name="ce8" office:value-type="string">
            <text:p>Nonagonal</text:p>
          </table:table-cell>
          <table:table-cell table:style-name="ce8" office:value-type="string">
            <text:p>Decagonal</text:p>
          </table:table-cell>
          <table:table-cell table:style-name="ce8" office:value-type="string">
            <text:p>Hendecagonal</text:p>
          </table:table-cell>
          <table:table-cell table:style-name="ce8" office:value-type="string">
            <text:p>Dodecagonal</text:p>
          </table:table-cell>
          <table:table-cell/>
          <table:table-cell table:style-name="ce10" office:value-type="string">
            <text:p>Centered Triangular</text:p>
          </table:table-cell>
          <table:table-cell table:style-name="ce8" office:value-type="string">
            <text:p>Centered Square</text:p>
          </table:table-cell>
          <table:table-cell table:style-name="ce8" office:value-type="string">
            <text:p>Centered Pentagonal</text:p>
          </table:table-cell>
          <table:table-cell table:style-name="ce8" office:value-type="string">
            <text:p>Centered Hexagonal</text:p>
          </table:table-cell>
          <table:table-cell table:style-name="ce8" office:value-type="string">
            <text:p>Centered Heptagonal</text:p>
          </table:table-cell>
          <table:table-cell table:style-name="ce8" office:value-type="string">
            <text:p>Centered Octagonal</text:p>
          </table:table-cell>
          <table:table-cell table:style-name="ce8" office:value-type="string">
            <text:p>Centered Nonagonal</text:p>
          </table:table-cell>
          <table:table-cell table:style-name="ce8" office:value-type="string">
            <text:p>Centered Decago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*([.A4] + 1))/2" office:value-type="float" office:value="1">
            <text:p>1</text:p>
          </table:table-cell>
          <table:table-cell table:formula="of:=[.A4]*[.A4]" office:value-type="float" office:value="1">
            <text:p>1</text:p>
          </table:table-cell>
          <table:table-cell table:formula="of:=((3*[.A4]*[.A4])-[.A4])/2" office:value-type="float" office:value="1">
            <text:p>1</text:p>
          </table:table-cell>
          <table:table-cell table:formula="of:=[.A4] * ((2 * [.A4]) - 1)" office:value-type="float" office:value="1">
            <text:p>1</text:p>
          </table:table-cell>
          <table:table-cell table:formula="of:=((5 * ([.A4])^2) - (3 * [.A4]))/2" office:value-type="float" office:value="1">
            <text:p>1</text:p>
          </table:table-cell>
          <table:table-cell table:formula="of:=(3 * ([.A4])^2) - (2 * [.A4])" office:value-type="float" office:value="1">
            <text:p>1</text:p>
          </table:table-cell>
          <table:table-cell table:formula="of:=(([.A4])*((7 * [.A4])-5))/2" office:value-type="float" office:value="1">
            <text:p>1</text:p>
          </table:table-cell>
          <table:table-cell table:formula="of:=((4 * ([.A4])^2) - (3 * [.A4]))" office:value-type="float" office:value="1">
            <text:p>1</text:p>
          </table:table-cell>
          <table:table-cell table:formula="of:=((9 * ([.A4])^2) - (7 * [.A4]))/2" office:value-type="float" office:value="1">
            <text:p>1</text:p>
          </table:table-cell>
          <table:table-cell table:formula="of:=((10 * ([.A4])^2) - (8 * [.A4])) / 2" office:value-type="float" office:value="1">
            <text:p>1</text:p>
          </table:table-cell>
          <table:table-cell/>
          <table:table-cell table:formula="of:=((3*([.A4] - 1)^2) + (3 * ([.A4] - 1)) + 2)/2" office:value-type="float" office:value="1">
            <text:p>1</text:p>
          </table:table-cell>
          <table:table-cell table:formula="of:=([.A4] * [.A4]) + ([.A4] - 1)^2" office:value-type="float" office:value="1">
            <text:p>1</text:p>
          </table:table-cell>
          <table:table-cell table:formula="of:=((5 * ([.A4]-1)*([.A4] - 1)) + (5*([.A4] - 1)) + 2)/2" office:value-type="float" office:value="1">
            <text:p>1</text:p>
          </table:table-cell>
          <table:table-cell table:formula="of:=(3 * [.A4]) * ([.A4] - 1) + 1" office:value-type="float" office:value="1">
            <text:p>1</text:p>
          </table:table-cell>
          <table:table-cell table:formula="of:=((7 * ([.A4])^2) - (7 * [.A4]) + 2)/2" office:value-type="float" office:value="1">
            <text:p>1</text:p>
          </table:table-cell>
          <table:table-cell table:formula="of:=(4 * ([.A4])^2) - (4 * [.A4]) + 1" office:value-type="float" office:value="1">
            <text:p>1</text:p>
          </table:table-cell>
          <table:table-cell table:formula="of:=(((3 * ([.A4])) - 2) * ((3 * [.A4]) - 1))/2" office:value-type="float" office:value="1">
            <text:p>1</text:p>
          </table:table-cell>
          <table:table-cell table:formula="of:=(5 * (([.A4])^2 - [.A4])) + 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*([.A5] + 1))/2" office:value-type="float" office:value="3">
            <text:p>3</text:p>
          </table:table-cell>
          <table:table-cell table:formula="of:=[.A5]*[.A5]" office:value-type="float" office:value="4">
            <text:p>4</text:p>
          </table:table-cell>
          <table:table-cell table:formula="of:=((3*[.A5]*[.A5])-[.A5])/2" office:value-type="float" office:value="5">
            <text:p>5</text:p>
          </table:table-cell>
          <table:table-cell table:formula="of:=[.A5] * ((2 * [.A5]) - 1)" office:value-type="float" office:value="6">
            <text:p>6</text:p>
          </table:table-cell>
          <table:table-cell table:formula="of:=((5 * ([.A5])^2) - (3 * [.A5]))/2" office:value-type="float" office:value="7">
            <text:p>7</text:p>
          </table:table-cell>
          <table:table-cell table:formula="of:=(3 * ([.A5])^2) - (2 * [.A5])" office:value-type="float" office:value="8">
            <text:p>8</text:p>
          </table:table-cell>
          <table:table-cell table:formula="of:=(([.A5])*((7 * [.A5])-5))/2" office:value-type="float" office:value="9">
            <text:p>9</text:p>
          </table:table-cell>
          <table:table-cell table:formula="of:=((4 * ([.A5])^2) - (3 * [.A5]))" office:value-type="float" office:value="10">
            <text:p>10</text:p>
          </table:table-cell>
          <table:table-cell table:formula="of:=((9 * ([.A5])^2) - (7 * [.A5]))/2" office:value-type="float" office:value="11">
            <text:p>11</text:p>
          </table:table-cell>
          <table:table-cell table:formula="of:=((10 * ([.A5])^2) - (8 * [.A5])) / 2" office:value-type="float" office:value="12">
            <text:p>12</text:p>
          </table:table-cell>
          <table:table-cell/>
          <table:table-cell table:formula="of:=((3*([.A5] - 1)^2) + (3 * ([.A5] - 1)) + 2)/2" office:value-type="float" office:value="4">
            <text:p>4</text:p>
          </table:table-cell>
          <table:table-cell table:formula="of:=([.A5] * [.A5]) + ([.A5] - 1)^2" office:value-type="float" office:value="5">
            <text:p>5</text:p>
          </table:table-cell>
          <table:table-cell table:formula="of:=((5 * ([.A5]-1)*([.A5] - 1)) + (5*([.A5] - 1)) + 2)/2" office:value-type="float" office:value="6">
            <text:p>6</text:p>
          </table:table-cell>
          <table:table-cell table:formula="of:=(3 * [.A5]) * ([.A5] - 1) + 1" office:value-type="float" office:value="7">
            <text:p>7</text:p>
          </table:table-cell>
          <table:table-cell table:formula="of:=((7 * ([.A5])^2) - (7 * [.A5]) + 2)/2" office:value-type="float" office:value="8">
            <text:p>8</text:p>
          </table:table-cell>
          <table:table-cell table:formula="of:=(4 * ([.A5])^2) - (4 * [.A5]) + 1" office:value-type="float" office:value="9">
            <text:p>9</text:p>
          </table:table-cell>
          <table:table-cell table:formula="of:=(((3 * ([.A5])) - 2) * ((3 * [.A5]) - 1))/2" office:value-type="float" office:value="10">
            <text:p>10</text:p>
          </table:table-cell>
          <table:table-cell table:formula="of:=(5 * (([.A5])^2 - [.A5])) + 1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*([.A6] + 1))/2" office:value-type="float" office:value="6">
            <text:p>6</text:p>
          </table:table-cell>
          <table:table-cell table:formula="of:=[.A6]*[.A6]" office:value-type="float" office:value="9">
            <text:p>9</text:p>
          </table:table-cell>
          <table:table-cell table:formula="of:=((3*[.A6]*[.A6])-[.A6])/2" office:value-type="float" office:value="12">
            <text:p>12</text:p>
          </table:table-cell>
          <table:table-cell table:formula="of:=[.A6] * ((2 * [.A6]) - 1)" office:value-type="float" office:value="15">
            <text:p>15</text:p>
          </table:table-cell>
          <table:table-cell table:formula="of:=((5 * ([.A6])^2) - (3 * [.A6]))/2" office:value-type="float" office:value="18">
            <text:p>18</text:p>
          </table:table-cell>
          <table:table-cell table:formula="of:=(3 * ([.A6])^2) - (2 * [.A6])" office:value-type="float" office:value="21">
            <text:p>21</text:p>
          </table:table-cell>
          <table:table-cell table:formula="of:=(([.A6])*((7 * [.A6])-5))/2" office:value-type="float" office:value="24">
            <text:p>24</text:p>
          </table:table-cell>
          <table:table-cell table:formula="of:=((4 * ([.A6])^2) - (3 * [.A6]))" office:value-type="float" office:value="27">
            <text:p>27</text:p>
          </table:table-cell>
          <table:table-cell table:formula="of:=((9 * ([.A6])^2) - (7 * [.A6]))/2" office:value-type="float" office:value="30">
            <text:p>30</text:p>
          </table:table-cell>
          <table:table-cell table:formula="of:=((10 * ([.A6])^2) - (8 * [.A6])) / 2" office:value-type="float" office:value="33">
            <text:p>33</text:p>
          </table:table-cell>
          <table:table-cell/>
          <table:table-cell table:formula="of:=((3*([.A6] - 1)^2) + (3 * ([.A6] - 1)) + 2)/2" office:value-type="float" office:value="10">
            <text:p>10</text:p>
          </table:table-cell>
          <table:table-cell table:formula="of:=([.A6] * [.A6]) + ([.A6] - 1)^2" office:value-type="float" office:value="13">
            <text:p>13</text:p>
          </table:table-cell>
          <table:table-cell table:formula="of:=((5 * ([.A6]-1)*([.A6] - 1)) + (5*([.A6] - 1)) + 2)/2" office:value-type="float" office:value="16">
            <text:p>16</text:p>
          </table:table-cell>
          <table:table-cell table:formula="of:=(3 * [.A6]) * ([.A6] - 1) + 1" office:value-type="float" office:value="19">
            <text:p>19</text:p>
          </table:table-cell>
          <table:table-cell table:formula="of:=((7 * ([.A6])^2) - (7 * [.A6]) + 2)/2" office:value-type="float" office:value="22">
            <text:p>22</text:p>
          </table:table-cell>
          <table:table-cell table:formula="of:=(4 * ([.A6])^2) - (4 * [.A6]) + 1" office:value-type="float" office:value="25">
            <text:p>25</text:p>
          </table:table-cell>
          <table:table-cell table:formula="of:=(((3 * ([.A6])) - 2) * ((3 * [.A6]) - 1))/2" office:value-type="float" office:value="28">
            <text:p>28</text:p>
          </table:table-cell>
          <table:table-cell table:formula="of:=(5 * (([.A6])^2 - [.A6])) + 1" office:value-type="float" office:value="31">
            <text:p>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*([.A7] + 1))/2" office:value-type="float" office:value="10">
            <text:p>10</text:p>
          </table:table-cell>
          <table:table-cell table:formula="of:=[.A7]*[.A7]" office:value-type="float" office:value="16">
            <text:p>16</text:p>
          </table:table-cell>
          <table:table-cell table:formula="of:=((3*[.A7]*[.A7])-[.A7])/2" office:value-type="float" office:value="22">
            <text:p>22</text:p>
          </table:table-cell>
          <table:table-cell table:formula="of:=[.A7] * ((2 * [.A7]) - 1)" office:value-type="float" office:value="28">
            <text:p>28</text:p>
          </table:table-cell>
          <table:table-cell table:formula="of:=((5 * ([.A7])^2) - (3 * [.A7]))/2" office:value-type="float" office:value="34">
            <text:p>34</text:p>
          </table:table-cell>
          <table:table-cell table:formula="of:=(3 * ([.A7])^2) - (2 * [.A7])" office:value-type="float" office:value="40">
            <text:p>40</text:p>
          </table:table-cell>
          <table:table-cell table:formula="of:=(([.A7])*((7 * [.A7])-5))/2" office:value-type="float" office:value="46">
            <text:p>46</text:p>
          </table:table-cell>
          <table:table-cell table:formula="of:=((4 * ([.A7])^2) - (3 * [.A7]))" office:value-type="float" office:value="52">
            <text:p>52</text:p>
          </table:table-cell>
          <table:table-cell table:formula="of:=((9 * ([.A7])^2) - (7 * [.A7]))/2" office:value-type="float" office:value="58">
            <text:p>58</text:p>
          </table:table-cell>
          <table:table-cell table:formula="of:=((10 * ([.A7])^2) - (8 * [.A7])) / 2" office:value-type="float" office:value="64">
            <text:p>64</text:p>
          </table:table-cell>
          <table:table-cell/>
          <table:table-cell table:formula="of:=((3*([.A7] - 1)^2) + (3 * ([.A7] - 1)) + 2)/2" office:value-type="float" office:value="19">
            <text:p>19</text:p>
          </table:table-cell>
          <table:table-cell table:formula="of:=([.A7] * [.A7]) + ([.A7] - 1)^2" office:value-type="float" office:value="25">
            <text:p>25</text:p>
          </table:table-cell>
          <table:table-cell table:formula="of:=((5 * ([.A7]-1)*([.A7] - 1)) + (5*([.A7] - 1)) + 2)/2" office:value-type="float" office:value="31">
            <text:p>31</text:p>
          </table:table-cell>
          <table:table-cell table:formula="of:=(3 * [.A7]) * ([.A7] - 1) + 1" office:value-type="float" office:value="37">
            <text:p>37</text:p>
          </table:table-cell>
          <table:table-cell table:formula="of:=((7 * ([.A7])^2) - (7 * [.A7]) + 2)/2" office:value-type="float" office:value="43">
            <text:p>43</text:p>
          </table:table-cell>
          <table:table-cell table:formula="of:=(4 * ([.A7])^2) - (4 * [.A7]) + 1" office:value-type="float" office:value="49">
            <text:p>49</text:p>
          </table:table-cell>
          <table:table-cell table:formula="of:=(((3 * ([.A7])) - 2) * ((3 * [.A7]) - 1))/2" office:value-type="float" office:value="55">
            <text:p>55</text:p>
          </table:table-cell>
          <table:table-cell table:formula="of:=(5 * (([.A7])^2 - [.A7])) + 1" office:value-type="float" office:value="61">
            <text:p>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*([.A8] + 1))/2" office:value-type="float" office:value="15">
            <text:p>15</text:p>
          </table:table-cell>
          <table:table-cell table:formula="of:=[.A8]*[.A8]" office:value-type="float" office:value="25">
            <text:p>25</text:p>
          </table:table-cell>
          <table:table-cell table:formula="of:=((3*[.A8]*[.A8])-[.A8])/2" office:value-type="float" office:value="35">
            <text:p>35</text:p>
          </table:table-cell>
          <table:table-cell table:formula="of:=[.A8] * ((2 * [.A8]) - 1)" office:value-type="float" office:value="45">
            <text:p>45</text:p>
          </table:table-cell>
          <table:table-cell table:formula="of:=((5 * ([.A8])^2) - (3 * [.A8]))/2" office:value-type="float" office:value="55">
            <text:p>55</text:p>
          </table:table-cell>
          <table:table-cell table:formula="of:=(3 * ([.A8])^2) - (2 * [.A8])" office:value-type="float" office:value="65">
            <text:p>65</text:p>
          </table:table-cell>
          <table:table-cell table:formula="of:=(([.A8])*((7 * [.A8])-5))/2" office:value-type="float" office:value="75">
            <text:p>75</text:p>
          </table:table-cell>
          <table:table-cell table:formula="of:=((4 * ([.A8])^2) - (3 * [.A8]))" office:value-type="float" office:value="85">
            <text:p>85</text:p>
          </table:table-cell>
          <table:table-cell table:formula="of:=((9 * ([.A8])^2) - (7 * [.A8]))/2" office:value-type="float" office:value="95">
            <text:p>95</text:p>
          </table:table-cell>
          <table:table-cell table:formula="of:=((10 * ([.A8])^2) - (8 * [.A8])) / 2" office:value-type="float" office:value="105">
            <text:p>105</text:p>
          </table:table-cell>
          <table:table-cell/>
          <table:table-cell table:formula="of:=((3*([.A8] - 1)^2) + (3 * ([.A8] - 1)) + 2)/2" office:value-type="float" office:value="31">
            <text:p>31</text:p>
          </table:table-cell>
          <table:table-cell table:formula="of:=([.A8] * [.A8]) + ([.A8] - 1)^2" office:value-type="float" office:value="41">
            <text:p>41</text:p>
          </table:table-cell>
          <table:table-cell table:formula="of:=((5 * ([.A8]-1)*([.A8] - 1)) + (5*([.A8] - 1)) + 2)/2" office:value-type="float" office:value="51">
            <text:p>51</text:p>
          </table:table-cell>
          <table:table-cell table:formula="of:=(3 * [.A8]) * ([.A8] - 1) + 1" office:value-type="float" office:value="61">
            <text:p>61</text:p>
          </table:table-cell>
          <table:table-cell table:formula="of:=((7 * ([.A8])^2) - (7 * [.A8]) + 2)/2" office:value-type="float" office:value="71">
            <text:p>71</text:p>
          </table:table-cell>
          <table:table-cell table:formula="of:=(4 * ([.A8])^2) - (4 * [.A8]) + 1" office:value-type="float" office:value="81">
            <text:p>81</text:p>
          </table:table-cell>
          <table:table-cell table:formula="of:=(((3 * ([.A8])) - 2) * ((3 * [.A8]) - 1))/2" office:value-type="float" office:value="91">
            <text:p>91</text:p>
          </table:table-cell>
          <table:table-cell table:formula="of:=(5 * (([.A8])^2 - [.A8])) + 1"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*([.A9] + 1))/2" office:value-type="float" office:value="21">
            <text:p>21</text:p>
          </table:table-cell>
          <table:table-cell table:formula="of:=[.A9]*[.A9]" office:value-type="float" office:value="36">
            <text:p>36</text:p>
          </table:table-cell>
          <table:table-cell table:formula="of:=((3*[.A9]*[.A9])-[.A9])/2" office:value-type="float" office:value="51">
            <text:p>51</text:p>
          </table:table-cell>
          <table:table-cell table:formula="of:=[.A9] * ((2 * [.A9]) - 1)" office:value-type="float" office:value="66">
            <text:p>66</text:p>
          </table:table-cell>
          <table:table-cell table:formula="of:=((5 * ([.A9])^2) - (3 * [.A9]))/2" office:value-type="float" office:value="81">
            <text:p>81</text:p>
          </table:table-cell>
          <table:table-cell table:formula="of:=(3 * ([.A9])^2) - (2 * [.A9])" office:value-type="float" office:value="96">
            <text:p>96</text:p>
          </table:table-cell>
          <table:table-cell table:formula="of:=(([.A9])*((7 * [.A9])-5))/2" office:value-type="float" office:value="111">
            <text:p>111</text:p>
          </table:table-cell>
          <table:table-cell table:formula="of:=((4 * ([.A9])^2) - (3 * [.A9]))" office:value-type="float" office:value="126">
            <text:p>126</text:p>
          </table:table-cell>
          <table:table-cell table:formula="of:=((9 * ([.A9])^2) - (7 * [.A9]))/2" office:value-type="float" office:value="141">
            <text:p>141</text:p>
          </table:table-cell>
          <table:table-cell table:formula="of:=((10 * ([.A9])^2) - (8 * [.A9])) / 2" office:value-type="float" office:value="156">
            <text:p>156</text:p>
          </table:table-cell>
          <table:table-cell/>
          <table:table-cell table:formula="of:=((3*([.A9] - 1)^2) + (3 * ([.A9] - 1)) + 2)/2" office:value-type="float" office:value="46">
            <text:p>46</text:p>
          </table:table-cell>
          <table:table-cell table:formula="of:=([.A9] * [.A9]) + ([.A9] - 1)^2" office:value-type="float" office:value="61">
            <text:p>61</text:p>
          </table:table-cell>
          <table:table-cell table:formula="of:=((5 * ([.A9]-1)*([.A9] - 1)) + (5*([.A9] - 1)) + 2)/2" office:value-type="float" office:value="76">
            <text:p>76</text:p>
          </table:table-cell>
          <table:table-cell table:formula="of:=(3 * [.A9]) * ([.A9] - 1) + 1" office:value-type="float" office:value="91">
            <text:p>91</text:p>
          </table:table-cell>
          <table:table-cell table:formula="of:=((7 * ([.A9])^2) - (7 * [.A9]) + 2)/2" office:value-type="float" office:value="106">
            <text:p>106</text:p>
          </table:table-cell>
          <table:table-cell table:formula="of:=(4 * ([.A9])^2) - (4 * [.A9]) + 1" office:value-type="float" office:value="121">
            <text:p>121</text:p>
          </table:table-cell>
          <table:table-cell table:formula="of:=(((3 * ([.A9])) - 2) * ((3 * [.A9]) - 1))/2" office:value-type="float" office:value="136">
            <text:p>136</text:p>
          </table:table-cell>
          <table:table-cell table:formula="of:=(5 * (([.A9])^2 - [.A9])) + 1" office:value-type="float" office:value="151">
            <text:p>1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*([.A10] + 1))/2" office:value-type="float" office:value="28">
            <text:p>28</text:p>
          </table:table-cell>
          <table:table-cell table:formula="of:=[.A10]*[.A10]" office:value-type="float" office:value="49">
            <text:p>49</text:p>
          </table:table-cell>
          <table:table-cell table:formula="of:=((3*[.A10]*[.A10])-[.A10])/2" office:value-type="float" office:value="70">
            <text:p>70</text:p>
          </table:table-cell>
          <table:table-cell table:formula="of:=[.A10] * ((2 * [.A10]) - 1)" office:value-type="float" office:value="91">
            <text:p>91</text:p>
          </table:table-cell>
          <table:table-cell table:formula="of:=((5 * ([.A10])^2) - (3 * [.A10]))/2" office:value-type="float" office:value="112">
            <text:p>112</text:p>
          </table:table-cell>
          <table:table-cell table:formula="of:=(3 * ([.A10])^2) - (2 * [.A10])" office:value-type="float" office:value="133">
            <text:p>133</text:p>
          </table:table-cell>
          <table:table-cell table:formula="of:=(([.A10])*((7 * [.A10])-5))/2" office:value-type="float" office:value="154">
            <text:p>154</text:p>
          </table:table-cell>
          <table:table-cell table:formula="of:=((4 * ([.A10])^2) - (3 * [.A10]))" office:value-type="float" office:value="175">
            <text:p>175</text:p>
          </table:table-cell>
          <table:table-cell table:formula="of:=((9 * ([.A10])^2) - (7 * [.A10]))/2" office:value-type="float" office:value="196">
            <text:p>196</text:p>
          </table:table-cell>
          <table:table-cell table:formula="of:=((10 * ([.A10])^2) - (8 * [.A10])) / 2" office:value-type="float" office:value="217">
            <text:p>217</text:p>
          </table:table-cell>
          <table:table-cell/>
          <table:table-cell table:formula="of:=((3*([.A10] - 1)^2) + (3 * ([.A10] - 1)) + 2)/2" office:value-type="float" office:value="64">
            <text:p>64</text:p>
          </table:table-cell>
          <table:table-cell table:formula="of:=([.A10] * [.A10]) + ([.A10] - 1)^2" office:value-type="float" office:value="85">
            <text:p>85</text:p>
          </table:table-cell>
          <table:table-cell table:formula="of:=((5 * ([.A10]-1)*([.A10] - 1)) + (5*([.A10] - 1)) + 2)/2" office:value-type="float" office:value="106">
            <text:p>106</text:p>
          </table:table-cell>
          <table:table-cell table:formula="of:=(3 * [.A10]) * ([.A10] - 1) + 1" office:value-type="float" office:value="127">
            <text:p>127</text:p>
          </table:table-cell>
          <table:table-cell table:formula="of:=((7 * ([.A10])^2) - (7 * [.A10]) + 2)/2" office:value-type="float" office:value="148">
            <text:p>148</text:p>
          </table:table-cell>
          <table:table-cell table:formula="of:=(4 * ([.A10])^2) - (4 * [.A10]) + 1" office:value-type="float" office:value="169">
            <text:p>169</text:p>
          </table:table-cell>
          <table:table-cell table:formula="of:=(((3 * ([.A10])) - 2) * ((3 * [.A10]) - 1))/2" office:value-type="float" office:value="190">
            <text:p>190</text:p>
          </table:table-cell>
          <table:table-cell table:formula="of:=(5 * (([.A10])^2 - [.A10])) + 1" office:value-type="float" office:value="211">
            <text:p>2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*([.A11] + 1))/2" office:value-type="float" office:value="36">
            <text:p>36</text:p>
          </table:table-cell>
          <table:table-cell table:formula="of:=[.A11]*[.A11]" office:value-type="float" office:value="64">
            <text:p>64</text:p>
          </table:table-cell>
          <table:table-cell table:formula="of:=((3*[.A11]*[.A11])-[.A11])/2" office:value-type="float" office:value="92">
            <text:p>92</text:p>
          </table:table-cell>
          <table:table-cell table:formula="of:=[.A11] * ((2 * [.A11]) - 1)" office:value-type="float" office:value="120">
            <text:p>120</text:p>
          </table:table-cell>
          <table:table-cell table:formula="of:=((5 * ([.A11])^2) - (3 * [.A11]))/2" office:value-type="float" office:value="148">
            <text:p>148</text:p>
          </table:table-cell>
          <table:table-cell table:formula="of:=(3 * ([.A11])^2) - (2 * [.A11])" office:value-type="float" office:value="176">
            <text:p>176</text:p>
          </table:table-cell>
          <table:table-cell table:formula="of:=(([.A11])*((7 * [.A11])-5))/2" office:value-type="float" office:value="204">
            <text:p>204</text:p>
          </table:table-cell>
          <table:table-cell table:formula="of:=((4 * ([.A11])^2) - (3 * [.A11]))" office:value-type="float" office:value="232">
            <text:p>232</text:p>
          </table:table-cell>
          <table:table-cell table:formula="of:=((9 * ([.A11])^2) - (7 * [.A11]))/2" office:value-type="float" office:value="260">
            <text:p>260</text:p>
          </table:table-cell>
          <table:table-cell table:formula="of:=((10 * ([.A11])^2) - (8 * [.A11])) / 2" office:value-type="float" office:value="288">
            <text:p>288</text:p>
          </table:table-cell>
          <table:table-cell/>
          <table:table-cell table:formula="of:=((3*([.A11] - 1)^2) + (3 * ([.A11] - 1)) + 2)/2" office:value-type="float" office:value="85">
            <text:p>85</text:p>
          </table:table-cell>
          <table:table-cell table:formula="of:=([.A11] * [.A11]) + ([.A11] - 1)^2" office:value-type="float" office:value="113">
            <text:p>113</text:p>
          </table:table-cell>
          <table:table-cell table:formula="of:=((5 * ([.A11]-1)*([.A11] - 1)) + (5*([.A11] - 1)) + 2)/2" office:value-type="float" office:value="141">
            <text:p>141</text:p>
          </table:table-cell>
          <table:table-cell table:formula="of:=(3 * [.A11]) * ([.A11] - 1) + 1" office:value-type="float" office:value="169">
            <text:p>169</text:p>
          </table:table-cell>
          <table:table-cell table:formula="of:=((7 * ([.A11])^2) - (7 * [.A11]) + 2)/2" office:value-type="float" office:value="197">
            <text:p>197</text:p>
          </table:table-cell>
          <table:table-cell table:formula="of:=(4 * ([.A11])^2) - (4 * [.A11]) + 1" office:value-type="float" office:value="225">
            <text:p>225</text:p>
          </table:table-cell>
          <table:table-cell table:formula="of:=(((3 * ([.A11])) - 2) * ((3 * [.A11]) - 1))/2" office:value-type="float" office:value="253">
            <text:p>253</text:p>
          </table:table-cell>
          <table:table-cell table:formula="of:=(5 * (([.A11])^2 - [.A11])) + 1" office:value-type="float" office:value="281">
            <text:p>28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*([.A12] + 1))/2" office:value-type="float" office:value="45">
            <text:p>45</text:p>
          </table:table-cell>
          <table:table-cell table:formula="of:=[.A12]*[.A12]" office:value-type="float" office:value="81">
            <text:p>81</text:p>
          </table:table-cell>
          <table:table-cell table:formula="of:=((3*[.A12]*[.A12])-[.A12])/2" office:value-type="float" office:value="117">
            <text:p>117</text:p>
          </table:table-cell>
          <table:table-cell table:formula="of:=[.A12] * ((2 * [.A12]) - 1)" office:value-type="float" office:value="153">
            <text:p>153</text:p>
          </table:table-cell>
          <table:table-cell table:formula="of:=((5 * ([.A12])^2) - (3 * [.A12]))/2" office:value-type="float" office:value="189">
            <text:p>189</text:p>
          </table:table-cell>
          <table:table-cell table:formula="of:=(3 * ([.A12])^2) - (2 * [.A12])" office:value-type="float" office:value="225">
            <text:p>225</text:p>
          </table:table-cell>
          <table:table-cell table:formula="of:=(([.A12])*((7 * [.A12])-5))/2" office:value-type="float" office:value="261">
            <text:p>261</text:p>
          </table:table-cell>
          <table:table-cell table:formula="of:=((4 * ([.A12])^2) - (3 * [.A12]))" office:value-type="float" office:value="297">
            <text:p>297</text:p>
          </table:table-cell>
          <table:table-cell table:formula="of:=((9 * ([.A12])^2) - (7 * [.A12]))/2" office:value-type="float" office:value="333">
            <text:p>333</text:p>
          </table:table-cell>
          <table:table-cell table:formula="of:=((10 * ([.A12])^2) - (8 * [.A12])) / 2" office:value-type="float" office:value="369">
            <text:p>369</text:p>
          </table:table-cell>
          <table:table-cell/>
          <table:table-cell table:formula="of:=((3*([.A12] - 1)^2) + (3 * ([.A12] - 1)) + 2)/2" office:value-type="float" office:value="109">
            <text:p>109</text:p>
          </table:table-cell>
          <table:table-cell table:formula="of:=([.A12] * [.A12]) + ([.A12] - 1)^2" office:value-type="float" office:value="145">
            <text:p>145</text:p>
          </table:table-cell>
          <table:table-cell table:formula="of:=((5 * ([.A12]-1)*([.A12] - 1)) + (5*([.A12] - 1)) + 2)/2" office:value-type="float" office:value="181">
            <text:p>181</text:p>
          </table:table-cell>
          <table:table-cell table:formula="of:=(3 * [.A12]) * ([.A12] - 1) + 1" office:value-type="float" office:value="217">
            <text:p>217</text:p>
          </table:table-cell>
          <table:table-cell table:formula="of:=((7 * ([.A12])^2) - (7 * [.A12]) + 2)/2" office:value-type="float" office:value="253">
            <text:p>253</text:p>
          </table:table-cell>
          <table:table-cell table:formula="of:=(4 * ([.A12])^2) - (4 * [.A12]) + 1" office:value-type="float" office:value="289">
            <text:p>289</text:p>
          </table:table-cell>
          <table:table-cell table:formula="of:=(((3 * ([.A12])) - 2) * ((3 * [.A12]) - 1))/2" office:value-type="float" office:value="325">
            <text:p>325</text:p>
          </table:table-cell>
          <table:table-cell table:formula="of:=(5 * (([.A12])^2 - [.A12])) + 1" office:value-type="float" office:value="361">
            <text:p>3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*([.A13] + 1))/2" office:value-type="float" office:value="55">
            <text:p>55</text:p>
          </table:table-cell>
          <table:table-cell table:formula="of:=[.A13]*[.A13]" office:value-type="float" office:value="100">
            <text:p>100</text:p>
          </table:table-cell>
          <table:table-cell table:formula="of:=((3*[.A13]*[.A13])-[.A13])/2" office:value-type="float" office:value="145">
            <text:p>145</text:p>
          </table:table-cell>
          <table:table-cell table:formula="of:=[.A13] * ((2 * [.A13]) - 1)" office:value-type="float" office:value="190">
            <text:p>190</text:p>
          </table:table-cell>
          <table:table-cell table:formula="of:=((5 * ([.A13])^2) - (3 * [.A13]))/2" office:value-type="float" office:value="235">
            <text:p>235</text:p>
          </table:table-cell>
          <table:table-cell table:formula="of:=(3 * ([.A13])^2) - (2 * [.A13])" office:value-type="float" office:value="280">
            <text:p>280</text:p>
          </table:table-cell>
          <table:table-cell table:formula="of:=(([.A13])*((7 * [.A13])-5))/2" office:value-type="float" office:value="325">
            <text:p>325</text:p>
          </table:table-cell>
          <table:table-cell table:formula="of:=((4 * ([.A13])^2) - (3 * [.A13]))" office:value-type="float" office:value="370">
            <text:p>370</text:p>
          </table:table-cell>
          <table:table-cell table:formula="of:=((9 * ([.A13])^2) - (7 * [.A13]))/2" office:value-type="float" office:value="415">
            <text:p>415</text:p>
          </table:table-cell>
          <table:table-cell table:formula="of:=((10 * ([.A13])^2) - (8 * [.A13])) / 2" office:value-type="float" office:value="460">
            <text:p>460</text:p>
          </table:table-cell>
          <table:table-cell/>
          <table:table-cell table:formula="of:=((3*([.A13] - 1)^2) + (3 * ([.A13] - 1)) + 2)/2" office:value-type="float" office:value="136">
            <text:p>136</text:p>
          </table:table-cell>
          <table:table-cell table:formula="of:=([.A13] * [.A13]) + ([.A13] - 1)^2" office:value-type="float" office:value="181">
            <text:p>181</text:p>
          </table:table-cell>
          <table:table-cell table:formula="of:=((5 * ([.A13]-1)*([.A13] - 1)) + (5*([.A13] - 1)) + 2)/2" office:value-type="float" office:value="226">
            <text:p>226</text:p>
          </table:table-cell>
          <table:table-cell table:formula="of:=(3 * [.A13]) * ([.A13] - 1) + 1" office:value-type="float" office:value="271">
            <text:p>271</text:p>
          </table:table-cell>
          <table:table-cell table:formula="of:=((7 * ([.A13])^2) - (7 * [.A13]) + 2)/2" office:value-type="float" office:value="316">
            <text:p>316</text:p>
          </table:table-cell>
          <table:table-cell table:formula="of:=(4 * ([.A13])^2) - (4 * [.A13]) + 1" office:value-type="float" office:value="361">
            <text:p>361</text:p>
          </table:table-cell>
          <table:table-cell table:formula="of:=(((3 * ([.A13])) - 2) * ((3 * [.A13]) - 1))/2" office:value-type="float" office:value="406">
            <text:p>406</text:p>
          </table:table-cell>
          <table:table-cell table:formula="of:=(5 * (([.A13])^2 - [.A13])) + 1" office:value-type="float" office:value="451">
            <text:p>4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*([.A14] + 1))/2" office:value-type="float" office:value="66">
            <text:p>66</text:p>
          </table:table-cell>
          <table:table-cell table:formula="of:=[.A14]*[.A14]" office:value-type="float" office:value="121">
            <text:p>121</text:p>
          </table:table-cell>
          <table:table-cell table:formula="of:=((3*[.A14]*[.A14])-[.A14])/2" office:value-type="float" office:value="176">
            <text:p>176</text:p>
          </table:table-cell>
          <table:table-cell table:formula="of:=[.A14] * ((2 * [.A14]) - 1)" office:value-type="float" office:value="231">
            <text:p>231</text:p>
          </table:table-cell>
          <table:table-cell table:formula="of:=((5 * ([.A14])^2) - (3 * [.A14]))/2" office:value-type="float" office:value="286">
            <text:p>286</text:p>
          </table:table-cell>
          <table:table-cell table:formula="of:=(3 * ([.A14])^2) - (2 * [.A14])" office:value-type="float" office:value="341">
            <text:p>341</text:p>
          </table:table-cell>
          <table:table-cell table:formula="of:=(([.A14])*((7 * [.A14])-5))/2" office:value-type="float" office:value="396">
            <text:p>396</text:p>
          </table:table-cell>
          <table:table-cell table:formula="of:=((4 * ([.A14])^2) - (3 * [.A14]))" office:value-type="float" office:value="451">
            <text:p>451</text:p>
          </table:table-cell>
          <table:table-cell table:formula="of:=((9 * ([.A14])^2) - (7 * [.A14]))/2" office:value-type="float" office:value="506">
            <text:p>506</text:p>
          </table:table-cell>
          <table:table-cell table:formula="of:=((10 * ([.A14])^2) - (8 * [.A14])) / 2" office:value-type="float" office:value="561">
            <text:p>561</text:p>
          </table:table-cell>
          <table:table-cell/>
          <table:table-cell table:formula="of:=((3*([.A14] - 1)^2) + (3 * ([.A14] - 1)) + 2)/2" office:value-type="float" office:value="166">
            <text:p>166</text:p>
          </table:table-cell>
          <table:table-cell table:formula="of:=([.A14] * [.A14]) + ([.A14] - 1)^2" office:value-type="float" office:value="221">
            <text:p>221</text:p>
          </table:table-cell>
          <table:table-cell table:formula="of:=((5 * ([.A14]-1)*([.A14] - 1)) + (5*([.A14] - 1)) + 2)/2" office:value-type="float" office:value="276">
            <text:p>276</text:p>
          </table:table-cell>
          <table:table-cell table:formula="of:=(3 * [.A14]) * ([.A14] - 1) + 1" office:value-type="float" office:value="331">
            <text:p>331</text:p>
          </table:table-cell>
          <table:table-cell table:formula="of:=((7 * ([.A14])^2) - (7 * [.A14]) + 2)/2" office:value-type="float" office:value="386">
            <text:p>386</text:p>
          </table:table-cell>
          <table:table-cell table:formula="of:=(4 * ([.A14])^2) - (4 * [.A14]) + 1" office:value-type="float" office:value="441">
            <text:p>441</text:p>
          </table:table-cell>
          <table:table-cell table:formula="of:=(((3 * ([.A14])) - 2) * ((3 * [.A14]) - 1))/2" office:value-type="float" office:value="496">
            <text:p>496</text:p>
          </table:table-cell>
          <table:table-cell table:formula="of:=(5 * (([.A14])^2 - [.A14])) + 1" office:value-type="float" office:value="551">
            <text:p>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*([.A15] + 1))/2" office:value-type="float" office:value="78">
            <text:p>78</text:p>
          </table:table-cell>
          <table:table-cell table:formula="of:=[.A15]*[.A15]" office:value-type="float" office:value="144">
            <text:p>144</text:p>
          </table:table-cell>
          <table:table-cell table:formula="of:=((3*[.A15]*[.A15])-[.A15])/2" office:value-type="float" office:value="210">
            <text:p>210</text:p>
          </table:table-cell>
          <table:table-cell table:formula="of:=[.A15] * ((2 * [.A15]) - 1)" office:value-type="float" office:value="276">
            <text:p>276</text:p>
          </table:table-cell>
          <table:table-cell table:formula="of:=((5 * ([.A15])^2) - (3 * [.A15]))/2" office:value-type="float" office:value="342">
            <text:p>342</text:p>
          </table:table-cell>
          <table:table-cell table:formula="of:=(3 * ([.A15])^2) - (2 * [.A15])" office:value-type="float" office:value="408">
            <text:p>408</text:p>
          </table:table-cell>
          <table:table-cell table:formula="of:=(([.A15])*((7 * [.A15])-5))/2" office:value-type="float" office:value="474">
            <text:p>474</text:p>
          </table:table-cell>
          <table:table-cell table:formula="of:=((4 * ([.A15])^2) - (3 * [.A15]))" office:value-type="float" office:value="540">
            <text:p>540</text:p>
          </table:table-cell>
          <table:table-cell table:formula="of:=((9 * ([.A15])^2) - (7 * [.A15]))/2" office:value-type="float" office:value="606">
            <text:p>606</text:p>
          </table:table-cell>
          <table:table-cell table:formula="of:=((10 * ([.A15])^2) - (8 * [.A15])) / 2" office:value-type="float" office:value="672">
            <text:p>672</text:p>
          </table:table-cell>
          <table:table-cell/>
          <table:table-cell table:formula="of:=((3*([.A15] - 1)^2) + (3 * ([.A15] - 1)) + 2)/2" office:value-type="float" office:value="199">
            <text:p>199</text:p>
          </table:table-cell>
          <table:table-cell table:formula="of:=([.A15] * [.A15]) + ([.A15] - 1)^2" office:value-type="float" office:value="265">
            <text:p>265</text:p>
          </table:table-cell>
          <table:table-cell table:formula="of:=((5 * ([.A15]-1)*([.A15] - 1)) + (5*([.A15] - 1)) + 2)/2" office:value-type="float" office:value="331">
            <text:p>331</text:p>
          </table:table-cell>
          <table:table-cell table:formula="of:=(3 * [.A15]) * ([.A15] - 1) + 1" office:value-type="float" office:value="397">
            <text:p>397</text:p>
          </table:table-cell>
          <table:table-cell table:formula="of:=((7 * ([.A15])^2) - (7 * [.A15]) + 2)/2" office:value-type="float" office:value="463">
            <text:p>463</text:p>
          </table:table-cell>
          <table:table-cell table:formula="of:=(4 * ([.A15])^2) - (4 * [.A15]) + 1" office:value-type="float" office:value="529">
            <text:p>529</text:p>
          </table:table-cell>
          <table:table-cell table:formula="of:=(((3 * ([.A15])) - 2) * ((3 * [.A15]) - 1))/2" office:value-type="float" office:value="595">
            <text:p>595</text:p>
          </table:table-cell>
          <table:table-cell table:formula="of:=(5 * (([.A15])^2 - [.A15])) + 1" office:value-type="float" office:value="661">
            <text:p>6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*([.A16] + 1))/2" office:value-type="float" office:value="91">
            <text:p>91</text:p>
          </table:table-cell>
          <table:table-cell table:formula="of:=[.A16]*[.A16]" office:value-type="float" office:value="169">
            <text:p>169</text:p>
          </table:table-cell>
          <table:table-cell table:formula="of:=((3*[.A16]*[.A16])-[.A16])/2" office:value-type="float" office:value="247">
            <text:p>247</text:p>
          </table:table-cell>
          <table:table-cell table:formula="of:=[.A16] * ((2 * [.A16]) - 1)" office:value-type="float" office:value="325">
            <text:p>325</text:p>
          </table:table-cell>
          <table:table-cell table:formula="of:=((5 * ([.A16])^2) - (3 * [.A16]))/2" office:value-type="float" office:value="403">
            <text:p>403</text:p>
          </table:table-cell>
          <table:table-cell table:formula="of:=(3 * ([.A16])^2) - (2 * [.A16])" office:value-type="float" office:value="481">
            <text:p>481</text:p>
          </table:table-cell>
          <table:table-cell table:formula="of:=(([.A16])*((7 * [.A16])-5))/2" office:value-type="float" office:value="559">
            <text:p>559</text:p>
          </table:table-cell>
          <table:table-cell table:formula="of:=((4 * ([.A16])^2) - (3 * [.A16]))" office:value-type="float" office:value="637">
            <text:p>637</text:p>
          </table:table-cell>
          <table:table-cell table:formula="of:=((9 * ([.A16])^2) - (7 * [.A16]))/2" office:value-type="float" office:value="715">
            <text:p>715</text:p>
          </table:table-cell>
          <table:table-cell table:formula="of:=((10 * ([.A16])^2) - (8 * [.A16])) / 2" office:value-type="float" office:value="793">
            <text:p>793</text:p>
          </table:table-cell>
          <table:table-cell/>
          <table:table-cell table:formula="of:=((3*([.A16] - 1)^2) + (3 * ([.A16] - 1)) + 2)/2" office:value-type="float" office:value="235">
            <text:p>235</text:p>
          </table:table-cell>
          <table:table-cell table:formula="of:=([.A16] * [.A16]) + ([.A16] - 1)^2" office:value-type="float" office:value="313">
            <text:p>313</text:p>
          </table:table-cell>
          <table:table-cell table:formula="of:=((5 * ([.A16]-1)*([.A16] - 1)) + (5*([.A16] - 1)) + 2)/2" office:value-type="float" office:value="391">
            <text:p>391</text:p>
          </table:table-cell>
          <table:table-cell table:formula="of:=(3 * [.A16]) * ([.A16] - 1) + 1" office:value-type="float" office:value="469">
            <text:p>469</text:p>
          </table:table-cell>
          <table:table-cell table:formula="of:=((7 * ([.A16])^2) - (7 * [.A16]) + 2)/2" office:value-type="float" office:value="547">
            <text:p>547</text:p>
          </table:table-cell>
          <table:table-cell table:formula="of:=(4 * ([.A16])^2) - (4 * [.A16]) + 1" office:value-type="float" office:value="625">
            <text:p>625</text:p>
          </table:table-cell>
          <table:table-cell table:formula="of:=(((3 * ([.A16])) - 2) * ((3 * [.A16]) - 1))/2" office:value-type="float" office:value="703">
            <text:p>703</text:p>
          </table:table-cell>
          <table:table-cell table:formula="of:=(5 * (([.A16])^2 - [.A16])) + 1" office:value-type="float" office:value="781">
            <text:p>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*([.A17] + 1))/2" office:value-type="float" office:value="105">
            <text:p>105</text:p>
          </table:table-cell>
          <table:table-cell table:formula="of:=[.A17]*[.A17]" office:value-type="float" office:value="196">
            <text:p>196</text:p>
          </table:table-cell>
          <table:table-cell table:formula="of:=((3*[.A17]*[.A17])-[.A17])/2" office:value-type="float" office:value="287">
            <text:p>287</text:p>
          </table:table-cell>
          <table:table-cell table:formula="of:=[.A17] * ((2 * [.A17]) - 1)" office:value-type="float" office:value="378">
            <text:p>378</text:p>
          </table:table-cell>
          <table:table-cell table:formula="of:=((5 * ([.A17])^2) - (3 * [.A17]))/2" office:value-type="float" office:value="469">
            <text:p>469</text:p>
          </table:table-cell>
          <table:table-cell table:formula="of:=(3 * ([.A17])^2) - (2 * [.A17])" office:value-type="float" office:value="560">
            <text:p>560</text:p>
          </table:table-cell>
          <table:table-cell table:formula="of:=(([.A17])*((7 * [.A17])-5))/2" office:value-type="float" office:value="651">
            <text:p>651</text:p>
          </table:table-cell>
          <table:table-cell table:formula="of:=((4 * ([.A17])^2) - (3 * [.A17]))" office:value-type="float" office:value="742">
            <text:p>742</text:p>
          </table:table-cell>
          <table:table-cell table:formula="of:=((9 * ([.A17])^2) - (7 * [.A17]))/2" office:value-type="float" office:value="833">
            <text:p>833</text:p>
          </table:table-cell>
          <table:table-cell table:formula="of:=((10 * ([.A17])^2) - (8 * [.A17])) / 2" office:value-type="float" office:value="924">
            <text:p>924</text:p>
          </table:table-cell>
          <table:table-cell/>
          <table:table-cell table:formula="of:=((3*([.A17] - 1)^2) + (3 * ([.A17] - 1)) + 2)/2" office:value-type="float" office:value="274">
            <text:p>274</text:p>
          </table:table-cell>
          <table:table-cell table:formula="of:=([.A17] * [.A17]) + ([.A17] - 1)^2" office:value-type="float" office:value="365">
            <text:p>365</text:p>
          </table:table-cell>
          <table:table-cell table:formula="of:=((5 * ([.A17]-1)*([.A17] - 1)) + (5*([.A17] - 1)) + 2)/2" office:value-type="float" office:value="456">
            <text:p>456</text:p>
          </table:table-cell>
          <table:table-cell table:formula="of:=(3 * [.A17]) * ([.A17] - 1) + 1" office:value-type="float" office:value="547">
            <text:p>547</text:p>
          </table:table-cell>
          <table:table-cell table:formula="of:=((7 * ([.A17])^2) - (7 * [.A17]) + 2)/2" office:value-type="float" office:value="638">
            <text:p>638</text:p>
          </table:table-cell>
          <table:table-cell table:formula="of:=(4 * ([.A17])^2) - (4 * [.A17]) + 1" office:value-type="float" office:value="729">
            <text:p>729</text:p>
          </table:table-cell>
          <table:table-cell table:formula="of:=(((3 * ([.A17])) - 2) * ((3 * [.A17]) - 1))/2" office:value-type="float" office:value="820">
            <text:p>820</text:p>
          </table:table-cell>
          <table:table-cell table:formula="of:=(5 * (([.A17])^2 - [.A17])) + 1" office:value-type="float" office:value="911">
            <text:p>9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*([.A18] + 1))/2" office:value-type="float" office:value="120">
            <text:p>120</text:p>
          </table:table-cell>
          <table:table-cell table:formula="of:=[.A18]*[.A18]" office:value-type="float" office:value="225">
            <text:p>225</text:p>
          </table:table-cell>
          <table:table-cell table:formula="of:=((3*[.A18]*[.A18])-[.A18])/2" office:value-type="float" office:value="330">
            <text:p>330</text:p>
          </table:table-cell>
          <table:table-cell table:formula="of:=[.A18] * ((2 * [.A18]) - 1)" office:value-type="float" office:value="435">
            <text:p>435</text:p>
          </table:table-cell>
          <table:table-cell table:formula="of:=((5 * ([.A18])^2) - (3 * [.A18]))/2" office:value-type="float" office:value="540">
            <text:p>540</text:p>
          </table:table-cell>
          <table:table-cell table:formula="of:=(3 * ([.A18])^2) - (2 * [.A18])" office:value-type="float" office:value="645">
            <text:p>645</text:p>
          </table:table-cell>
          <table:table-cell table:formula="of:=(([.A18])*((7 * [.A18])-5))/2" office:value-type="float" office:value="750">
            <text:p>750</text:p>
          </table:table-cell>
          <table:table-cell table:formula="of:=((4 * ([.A18])^2) - (3 * [.A18]))" office:value-type="float" office:value="855">
            <text:p>855</text:p>
          </table:table-cell>
          <table:table-cell table:formula="of:=((9 * ([.A18])^2) - (7 * [.A18]))/2" office:value-type="float" office:value="960">
            <text:p>960</text:p>
          </table:table-cell>
          <table:table-cell table:formula="of:=((10 * ([.A18])^2) - (8 * [.A18])) / 2" office:value-type="float" office:value="1065">
            <text:p>1065</text:p>
          </table:table-cell>
          <table:table-cell/>
          <table:table-cell table:formula="of:=((3*([.A18] - 1)^2) + (3 * ([.A18] - 1)) + 2)/2" office:value-type="float" office:value="316">
            <text:p>316</text:p>
          </table:table-cell>
          <table:table-cell table:formula="of:=([.A18] * [.A18]) + ([.A18] - 1)^2" office:value-type="float" office:value="421">
            <text:p>421</text:p>
          </table:table-cell>
          <table:table-cell table:formula="of:=((5 * ([.A18]-1)*([.A18] - 1)) + (5*([.A18] - 1)) + 2)/2" office:value-type="float" office:value="526">
            <text:p>526</text:p>
          </table:table-cell>
          <table:table-cell table:formula="of:=(3 * [.A18]) * ([.A18] - 1) + 1" office:value-type="float" office:value="631">
            <text:p>631</text:p>
          </table:table-cell>
          <table:table-cell table:formula="of:=((7 * ([.A18])^2) - (7 * [.A18]) + 2)/2" office:value-type="float" office:value="736">
            <text:p>736</text:p>
          </table:table-cell>
          <table:table-cell table:formula="of:=(4 * ([.A18])^2) - (4 * [.A18]) + 1" office:value-type="float" office:value="841">
            <text:p>841</text:p>
          </table:table-cell>
          <table:table-cell table:formula="of:=(((3 * ([.A18])) - 2) * ((3 * [.A18]) - 1))/2" office:value-type="float" office:value="946">
            <text:p>946</text:p>
          </table:table-cell>
          <table:table-cell table:formula="of:=(5 * (([.A18])^2 - [.A18])) + 1" office:value-type="float" office:value="1051">
            <text:p>10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*([.A19] + 1))/2" office:value-type="float" office:value="136">
            <text:p>136</text:p>
          </table:table-cell>
          <table:table-cell table:formula="of:=[.A19]*[.A19]" office:value-type="float" office:value="256">
            <text:p>256</text:p>
          </table:table-cell>
          <table:table-cell table:formula="of:=((3*[.A19]*[.A19])-[.A19])/2" office:value-type="float" office:value="376">
            <text:p>376</text:p>
          </table:table-cell>
          <table:table-cell table:formula="of:=[.A19] * ((2 * [.A19]) - 1)" office:value-type="float" office:value="496">
            <text:p>496</text:p>
          </table:table-cell>
          <table:table-cell table:formula="of:=((5 * ([.A19])^2) - (3 * [.A19]))/2" office:value-type="float" office:value="616">
            <text:p>616</text:p>
          </table:table-cell>
          <table:table-cell table:formula="of:=(3 * ([.A19])^2) - (2 * [.A19])" office:value-type="float" office:value="736">
            <text:p>736</text:p>
          </table:table-cell>
          <table:table-cell table:formula="of:=(([.A19])*((7 * [.A19])-5))/2" office:value-type="float" office:value="856">
            <text:p>856</text:p>
          </table:table-cell>
          <table:table-cell table:formula="of:=((4 * ([.A19])^2) - (3 * [.A19]))" office:value-type="float" office:value="976">
            <text:p>976</text:p>
          </table:table-cell>
          <table:table-cell table:formula="of:=((9 * ([.A19])^2) - (7 * [.A19]))/2" office:value-type="float" office:value="1096">
            <text:p>1096</text:p>
          </table:table-cell>
          <table:table-cell table:formula="of:=((10 * ([.A19])^2) - (8 * [.A19])) / 2" office:value-type="float" office:value="1216">
            <text:p>1216</text:p>
          </table:table-cell>
          <table:table-cell/>
          <table:table-cell table:formula="of:=((3*([.A19] - 1)^2) + (3 * ([.A19] - 1)) + 2)/2" office:value-type="float" office:value="361">
            <text:p>361</text:p>
          </table:table-cell>
          <table:table-cell table:formula="of:=([.A19] * [.A19]) + ([.A19] - 1)^2" office:value-type="float" office:value="481">
            <text:p>481</text:p>
          </table:table-cell>
          <table:table-cell table:formula="of:=((5 * ([.A19]-1)*([.A19] - 1)) + (5*([.A19] - 1)) + 2)/2" office:value-type="float" office:value="601">
            <text:p>601</text:p>
          </table:table-cell>
          <table:table-cell table:formula="of:=(3 * [.A19]) * ([.A19] - 1) + 1" office:value-type="float" office:value="721">
            <text:p>721</text:p>
          </table:table-cell>
          <table:table-cell table:formula="of:=((7 * ([.A19])^2) - (7 * [.A19]) + 2)/2" office:value-type="float" office:value="841">
            <text:p>841</text:p>
          </table:table-cell>
          <table:table-cell table:formula="of:=(4 * ([.A19])^2) - (4 * [.A19]) + 1" office:value-type="float" office:value="961">
            <text:p>961</text:p>
          </table:table-cell>
          <table:table-cell table:formula="of:=(((3 * ([.A19])) - 2) * ((3 * [.A19]) - 1))/2" office:value-type="float" office:value="1081">
            <text:p>1081</text:p>
          </table:table-cell>
          <table:table-cell table:formula="of:=(5 * (([.A19])^2 - [.A19])) + 1" office:value-type="float" office:value="1201">
            <text:p>12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*([.A20] + 1))/2" office:value-type="float" office:value="153">
            <text:p>153</text:p>
          </table:table-cell>
          <table:table-cell table:formula="of:=[.A20]*[.A20]" office:value-type="float" office:value="289">
            <text:p>289</text:p>
          </table:table-cell>
          <table:table-cell table:formula="of:=((3*[.A20]*[.A20])-[.A20])/2" office:value-type="float" office:value="425">
            <text:p>425</text:p>
          </table:table-cell>
          <table:table-cell table:formula="of:=[.A20] * ((2 * [.A20]) - 1)" office:value-type="float" office:value="561">
            <text:p>561</text:p>
          </table:table-cell>
          <table:table-cell table:formula="of:=((5 * ([.A20])^2) - (3 * [.A20]))/2" office:value-type="float" office:value="697">
            <text:p>697</text:p>
          </table:table-cell>
          <table:table-cell table:formula="of:=(3 * ([.A20])^2) - (2 * [.A20])" office:value-type="float" office:value="833">
            <text:p>833</text:p>
          </table:table-cell>
          <table:table-cell table:formula="of:=(([.A20])*((7 * [.A20])-5))/2" office:value-type="float" office:value="969">
            <text:p>969</text:p>
          </table:table-cell>
          <table:table-cell table:formula="of:=((4 * ([.A20])^2) - (3 * [.A20]))" office:value-type="float" office:value="1105">
            <text:p>1105</text:p>
          </table:table-cell>
          <table:table-cell table:formula="of:=((9 * ([.A20])^2) - (7 * [.A20]))/2" office:value-type="float" office:value="1241">
            <text:p>1241</text:p>
          </table:table-cell>
          <table:table-cell table:formula="of:=((10 * ([.A20])^2) - (8 * [.A20])) / 2" office:value-type="float" office:value="1377">
            <text:p>1377</text:p>
          </table:table-cell>
          <table:table-cell/>
          <table:table-cell table:formula="of:=((3*([.A20] - 1)^2) + (3 * ([.A20] - 1)) + 2)/2" office:value-type="float" office:value="409">
            <text:p>409</text:p>
          </table:table-cell>
          <table:table-cell table:formula="of:=([.A20] * [.A20]) + ([.A20] - 1)^2" office:value-type="float" office:value="545">
            <text:p>545</text:p>
          </table:table-cell>
          <table:table-cell table:formula="of:=((5 * ([.A20]-1)*([.A20] - 1)) + (5*([.A20] - 1)) + 2)/2" office:value-type="float" office:value="681">
            <text:p>681</text:p>
          </table:table-cell>
          <table:table-cell table:formula="of:=(3 * [.A20]) * ([.A20] - 1) + 1" office:value-type="float" office:value="817">
            <text:p>817</text:p>
          </table:table-cell>
          <table:table-cell table:formula="of:=((7 * ([.A20])^2) - (7 * [.A20]) + 2)/2" office:value-type="float" office:value="953">
            <text:p>953</text:p>
          </table:table-cell>
          <table:table-cell table:formula="of:=(4 * ([.A20])^2) - (4 * [.A20]) + 1" office:value-type="float" office:value="1089">
            <text:p>1089</text:p>
          </table:table-cell>
          <table:table-cell table:formula="of:=(((3 * ([.A20])) - 2) * ((3 * [.A20]) - 1))/2" office:value-type="float" office:value="1225">
            <text:p>1225</text:p>
          </table:table-cell>
          <table:table-cell table:formula="of:=(5 * (([.A20])^2 - [.A20])) + 1" office:value-type="float" office:value="1361">
            <text:p>13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*([.A21] + 1))/2" office:value-type="float" office:value="171">
            <text:p>171</text:p>
          </table:table-cell>
          <table:table-cell table:formula="of:=[.A21]*[.A21]" office:value-type="float" office:value="324">
            <text:p>324</text:p>
          </table:table-cell>
          <table:table-cell table:formula="of:=((3*[.A21]*[.A21])-[.A21])/2" office:value-type="float" office:value="477">
            <text:p>477</text:p>
          </table:table-cell>
          <table:table-cell table:formula="of:=[.A21] * ((2 * [.A21]) - 1)" office:value-type="float" office:value="630">
            <text:p>630</text:p>
          </table:table-cell>
          <table:table-cell table:formula="of:=((5 * ([.A21])^2) - (3 * [.A21]))/2" office:value-type="float" office:value="783">
            <text:p>783</text:p>
          </table:table-cell>
          <table:table-cell table:formula="of:=(3 * ([.A21])^2) - (2 * [.A21])" office:value-type="float" office:value="936">
            <text:p>936</text:p>
          </table:table-cell>
          <table:table-cell table:formula="of:=(([.A21])*((7 * [.A21])-5))/2" office:value-type="float" office:value="1089">
            <text:p>1089</text:p>
          </table:table-cell>
          <table:table-cell table:formula="of:=((4 * ([.A21])^2) - (3 * [.A21]))" office:value-type="float" office:value="1242">
            <text:p>1242</text:p>
          </table:table-cell>
          <table:table-cell table:formula="of:=((9 * ([.A21])^2) - (7 * [.A21]))/2" office:value-type="float" office:value="1395">
            <text:p>1395</text:p>
          </table:table-cell>
          <table:table-cell table:formula="of:=((10 * ([.A21])^2) - (8 * [.A21])) / 2" office:value-type="float" office:value="1548">
            <text:p>1548</text:p>
          </table:table-cell>
          <table:table-cell/>
          <table:table-cell table:formula="of:=((3*([.A21] - 1)^2) + (3 * ([.A21] - 1)) + 2)/2" office:value-type="float" office:value="460">
            <text:p>460</text:p>
          </table:table-cell>
          <table:table-cell table:formula="of:=([.A21] * [.A21]) + ([.A21] - 1)^2" office:value-type="float" office:value="613">
            <text:p>613</text:p>
          </table:table-cell>
          <table:table-cell table:formula="of:=((5 * ([.A21]-1)*([.A21] - 1)) + (5*([.A21] - 1)) + 2)/2" office:value-type="float" office:value="766">
            <text:p>766</text:p>
          </table:table-cell>
          <table:table-cell table:formula="of:=(3 * [.A21]) * ([.A21] - 1) + 1" office:value-type="float" office:value="919">
            <text:p>919</text:p>
          </table:table-cell>
          <table:table-cell table:formula="of:=((7 * ([.A21])^2) - (7 * [.A21]) + 2)/2" office:value-type="float" office:value="1072">
            <text:p>1072</text:p>
          </table:table-cell>
          <table:table-cell table:formula="of:=(4 * ([.A21])^2) - (4 * [.A21]) + 1" office:value-type="float" office:value="1225">
            <text:p>1225</text:p>
          </table:table-cell>
          <table:table-cell table:formula="of:=(((3 * ([.A21])) - 2) * ((3 * [.A21]) - 1))/2" office:value-type="float" office:value="1378">
            <text:p>1378</text:p>
          </table:table-cell>
          <table:table-cell table:formula="of:=(5 * (([.A21])^2 - [.A21])) + 1" office:value-type="float" office:value="1531">
            <text:p>15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*([.A22] + 1))/2" office:value-type="float" office:value="190">
            <text:p>190</text:p>
          </table:table-cell>
          <table:table-cell table:formula="of:=[.A22]*[.A22]" office:value-type="float" office:value="361">
            <text:p>361</text:p>
          </table:table-cell>
          <table:table-cell table:formula="of:=((3*[.A22]*[.A22])-[.A22])/2" office:value-type="float" office:value="532">
            <text:p>532</text:p>
          </table:table-cell>
          <table:table-cell table:formula="of:=[.A22] * ((2 * [.A22]) - 1)" office:value-type="float" office:value="703">
            <text:p>703</text:p>
          </table:table-cell>
          <table:table-cell table:formula="of:=((5 * ([.A22])^2) - (3 * [.A22]))/2" office:value-type="float" office:value="874">
            <text:p>874</text:p>
          </table:table-cell>
          <table:table-cell table:formula="of:=(3 * ([.A22])^2) - (2 * [.A22])" office:value-type="float" office:value="1045">
            <text:p>1045</text:p>
          </table:table-cell>
          <table:table-cell table:formula="of:=(([.A22])*((7 * [.A22])-5))/2" office:value-type="float" office:value="1216">
            <text:p>1216</text:p>
          </table:table-cell>
          <table:table-cell table:formula="of:=((4 * ([.A22])^2) - (3 * [.A22]))" office:value-type="float" office:value="1387">
            <text:p>1387</text:p>
          </table:table-cell>
          <table:table-cell table:formula="of:=((9 * ([.A22])^2) - (7 * [.A22]))/2" office:value-type="float" office:value="1558">
            <text:p>1558</text:p>
          </table:table-cell>
          <table:table-cell table:formula="of:=((10 * ([.A22])^2) - (8 * [.A22])) / 2" office:value-type="float" office:value="1729">
            <text:p>1729</text:p>
          </table:table-cell>
          <table:table-cell/>
          <table:table-cell table:formula="of:=((3*([.A22] - 1)^2) + (3 * ([.A22] - 1)) + 2)/2" office:value-type="float" office:value="514">
            <text:p>514</text:p>
          </table:table-cell>
          <table:table-cell table:formula="of:=([.A22] * [.A22]) + ([.A22] - 1)^2" office:value-type="float" office:value="685">
            <text:p>685</text:p>
          </table:table-cell>
          <table:table-cell table:formula="of:=((5 * ([.A22]-1)*([.A22] - 1)) + (5*([.A22] - 1)) + 2)/2" office:value-type="float" office:value="856">
            <text:p>856</text:p>
          </table:table-cell>
          <table:table-cell table:formula="of:=(3 * [.A22]) * ([.A22] - 1) + 1" office:value-type="float" office:value="1027">
            <text:p>1027</text:p>
          </table:table-cell>
          <table:table-cell table:formula="of:=((7 * ([.A22])^2) - (7 * [.A22]) + 2)/2" office:value-type="float" office:value="1198">
            <text:p>1198</text:p>
          </table:table-cell>
          <table:table-cell table:formula="of:=(4 * ([.A22])^2) - (4 * [.A22]) + 1" office:value-type="float" office:value="1369">
            <text:p>1369</text:p>
          </table:table-cell>
          <table:table-cell table:formula="of:=(((3 * ([.A22])) - 2) * ((3 * [.A22]) - 1))/2" office:value-type="float" office:value="1540">
            <text:p>1540</text:p>
          </table:table-cell>
          <table:table-cell table:formula="of:=(5 * (([.A22])^2 - [.A22])) + 1" office:value-type="float" office:value="1711">
            <text:p>17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*([.A23] + 1))/2" office:value-type="float" office:value="210">
            <text:p>210</text:p>
          </table:table-cell>
          <table:table-cell table:formula="of:=[.A23]*[.A23]" office:value-type="float" office:value="400">
            <text:p>400</text:p>
          </table:table-cell>
          <table:table-cell table:formula="of:=((3*[.A23]*[.A23])-[.A23])/2" office:value-type="float" office:value="590">
            <text:p>590</text:p>
          </table:table-cell>
          <table:table-cell table:formula="of:=[.A23] * ((2 * [.A23]) - 1)" office:value-type="float" office:value="780">
            <text:p>780</text:p>
          </table:table-cell>
          <table:table-cell table:formula="of:=((5 * ([.A23])^2) - (3 * [.A23]))/2" office:value-type="float" office:value="970">
            <text:p>970</text:p>
          </table:table-cell>
          <table:table-cell table:formula="of:=(3 * ([.A23])^2) - (2 * [.A23])" office:value-type="float" office:value="1160">
            <text:p>1160</text:p>
          </table:table-cell>
          <table:table-cell table:formula="of:=(([.A23])*((7 * [.A23])-5))/2" office:value-type="float" office:value="1350">
            <text:p>1350</text:p>
          </table:table-cell>
          <table:table-cell table:formula="of:=((4 * ([.A23])^2) - (3 * [.A23]))" office:value-type="float" office:value="1540">
            <text:p>1540</text:p>
          </table:table-cell>
          <table:table-cell table:formula="of:=((9 * ([.A23])^2) - (7 * [.A23]))/2" office:value-type="float" office:value="1730">
            <text:p>1730</text:p>
          </table:table-cell>
          <table:table-cell table:formula="of:=((10 * ([.A23])^2) - (8 * [.A23])) / 2" office:value-type="float" office:value="1920">
            <text:p>1920</text:p>
          </table:table-cell>
          <table:table-cell/>
          <table:table-cell table:formula="of:=((3*([.A23] - 1)^2) + (3 * ([.A23] - 1)) + 2)/2" office:value-type="float" office:value="571">
            <text:p>571</text:p>
          </table:table-cell>
          <table:table-cell table:formula="of:=([.A23] * [.A23]) + ([.A23] - 1)^2" office:value-type="float" office:value="761">
            <text:p>761</text:p>
          </table:table-cell>
          <table:table-cell table:formula="of:=((5 * ([.A23]-1)*([.A23] - 1)) + (5*([.A23] - 1)) + 2)/2" office:value-type="float" office:value="951">
            <text:p>951</text:p>
          </table:table-cell>
          <table:table-cell table:formula="of:=(3 * [.A23]) * ([.A23] - 1) + 1" office:value-type="float" office:value="1141">
            <text:p>1141</text:p>
          </table:table-cell>
          <table:table-cell table:formula="of:=((7 * ([.A23])^2) - (7 * [.A23]) + 2)/2" office:value-type="float" office:value="1331">
            <text:p>1331</text:p>
          </table:table-cell>
          <table:table-cell table:formula="of:=(4 * ([.A23])^2) - (4 * [.A23]) + 1" office:value-type="float" office:value="1521">
            <text:p>1521</text:p>
          </table:table-cell>
          <table:table-cell table:formula="of:=(((3 * ([.A23])) - 2) * ((3 * [.A23]) - 1))/2" office:value-type="float" office:value="1711">
            <text:p>1711</text:p>
          </table:table-cell>
          <table:table-cell table:formula="of:=(5 * (([.A23])^2 - [.A23])) + 1" office:value-type="float" office:value="1901">
            <text:p>19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*([.A24] + 1))/2" office:value-type="float" office:value="231">
            <text:p>231</text:p>
          </table:table-cell>
          <table:table-cell table:formula="of:=[.A24]*[.A24]" office:value-type="float" office:value="441">
            <text:p>441</text:p>
          </table:table-cell>
          <table:table-cell table:formula="of:=((3*[.A24]*[.A24])-[.A24])/2" office:value-type="float" office:value="651">
            <text:p>651</text:p>
          </table:table-cell>
          <table:table-cell table:formula="of:=[.A24] * ((2 * [.A24]) - 1)" office:value-type="float" office:value="861">
            <text:p>861</text:p>
          </table:table-cell>
          <table:table-cell table:formula="of:=((5 * ([.A24])^2) - (3 * [.A24]))/2" office:value-type="float" office:value="1071">
            <text:p>1071</text:p>
          </table:table-cell>
          <table:table-cell table:formula="of:=(3 * ([.A24])^2) - (2 * [.A24])" office:value-type="float" office:value="1281">
            <text:p>1281</text:p>
          </table:table-cell>
          <table:table-cell table:formula="of:=(([.A24])*((7 * [.A24])-5))/2" office:value-type="float" office:value="1491">
            <text:p>1491</text:p>
          </table:table-cell>
          <table:table-cell table:formula="of:=((4 * ([.A24])^2) - (3 * [.A24]))" office:value-type="float" office:value="1701">
            <text:p>1701</text:p>
          </table:table-cell>
          <table:table-cell table:formula="of:=((9 * ([.A24])^2) - (7 * [.A24]))/2" office:value-type="float" office:value="1911">
            <text:p>1911</text:p>
          </table:table-cell>
          <table:table-cell table:formula="of:=((10 * ([.A24])^2) - (8 * [.A24])) / 2" office:value-type="float" office:value="2121">
            <text:p>2121</text:p>
          </table:table-cell>
          <table:table-cell/>
          <table:table-cell table:formula="of:=((3*([.A24] - 1)^2) + (3 * ([.A24] - 1)) + 2)/2" office:value-type="float" office:value="631">
            <text:p>631</text:p>
          </table:table-cell>
          <table:table-cell table:formula="of:=([.A24] * [.A24]) + ([.A24] - 1)^2" office:value-type="float" office:value="841">
            <text:p>841</text:p>
          </table:table-cell>
          <table:table-cell table:formula="of:=((5 * ([.A24]-1)*([.A24] - 1)) + (5*([.A24] - 1)) + 2)/2" office:value-type="float" office:value="1051">
            <text:p>1051</text:p>
          </table:table-cell>
          <table:table-cell table:formula="of:=(3 * [.A24]) * ([.A24] - 1) + 1" office:value-type="float" office:value="1261">
            <text:p>1261</text:p>
          </table:table-cell>
          <table:table-cell table:formula="of:=((7 * ([.A24])^2) - (7 * [.A24]) + 2)/2" office:value-type="float" office:value="1471">
            <text:p>1471</text:p>
          </table:table-cell>
          <table:table-cell table:formula="of:=(4 * ([.A24])^2) - (4 * [.A24]) + 1" office:value-type="float" office:value="1681">
            <text:p>1681</text:p>
          </table:table-cell>
          <table:table-cell table:formula="of:=(((3 * ([.A24])) - 2) * ((3 * [.A24]) - 1))/2" office:value-type="float" office:value="1891">
            <text:p>1891</text:p>
          </table:table-cell>
          <table:table-cell table:formula="of:=(5 * (([.A24])^2 - [.A24])) + 1" office:value-type="float" office:value="2101">
            <text:p>2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*([.A25] + 1))/2" office:value-type="float" office:value="253">
            <text:p>253</text:p>
          </table:table-cell>
          <table:table-cell table:formula="of:=[.A25]*[.A25]" office:value-type="float" office:value="484">
            <text:p>484</text:p>
          </table:table-cell>
          <table:table-cell table:formula="of:=((3*[.A25]*[.A25])-[.A25])/2" office:value-type="float" office:value="715">
            <text:p>715</text:p>
          </table:table-cell>
          <table:table-cell table:formula="of:=[.A25] * ((2 * [.A25]) - 1)" office:value-type="float" office:value="946">
            <text:p>946</text:p>
          </table:table-cell>
          <table:table-cell table:formula="of:=((5 * ([.A25])^2) - (3 * [.A25]))/2" office:value-type="float" office:value="1177">
            <text:p>1177</text:p>
          </table:table-cell>
          <table:table-cell table:formula="of:=(3 * ([.A25])^2) - (2 * [.A25])" office:value-type="float" office:value="1408">
            <text:p>1408</text:p>
          </table:table-cell>
          <table:table-cell table:formula="of:=(([.A25])*((7 * [.A25])-5))/2" office:value-type="float" office:value="1639">
            <text:p>1639</text:p>
          </table:table-cell>
          <table:table-cell table:formula="of:=((4 * ([.A25])^2) - (3 * [.A25]))" office:value-type="float" office:value="1870">
            <text:p>1870</text:p>
          </table:table-cell>
          <table:table-cell table:formula="of:=((9 * ([.A25])^2) - (7 * [.A25]))/2" office:value-type="float" office:value="2101">
            <text:p>2101</text:p>
          </table:table-cell>
          <table:table-cell table:formula="of:=((10 * ([.A25])^2) - (8 * [.A25])) / 2" office:value-type="float" office:value="2332">
            <text:p>2332</text:p>
          </table:table-cell>
          <table:table-cell/>
          <table:table-cell table:formula="of:=((3*([.A25] - 1)^2) + (3 * ([.A25] - 1)) + 2)/2" office:value-type="float" office:value="694">
            <text:p>694</text:p>
          </table:table-cell>
          <table:table-cell table:formula="of:=([.A25] * [.A25]) + ([.A25] - 1)^2" office:value-type="float" office:value="925">
            <text:p>925</text:p>
          </table:table-cell>
          <table:table-cell table:formula="of:=((5 * ([.A25]-1)*([.A25] - 1)) + (5*([.A25] - 1)) + 2)/2" office:value-type="float" office:value="1156">
            <text:p>1156</text:p>
          </table:table-cell>
          <table:table-cell table:formula="of:=(3 * [.A25]) * ([.A25] - 1) + 1" office:value-type="float" office:value="1387">
            <text:p>1387</text:p>
          </table:table-cell>
          <table:table-cell table:formula="of:=((7 * ([.A25])^2) - (7 * [.A25]) + 2)/2" office:value-type="float" office:value="1618">
            <text:p>1618</text:p>
          </table:table-cell>
          <table:table-cell table:formula="of:=(4 * ([.A25])^2) - (4 * [.A25]) + 1" office:value-type="float" office:value="1849">
            <text:p>1849</text:p>
          </table:table-cell>
          <table:table-cell table:formula="of:=(((3 * ([.A25])) - 2) * ((3 * [.A25]) - 1))/2" office:value-type="float" office:value="2080">
            <text:p>2080</text:p>
          </table:table-cell>
          <table:table-cell table:formula="of:=(5 * (([.A25])^2 - [.A25])) + 1" office:value-type="float" office:value="2311">
            <text:p>23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*([.A26] + 1))/2" office:value-type="float" office:value="276">
            <text:p>276</text:p>
          </table:table-cell>
          <table:table-cell table:formula="of:=[.A26]*[.A26]" office:value-type="float" office:value="529">
            <text:p>529</text:p>
          </table:table-cell>
          <table:table-cell table:formula="of:=((3*[.A26]*[.A26])-[.A26])/2" office:value-type="float" office:value="782">
            <text:p>782</text:p>
          </table:table-cell>
          <table:table-cell table:formula="of:=[.A26] * ((2 * [.A26]) - 1)" office:value-type="float" office:value="1035">
            <text:p>1035</text:p>
          </table:table-cell>
          <table:table-cell table:formula="of:=((5 * ([.A26])^2) - (3 * [.A26]))/2" office:value-type="float" office:value="1288">
            <text:p>1288</text:p>
          </table:table-cell>
          <table:table-cell table:formula="of:=(3 * ([.A26])^2) - (2 * [.A26])" office:value-type="float" office:value="1541">
            <text:p>1541</text:p>
          </table:table-cell>
          <table:table-cell table:formula="of:=(([.A26])*((7 * [.A26])-5))/2" office:value-type="float" office:value="1794">
            <text:p>1794</text:p>
          </table:table-cell>
          <table:table-cell table:formula="of:=((4 * ([.A26])^2) - (3 * [.A26]))" office:value-type="float" office:value="2047">
            <text:p>2047</text:p>
          </table:table-cell>
          <table:table-cell table:formula="of:=((9 * ([.A26])^2) - (7 * [.A26]))/2" office:value-type="float" office:value="2300">
            <text:p>2300</text:p>
          </table:table-cell>
          <table:table-cell table:formula="of:=((10 * ([.A26])^2) - (8 * [.A26])) / 2" office:value-type="float" office:value="2553">
            <text:p>2553</text:p>
          </table:table-cell>
          <table:table-cell/>
          <table:table-cell table:formula="of:=((3*([.A26] - 1)^2) + (3 * ([.A26] - 1)) + 2)/2" office:value-type="float" office:value="760">
            <text:p>760</text:p>
          </table:table-cell>
          <table:table-cell table:formula="of:=([.A26] * [.A26]) + ([.A26] - 1)^2" office:value-type="float" office:value="1013">
            <text:p>1013</text:p>
          </table:table-cell>
          <table:table-cell table:formula="of:=((5 * ([.A26]-1)*([.A26] - 1)) + (5*([.A26] - 1)) + 2)/2" office:value-type="float" office:value="1266">
            <text:p>1266</text:p>
          </table:table-cell>
          <table:table-cell table:formula="of:=(3 * [.A26]) * ([.A26] - 1) + 1" office:value-type="float" office:value="1519">
            <text:p>1519</text:p>
          </table:table-cell>
          <table:table-cell table:formula="of:=((7 * ([.A26])^2) - (7 * [.A26]) + 2)/2" office:value-type="float" office:value="1772">
            <text:p>1772</text:p>
          </table:table-cell>
          <table:table-cell table:formula="of:=(4 * ([.A26])^2) - (4 * [.A26]) + 1" office:value-type="float" office:value="2025">
            <text:p>2025</text:p>
          </table:table-cell>
          <table:table-cell table:formula="of:=(((3 * ([.A26])) - 2) * ((3 * [.A26]) - 1))/2" office:value-type="float" office:value="2278">
            <text:p>2278</text:p>
          </table:table-cell>
          <table:table-cell table:formula="of:=(5 * (([.A26])^2 - [.A26])) + 1" office:value-type="float" office:value="2531">
            <text:p>25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*([.A27] + 1))/2" office:value-type="float" office:value="300">
            <text:p>300</text:p>
          </table:table-cell>
          <table:table-cell table:formula="of:=[.A27]*[.A27]" office:value-type="float" office:value="576">
            <text:p>576</text:p>
          </table:table-cell>
          <table:table-cell table:formula="of:=((3*[.A27]*[.A27])-[.A27])/2" office:value-type="float" office:value="852">
            <text:p>852</text:p>
          </table:table-cell>
          <table:table-cell table:formula="of:=[.A27] * ((2 * [.A27]) - 1)" office:value-type="float" office:value="1128">
            <text:p>1128</text:p>
          </table:table-cell>
          <table:table-cell table:formula="of:=((5 * ([.A27])^2) - (3 * [.A27]))/2" office:value-type="float" office:value="1404">
            <text:p>1404</text:p>
          </table:table-cell>
          <table:table-cell table:formula="of:=(3 * ([.A27])^2) - (2 * [.A27])" office:value-type="float" office:value="1680">
            <text:p>1680</text:p>
          </table:table-cell>
          <table:table-cell table:formula="of:=(([.A27])*((7 * [.A27])-5))/2" office:value-type="float" office:value="1956">
            <text:p>1956</text:p>
          </table:table-cell>
          <table:table-cell table:formula="of:=((4 * ([.A27])^2) - (3 * [.A27]))" office:value-type="float" office:value="2232">
            <text:p>2232</text:p>
          </table:table-cell>
          <table:table-cell table:formula="of:=((9 * ([.A27])^2) - (7 * [.A27]))/2" office:value-type="float" office:value="2508">
            <text:p>2508</text:p>
          </table:table-cell>
          <table:table-cell table:formula="of:=((10 * ([.A27])^2) - (8 * [.A27])) / 2" office:value-type="float" office:value="2784">
            <text:p>2784</text:p>
          </table:table-cell>
          <table:table-cell/>
          <table:table-cell table:formula="of:=((3*([.A27] - 1)^2) + (3 * ([.A27] - 1)) + 2)/2" office:value-type="float" office:value="829">
            <text:p>829</text:p>
          </table:table-cell>
          <table:table-cell table:formula="of:=([.A27] * [.A27]) + ([.A27] - 1)^2" office:value-type="float" office:value="1105">
            <text:p>1105</text:p>
          </table:table-cell>
          <table:table-cell table:formula="of:=((5 * ([.A27]-1)*([.A27] - 1)) + (5*([.A27] - 1)) + 2)/2" office:value-type="float" office:value="1381">
            <text:p>1381</text:p>
          </table:table-cell>
          <table:table-cell table:formula="of:=(3 * [.A27]) * ([.A27] - 1) + 1" office:value-type="float" office:value="1657">
            <text:p>1657</text:p>
          </table:table-cell>
          <table:table-cell table:formula="of:=((7 * ([.A27])^2) - (7 * [.A27]) + 2)/2" office:value-type="float" office:value="1933">
            <text:p>1933</text:p>
          </table:table-cell>
          <table:table-cell table:formula="of:=(4 * ([.A27])^2) - (4 * [.A27]) + 1" office:value-type="float" office:value="2209">
            <text:p>2209</text:p>
          </table:table-cell>
          <table:table-cell table:formula="of:=(((3 * ([.A27])) - 2) * ((3 * [.A27]) - 1))/2" office:value-type="float" office:value="2485">
            <text:p>2485</text:p>
          </table:table-cell>
          <table:table-cell table:formula="of:=(5 * (([.A27])^2 - [.A27])) + 1" office:value-type="float" office:value="2761">
            <text:p>27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*([.A28] + 1))/2" office:value-type="float" office:value="325">
            <text:p>325</text:p>
          </table:table-cell>
          <table:table-cell table:formula="of:=[.A28]*[.A28]" office:value-type="float" office:value="625">
            <text:p>625</text:p>
          </table:table-cell>
          <table:table-cell table:formula="of:=((3*[.A28]*[.A28])-[.A28])/2" office:value-type="float" office:value="925">
            <text:p>925</text:p>
          </table:table-cell>
          <table:table-cell table:formula="of:=[.A28] * ((2 * [.A28]) - 1)" office:value-type="float" office:value="1225">
            <text:p>1225</text:p>
          </table:table-cell>
          <table:table-cell table:formula="of:=((5 * ([.A28])^2) - (3 * [.A28]))/2" office:value-type="float" office:value="1525">
            <text:p>1525</text:p>
          </table:table-cell>
          <table:table-cell table:formula="of:=(3 * ([.A28])^2) - (2 * [.A28])" office:value-type="float" office:value="1825">
            <text:p>1825</text:p>
          </table:table-cell>
          <table:table-cell table:formula="of:=(([.A28])*((7 * [.A28])-5))/2" office:value-type="float" office:value="2125">
            <text:p>2125</text:p>
          </table:table-cell>
          <table:table-cell table:formula="of:=((4 * ([.A28])^2) - (3 * [.A28]))" office:value-type="float" office:value="2425">
            <text:p>2425</text:p>
          </table:table-cell>
          <table:table-cell table:formula="of:=((9 * ([.A28])^2) - (7 * [.A28]))/2" office:value-type="float" office:value="2725">
            <text:p>2725</text:p>
          </table:table-cell>
          <table:table-cell table:formula="of:=((10 * ([.A28])^2) - (8 * [.A28])) / 2" office:value-type="float" office:value="3025">
            <text:p>3025</text:p>
          </table:table-cell>
          <table:table-cell/>
          <table:table-cell table:formula="of:=((3*([.A28] - 1)^2) + (3 * ([.A28] - 1)) + 2)/2" office:value-type="float" office:value="901">
            <text:p>901</text:p>
          </table:table-cell>
          <table:table-cell table:formula="of:=([.A28] * [.A28]) + ([.A28] - 1)^2" office:value-type="float" office:value="1201">
            <text:p>1201</text:p>
          </table:table-cell>
          <table:table-cell table:formula="of:=((5 * ([.A28]-1)*([.A28] - 1)) + (5*([.A28] - 1)) + 2)/2" office:value-type="float" office:value="1501">
            <text:p>1501</text:p>
          </table:table-cell>
          <table:table-cell table:formula="of:=(3 * [.A28]) * ([.A28] - 1) + 1" office:value-type="float" office:value="1801">
            <text:p>1801</text:p>
          </table:table-cell>
          <table:table-cell table:formula="of:=((7 * ([.A28])^2) - (7 * [.A28]) + 2)/2" office:value-type="float" office:value="2101">
            <text:p>2101</text:p>
          </table:table-cell>
          <table:table-cell table:formula="of:=(4 * ([.A28])^2) - (4 * [.A28]) + 1" office:value-type="float" office:value="2401">
            <text:p>2401</text:p>
          </table:table-cell>
          <table:table-cell table:formula="of:=(((3 * ([.A28])) - 2) * ((3 * [.A28]) - 1))/2" office:value-type="float" office:value="2701">
            <text:p>2701</text:p>
          </table:table-cell>
          <table:table-cell table:formula="of:=(5 * (([.A28])^2 - [.A28])) + 1" office:value-type="float" office:value="3001">
            <text:p>3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*([.A29] + 1))/2" office:value-type="float" office:value="351">
            <text:p>351</text:p>
          </table:table-cell>
          <table:table-cell table:formula="of:=[.A29]*[.A29]" office:value-type="float" office:value="676">
            <text:p>676</text:p>
          </table:table-cell>
          <table:table-cell table:formula="of:=((3*[.A29]*[.A29])-[.A29])/2" office:value-type="float" office:value="1001">
            <text:p>1001</text:p>
          </table:table-cell>
          <table:table-cell table:formula="of:=[.A29] * ((2 * [.A29]) - 1)" office:value-type="float" office:value="1326">
            <text:p>1326</text:p>
          </table:table-cell>
          <table:table-cell table:formula="of:=((5 * ([.A29])^2) - (3 * [.A29]))/2" office:value-type="float" office:value="1651">
            <text:p>1651</text:p>
          </table:table-cell>
          <table:table-cell table:formula="of:=(3 * ([.A29])^2) - (2 * [.A29])" office:value-type="float" office:value="1976">
            <text:p>1976</text:p>
          </table:table-cell>
          <table:table-cell table:formula="of:=(([.A29])*((7 * [.A29])-5))/2" office:value-type="float" office:value="2301">
            <text:p>2301</text:p>
          </table:table-cell>
          <table:table-cell table:formula="of:=((4 * ([.A29])^2) - (3 * [.A29]))" office:value-type="float" office:value="2626">
            <text:p>2626</text:p>
          </table:table-cell>
          <table:table-cell table:formula="of:=((9 * ([.A29])^2) - (7 * [.A29]))/2" office:value-type="float" office:value="2951">
            <text:p>2951</text:p>
          </table:table-cell>
          <table:table-cell table:formula="of:=((10 * ([.A29])^2) - (8 * [.A29])) / 2" office:value-type="float" office:value="3276">
            <text:p>3276</text:p>
          </table:table-cell>
          <table:table-cell/>
          <table:table-cell table:formula="of:=((3*([.A29] - 1)^2) + (3 * ([.A29] - 1)) + 2)/2" office:value-type="float" office:value="976">
            <text:p>976</text:p>
          </table:table-cell>
          <table:table-cell table:formula="of:=([.A29] * [.A29]) + ([.A29] - 1)^2" office:value-type="float" office:value="1301">
            <text:p>1301</text:p>
          </table:table-cell>
          <table:table-cell table:formula="of:=((5 * ([.A29]-1)*([.A29] - 1)) + (5*([.A29] - 1)) + 2)/2" office:value-type="float" office:value="1626">
            <text:p>1626</text:p>
          </table:table-cell>
          <table:table-cell table:formula="of:=(3 * [.A29]) * ([.A29] - 1) + 1" office:value-type="float" office:value="1951">
            <text:p>1951</text:p>
          </table:table-cell>
          <table:table-cell table:formula="of:=((7 * ([.A29])^2) - (7 * [.A29]) + 2)/2" office:value-type="float" office:value="2276">
            <text:p>2276</text:p>
          </table:table-cell>
          <table:table-cell table:formula="of:=(4 * ([.A29])^2) - (4 * [.A29]) + 1" office:value-type="float" office:value="2601">
            <text:p>2601</text:p>
          </table:table-cell>
          <table:table-cell table:formula="of:=(((3 * ([.A29])) - 2) * ((3 * [.A29]) - 1))/2" office:value-type="float" office:value="2926">
            <text:p>2926</text:p>
          </table:table-cell>
          <table:table-cell table:formula="of:=(5 * (([.A29])^2 - [.A29])) + 1" office:value-type="float" office:value="3251">
            <text:p>32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*([.A30] + 1))/2" office:value-type="float" office:value="378">
            <text:p>378</text:p>
          </table:table-cell>
          <table:table-cell table:formula="of:=[.A30]*[.A30]" office:value-type="float" office:value="729">
            <text:p>729</text:p>
          </table:table-cell>
          <table:table-cell table:formula="of:=((3*[.A30]*[.A30])-[.A30])/2" office:value-type="float" office:value="1080">
            <text:p>1080</text:p>
          </table:table-cell>
          <table:table-cell table:formula="of:=[.A30] * ((2 * [.A30]) - 1)" office:value-type="float" office:value="1431">
            <text:p>1431</text:p>
          </table:table-cell>
          <table:table-cell table:formula="of:=((5 * ([.A30])^2) - (3 * [.A30]))/2" office:value-type="float" office:value="1782">
            <text:p>1782</text:p>
          </table:table-cell>
          <table:table-cell table:formula="of:=(3 * ([.A30])^2) - (2 * [.A30])" office:value-type="float" office:value="2133">
            <text:p>2133</text:p>
          </table:table-cell>
          <table:table-cell table:formula="of:=(([.A30])*((7 * [.A30])-5))/2" office:value-type="float" office:value="2484">
            <text:p>2484</text:p>
          </table:table-cell>
          <table:table-cell table:formula="of:=((4 * ([.A30])^2) - (3 * [.A30]))" office:value-type="float" office:value="2835">
            <text:p>2835</text:p>
          </table:table-cell>
          <table:table-cell table:formula="of:=((9 * ([.A30])^2) - (7 * [.A30]))/2" office:value-type="float" office:value="3186">
            <text:p>3186</text:p>
          </table:table-cell>
          <table:table-cell table:formula="of:=((10 * ([.A30])^2) - (8 * [.A30])) / 2" office:value-type="float" office:value="3537">
            <text:p>3537</text:p>
          </table:table-cell>
          <table:table-cell/>
          <table:table-cell table:formula="of:=((3*([.A30] - 1)^2) + (3 * ([.A30] - 1)) + 2)/2" office:value-type="float" office:value="1054">
            <text:p>1054</text:p>
          </table:table-cell>
          <table:table-cell table:formula="of:=([.A30] * [.A30]) + ([.A30] - 1)^2" office:value-type="float" office:value="1405">
            <text:p>1405</text:p>
          </table:table-cell>
          <table:table-cell table:formula="of:=((5 * ([.A30]-1)*([.A30] - 1)) + (5*([.A30] - 1)) + 2)/2" office:value-type="float" office:value="1756">
            <text:p>1756</text:p>
          </table:table-cell>
          <table:table-cell table:formula="of:=(3 * [.A30]) * ([.A30] - 1) + 1" office:value-type="float" office:value="2107">
            <text:p>2107</text:p>
          </table:table-cell>
          <table:table-cell table:formula="of:=((7 * ([.A30])^2) - (7 * [.A30]) + 2)/2" office:value-type="float" office:value="2458">
            <text:p>2458</text:p>
          </table:table-cell>
          <table:table-cell table:formula="of:=(4 * ([.A30])^2) - (4 * [.A30]) + 1" office:value-type="float" office:value="2809">
            <text:p>2809</text:p>
          </table:table-cell>
          <table:table-cell table:formula="of:=(((3 * ([.A30])) - 2) * ((3 * [.A30]) - 1))/2" office:value-type="float" office:value="3160">
            <text:p>3160</text:p>
          </table:table-cell>
          <table:table-cell table:formula="of:=(5 * (([.A30])^2 - [.A30])) + 1" office:value-type="float" office:value="3511">
            <text:p>35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*([.A31] + 1))/2" office:value-type="float" office:value="406">
            <text:p>406</text:p>
          </table:table-cell>
          <table:table-cell table:formula="of:=[.A31]*[.A31]" office:value-type="float" office:value="784">
            <text:p>784</text:p>
          </table:table-cell>
          <table:table-cell table:formula="of:=((3*[.A31]*[.A31])-[.A31])/2" office:value-type="float" office:value="1162">
            <text:p>1162</text:p>
          </table:table-cell>
          <table:table-cell table:formula="of:=[.A31] * ((2 * [.A31]) - 1)" office:value-type="float" office:value="1540">
            <text:p>1540</text:p>
          </table:table-cell>
          <table:table-cell table:formula="of:=((5 * ([.A31])^2) - (3 * [.A31]))/2" office:value-type="float" office:value="1918">
            <text:p>1918</text:p>
          </table:table-cell>
          <table:table-cell table:formula="of:=(3 * ([.A31])^2) - (2 * [.A31])" office:value-type="float" office:value="2296">
            <text:p>2296</text:p>
          </table:table-cell>
          <table:table-cell table:formula="of:=(([.A31])*((7 * [.A31])-5))/2" office:value-type="float" office:value="2674">
            <text:p>2674</text:p>
          </table:table-cell>
          <table:table-cell table:formula="of:=((4 * ([.A31])^2) - (3 * [.A31]))" office:value-type="float" office:value="3052">
            <text:p>3052</text:p>
          </table:table-cell>
          <table:table-cell table:formula="of:=((9 * ([.A31])^2) - (7 * [.A31]))/2" office:value-type="float" office:value="3430">
            <text:p>3430</text:p>
          </table:table-cell>
          <table:table-cell table:formula="of:=((10 * ([.A31])^2) - (8 * [.A31])) / 2" office:value-type="float" office:value="3808">
            <text:p>3808</text:p>
          </table:table-cell>
          <table:table-cell/>
          <table:table-cell table:formula="of:=((3*([.A31] - 1)^2) + (3 * ([.A31] - 1)) + 2)/2" office:value-type="float" office:value="1135">
            <text:p>1135</text:p>
          </table:table-cell>
          <table:table-cell table:formula="of:=([.A31] * [.A31]) + ([.A31] - 1)^2" office:value-type="float" office:value="1513">
            <text:p>1513</text:p>
          </table:table-cell>
          <table:table-cell table:formula="of:=((5 * ([.A31]-1)*([.A31] - 1)) + (5*([.A31] - 1)) + 2)/2" office:value-type="float" office:value="1891">
            <text:p>1891</text:p>
          </table:table-cell>
          <table:table-cell table:formula="of:=(3 * [.A31]) * ([.A31] - 1) + 1" office:value-type="float" office:value="2269">
            <text:p>2269</text:p>
          </table:table-cell>
          <table:table-cell table:formula="of:=((7 * ([.A31])^2) - (7 * [.A31]) + 2)/2" office:value-type="float" office:value="2647">
            <text:p>2647</text:p>
          </table:table-cell>
          <table:table-cell table:formula="of:=(4 * ([.A31])^2) - (4 * [.A31]) + 1" office:value-type="float" office:value="3025">
            <text:p>3025</text:p>
          </table:table-cell>
          <table:table-cell table:formula="of:=(((3 * ([.A31])) - 2) * ((3 * [.A31]) - 1))/2" office:value-type="float" office:value="3403">
            <text:p>3403</text:p>
          </table:table-cell>
          <table:table-cell table:formula="of:=(5 * (([.A31])^2 - [.A31])) + 1" office:value-type="float" office:value="3781">
            <text:p>37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*([.A32] + 1))/2" office:value-type="float" office:value="435">
            <text:p>435</text:p>
          </table:table-cell>
          <table:table-cell table:formula="of:=[.A32]*[.A32]" office:value-type="float" office:value="841">
            <text:p>841</text:p>
          </table:table-cell>
          <table:table-cell table:formula="of:=((3*[.A32]*[.A32])-[.A32])/2" office:value-type="float" office:value="1247">
            <text:p>1247</text:p>
          </table:table-cell>
          <table:table-cell table:formula="of:=[.A32] * ((2 * [.A32]) - 1)" office:value-type="float" office:value="1653">
            <text:p>1653</text:p>
          </table:table-cell>
          <table:table-cell table:formula="of:=((5 * ([.A32])^2) - (3 * [.A32]))/2" office:value-type="float" office:value="2059">
            <text:p>2059</text:p>
          </table:table-cell>
          <table:table-cell table:formula="of:=(3 * ([.A32])^2) - (2 * [.A32])" office:value-type="float" office:value="2465">
            <text:p>2465</text:p>
          </table:table-cell>
          <table:table-cell table:formula="of:=(([.A32])*((7 * [.A32])-5))/2" office:value-type="float" office:value="2871">
            <text:p>2871</text:p>
          </table:table-cell>
          <table:table-cell table:formula="of:=((4 * ([.A32])^2) - (3 * [.A32]))" office:value-type="float" office:value="3277">
            <text:p>3277</text:p>
          </table:table-cell>
          <table:table-cell table:formula="of:=((9 * ([.A32])^2) - (7 * [.A32]))/2" office:value-type="float" office:value="3683">
            <text:p>3683</text:p>
          </table:table-cell>
          <table:table-cell table:formula="of:=((10 * ([.A32])^2) - (8 * [.A32])) / 2" office:value-type="float" office:value="4089">
            <text:p>4089</text:p>
          </table:table-cell>
          <table:table-cell/>
          <table:table-cell table:formula="of:=((3*([.A32] - 1)^2) + (3 * ([.A32] - 1)) + 2)/2" office:value-type="float" office:value="1219">
            <text:p>1219</text:p>
          </table:table-cell>
          <table:table-cell table:formula="of:=([.A32] * [.A32]) + ([.A32] - 1)^2" office:value-type="float" office:value="1625">
            <text:p>1625</text:p>
          </table:table-cell>
          <table:table-cell table:formula="of:=((5 * ([.A32]-1)*([.A32] - 1)) + (5*([.A32] - 1)) + 2)/2" office:value-type="float" office:value="2031">
            <text:p>2031</text:p>
          </table:table-cell>
          <table:table-cell table:formula="of:=(3 * [.A32]) * ([.A32] - 1) + 1" office:value-type="float" office:value="2437">
            <text:p>2437</text:p>
          </table:table-cell>
          <table:table-cell table:formula="of:=((7 * ([.A32])^2) - (7 * [.A32]) + 2)/2" office:value-type="float" office:value="2843">
            <text:p>2843</text:p>
          </table:table-cell>
          <table:table-cell table:formula="of:=(4 * ([.A32])^2) - (4 * [.A32]) + 1" office:value-type="float" office:value="3249">
            <text:p>3249</text:p>
          </table:table-cell>
          <table:table-cell table:formula="of:=(((3 * ([.A32])) - 2) * ((3 * [.A32]) - 1))/2" office:value-type="float" office:value="3655">
            <text:p>3655</text:p>
          </table:table-cell>
          <table:table-cell table:formula="of:=(5 * (([.A32])^2 - [.A32])) + 1" office:value-type="float" office:value="4061">
            <text:p>40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*([.A33] + 1))/2" office:value-type="float" office:value="465">
            <text:p>465</text:p>
          </table:table-cell>
          <table:table-cell table:formula="of:=[.A33]*[.A33]" office:value-type="float" office:value="900">
            <text:p>900</text:p>
          </table:table-cell>
          <table:table-cell table:formula="of:=((3*[.A33]*[.A33])-[.A33])/2" office:value-type="float" office:value="1335">
            <text:p>1335</text:p>
          </table:table-cell>
          <table:table-cell table:formula="of:=[.A33] * ((2 * [.A33]) - 1)" office:value-type="float" office:value="1770">
            <text:p>1770</text:p>
          </table:table-cell>
          <table:table-cell table:formula="of:=((5 * ([.A33])^2) - (3 * [.A33]))/2" office:value-type="float" office:value="2205">
            <text:p>2205</text:p>
          </table:table-cell>
          <table:table-cell table:formula="of:=(3 * ([.A33])^2) - (2 * [.A33])" office:value-type="float" office:value="2640">
            <text:p>2640</text:p>
          </table:table-cell>
          <table:table-cell table:formula="of:=(([.A33])*((7 * [.A33])-5))/2" office:value-type="float" office:value="3075">
            <text:p>3075</text:p>
          </table:table-cell>
          <table:table-cell table:formula="of:=((4 * ([.A33])^2) - (3 * [.A33]))" office:value-type="float" office:value="3510">
            <text:p>3510</text:p>
          </table:table-cell>
          <table:table-cell table:formula="of:=((9 * ([.A33])^2) - (7 * [.A33]))/2" office:value-type="float" office:value="3945">
            <text:p>3945</text:p>
          </table:table-cell>
          <table:table-cell table:formula="of:=((10 * ([.A33])^2) - (8 * [.A33])) / 2" office:value-type="float" office:value="4380">
            <text:p>4380</text:p>
          </table:table-cell>
          <table:table-cell/>
          <table:table-cell table:formula="of:=((3*([.A33] - 1)^2) + (3 * ([.A33] - 1)) + 2)/2" office:value-type="float" office:value="1306">
            <text:p>1306</text:p>
          </table:table-cell>
          <table:table-cell table:formula="of:=([.A33] * [.A33]) + ([.A33] - 1)^2" office:value-type="float" office:value="1741">
            <text:p>1741</text:p>
          </table:table-cell>
          <table:table-cell table:formula="of:=((5 * ([.A33]-1)*([.A33] - 1)) + (5*([.A33] - 1)) + 2)/2" office:value-type="float" office:value="2176">
            <text:p>2176</text:p>
          </table:table-cell>
          <table:table-cell table:formula="of:=(3 * [.A33]) * ([.A33] - 1) + 1" office:value-type="float" office:value="2611">
            <text:p>2611</text:p>
          </table:table-cell>
          <table:table-cell table:formula="of:=((7 * ([.A33])^2) - (7 * [.A33]) + 2)/2" office:value-type="float" office:value="3046">
            <text:p>3046</text:p>
          </table:table-cell>
          <table:table-cell table:formula="of:=(4 * ([.A33])^2) - (4 * [.A33]) + 1" office:value-type="float" office:value="3481">
            <text:p>3481</text:p>
          </table:table-cell>
          <table:table-cell table:formula="of:=(((3 * ([.A33])) - 2) * ((3 * [.A33]) - 1))/2" office:value-type="float" office:value="3916">
            <text:p>3916</text:p>
          </table:table-cell>
          <table:table-cell table:formula="of:=(5 * (([.A33])^2 - [.A33])) + 1" office:value-type="float" office:value="4351">
            <text:p>43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A34]*([.A34] + 1))/2" office:value-type="float" office:value="496">
            <text:p>496</text:p>
          </table:table-cell>
          <table:table-cell table:formula="of:=[.A34]*[.A34]" office:value-type="float" office:value="961">
            <text:p>961</text:p>
          </table:table-cell>
          <table:table-cell table:formula="of:=((3*[.A34]*[.A34])-[.A34])/2" office:value-type="float" office:value="1426">
            <text:p>1426</text:p>
          </table:table-cell>
          <table:table-cell table:formula="of:=[.A34] * ((2 * [.A34]) - 1)" office:value-type="float" office:value="1891">
            <text:p>1891</text:p>
          </table:table-cell>
          <table:table-cell table:formula="of:=((5 * ([.A34])^2) - (3 * [.A34]))/2" office:value-type="float" office:value="2356">
            <text:p>2356</text:p>
          </table:table-cell>
          <table:table-cell table:formula="of:=(3 * ([.A34])^2) - (2 * [.A34])" office:value-type="float" office:value="2821">
            <text:p>2821</text:p>
          </table:table-cell>
          <table:table-cell table:formula="of:=(([.A34])*((7 * [.A34])-5))/2" office:value-type="float" office:value="3286">
            <text:p>3286</text:p>
          </table:table-cell>
          <table:table-cell table:formula="of:=((4 * ([.A34])^2) - (3 * [.A34]))" office:value-type="float" office:value="3751">
            <text:p>3751</text:p>
          </table:table-cell>
          <table:table-cell table:formula="of:=((9 * ([.A34])^2) - (7 * [.A34]))/2" office:value-type="float" office:value="4216">
            <text:p>4216</text:p>
          </table:table-cell>
          <table:table-cell table:formula="of:=((10 * ([.A34])^2) - (8 * [.A34])) / 2" office:value-type="float" office:value="4681">
            <text:p>4681</text:p>
          </table:table-cell>
          <table:table-cell/>
          <table:table-cell table:formula="of:=((3*([.A34] - 1)^2) + (3 * ([.A34] - 1)) + 2)/2" office:value-type="float" office:value="1396">
            <text:p>1396</text:p>
          </table:table-cell>
          <table:table-cell table:formula="of:=([.A34] * [.A34]) + ([.A34] - 1)^2" office:value-type="float" office:value="1861">
            <text:p>1861</text:p>
          </table:table-cell>
          <table:table-cell table:formula="of:=((5 * ([.A34]-1)*([.A34] - 1)) + (5*([.A34] - 1)) + 2)/2" office:value-type="float" office:value="2326">
            <text:p>2326</text:p>
          </table:table-cell>
          <table:table-cell table:formula="of:=(3 * [.A34]) * ([.A34] - 1) + 1" office:value-type="float" office:value="2791">
            <text:p>2791</text:p>
          </table:table-cell>
          <table:table-cell table:formula="of:=((7 * ([.A34])^2) - (7 * [.A34]) + 2)/2" office:value-type="float" office:value="3256">
            <text:p>3256</text:p>
          </table:table-cell>
          <table:table-cell table:formula="of:=(4 * ([.A34])^2) - (4 * [.A34]) + 1" office:value-type="float" office:value="3721">
            <text:p>3721</text:p>
          </table:table-cell>
          <table:table-cell table:formula="of:=(((3 * ([.A34])) - 2) * ((3 * [.A34]) - 1))/2" office:value-type="float" office:value="4186">
            <text:p>4186</text:p>
          </table:table-cell>
          <table:table-cell table:formula="of:=(5 * (([.A34])^2 - [.A34])) + 1" office:value-type="float" office:value="4651">
            <text:p>46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A35]*([.A35] + 1))/2" office:value-type="float" office:value="528">
            <text:p>528</text:p>
          </table:table-cell>
          <table:table-cell table:formula="of:=[.A35]*[.A35]" office:value-type="float" office:value="1024">
            <text:p>1024</text:p>
          </table:table-cell>
          <table:table-cell table:formula="of:=((3*[.A35]*[.A35])-[.A35])/2" office:value-type="float" office:value="1520">
            <text:p>1520</text:p>
          </table:table-cell>
          <table:table-cell table:formula="of:=[.A35] * ((2 * [.A35]) - 1)" office:value-type="float" office:value="2016">
            <text:p>2016</text:p>
          </table:table-cell>
          <table:table-cell table:formula="of:=((5 * ([.A35])^2) - (3 * [.A35]))/2" office:value-type="float" office:value="2512">
            <text:p>2512</text:p>
          </table:table-cell>
          <table:table-cell table:formula="of:=(3 * ([.A35])^2) - (2 * [.A35])" office:value-type="float" office:value="3008">
            <text:p>3008</text:p>
          </table:table-cell>
          <table:table-cell table:formula="of:=(([.A35])*((7 * [.A35])-5))/2" office:value-type="float" office:value="3504">
            <text:p>3504</text:p>
          </table:table-cell>
          <table:table-cell table:formula="of:=((4 * ([.A35])^2) - (3 * [.A35]))" office:value-type="float" office:value="4000">
            <text:p>4000</text:p>
          </table:table-cell>
          <table:table-cell table:formula="of:=((9 * ([.A35])^2) - (7 * [.A35]))/2" office:value-type="float" office:value="4496">
            <text:p>4496</text:p>
          </table:table-cell>
          <table:table-cell table:formula="of:=((10 * ([.A35])^2) - (8 * [.A35])) / 2" office:value-type="float" office:value="4992">
            <text:p>4992</text:p>
          </table:table-cell>
          <table:table-cell/>
          <table:table-cell table:formula="of:=((3*([.A35] - 1)^2) + (3 * ([.A35] - 1)) + 2)/2" office:value-type="float" office:value="1489">
            <text:p>1489</text:p>
          </table:table-cell>
          <table:table-cell table:formula="of:=([.A35] * [.A35]) + ([.A35] - 1)^2" office:value-type="float" office:value="1985">
            <text:p>1985</text:p>
          </table:table-cell>
          <table:table-cell table:formula="of:=((5 * ([.A35]-1)*([.A35] - 1)) + (5*([.A35] - 1)) + 2)/2" office:value-type="float" office:value="2481">
            <text:p>2481</text:p>
          </table:table-cell>
          <table:table-cell table:formula="of:=(3 * [.A35]) * ([.A35] - 1) + 1" office:value-type="float" office:value="2977">
            <text:p>2977</text:p>
          </table:table-cell>
          <table:table-cell table:formula="of:=((7 * ([.A35])^2) - (7 * [.A35]) + 2)/2" office:value-type="float" office:value="3473">
            <text:p>3473</text:p>
          </table:table-cell>
          <table:table-cell table:formula="of:=(4 * ([.A35])^2) - (4 * [.A35]) + 1" office:value-type="float" office:value="3969">
            <text:p>3969</text:p>
          </table:table-cell>
          <table:table-cell table:formula="of:=(((3 * ([.A35])) - 2) * ((3 * [.A35]) - 1))/2" office:value-type="float" office:value="4465">
            <text:p>4465</text:p>
          </table:table-cell>
          <table:table-cell table:formula="of:=(5 * (([.A35])^2 - [.A35])) + 1" office:value-type="float" office:value="4961">
            <text:p>49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A36]*([.A36] + 1))/2" office:value-type="float" office:value="561">
            <text:p>561</text:p>
          </table:table-cell>
          <table:table-cell table:formula="of:=[.A36]*[.A36]" office:value-type="float" office:value="1089">
            <text:p>1089</text:p>
          </table:table-cell>
          <table:table-cell table:formula="of:=((3*[.A36]*[.A36])-[.A36])/2" office:value-type="float" office:value="1617">
            <text:p>1617</text:p>
          </table:table-cell>
          <table:table-cell table:formula="of:=[.A36] * ((2 * [.A36]) - 1)" office:value-type="float" office:value="2145">
            <text:p>2145</text:p>
          </table:table-cell>
          <table:table-cell table:formula="of:=((5 * ([.A36])^2) - (3 * [.A36]))/2" office:value-type="float" office:value="2673">
            <text:p>2673</text:p>
          </table:table-cell>
          <table:table-cell table:formula="of:=(3 * ([.A36])^2) - (2 * [.A36])" office:value-type="float" office:value="3201">
            <text:p>3201</text:p>
          </table:table-cell>
          <table:table-cell table:formula="of:=(([.A36])*((7 * [.A36])-5))/2" office:value-type="float" office:value="3729">
            <text:p>3729</text:p>
          </table:table-cell>
          <table:table-cell table:formula="of:=((4 * ([.A36])^2) - (3 * [.A36]))" office:value-type="float" office:value="4257">
            <text:p>4257</text:p>
          </table:table-cell>
          <table:table-cell table:formula="of:=((9 * ([.A36])^2) - (7 * [.A36]))/2" office:value-type="float" office:value="4785">
            <text:p>4785</text:p>
          </table:table-cell>
          <table:table-cell table:formula="of:=((10 * ([.A36])^2) - (8 * [.A36])) / 2" office:value-type="float" office:value="5313">
            <text:p>5313</text:p>
          </table:table-cell>
          <table:table-cell/>
          <table:table-cell table:formula="of:=((3*([.A36] - 1)^2) + (3 * ([.A36] - 1)) + 2)/2" office:value-type="float" office:value="1585">
            <text:p>1585</text:p>
          </table:table-cell>
          <table:table-cell table:formula="of:=([.A36] * [.A36]) + ([.A36] - 1)^2" office:value-type="float" office:value="2113">
            <text:p>2113</text:p>
          </table:table-cell>
          <table:table-cell table:formula="of:=((5 * ([.A36]-1)*([.A36] - 1)) + (5*([.A36] - 1)) + 2)/2" office:value-type="float" office:value="2641">
            <text:p>2641</text:p>
          </table:table-cell>
          <table:table-cell table:formula="of:=(3 * [.A36]) * ([.A36] - 1) + 1" office:value-type="float" office:value="3169">
            <text:p>3169</text:p>
          </table:table-cell>
          <table:table-cell table:formula="of:=((7 * ([.A36])^2) - (7 * [.A36]) + 2)/2" office:value-type="float" office:value="3697">
            <text:p>3697</text:p>
          </table:table-cell>
          <table:table-cell table:formula="of:=(4 * ([.A36])^2) - (4 * [.A36]) + 1" office:value-type="float" office:value="4225">
            <text:p>4225</text:p>
          </table:table-cell>
          <table:table-cell table:formula="of:=(((3 * ([.A36])) - 2) * ((3 * [.A36]) - 1))/2" office:value-type="float" office:value="4753">
            <text:p>4753</text:p>
          </table:table-cell>
          <table:table-cell table:formula="of:=(5 * (([.A36])^2 - [.A36])) + 1" office:value-type="float" office:value="5281">
            <text:p>52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A37]*([.A37] + 1))/2" office:value-type="float" office:value="595">
            <text:p>595</text:p>
          </table:table-cell>
          <table:table-cell table:formula="of:=[.A37]*[.A37]" office:value-type="float" office:value="1156">
            <text:p>1156</text:p>
          </table:table-cell>
          <table:table-cell table:formula="of:=((3*[.A37]*[.A37])-[.A37])/2" office:value-type="float" office:value="1717">
            <text:p>1717</text:p>
          </table:table-cell>
          <table:table-cell table:formula="of:=[.A37] * ((2 * [.A37]) - 1)" office:value-type="float" office:value="2278">
            <text:p>2278</text:p>
          </table:table-cell>
          <table:table-cell table:formula="of:=((5 * ([.A37])^2) - (3 * [.A37]))/2" office:value-type="float" office:value="2839">
            <text:p>2839</text:p>
          </table:table-cell>
          <table:table-cell table:formula="of:=(3 * ([.A37])^2) - (2 * [.A37])" office:value-type="float" office:value="3400">
            <text:p>3400</text:p>
          </table:table-cell>
          <table:table-cell table:formula="of:=(([.A37])*((7 * [.A37])-5))/2" office:value-type="float" office:value="3961">
            <text:p>3961</text:p>
          </table:table-cell>
          <table:table-cell table:formula="of:=((4 * ([.A37])^2) - (3 * [.A37]))" office:value-type="float" office:value="4522">
            <text:p>4522</text:p>
          </table:table-cell>
          <table:table-cell table:formula="of:=((9 * ([.A37])^2) - (7 * [.A37]))/2" office:value-type="float" office:value="5083">
            <text:p>5083</text:p>
          </table:table-cell>
          <table:table-cell table:formula="of:=((10 * ([.A37])^2) - (8 * [.A37])) / 2" office:value-type="float" office:value="5644">
            <text:p>5644</text:p>
          </table:table-cell>
          <table:table-cell/>
          <table:table-cell table:formula="of:=((3*([.A37] - 1)^2) + (3 * ([.A37] - 1)) + 2)/2" office:value-type="float" office:value="1684">
            <text:p>1684</text:p>
          </table:table-cell>
          <table:table-cell table:formula="of:=([.A37] * [.A37]) + ([.A37] - 1)^2" office:value-type="float" office:value="2245">
            <text:p>2245</text:p>
          </table:table-cell>
          <table:table-cell table:formula="of:=((5 * ([.A37]-1)*([.A37] - 1)) + (5*([.A37] - 1)) + 2)/2" office:value-type="float" office:value="2806">
            <text:p>2806</text:p>
          </table:table-cell>
          <table:table-cell table:formula="of:=(3 * [.A37]) * ([.A37] - 1) + 1" office:value-type="float" office:value="3367">
            <text:p>3367</text:p>
          </table:table-cell>
          <table:table-cell table:formula="of:=((7 * ([.A37])^2) - (7 * [.A37]) + 2)/2" office:value-type="float" office:value="3928">
            <text:p>3928</text:p>
          </table:table-cell>
          <table:table-cell table:formula="of:=(4 * ([.A37])^2) - (4 * [.A37]) + 1" office:value-type="float" office:value="4489">
            <text:p>4489</text:p>
          </table:table-cell>
          <table:table-cell table:formula="of:=(((3 * ([.A37])) - 2) * ((3 * [.A37]) - 1))/2" office:value-type="float" office:value="5050">
            <text:p>5050</text:p>
          </table:table-cell>
          <table:table-cell table:formula="of:=(5 * (([.A37])^2 - [.A37])) + 1" office:value-type="float" office:value="5611">
            <text:p>56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A38]*([.A38] + 1))/2" office:value-type="float" office:value="630">
            <text:p>630</text:p>
          </table:table-cell>
          <table:table-cell table:formula="of:=[.A38]*[.A38]" office:value-type="float" office:value="1225">
            <text:p>1225</text:p>
          </table:table-cell>
          <table:table-cell table:formula="of:=((3*[.A38]*[.A38])-[.A38])/2" office:value-type="float" office:value="1820">
            <text:p>1820</text:p>
          </table:table-cell>
          <table:table-cell table:formula="of:=[.A38] * ((2 * [.A38]) - 1)" office:value-type="float" office:value="2415">
            <text:p>2415</text:p>
          </table:table-cell>
          <table:table-cell table:formula="of:=((5 * ([.A38])^2) - (3 * [.A38]))/2" office:value-type="float" office:value="3010">
            <text:p>3010</text:p>
          </table:table-cell>
          <table:table-cell table:formula="of:=(3 * ([.A38])^2) - (2 * [.A38])" office:value-type="float" office:value="3605">
            <text:p>3605</text:p>
          </table:table-cell>
          <table:table-cell table:formula="of:=(([.A38])*((7 * [.A38])-5))/2" office:value-type="float" office:value="4200">
            <text:p>4200</text:p>
          </table:table-cell>
          <table:table-cell table:formula="of:=((4 * ([.A38])^2) - (3 * [.A38]))" office:value-type="float" office:value="4795">
            <text:p>4795</text:p>
          </table:table-cell>
          <table:table-cell table:formula="of:=((9 * ([.A38])^2) - (7 * [.A38]))/2" office:value-type="float" office:value="5390">
            <text:p>5390</text:p>
          </table:table-cell>
          <table:table-cell table:formula="of:=((10 * ([.A38])^2) - (8 * [.A38])) / 2" office:value-type="float" office:value="5985">
            <text:p>5985</text:p>
          </table:table-cell>
          <table:table-cell/>
          <table:table-cell table:formula="of:=((3*([.A38] - 1)^2) + (3 * ([.A38] - 1)) + 2)/2" office:value-type="float" office:value="1786">
            <text:p>1786</text:p>
          </table:table-cell>
          <table:table-cell table:formula="of:=([.A38] * [.A38]) + ([.A38] - 1)^2" office:value-type="float" office:value="2381">
            <text:p>2381</text:p>
          </table:table-cell>
          <table:table-cell table:formula="of:=((5 * ([.A38]-1)*([.A38] - 1)) + (5*([.A38] - 1)) + 2)/2" office:value-type="float" office:value="2976">
            <text:p>2976</text:p>
          </table:table-cell>
          <table:table-cell table:formula="of:=(3 * [.A38]) * ([.A38] - 1) + 1" office:value-type="float" office:value="3571">
            <text:p>3571</text:p>
          </table:table-cell>
          <table:table-cell table:formula="of:=((7 * ([.A38])^2) - (7 * [.A38]) + 2)/2" office:value-type="float" office:value="4166">
            <text:p>4166</text:p>
          </table:table-cell>
          <table:table-cell table:formula="of:=(4 * ([.A38])^2) - (4 * [.A38]) + 1" office:value-type="float" office:value="4761">
            <text:p>4761</text:p>
          </table:table-cell>
          <table:table-cell table:formula="of:=(((3 * ([.A38])) - 2) * ((3 * [.A38]) - 1))/2" office:value-type="float" office:value="5356">
            <text:p>5356</text:p>
          </table:table-cell>
          <table:table-cell table:formula="of:=(5 * (([.A38])^2 - [.A38])) + 1" office:value-type="float" office:value="5951">
            <text:p>59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A39]*([.A39] + 1))/2" office:value-type="float" office:value="666">
            <text:p>666</text:p>
          </table:table-cell>
          <table:table-cell table:formula="of:=[.A39]*[.A39]" office:value-type="float" office:value="1296">
            <text:p>1296</text:p>
          </table:table-cell>
          <table:table-cell table:formula="of:=((3*[.A39]*[.A39])-[.A39])/2" office:value-type="float" office:value="1926">
            <text:p>1926</text:p>
          </table:table-cell>
          <table:table-cell table:formula="of:=[.A39] * ((2 * [.A39]) - 1)" office:value-type="float" office:value="2556">
            <text:p>2556</text:p>
          </table:table-cell>
          <table:table-cell table:formula="of:=((5 * ([.A39])^2) - (3 * [.A39]))/2" office:value-type="float" office:value="3186">
            <text:p>3186</text:p>
          </table:table-cell>
          <table:table-cell table:formula="of:=(3 * ([.A39])^2) - (2 * [.A39])" office:value-type="float" office:value="3816">
            <text:p>3816</text:p>
          </table:table-cell>
          <table:table-cell table:formula="of:=(([.A39])*((7 * [.A39])-5))/2" office:value-type="float" office:value="4446">
            <text:p>4446</text:p>
          </table:table-cell>
          <table:table-cell table:formula="of:=((4 * ([.A39])^2) - (3 * [.A39]))" office:value-type="float" office:value="5076">
            <text:p>5076</text:p>
          </table:table-cell>
          <table:table-cell table:formula="of:=((9 * ([.A39])^2) - (7 * [.A39]))/2" office:value-type="float" office:value="5706">
            <text:p>5706</text:p>
          </table:table-cell>
          <table:table-cell table:formula="of:=((10 * ([.A39])^2) - (8 * [.A39])) / 2" office:value-type="float" office:value="6336">
            <text:p>6336</text:p>
          </table:table-cell>
          <table:table-cell/>
          <table:table-cell table:formula="of:=((3*([.A39] - 1)^2) + (3 * ([.A39] - 1)) + 2)/2" office:value-type="float" office:value="1891">
            <text:p>1891</text:p>
          </table:table-cell>
          <table:table-cell table:formula="of:=([.A39] * [.A39]) + ([.A39] - 1)^2" office:value-type="float" office:value="2521">
            <text:p>2521</text:p>
          </table:table-cell>
          <table:table-cell table:formula="of:=((5 * ([.A39]-1)*([.A39] - 1)) + (5*([.A39] - 1)) + 2)/2" office:value-type="float" office:value="3151">
            <text:p>3151</text:p>
          </table:table-cell>
          <table:table-cell table:formula="of:=(3 * [.A39]) * ([.A39] - 1) + 1" office:value-type="float" office:value="3781">
            <text:p>3781</text:p>
          </table:table-cell>
          <table:table-cell table:formula="of:=((7 * ([.A39])^2) - (7 * [.A39]) + 2)/2" office:value-type="float" office:value="4411">
            <text:p>4411</text:p>
          </table:table-cell>
          <table:table-cell table:formula="of:=(4 * ([.A39])^2) - (4 * [.A39]) + 1" office:value-type="float" office:value="5041">
            <text:p>5041</text:p>
          </table:table-cell>
          <table:table-cell table:formula="of:=(((3 * ([.A39])) - 2) * ((3 * [.A39]) - 1))/2" office:value-type="float" office:value="5671">
            <text:p>5671</text:p>
          </table:table-cell>
          <table:table-cell table:formula="of:=(5 * (([.A39])^2 - [.A39])) + 1" office:value-type="float" office:value="6301">
            <text:p>63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A40]*([.A40] + 1))/2" office:value-type="float" office:value="703">
            <text:p>703</text:p>
          </table:table-cell>
          <table:table-cell table:formula="of:=[.A40]*[.A40]" office:value-type="float" office:value="1369">
            <text:p>1369</text:p>
          </table:table-cell>
          <table:table-cell table:formula="of:=((3*[.A40]*[.A40])-[.A40])/2" office:value-type="float" office:value="2035">
            <text:p>2035</text:p>
          </table:table-cell>
          <table:table-cell table:formula="of:=[.A40] * ((2 * [.A40]) - 1)" office:value-type="float" office:value="2701">
            <text:p>2701</text:p>
          </table:table-cell>
          <table:table-cell table:formula="of:=((5 * ([.A40])^2) - (3 * [.A40]))/2" office:value-type="float" office:value="3367">
            <text:p>3367</text:p>
          </table:table-cell>
          <table:table-cell table:formula="of:=(3 * ([.A40])^2) - (2 * [.A40])" office:value-type="float" office:value="4033">
            <text:p>4033</text:p>
          </table:table-cell>
          <table:table-cell table:formula="of:=(([.A40])*((7 * [.A40])-5))/2" office:value-type="float" office:value="4699">
            <text:p>4699</text:p>
          </table:table-cell>
          <table:table-cell table:formula="of:=((4 * ([.A40])^2) - (3 * [.A40]))" office:value-type="float" office:value="5365">
            <text:p>5365</text:p>
          </table:table-cell>
          <table:table-cell table:formula="of:=((9 * ([.A40])^2) - (7 * [.A40]))/2" office:value-type="float" office:value="6031">
            <text:p>6031</text:p>
          </table:table-cell>
          <table:table-cell table:formula="of:=((10 * ([.A40])^2) - (8 * [.A40])) / 2" office:value-type="float" office:value="6697">
            <text:p>6697</text:p>
          </table:table-cell>
          <table:table-cell/>
          <table:table-cell table:formula="of:=((3*([.A40] - 1)^2) + (3 * ([.A40] - 1)) + 2)/2" office:value-type="float" office:value="1999">
            <text:p>1999</text:p>
          </table:table-cell>
          <table:table-cell table:formula="of:=([.A40] * [.A40]) + ([.A40] - 1)^2" office:value-type="float" office:value="2665">
            <text:p>2665</text:p>
          </table:table-cell>
          <table:table-cell table:formula="of:=((5 * ([.A40]-1)*([.A40] - 1)) + (5*([.A40] - 1)) + 2)/2" office:value-type="float" office:value="3331">
            <text:p>3331</text:p>
          </table:table-cell>
          <table:table-cell table:formula="of:=(3 * [.A40]) * ([.A40] - 1) + 1" office:value-type="float" office:value="3997">
            <text:p>3997</text:p>
          </table:table-cell>
          <table:table-cell table:formula="of:=((7 * ([.A40])^2) - (7 * [.A40]) + 2)/2" office:value-type="float" office:value="4663">
            <text:p>4663</text:p>
          </table:table-cell>
          <table:table-cell table:formula="of:=(4 * ([.A40])^2) - (4 * [.A40]) + 1" office:value-type="float" office:value="5329">
            <text:p>5329</text:p>
          </table:table-cell>
          <table:table-cell table:formula="of:=(((3 * ([.A40])) - 2) * ((3 * [.A40]) - 1))/2" office:value-type="float" office:value="5995">
            <text:p>5995</text:p>
          </table:table-cell>
          <table:table-cell table:formula="of:=(5 * (([.A40])^2 - [.A40])) + 1" office:value-type="float" office:value="6661">
            <text:p>66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A41]*([.A41] + 1))/2" office:value-type="float" office:value="741">
            <text:p>741</text:p>
          </table:table-cell>
          <table:table-cell table:formula="of:=[.A41]*[.A41]" office:value-type="float" office:value="1444">
            <text:p>1444</text:p>
          </table:table-cell>
          <table:table-cell table:formula="of:=((3*[.A41]*[.A41])-[.A41])/2" office:value-type="float" office:value="2147">
            <text:p>2147</text:p>
          </table:table-cell>
          <table:table-cell table:formula="of:=[.A41] * ((2 * [.A41]) - 1)" office:value-type="float" office:value="2850">
            <text:p>2850</text:p>
          </table:table-cell>
          <table:table-cell table:formula="of:=((5 * ([.A41])^2) - (3 * [.A41]))/2" office:value-type="float" office:value="3553">
            <text:p>3553</text:p>
          </table:table-cell>
          <table:table-cell table:formula="of:=(3 * ([.A41])^2) - (2 * [.A41])" office:value-type="float" office:value="4256">
            <text:p>4256</text:p>
          </table:table-cell>
          <table:table-cell table:formula="of:=(([.A41])*((7 * [.A41])-5))/2" office:value-type="float" office:value="4959">
            <text:p>4959</text:p>
          </table:table-cell>
          <table:table-cell table:formula="of:=((4 * ([.A41])^2) - (3 * [.A41]))" office:value-type="float" office:value="5662">
            <text:p>5662</text:p>
          </table:table-cell>
          <table:table-cell table:formula="of:=((9 * ([.A41])^2) - (7 * [.A41]))/2" office:value-type="float" office:value="6365">
            <text:p>6365</text:p>
          </table:table-cell>
          <table:table-cell table:formula="of:=((10 * ([.A41])^2) - (8 * [.A41])) / 2" office:value-type="float" office:value="7068">
            <text:p>7068</text:p>
          </table:table-cell>
          <table:table-cell/>
          <table:table-cell table:formula="of:=((3*([.A41] - 1)^2) + (3 * ([.A41] - 1)) + 2)/2" office:value-type="float" office:value="2110">
            <text:p>2110</text:p>
          </table:table-cell>
          <table:table-cell table:formula="of:=([.A41] * [.A41]) + ([.A41] - 1)^2" office:value-type="float" office:value="2813">
            <text:p>2813</text:p>
          </table:table-cell>
          <table:table-cell table:formula="of:=((5 * ([.A41]-1)*([.A41] - 1)) + (5*([.A41] - 1)) + 2)/2" office:value-type="float" office:value="3516">
            <text:p>3516</text:p>
          </table:table-cell>
          <table:table-cell table:formula="of:=(3 * [.A41]) * ([.A41] - 1) + 1" office:value-type="float" office:value="4219">
            <text:p>4219</text:p>
          </table:table-cell>
          <table:table-cell table:formula="of:=((7 * ([.A41])^2) - (7 * [.A41]) + 2)/2" office:value-type="float" office:value="4922">
            <text:p>4922</text:p>
          </table:table-cell>
          <table:table-cell table:formula="of:=(4 * ([.A41])^2) - (4 * [.A41]) + 1" office:value-type="float" office:value="5625">
            <text:p>5625</text:p>
          </table:table-cell>
          <table:table-cell table:formula="of:=(((3 * ([.A41])) - 2) * ((3 * [.A41]) - 1))/2" office:value-type="float" office:value="6328">
            <text:p>6328</text:p>
          </table:table-cell>
          <table:table-cell table:formula="of:=(5 * (([.A41])^2 - [.A41])) + 1" office:value-type="float" office:value="7031">
            <text:p>70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A42]*([.A42] + 1))/2" office:value-type="float" office:value="780">
            <text:p>780</text:p>
          </table:table-cell>
          <table:table-cell table:formula="of:=[.A42]*[.A42]" office:value-type="float" office:value="1521">
            <text:p>1521</text:p>
          </table:table-cell>
          <table:table-cell table:formula="of:=((3*[.A42]*[.A42])-[.A42])/2" office:value-type="float" office:value="2262">
            <text:p>2262</text:p>
          </table:table-cell>
          <table:table-cell table:formula="of:=[.A42] * ((2 * [.A42]) - 1)" office:value-type="float" office:value="3003">
            <text:p>3003</text:p>
          </table:table-cell>
          <table:table-cell table:formula="of:=((5 * ([.A42])^2) - (3 * [.A42]))/2" office:value-type="float" office:value="3744">
            <text:p>3744</text:p>
          </table:table-cell>
          <table:table-cell table:formula="of:=(3 * ([.A42])^2) - (2 * [.A42])" office:value-type="float" office:value="4485">
            <text:p>4485</text:p>
          </table:table-cell>
          <table:table-cell table:formula="of:=(([.A42])*((7 * [.A42])-5))/2" office:value-type="float" office:value="5226">
            <text:p>5226</text:p>
          </table:table-cell>
          <table:table-cell table:formula="of:=((4 * ([.A42])^2) - (3 * [.A42]))" office:value-type="float" office:value="5967">
            <text:p>5967</text:p>
          </table:table-cell>
          <table:table-cell table:formula="of:=((9 * ([.A42])^2) - (7 * [.A42]))/2" office:value-type="float" office:value="6708">
            <text:p>6708</text:p>
          </table:table-cell>
          <table:table-cell table:formula="of:=((10 * ([.A42])^2) - (8 * [.A42])) / 2" office:value-type="float" office:value="7449">
            <text:p>7449</text:p>
          </table:table-cell>
          <table:table-cell/>
          <table:table-cell table:formula="of:=((3*([.A42] - 1)^2) + (3 * ([.A42] - 1)) + 2)/2" office:value-type="float" office:value="2224">
            <text:p>2224</text:p>
          </table:table-cell>
          <table:table-cell table:formula="of:=([.A42] * [.A42]) + ([.A42] - 1)^2" office:value-type="float" office:value="2965">
            <text:p>2965</text:p>
          </table:table-cell>
          <table:table-cell table:formula="of:=((5 * ([.A42]-1)*([.A42] - 1)) + (5*([.A42] - 1)) + 2)/2" office:value-type="float" office:value="3706">
            <text:p>3706</text:p>
          </table:table-cell>
          <table:table-cell table:formula="of:=(3 * [.A42]) * ([.A42] - 1) + 1" office:value-type="float" office:value="4447">
            <text:p>4447</text:p>
          </table:table-cell>
          <table:table-cell table:formula="of:=((7 * ([.A42])^2) - (7 * [.A42]) + 2)/2" office:value-type="float" office:value="5188">
            <text:p>5188</text:p>
          </table:table-cell>
          <table:table-cell table:formula="of:=(4 * ([.A42])^2) - (4 * [.A42]) + 1" office:value-type="float" office:value="5929">
            <text:p>5929</text:p>
          </table:table-cell>
          <table:table-cell table:formula="of:=(((3 * ([.A42])) - 2) * ((3 * [.A42]) - 1))/2" office:value-type="float" office:value="6670">
            <text:p>6670</text:p>
          </table:table-cell>
          <table:table-cell table:formula="of:=(5 * (([.A42])^2 - [.A42])) + 1" office:value-type="float" office:value="7411">
            <text:p>74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A43]*([.A43] + 1))/2" office:value-type="float" office:value="820">
            <text:p>820</text:p>
          </table:table-cell>
          <table:table-cell table:formula="of:=[.A43]*[.A43]" office:value-type="float" office:value="1600">
            <text:p>1600</text:p>
          </table:table-cell>
          <table:table-cell table:formula="of:=((3*[.A43]*[.A43])-[.A43])/2" office:value-type="float" office:value="2380">
            <text:p>2380</text:p>
          </table:table-cell>
          <table:table-cell table:formula="of:=[.A43] * ((2 * [.A43]) - 1)" office:value-type="float" office:value="3160">
            <text:p>3160</text:p>
          </table:table-cell>
          <table:table-cell table:formula="of:=((5 * ([.A43])^2) - (3 * [.A43]))/2" office:value-type="float" office:value="3940">
            <text:p>3940</text:p>
          </table:table-cell>
          <table:table-cell table:formula="of:=(3 * ([.A43])^2) - (2 * [.A43])" office:value-type="float" office:value="4720">
            <text:p>4720</text:p>
          </table:table-cell>
          <table:table-cell table:formula="of:=(([.A43])*((7 * [.A43])-5))/2" office:value-type="float" office:value="5500">
            <text:p>5500</text:p>
          </table:table-cell>
          <table:table-cell table:formula="of:=((4 * ([.A43])^2) - (3 * [.A43]))" office:value-type="float" office:value="6280">
            <text:p>6280</text:p>
          </table:table-cell>
          <table:table-cell table:formula="of:=((9 * ([.A43])^2) - (7 * [.A43]))/2" office:value-type="float" office:value="7060">
            <text:p>7060</text:p>
          </table:table-cell>
          <table:table-cell table:formula="of:=((10 * ([.A43])^2) - (8 * [.A43])) / 2" office:value-type="float" office:value="7840">
            <text:p>7840</text:p>
          </table:table-cell>
          <table:table-cell/>
          <table:table-cell table:formula="of:=((3*([.A43] - 1)^2) + (3 * ([.A43] - 1)) + 2)/2" office:value-type="float" office:value="2341">
            <text:p>2341</text:p>
          </table:table-cell>
          <table:table-cell table:formula="of:=([.A43] * [.A43]) + ([.A43] - 1)^2" office:value-type="float" office:value="3121">
            <text:p>3121</text:p>
          </table:table-cell>
          <table:table-cell table:formula="of:=((5 * ([.A43]-1)*([.A43] - 1)) + (5*([.A43] - 1)) + 2)/2" office:value-type="float" office:value="3901">
            <text:p>3901</text:p>
          </table:table-cell>
          <table:table-cell table:formula="of:=(3 * [.A43]) * ([.A43] - 1) + 1" office:value-type="float" office:value="4681">
            <text:p>4681</text:p>
          </table:table-cell>
          <table:table-cell table:formula="of:=((7 * ([.A43])^2) - (7 * [.A43]) + 2)/2" office:value-type="float" office:value="5461">
            <text:p>5461</text:p>
          </table:table-cell>
          <table:table-cell table:formula="of:=(4 * ([.A43])^2) - (4 * [.A43]) + 1" office:value-type="float" office:value="6241">
            <text:p>6241</text:p>
          </table:table-cell>
          <table:table-cell table:formula="of:=(((3 * ([.A43])) - 2) * ((3 * [.A43]) - 1))/2" office:value-type="float" office:value="7021">
            <text:p>7021</text:p>
          </table:table-cell>
          <table:table-cell table:formula="of:=(5 * (([.A43])^2 - [.A43])) + 1" office:value-type="float" office:value="7801">
            <text:p>78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A44]*([.A44] + 1))/2" office:value-type="float" office:value="861">
            <text:p>861</text:p>
          </table:table-cell>
          <table:table-cell table:formula="of:=[.A44]*[.A44]" office:value-type="float" office:value="1681">
            <text:p>1681</text:p>
          </table:table-cell>
          <table:table-cell table:formula="of:=((3*[.A44]*[.A44])-[.A44])/2" office:value-type="float" office:value="2501">
            <text:p>2501</text:p>
          </table:table-cell>
          <table:table-cell table:formula="of:=[.A44] * ((2 * [.A44]) - 1)" office:value-type="float" office:value="3321">
            <text:p>3321</text:p>
          </table:table-cell>
          <table:table-cell table:formula="of:=((5 * ([.A44])^2) - (3 * [.A44]))/2" office:value-type="float" office:value="4141">
            <text:p>4141</text:p>
          </table:table-cell>
          <table:table-cell table:formula="of:=(3 * ([.A44])^2) - (2 * [.A44])" office:value-type="float" office:value="4961">
            <text:p>4961</text:p>
          </table:table-cell>
          <table:table-cell table:formula="of:=(([.A44])*((7 * [.A44])-5))/2" office:value-type="float" office:value="5781">
            <text:p>5781</text:p>
          </table:table-cell>
          <table:table-cell table:formula="of:=((4 * ([.A44])^2) - (3 * [.A44]))" office:value-type="float" office:value="6601">
            <text:p>6601</text:p>
          </table:table-cell>
          <table:table-cell table:formula="of:=((9 * ([.A44])^2) - (7 * [.A44]))/2" office:value-type="float" office:value="7421">
            <text:p>7421</text:p>
          </table:table-cell>
          <table:table-cell table:formula="of:=((10 * ([.A44])^2) - (8 * [.A44])) / 2" office:value-type="float" office:value="8241">
            <text:p>8241</text:p>
          </table:table-cell>
          <table:table-cell/>
          <table:table-cell table:formula="of:=((3*([.A44] - 1)^2) + (3 * ([.A44] - 1)) + 2)/2" office:value-type="float" office:value="2461">
            <text:p>2461</text:p>
          </table:table-cell>
          <table:table-cell table:formula="of:=([.A44] * [.A44]) + ([.A44] - 1)^2" office:value-type="float" office:value="3281">
            <text:p>3281</text:p>
          </table:table-cell>
          <table:table-cell table:formula="of:=((5 * ([.A44]-1)*([.A44] - 1)) + (5*([.A44] - 1)) + 2)/2" office:value-type="float" office:value="4101">
            <text:p>4101</text:p>
          </table:table-cell>
          <table:table-cell table:formula="of:=(3 * [.A44]) * ([.A44] - 1) + 1" office:value-type="float" office:value="4921">
            <text:p>4921</text:p>
          </table:table-cell>
          <table:table-cell table:formula="of:=((7 * ([.A44])^2) - (7 * [.A44]) + 2)/2" office:value-type="float" office:value="5741">
            <text:p>5741</text:p>
          </table:table-cell>
          <table:table-cell table:formula="of:=(4 * ([.A44])^2) - (4 * [.A44]) + 1" office:value-type="float" office:value="6561">
            <text:p>6561</text:p>
          </table:table-cell>
          <table:table-cell table:formula="of:=(((3 * ([.A44])) - 2) * ((3 * [.A44]) - 1))/2" office:value-type="float" office:value="7381">
            <text:p>7381</text:p>
          </table:table-cell>
          <table:table-cell table:formula="of:=(5 * (([.A44])^2 - [.A44])) + 1" office:value-type="float" office:value="8201">
            <text:p>82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A45]*([.A45] + 1))/2" office:value-type="float" office:value="903">
            <text:p>903</text:p>
          </table:table-cell>
          <table:table-cell table:formula="of:=[.A45]*[.A45]" office:value-type="float" office:value="1764">
            <text:p>1764</text:p>
          </table:table-cell>
          <table:table-cell table:formula="of:=((3*[.A45]*[.A45])-[.A45])/2" office:value-type="float" office:value="2625">
            <text:p>2625</text:p>
          </table:table-cell>
          <table:table-cell table:formula="of:=[.A45] * ((2 * [.A45]) - 1)" office:value-type="float" office:value="3486">
            <text:p>3486</text:p>
          </table:table-cell>
          <table:table-cell table:formula="of:=((5 * ([.A45])^2) - (3 * [.A45]))/2" office:value-type="float" office:value="4347">
            <text:p>4347</text:p>
          </table:table-cell>
          <table:table-cell table:formula="of:=(3 * ([.A45])^2) - (2 * [.A45])" office:value-type="float" office:value="5208">
            <text:p>5208</text:p>
          </table:table-cell>
          <table:table-cell table:formula="of:=(([.A45])*((7 * [.A45])-5))/2" office:value-type="float" office:value="6069">
            <text:p>6069</text:p>
          </table:table-cell>
          <table:table-cell table:formula="of:=((4 * ([.A45])^2) - (3 * [.A45]))" office:value-type="float" office:value="6930">
            <text:p>6930</text:p>
          </table:table-cell>
          <table:table-cell table:formula="of:=((9 * ([.A45])^2) - (7 * [.A45]))/2" office:value-type="float" office:value="7791">
            <text:p>7791</text:p>
          </table:table-cell>
          <table:table-cell table:formula="of:=((10 * ([.A45])^2) - (8 * [.A45])) / 2" office:value-type="float" office:value="8652">
            <text:p>8652</text:p>
          </table:table-cell>
          <table:table-cell/>
          <table:table-cell table:formula="of:=((3*([.A45] - 1)^2) + (3 * ([.A45] - 1)) + 2)/2" office:value-type="float" office:value="2584">
            <text:p>2584</text:p>
          </table:table-cell>
          <table:table-cell table:formula="of:=([.A45] * [.A45]) + ([.A45] - 1)^2" office:value-type="float" office:value="3445">
            <text:p>3445</text:p>
          </table:table-cell>
          <table:table-cell table:formula="of:=((5 * ([.A45]-1)*([.A45] - 1)) + (5*([.A45] - 1)) + 2)/2" office:value-type="float" office:value="4306">
            <text:p>4306</text:p>
          </table:table-cell>
          <table:table-cell table:formula="of:=(3 * [.A45]) * ([.A45] - 1) + 1" office:value-type="float" office:value="5167">
            <text:p>5167</text:p>
          </table:table-cell>
          <table:table-cell table:formula="of:=((7 * ([.A45])^2) - (7 * [.A45]) + 2)/2" office:value-type="float" office:value="6028">
            <text:p>6028</text:p>
          </table:table-cell>
          <table:table-cell table:formula="of:=(4 * ([.A45])^2) - (4 * [.A45]) + 1" office:value-type="float" office:value="6889">
            <text:p>6889</text:p>
          </table:table-cell>
          <table:table-cell table:formula="of:=(((3 * ([.A45])) - 2) * ((3 * [.A45]) - 1))/2" office:value-type="float" office:value="7750">
            <text:p>7750</text:p>
          </table:table-cell>
          <table:table-cell table:formula="of:=(5 * (([.A45])^2 - [.A45])) + 1" office:value-type="float" office:value="8611">
            <text:p>86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A46]*([.A46] + 1))/2" office:value-type="float" office:value="946">
            <text:p>946</text:p>
          </table:table-cell>
          <table:table-cell table:formula="of:=[.A46]*[.A46]" office:value-type="float" office:value="1849">
            <text:p>1849</text:p>
          </table:table-cell>
          <table:table-cell table:formula="of:=((3*[.A46]*[.A46])-[.A46])/2" office:value-type="float" office:value="2752">
            <text:p>2752</text:p>
          </table:table-cell>
          <table:table-cell table:formula="of:=[.A46] * ((2 * [.A46]) - 1)" office:value-type="float" office:value="3655">
            <text:p>3655</text:p>
          </table:table-cell>
          <table:table-cell table:formula="of:=((5 * ([.A46])^2) - (3 * [.A46]))/2" office:value-type="float" office:value="4558">
            <text:p>4558</text:p>
          </table:table-cell>
          <table:table-cell table:formula="of:=(3 * ([.A46])^2) - (2 * [.A46])" office:value-type="float" office:value="5461">
            <text:p>5461</text:p>
          </table:table-cell>
          <table:table-cell table:formula="of:=(([.A46])*((7 * [.A46])-5))/2" office:value-type="float" office:value="6364">
            <text:p>6364</text:p>
          </table:table-cell>
          <table:table-cell table:formula="of:=((4 * ([.A46])^2) - (3 * [.A46]))" office:value-type="float" office:value="7267">
            <text:p>7267</text:p>
          </table:table-cell>
          <table:table-cell table:formula="of:=((9 * ([.A46])^2) - (7 * [.A46]))/2" office:value-type="float" office:value="8170">
            <text:p>8170</text:p>
          </table:table-cell>
          <table:table-cell table:formula="of:=((10 * ([.A46])^2) - (8 * [.A46])) / 2" office:value-type="float" office:value="9073">
            <text:p>9073</text:p>
          </table:table-cell>
          <table:table-cell/>
          <table:table-cell table:formula="of:=((3*([.A46] - 1)^2) + (3 * ([.A46] - 1)) + 2)/2" office:value-type="float" office:value="2710">
            <text:p>2710</text:p>
          </table:table-cell>
          <table:table-cell table:formula="of:=([.A46] * [.A46]) + ([.A46] - 1)^2" office:value-type="float" office:value="3613">
            <text:p>3613</text:p>
          </table:table-cell>
          <table:table-cell table:formula="of:=((5 * ([.A46]-1)*([.A46] - 1)) + (5*([.A46] - 1)) + 2)/2" office:value-type="float" office:value="4516">
            <text:p>4516</text:p>
          </table:table-cell>
          <table:table-cell table:formula="of:=(3 * [.A46]) * ([.A46] - 1) + 1" office:value-type="float" office:value="5419">
            <text:p>5419</text:p>
          </table:table-cell>
          <table:table-cell table:formula="of:=((7 * ([.A46])^2) - (7 * [.A46]) + 2)/2" office:value-type="float" office:value="6322">
            <text:p>6322</text:p>
          </table:table-cell>
          <table:table-cell table:formula="of:=(4 * ([.A46])^2) - (4 * [.A46]) + 1" office:value-type="float" office:value="7225">
            <text:p>7225</text:p>
          </table:table-cell>
          <table:table-cell table:formula="of:=(((3 * ([.A46])) - 2) * ((3 * [.A46]) - 1))/2" office:value-type="float" office:value="8128">
            <text:p>8128</text:p>
          </table:table-cell>
          <table:table-cell table:formula="of:=(5 * (([.A46])^2 - [.A46])) + 1" office:value-type="float" office:value="9031">
            <text:p>90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A47]*([.A47] + 1))/2" office:value-type="float" office:value="990">
            <text:p>990</text:p>
          </table:table-cell>
          <table:table-cell table:formula="of:=[.A47]*[.A47]" office:value-type="float" office:value="1936">
            <text:p>1936</text:p>
          </table:table-cell>
          <table:table-cell table:formula="of:=((3*[.A47]*[.A47])-[.A47])/2" office:value-type="float" office:value="2882">
            <text:p>2882</text:p>
          </table:table-cell>
          <table:table-cell table:formula="of:=[.A47] * ((2 * [.A47]) - 1)" office:value-type="float" office:value="3828">
            <text:p>3828</text:p>
          </table:table-cell>
          <table:table-cell table:formula="of:=((5 * ([.A47])^2) - (3 * [.A47]))/2" office:value-type="float" office:value="4774">
            <text:p>4774</text:p>
          </table:table-cell>
          <table:table-cell table:formula="of:=(3 * ([.A47])^2) - (2 * [.A47])" office:value-type="float" office:value="5720">
            <text:p>5720</text:p>
          </table:table-cell>
          <table:table-cell table:formula="of:=(([.A47])*((7 * [.A47])-5))/2" office:value-type="float" office:value="6666">
            <text:p>6666</text:p>
          </table:table-cell>
          <table:table-cell table:formula="of:=((4 * ([.A47])^2) - (3 * [.A47]))" office:value-type="float" office:value="7612">
            <text:p>7612</text:p>
          </table:table-cell>
          <table:table-cell table:formula="of:=((9 * ([.A47])^2) - (7 * [.A47]))/2" office:value-type="float" office:value="8558">
            <text:p>8558</text:p>
          </table:table-cell>
          <table:table-cell table:formula="of:=((10 * ([.A47])^2) - (8 * [.A47])) / 2" office:value-type="float" office:value="9504">
            <text:p>9504</text:p>
          </table:table-cell>
          <table:table-cell/>
          <table:table-cell table:formula="of:=((3*([.A47] - 1)^2) + (3 * ([.A47] - 1)) + 2)/2" office:value-type="float" office:value="2839">
            <text:p>2839</text:p>
          </table:table-cell>
          <table:table-cell table:formula="of:=([.A47] * [.A47]) + ([.A47] - 1)^2" office:value-type="float" office:value="3785">
            <text:p>3785</text:p>
          </table:table-cell>
          <table:table-cell table:formula="of:=((5 * ([.A47]-1)*([.A47] - 1)) + (5*([.A47] - 1)) + 2)/2" office:value-type="float" office:value="4731">
            <text:p>4731</text:p>
          </table:table-cell>
          <table:table-cell table:formula="of:=(3 * [.A47]) * ([.A47] - 1) + 1" office:value-type="float" office:value="5677">
            <text:p>5677</text:p>
          </table:table-cell>
          <table:table-cell table:formula="of:=((7 * ([.A47])^2) - (7 * [.A47]) + 2)/2" office:value-type="float" office:value="6623">
            <text:p>6623</text:p>
          </table:table-cell>
          <table:table-cell table:formula="of:=(4 * ([.A47])^2) - (4 * [.A47]) + 1" office:value-type="float" office:value="7569">
            <text:p>7569</text:p>
          </table:table-cell>
          <table:table-cell table:formula="of:=(((3 * ([.A47])) - 2) * ((3 * [.A47]) - 1))/2" office:value-type="float" office:value="8515">
            <text:p>8515</text:p>
          </table:table-cell>
          <table:table-cell table:formula="of:=(5 * (([.A47])^2 - [.A47])) + 1" office:value-type="float" office:value="9461">
            <text:p>946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A48]*([.A48] + 1))/2" office:value-type="float" office:value="1035">
            <text:p>1035</text:p>
          </table:table-cell>
          <table:table-cell table:formula="of:=[.A48]*[.A48]" office:value-type="float" office:value="2025">
            <text:p>2025</text:p>
          </table:table-cell>
          <table:table-cell table:formula="of:=((3*[.A48]*[.A48])-[.A48])/2" office:value-type="float" office:value="3015">
            <text:p>3015</text:p>
          </table:table-cell>
          <table:table-cell table:formula="of:=[.A48] * ((2 * [.A48]) - 1)" office:value-type="float" office:value="4005">
            <text:p>4005</text:p>
          </table:table-cell>
          <table:table-cell table:formula="of:=((5 * ([.A48])^2) - (3 * [.A48]))/2" office:value-type="float" office:value="4995">
            <text:p>4995</text:p>
          </table:table-cell>
          <table:table-cell table:formula="of:=(3 * ([.A48])^2) - (2 * [.A48])" office:value-type="float" office:value="5985">
            <text:p>5985</text:p>
          </table:table-cell>
          <table:table-cell table:formula="of:=(([.A48])*((7 * [.A48])-5))/2" office:value-type="float" office:value="6975">
            <text:p>6975</text:p>
          </table:table-cell>
          <table:table-cell table:formula="of:=((4 * ([.A48])^2) - (3 * [.A48]))" office:value-type="float" office:value="7965">
            <text:p>7965</text:p>
          </table:table-cell>
          <table:table-cell table:formula="of:=((9 * ([.A48])^2) - (7 * [.A48]))/2" office:value-type="float" office:value="8955">
            <text:p>8955</text:p>
          </table:table-cell>
          <table:table-cell table:formula="of:=((10 * ([.A48])^2) - (8 * [.A48])) / 2" office:value-type="float" office:value="9945">
            <text:p>9945</text:p>
          </table:table-cell>
          <table:table-cell/>
          <table:table-cell table:formula="of:=((3*([.A48] - 1)^2) + (3 * ([.A48] - 1)) + 2)/2" office:value-type="float" office:value="2971">
            <text:p>2971</text:p>
          </table:table-cell>
          <table:table-cell table:formula="of:=([.A48] * [.A48]) + ([.A48] - 1)^2" office:value-type="float" office:value="3961">
            <text:p>3961</text:p>
          </table:table-cell>
          <table:table-cell table:formula="of:=((5 * ([.A48]-1)*([.A48] - 1)) + (5*([.A48] - 1)) + 2)/2" office:value-type="float" office:value="4951">
            <text:p>4951</text:p>
          </table:table-cell>
          <table:table-cell table:formula="of:=(3 * [.A48]) * ([.A48] - 1) + 1" office:value-type="float" office:value="5941">
            <text:p>5941</text:p>
          </table:table-cell>
          <table:table-cell table:formula="of:=((7 * ([.A48])^2) - (7 * [.A48]) + 2)/2" office:value-type="float" office:value="6931">
            <text:p>6931</text:p>
          </table:table-cell>
          <table:table-cell table:formula="of:=(4 * ([.A48])^2) - (4 * [.A48]) + 1" office:value-type="float" office:value="7921">
            <text:p>7921</text:p>
          </table:table-cell>
          <table:table-cell table:formula="of:=(((3 * ([.A48])) - 2) * ((3 * [.A48]) - 1))/2" office:value-type="float" office:value="8911">
            <text:p>8911</text:p>
          </table:table-cell>
          <table:table-cell table:formula="of:=(5 * (([.A48])^2 - [.A48])) + 1" office:value-type="float" office:value="9901">
            <text:p>99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A49]*([.A49] + 1))/2" office:value-type="float" office:value="1081">
            <text:p>1081</text:p>
          </table:table-cell>
          <table:table-cell table:formula="of:=[.A49]*[.A49]" office:value-type="float" office:value="2116">
            <text:p>2116</text:p>
          </table:table-cell>
          <table:table-cell table:formula="of:=((3*[.A49]*[.A49])-[.A49])/2" office:value-type="float" office:value="3151">
            <text:p>3151</text:p>
          </table:table-cell>
          <table:table-cell table:formula="of:=[.A49] * ((2 * [.A49]) - 1)" office:value-type="float" office:value="4186">
            <text:p>4186</text:p>
          </table:table-cell>
          <table:table-cell table:formula="of:=((5 * ([.A49])^2) - (3 * [.A49]))/2" office:value-type="float" office:value="5221">
            <text:p>5221</text:p>
          </table:table-cell>
          <table:table-cell table:formula="of:=(3 * ([.A49])^2) - (2 * [.A49])" office:value-type="float" office:value="6256">
            <text:p>6256</text:p>
          </table:table-cell>
          <table:table-cell table:formula="of:=(([.A49])*((7 * [.A49])-5))/2" office:value-type="float" office:value="7291">
            <text:p>7291</text:p>
          </table:table-cell>
          <table:table-cell table:formula="of:=((4 * ([.A49])^2) - (3 * [.A49]))" office:value-type="float" office:value="8326">
            <text:p>8326</text:p>
          </table:table-cell>
          <table:table-cell table:formula="of:=((9 * ([.A49])^2) - (7 * [.A49]))/2" office:value-type="float" office:value="9361">
            <text:p>9361</text:p>
          </table:table-cell>
          <table:table-cell table:formula="of:=((10 * ([.A49])^2) - (8 * [.A49])) / 2" office:value-type="float" office:value="10396">
            <text:p>10396</text:p>
          </table:table-cell>
          <table:table-cell/>
          <table:table-cell table:formula="of:=((3*([.A49] - 1)^2) + (3 * ([.A49] - 1)) + 2)/2" office:value-type="float" office:value="3106">
            <text:p>3106</text:p>
          </table:table-cell>
          <table:table-cell table:formula="of:=([.A49] * [.A49]) + ([.A49] - 1)^2" office:value-type="float" office:value="4141">
            <text:p>4141</text:p>
          </table:table-cell>
          <table:table-cell table:formula="of:=((5 * ([.A49]-1)*([.A49] - 1)) + (5*([.A49] - 1)) + 2)/2" office:value-type="float" office:value="5176">
            <text:p>5176</text:p>
          </table:table-cell>
          <table:table-cell table:formula="of:=(3 * [.A49]) * ([.A49] - 1) + 1" office:value-type="float" office:value="6211">
            <text:p>6211</text:p>
          </table:table-cell>
          <table:table-cell table:formula="of:=((7 * ([.A49])^2) - (7 * [.A49]) + 2)/2" office:value-type="float" office:value="7246">
            <text:p>7246</text:p>
          </table:table-cell>
          <table:table-cell table:formula="of:=(4 * ([.A49])^2) - (4 * [.A49]) + 1" office:value-type="float" office:value="8281">
            <text:p>8281</text:p>
          </table:table-cell>
          <table:table-cell table:formula="of:=(((3 * ([.A49])) - 2) * ((3 * [.A49]) - 1))/2" office:value-type="float" office:value="9316">
            <text:p>9316</text:p>
          </table:table-cell>
          <table:table-cell table:formula="of:=(5 * (([.A49])^2 - [.A49])) + 1" office:value-type="float" office:value="10351">
            <text:p>103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A50]*([.A50] + 1))/2" office:value-type="float" office:value="1128">
            <text:p>1128</text:p>
          </table:table-cell>
          <table:table-cell table:formula="of:=[.A50]*[.A50]" office:value-type="float" office:value="2209">
            <text:p>2209</text:p>
          </table:table-cell>
          <table:table-cell table:formula="of:=((3*[.A50]*[.A50])-[.A50])/2" office:value-type="float" office:value="3290">
            <text:p>3290</text:p>
          </table:table-cell>
          <table:table-cell table:formula="of:=[.A50] * ((2 * [.A50]) - 1)" office:value-type="float" office:value="4371">
            <text:p>4371</text:p>
          </table:table-cell>
          <table:table-cell table:formula="of:=((5 * ([.A50])^2) - (3 * [.A50]))/2" office:value-type="float" office:value="5452">
            <text:p>5452</text:p>
          </table:table-cell>
          <table:table-cell table:formula="of:=(3 * ([.A50])^2) - (2 * [.A50])" office:value-type="float" office:value="6533">
            <text:p>6533</text:p>
          </table:table-cell>
          <table:table-cell table:formula="of:=(([.A50])*((7 * [.A50])-5))/2" office:value-type="float" office:value="7614">
            <text:p>7614</text:p>
          </table:table-cell>
          <table:table-cell table:formula="of:=((4 * ([.A50])^2) - (3 * [.A50]))" office:value-type="float" office:value="8695">
            <text:p>8695</text:p>
          </table:table-cell>
          <table:table-cell table:formula="of:=((9 * ([.A50])^2) - (7 * [.A50]))/2" office:value-type="float" office:value="9776">
            <text:p>9776</text:p>
          </table:table-cell>
          <table:table-cell table:formula="of:=((10 * ([.A50])^2) - (8 * [.A50])) / 2" office:value-type="float" office:value="10857">
            <text:p>10857</text:p>
          </table:table-cell>
          <table:table-cell/>
          <table:table-cell table:formula="of:=((3*([.A50] - 1)^2) + (3 * ([.A50] - 1)) + 2)/2" office:value-type="float" office:value="3244">
            <text:p>3244</text:p>
          </table:table-cell>
          <table:table-cell table:formula="of:=([.A50] * [.A50]) + ([.A50] - 1)^2" office:value-type="float" office:value="4325">
            <text:p>4325</text:p>
          </table:table-cell>
          <table:table-cell table:formula="of:=((5 * ([.A50]-1)*([.A50] - 1)) + (5*([.A50] - 1)) + 2)/2" office:value-type="float" office:value="5406">
            <text:p>5406</text:p>
          </table:table-cell>
          <table:table-cell table:formula="of:=(3 * [.A50]) * ([.A50] - 1) + 1" office:value-type="float" office:value="6487">
            <text:p>6487</text:p>
          </table:table-cell>
          <table:table-cell table:formula="of:=((7 * ([.A50])^2) - (7 * [.A50]) + 2)/2" office:value-type="float" office:value="7568">
            <text:p>7568</text:p>
          </table:table-cell>
          <table:table-cell table:formula="of:=(4 * ([.A50])^2) - (4 * [.A50]) + 1" office:value-type="float" office:value="8649">
            <text:p>8649</text:p>
          </table:table-cell>
          <table:table-cell table:formula="of:=(((3 * ([.A50])) - 2) * ((3 * [.A50]) - 1))/2" office:value-type="float" office:value="9730">
            <text:p>9730</text:p>
          </table:table-cell>
          <table:table-cell table:formula="of:=(5 * (([.A50])^2 - [.A50])) + 1" office:value-type="float" office:value="10811">
            <text:p>108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A51]*([.A51] + 1))/2" office:value-type="float" office:value="1176">
            <text:p>1176</text:p>
          </table:table-cell>
          <table:table-cell table:formula="of:=[.A51]*[.A51]" office:value-type="float" office:value="2304">
            <text:p>2304</text:p>
          </table:table-cell>
          <table:table-cell table:formula="of:=((3*[.A51]*[.A51])-[.A51])/2" office:value-type="float" office:value="3432">
            <text:p>3432</text:p>
          </table:table-cell>
          <table:table-cell table:formula="of:=[.A51] * ((2 * [.A51]) - 1)" office:value-type="float" office:value="4560">
            <text:p>4560</text:p>
          </table:table-cell>
          <table:table-cell table:formula="of:=((5 * ([.A51])^2) - (3 * [.A51]))/2" office:value-type="float" office:value="5688">
            <text:p>5688</text:p>
          </table:table-cell>
          <table:table-cell table:formula="of:=(3 * ([.A51])^2) - (2 * [.A51])" office:value-type="float" office:value="6816">
            <text:p>6816</text:p>
          </table:table-cell>
          <table:table-cell table:formula="of:=(([.A51])*((7 * [.A51])-5))/2" office:value-type="float" office:value="7944">
            <text:p>7944</text:p>
          </table:table-cell>
          <table:table-cell table:formula="of:=((4 * ([.A51])^2) - (3 * [.A51]))" office:value-type="float" office:value="9072">
            <text:p>9072</text:p>
          </table:table-cell>
          <table:table-cell table:formula="of:=((9 * ([.A51])^2) - (7 * [.A51]))/2" office:value-type="float" office:value="10200">
            <text:p>10200</text:p>
          </table:table-cell>
          <table:table-cell table:formula="of:=((10 * ([.A51])^2) - (8 * [.A51])) / 2" office:value-type="float" office:value="11328">
            <text:p>11328</text:p>
          </table:table-cell>
          <table:table-cell/>
          <table:table-cell table:formula="of:=((3*([.A51] - 1)^2) + (3 * ([.A51] - 1)) + 2)/2" office:value-type="float" office:value="3385">
            <text:p>3385</text:p>
          </table:table-cell>
          <table:table-cell table:formula="of:=([.A51] * [.A51]) + ([.A51] - 1)^2" office:value-type="float" office:value="4513">
            <text:p>4513</text:p>
          </table:table-cell>
          <table:table-cell table:formula="of:=((5 * ([.A51]-1)*([.A51] - 1)) + (5*([.A51] - 1)) + 2)/2" office:value-type="float" office:value="5641">
            <text:p>5641</text:p>
          </table:table-cell>
          <table:table-cell table:formula="of:=(3 * [.A51]) * ([.A51] - 1) + 1" office:value-type="float" office:value="6769">
            <text:p>6769</text:p>
          </table:table-cell>
          <table:table-cell table:formula="of:=((7 * ([.A51])^2) - (7 * [.A51]) + 2)/2" office:value-type="float" office:value="7897">
            <text:p>7897</text:p>
          </table:table-cell>
          <table:table-cell table:formula="of:=(4 * ([.A51])^2) - (4 * [.A51]) + 1" office:value-type="float" office:value="9025">
            <text:p>9025</text:p>
          </table:table-cell>
          <table:table-cell table:formula="of:=(((3 * ([.A51])) - 2) * ((3 * [.A51]) - 1))/2" office:value-type="float" office:value="10153">
            <text:p>10153</text:p>
          </table:table-cell>
          <table:table-cell table:formula="of:=(5 * (([.A51])^2 - [.A51])) + 1" office:value-type="float" office:value="11281">
            <text:p>112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A52]*([.A52] + 1))/2" office:value-type="float" office:value="1225">
            <text:p>1225</text:p>
          </table:table-cell>
          <table:table-cell table:formula="of:=[.A52]*[.A52]" office:value-type="float" office:value="2401">
            <text:p>2401</text:p>
          </table:table-cell>
          <table:table-cell table:formula="of:=((3*[.A52]*[.A52])-[.A52])/2" office:value-type="float" office:value="3577">
            <text:p>3577</text:p>
          </table:table-cell>
          <table:table-cell table:formula="of:=[.A52] * ((2 * [.A52]) - 1)" office:value-type="float" office:value="4753">
            <text:p>4753</text:p>
          </table:table-cell>
          <table:table-cell table:formula="of:=((5 * ([.A52])^2) - (3 * [.A52]))/2" office:value-type="float" office:value="5929">
            <text:p>5929</text:p>
          </table:table-cell>
          <table:table-cell table:formula="of:=(3 * ([.A52])^2) - (2 * [.A52])" office:value-type="float" office:value="7105">
            <text:p>7105</text:p>
          </table:table-cell>
          <table:table-cell table:formula="of:=(([.A52])*((7 * [.A52])-5))/2" office:value-type="float" office:value="8281">
            <text:p>8281</text:p>
          </table:table-cell>
          <table:table-cell table:formula="of:=((4 * ([.A52])^2) - (3 * [.A52]))" office:value-type="float" office:value="9457">
            <text:p>9457</text:p>
          </table:table-cell>
          <table:table-cell table:formula="of:=((9 * ([.A52])^2) - (7 * [.A52]))/2" office:value-type="float" office:value="10633">
            <text:p>10633</text:p>
          </table:table-cell>
          <table:table-cell table:formula="of:=((10 * ([.A52])^2) - (8 * [.A52])) / 2" office:value-type="float" office:value="11809">
            <text:p>11809</text:p>
          </table:table-cell>
          <table:table-cell/>
          <table:table-cell table:formula="of:=((3*([.A52] - 1)^2) + (3 * ([.A52] - 1)) + 2)/2" office:value-type="float" office:value="3529">
            <text:p>3529</text:p>
          </table:table-cell>
          <table:table-cell table:formula="of:=([.A52] * [.A52]) + ([.A52] - 1)^2" office:value-type="float" office:value="4705">
            <text:p>4705</text:p>
          </table:table-cell>
          <table:table-cell table:formula="of:=((5 * ([.A52]-1)*([.A52] - 1)) + (5*([.A52] - 1)) + 2)/2" office:value-type="float" office:value="5881">
            <text:p>5881</text:p>
          </table:table-cell>
          <table:table-cell table:formula="of:=(3 * [.A52]) * ([.A52] - 1) + 1" office:value-type="float" office:value="7057">
            <text:p>7057</text:p>
          </table:table-cell>
          <table:table-cell table:formula="of:=((7 * ([.A52])^2) - (7 * [.A52]) + 2)/2" office:value-type="float" office:value="8233">
            <text:p>8233</text:p>
          </table:table-cell>
          <table:table-cell table:formula="of:=(4 * ([.A52])^2) - (4 * [.A52]) + 1" office:value-type="float" office:value="9409">
            <text:p>9409</text:p>
          </table:table-cell>
          <table:table-cell table:formula="of:=(((3 * ([.A52])) - 2) * ((3 * [.A52]) - 1))/2" office:value-type="float" office:value="10585">
            <text:p>10585</text:p>
          </table:table-cell>
          <table:table-cell table:formula="of:=(5 * (([.A52])^2 - [.A52])) + 1" office:value-type="float" office:value="11761">
            <text:p>11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A53]*([.A53] + 1))/2" office:value-type="float" office:value="1275">
            <text:p>1275</text:p>
          </table:table-cell>
          <table:table-cell table:formula="of:=[.A53]*[.A53]" office:value-type="float" office:value="2500">
            <text:p>2500</text:p>
          </table:table-cell>
          <table:table-cell table:formula="of:=((3*[.A53]*[.A53])-[.A53])/2" office:value-type="float" office:value="3725">
            <text:p>3725</text:p>
          </table:table-cell>
          <table:table-cell table:formula="of:=[.A53] * ((2 * [.A53]) - 1)" office:value-type="float" office:value="4950">
            <text:p>4950</text:p>
          </table:table-cell>
          <table:table-cell table:formula="of:=((5 * ([.A53])^2) - (3 * [.A53]))/2" office:value-type="float" office:value="6175">
            <text:p>6175</text:p>
          </table:table-cell>
          <table:table-cell table:formula="of:=(3 * ([.A53])^2) - (2 * [.A53])" office:value-type="float" office:value="7400">
            <text:p>7400</text:p>
          </table:table-cell>
          <table:table-cell table:formula="of:=(([.A53])*((7 * [.A53])-5))/2" office:value-type="float" office:value="8625">
            <text:p>8625</text:p>
          </table:table-cell>
          <table:table-cell table:formula="of:=((4 * ([.A53])^2) - (3 * [.A53]))" office:value-type="float" office:value="9850">
            <text:p>9850</text:p>
          </table:table-cell>
          <table:table-cell table:formula="of:=((9 * ([.A53])^2) - (7 * [.A53]))/2" office:value-type="float" office:value="11075">
            <text:p>11075</text:p>
          </table:table-cell>
          <table:table-cell table:formula="of:=((10 * ([.A53])^2) - (8 * [.A53])) / 2" office:value-type="float" office:value="12300">
            <text:p>12300</text:p>
          </table:table-cell>
          <table:table-cell/>
          <table:table-cell table:formula="of:=((3*([.A53] - 1)^2) + (3 * ([.A53] - 1)) + 2)/2" office:value-type="float" office:value="3676">
            <text:p>3676</text:p>
          </table:table-cell>
          <table:table-cell table:formula="of:=([.A53] * [.A53]) + ([.A53] - 1)^2" office:value-type="float" office:value="4901">
            <text:p>4901</text:p>
          </table:table-cell>
          <table:table-cell table:formula="of:=((5 * ([.A53]-1)*([.A53] - 1)) + (5*([.A53] - 1)) + 2)/2" office:value-type="float" office:value="6126">
            <text:p>6126</text:p>
          </table:table-cell>
          <table:table-cell table:formula="of:=(3 * [.A53]) * ([.A53] - 1) + 1" office:value-type="float" office:value="7351">
            <text:p>7351</text:p>
          </table:table-cell>
          <table:table-cell table:formula="of:=((7 * ([.A53])^2) - (7 * [.A53]) + 2)/2" office:value-type="float" office:value="8576">
            <text:p>8576</text:p>
          </table:table-cell>
          <table:table-cell table:formula="of:=(4 * ([.A53])^2) - (4 * [.A53]) + 1" office:value-type="float" office:value="9801">
            <text:p>9801</text:p>
          </table:table-cell>
          <table:table-cell table:formula="of:=(((3 * ([.A53])) - 2) * ((3 * [.A53]) - 1))/2" office:value-type="float" office:value="11026">
            <text:p>11026</text:p>
          </table:table-cell>
          <table:table-cell table:formula="of:=(5 * (([.A53])^2 - [.A53])) + 1" office:value-type="float" office:value="12251">
            <text:p>122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A54]*([.A54] + 1))/2" office:value-type="float" office:value="1326">
            <text:p>1326</text:p>
          </table:table-cell>
          <table:table-cell table:formula="of:=[.A54]*[.A54]" office:value-type="float" office:value="2601">
            <text:p>2601</text:p>
          </table:table-cell>
          <table:table-cell table:formula="of:=((3*[.A54]*[.A54])-[.A54])/2" office:value-type="float" office:value="3876">
            <text:p>3876</text:p>
          </table:table-cell>
          <table:table-cell table:formula="of:=[.A54] * ((2 * [.A54]) - 1)" office:value-type="float" office:value="5151">
            <text:p>5151</text:p>
          </table:table-cell>
          <table:table-cell table:formula="of:=((5 * ([.A54])^2) - (3 * [.A54]))/2" office:value-type="float" office:value="6426">
            <text:p>6426</text:p>
          </table:table-cell>
          <table:table-cell table:formula="of:=(3 * ([.A54])^2) - (2 * [.A54])" office:value-type="float" office:value="7701">
            <text:p>7701</text:p>
          </table:table-cell>
          <table:table-cell table:formula="of:=(([.A54])*((7 * [.A54])-5))/2" office:value-type="float" office:value="8976">
            <text:p>8976</text:p>
          </table:table-cell>
          <table:table-cell table:formula="of:=((4 * ([.A54])^2) - (3 * [.A54]))" office:value-type="float" office:value="10251">
            <text:p>10251</text:p>
          </table:table-cell>
          <table:table-cell table:formula="of:=((9 * ([.A54])^2) - (7 * [.A54]))/2" office:value-type="float" office:value="11526">
            <text:p>11526</text:p>
          </table:table-cell>
          <table:table-cell table:formula="of:=((10 * ([.A54])^2) - (8 * [.A54])) / 2" office:value-type="float" office:value="12801">
            <text:p>12801</text:p>
          </table:table-cell>
          <table:table-cell/>
          <table:table-cell table:formula="of:=((3*([.A54] - 1)^2) + (3 * ([.A54] - 1)) + 2)/2" office:value-type="float" office:value="3826">
            <text:p>3826</text:p>
          </table:table-cell>
          <table:table-cell table:formula="of:=([.A54] * [.A54]) + ([.A54] - 1)^2" office:value-type="float" office:value="5101">
            <text:p>5101</text:p>
          </table:table-cell>
          <table:table-cell table:formula="of:=((5 * ([.A54]-1)*([.A54] - 1)) + (5*([.A54] - 1)) + 2)/2" office:value-type="float" office:value="6376">
            <text:p>6376</text:p>
          </table:table-cell>
          <table:table-cell table:formula="of:=(3 * [.A54]) * ([.A54] - 1) + 1" office:value-type="float" office:value="7651">
            <text:p>7651</text:p>
          </table:table-cell>
          <table:table-cell table:formula="of:=((7 * ([.A54])^2) - (7 * [.A54]) + 2)/2" office:value-type="float" office:value="8926">
            <text:p>8926</text:p>
          </table:table-cell>
          <table:table-cell table:formula="of:=(4 * ([.A54])^2) - (4 * [.A54]) + 1" office:value-type="float" office:value="10201">
            <text:p>10201</text:p>
          </table:table-cell>
          <table:table-cell table:formula="of:=(((3 * ([.A54])) - 2) * ((3 * [.A54]) - 1))/2" office:value-type="float" office:value="11476">
            <text:p>11476</text:p>
          </table:table-cell>
          <table:table-cell table:formula="of:=(5 * (([.A54])^2 - [.A54])) + 1" office:value-type="float" office:value="12751">
            <text:p>127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A55]*([.A55] + 1))/2" office:value-type="float" office:value="1378">
            <text:p>1378</text:p>
          </table:table-cell>
          <table:table-cell table:formula="of:=[.A55]*[.A55]" office:value-type="float" office:value="2704">
            <text:p>2704</text:p>
          </table:table-cell>
          <table:table-cell table:formula="of:=((3*[.A55]*[.A55])-[.A55])/2" office:value-type="float" office:value="4030">
            <text:p>4030</text:p>
          </table:table-cell>
          <table:table-cell table:formula="of:=[.A55] * ((2 * [.A55]) - 1)" office:value-type="float" office:value="5356">
            <text:p>5356</text:p>
          </table:table-cell>
          <table:table-cell table:formula="of:=((5 * ([.A55])^2) - (3 * [.A55]))/2" office:value-type="float" office:value="6682">
            <text:p>6682</text:p>
          </table:table-cell>
          <table:table-cell table:formula="of:=(3 * ([.A55])^2) - (2 * [.A55])" office:value-type="float" office:value="8008">
            <text:p>8008</text:p>
          </table:table-cell>
          <table:table-cell table:formula="of:=(([.A55])*((7 * [.A55])-5))/2" office:value-type="float" office:value="9334">
            <text:p>9334</text:p>
          </table:table-cell>
          <table:table-cell table:formula="of:=((4 * ([.A55])^2) - (3 * [.A55]))" office:value-type="float" office:value="10660">
            <text:p>10660</text:p>
          </table:table-cell>
          <table:table-cell table:formula="of:=((9 * ([.A55])^2) - (7 * [.A55]))/2" office:value-type="float" office:value="11986">
            <text:p>11986</text:p>
          </table:table-cell>
          <table:table-cell table:formula="of:=((10 * ([.A55])^2) - (8 * [.A55])) / 2" office:value-type="float" office:value="13312">
            <text:p>13312</text:p>
          </table:table-cell>
          <table:table-cell/>
          <table:table-cell table:formula="of:=((3*([.A55] - 1)^2) + (3 * ([.A55] - 1)) + 2)/2" office:value-type="float" office:value="3979">
            <text:p>3979</text:p>
          </table:table-cell>
          <table:table-cell table:formula="of:=([.A55] * [.A55]) + ([.A55] - 1)^2" office:value-type="float" office:value="5305">
            <text:p>5305</text:p>
          </table:table-cell>
          <table:table-cell table:formula="of:=((5 * ([.A55]-1)*([.A55] - 1)) + (5*([.A55] - 1)) + 2)/2" office:value-type="float" office:value="6631">
            <text:p>6631</text:p>
          </table:table-cell>
          <table:table-cell table:formula="of:=(3 * [.A55]) * ([.A55] - 1) + 1" office:value-type="float" office:value="7957">
            <text:p>7957</text:p>
          </table:table-cell>
          <table:table-cell table:formula="of:=((7 * ([.A55])^2) - (7 * [.A55]) + 2)/2" office:value-type="float" office:value="9283">
            <text:p>9283</text:p>
          </table:table-cell>
          <table:table-cell table:formula="of:=(4 * ([.A55])^2) - (4 * [.A55]) + 1" office:value-type="float" office:value="10609">
            <text:p>10609</text:p>
          </table:table-cell>
          <table:table-cell table:formula="of:=(((3 * ([.A55])) - 2) * ((3 * [.A55]) - 1))/2" office:value-type="float" office:value="11935">
            <text:p>11935</text:p>
          </table:table-cell>
          <table:table-cell table:formula="of:=(5 * (([.A55])^2 - [.A55])) + 1" office:value-type="float" office:value="13261">
            <text:p>132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A56]*([.A56] + 1))/2" office:value-type="float" office:value="1431">
            <text:p>1431</text:p>
          </table:table-cell>
          <table:table-cell table:formula="of:=[.A56]*[.A56]" office:value-type="float" office:value="2809">
            <text:p>2809</text:p>
          </table:table-cell>
          <table:table-cell table:formula="of:=((3*[.A56]*[.A56])-[.A56])/2" office:value-type="float" office:value="4187">
            <text:p>4187</text:p>
          </table:table-cell>
          <table:table-cell table:formula="of:=[.A56] * ((2 * [.A56]) - 1)" office:value-type="float" office:value="5565">
            <text:p>5565</text:p>
          </table:table-cell>
          <table:table-cell table:formula="of:=((5 * ([.A56])^2) - (3 * [.A56]))/2" office:value-type="float" office:value="6943">
            <text:p>6943</text:p>
          </table:table-cell>
          <table:table-cell table:formula="of:=(3 * ([.A56])^2) - (2 * [.A56])" office:value-type="float" office:value="8321">
            <text:p>8321</text:p>
          </table:table-cell>
          <table:table-cell table:formula="of:=(([.A56])*((7 * [.A56])-5))/2" office:value-type="float" office:value="9699">
            <text:p>9699</text:p>
          </table:table-cell>
          <table:table-cell table:formula="of:=((4 * ([.A56])^2) - (3 * [.A56]))" office:value-type="float" office:value="11077">
            <text:p>11077</text:p>
          </table:table-cell>
          <table:table-cell table:formula="of:=((9 * ([.A56])^2) - (7 * [.A56]))/2" office:value-type="float" office:value="12455">
            <text:p>12455</text:p>
          </table:table-cell>
          <table:table-cell table:formula="of:=((10 * ([.A56])^2) - (8 * [.A56])) / 2" office:value-type="float" office:value="13833">
            <text:p>13833</text:p>
          </table:table-cell>
          <table:table-cell/>
          <table:table-cell table:formula="of:=((3*([.A56] - 1)^2) + (3 * ([.A56] - 1)) + 2)/2" office:value-type="float" office:value="4135">
            <text:p>4135</text:p>
          </table:table-cell>
          <table:table-cell table:formula="of:=([.A56] * [.A56]) + ([.A56] - 1)^2" office:value-type="float" office:value="5513">
            <text:p>5513</text:p>
          </table:table-cell>
          <table:table-cell table:formula="of:=((5 * ([.A56]-1)*([.A56] - 1)) + (5*([.A56] - 1)) + 2)/2" office:value-type="float" office:value="6891">
            <text:p>6891</text:p>
          </table:table-cell>
          <table:table-cell table:formula="of:=(3 * [.A56]) * ([.A56] - 1) + 1" office:value-type="float" office:value="8269">
            <text:p>8269</text:p>
          </table:table-cell>
          <table:table-cell table:formula="of:=((7 * ([.A56])^2) - (7 * [.A56]) + 2)/2" office:value-type="float" office:value="9647">
            <text:p>9647</text:p>
          </table:table-cell>
          <table:table-cell table:formula="of:=(4 * ([.A56])^2) - (4 * [.A56]) + 1" office:value-type="float" office:value="11025">
            <text:p>11025</text:p>
          </table:table-cell>
          <table:table-cell table:formula="of:=(((3 * ([.A56])) - 2) * ((3 * [.A56]) - 1))/2" office:value-type="float" office:value="12403">
            <text:p>12403</text:p>
          </table:table-cell>
          <table:table-cell table:formula="of:=(5 * (([.A56])^2 - [.A56])) + 1" office:value-type="float" office:value="13781">
            <text:p>137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A57]*([.A57] + 1))/2" office:value-type="float" office:value="1485">
            <text:p>1485</text:p>
          </table:table-cell>
          <table:table-cell table:formula="of:=[.A57]*[.A57]" office:value-type="float" office:value="2916">
            <text:p>2916</text:p>
          </table:table-cell>
          <table:table-cell table:formula="of:=((3*[.A57]*[.A57])-[.A57])/2" office:value-type="float" office:value="4347">
            <text:p>4347</text:p>
          </table:table-cell>
          <table:table-cell table:formula="of:=[.A57] * ((2 * [.A57]) - 1)" office:value-type="float" office:value="5778">
            <text:p>5778</text:p>
          </table:table-cell>
          <table:table-cell table:formula="of:=((5 * ([.A57])^2) - (3 * [.A57]))/2" office:value-type="float" office:value="7209">
            <text:p>7209</text:p>
          </table:table-cell>
          <table:table-cell table:formula="of:=(3 * ([.A57])^2) - (2 * [.A57])" office:value-type="float" office:value="8640">
            <text:p>8640</text:p>
          </table:table-cell>
          <table:table-cell table:formula="of:=(([.A57])*((7 * [.A57])-5))/2" office:value-type="float" office:value="10071">
            <text:p>10071</text:p>
          </table:table-cell>
          <table:table-cell table:formula="of:=((4 * ([.A57])^2) - (3 * [.A57]))" office:value-type="float" office:value="11502">
            <text:p>11502</text:p>
          </table:table-cell>
          <table:table-cell table:formula="of:=((9 * ([.A57])^2) - (7 * [.A57]))/2" office:value-type="float" office:value="12933">
            <text:p>12933</text:p>
          </table:table-cell>
          <table:table-cell table:formula="of:=((10 * ([.A57])^2) - (8 * [.A57])) / 2" office:value-type="float" office:value="14364">
            <text:p>14364</text:p>
          </table:table-cell>
          <table:table-cell/>
          <table:table-cell table:formula="of:=((3*([.A57] - 1)^2) + (3 * ([.A57] - 1)) + 2)/2" office:value-type="float" office:value="4294">
            <text:p>4294</text:p>
          </table:table-cell>
          <table:table-cell table:formula="of:=([.A57] * [.A57]) + ([.A57] - 1)^2" office:value-type="float" office:value="5725">
            <text:p>5725</text:p>
          </table:table-cell>
          <table:table-cell table:formula="of:=((5 * ([.A57]-1)*([.A57] - 1)) + (5*([.A57] - 1)) + 2)/2" office:value-type="float" office:value="7156">
            <text:p>7156</text:p>
          </table:table-cell>
          <table:table-cell table:formula="of:=(3 * [.A57]) * ([.A57] - 1) + 1" office:value-type="float" office:value="8587">
            <text:p>8587</text:p>
          </table:table-cell>
          <table:table-cell table:formula="of:=((7 * ([.A57])^2) - (7 * [.A57]) + 2)/2" office:value-type="float" office:value="10018">
            <text:p>10018</text:p>
          </table:table-cell>
          <table:table-cell table:formula="of:=(4 * ([.A57])^2) - (4 * [.A57]) + 1" office:value-type="float" office:value="11449">
            <text:p>11449</text:p>
          </table:table-cell>
          <table:table-cell table:formula="of:=(((3 * ([.A57])) - 2) * ((3 * [.A57]) - 1))/2" office:value-type="float" office:value="12880">
            <text:p>12880</text:p>
          </table:table-cell>
          <table:table-cell table:formula="of:=(5 * (([.A57])^2 - [.A57])) + 1" office:value-type="float" office:value="14311">
            <text:p>143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A58]*([.A58] + 1))/2" office:value-type="float" office:value="1540">
            <text:p>1540</text:p>
          </table:table-cell>
          <table:table-cell table:formula="of:=[.A58]*[.A58]" office:value-type="float" office:value="3025">
            <text:p>3025</text:p>
          </table:table-cell>
          <table:table-cell table:formula="of:=((3*[.A58]*[.A58])-[.A58])/2" office:value-type="float" office:value="4510">
            <text:p>4510</text:p>
          </table:table-cell>
          <table:table-cell table:formula="of:=[.A58] * ((2 * [.A58]) - 1)" office:value-type="float" office:value="5995">
            <text:p>5995</text:p>
          </table:table-cell>
          <table:table-cell table:formula="of:=((5 * ([.A58])^2) - (3 * [.A58]))/2" office:value-type="float" office:value="7480">
            <text:p>7480</text:p>
          </table:table-cell>
          <table:table-cell table:formula="of:=(3 * ([.A58])^2) - (2 * [.A58])" office:value-type="float" office:value="8965">
            <text:p>8965</text:p>
          </table:table-cell>
          <table:table-cell table:formula="of:=(([.A58])*((7 * [.A58])-5))/2" office:value-type="float" office:value="10450">
            <text:p>10450</text:p>
          </table:table-cell>
          <table:table-cell table:formula="of:=((4 * ([.A58])^2) - (3 * [.A58]))" office:value-type="float" office:value="11935">
            <text:p>11935</text:p>
          </table:table-cell>
          <table:table-cell table:formula="of:=((9 * ([.A58])^2) - (7 * [.A58]))/2" office:value-type="float" office:value="13420">
            <text:p>13420</text:p>
          </table:table-cell>
          <table:table-cell table:formula="of:=((10 * ([.A58])^2) - (8 * [.A58])) / 2" office:value-type="float" office:value="14905">
            <text:p>14905</text:p>
          </table:table-cell>
          <table:table-cell/>
          <table:table-cell table:formula="of:=((3*([.A58] - 1)^2) + (3 * ([.A58] - 1)) + 2)/2" office:value-type="float" office:value="4456">
            <text:p>4456</text:p>
          </table:table-cell>
          <table:table-cell table:formula="of:=([.A58] * [.A58]) + ([.A58] - 1)^2" office:value-type="float" office:value="5941">
            <text:p>5941</text:p>
          </table:table-cell>
          <table:table-cell table:formula="of:=((5 * ([.A58]-1)*([.A58] - 1)) + (5*([.A58] - 1)) + 2)/2" office:value-type="float" office:value="7426">
            <text:p>7426</text:p>
          </table:table-cell>
          <table:table-cell table:formula="of:=(3 * [.A58]) * ([.A58] - 1) + 1" office:value-type="float" office:value="8911">
            <text:p>8911</text:p>
          </table:table-cell>
          <table:table-cell table:formula="of:=((7 * ([.A58])^2) - (7 * [.A58]) + 2)/2" office:value-type="float" office:value="10396">
            <text:p>10396</text:p>
          </table:table-cell>
          <table:table-cell table:formula="of:=(4 * ([.A58])^2) - (4 * [.A58]) + 1" office:value-type="float" office:value="11881">
            <text:p>11881</text:p>
          </table:table-cell>
          <table:table-cell table:formula="of:=(((3 * ([.A58])) - 2) * ((3 * [.A58]) - 1))/2" office:value-type="float" office:value="13366">
            <text:p>13366</text:p>
          </table:table-cell>
          <table:table-cell table:formula="of:=(5 * (([.A58])^2 - [.A58])) + 1" office:value-type="float" office:value="14851">
            <text:p>148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A59]*([.A59] + 1))/2" office:value-type="float" office:value="1596">
            <text:p>1596</text:p>
          </table:table-cell>
          <table:table-cell table:formula="of:=[.A59]*[.A59]" office:value-type="float" office:value="3136">
            <text:p>3136</text:p>
          </table:table-cell>
          <table:table-cell table:formula="of:=((3*[.A59]*[.A59])-[.A59])/2" office:value-type="float" office:value="4676">
            <text:p>4676</text:p>
          </table:table-cell>
          <table:table-cell table:formula="of:=[.A59] * ((2 * [.A59]) - 1)" office:value-type="float" office:value="6216">
            <text:p>6216</text:p>
          </table:table-cell>
          <table:table-cell table:formula="of:=((5 * ([.A59])^2) - (3 * [.A59]))/2" office:value-type="float" office:value="7756">
            <text:p>7756</text:p>
          </table:table-cell>
          <table:table-cell table:formula="of:=(3 * ([.A59])^2) - (2 * [.A59])" office:value-type="float" office:value="9296">
            <text:p>9296</text:p>
          </table:table-cell>
          <table:table-cell table:formula="of:=(([.A59])*((7 * [.A59])-5))/2" office:value-type="float" office:value="10836">
            <text:p>10836</text:p>
          </table:table-cell>
          <table:table-cell table:formula="of:=((4 * ([.A59])^2) - (3 * [.A59]))" office:value-type="float" office:value="12376">
            <text:p>12376</text:p>
          </table:table-cell>
          <table:table-cell table:formula="of:=((9 * ([.A59])^2) - (7 * [.A59]))/2" office:value-type="float" office:value="13916">
            <text:p>13916</text:p>
          </table:table-cell>
          <table:table-cell table:formula="of:=((10 * ([.A59])^2) - (8 * [.A59])) / 2" office:value-type="float" office:value="15456">
            <text:p>15456</text:p>
          </table:table-cell>
          <table:table-cell/>
          <table:table-cell table:formula="of:=((3*([.A59] - 1)^2) + (3 * ([.A59] - 1)) + 2)/2" office:value-type="float" office:value="4621">
            <text:p>4621</text:p>
          </table:table-cell>
          <table:table-cell table:formula="of:=([.A59] * [.A59]) + ([.A59] - 1)^2" office:value-type="float" office:value="6161">
            <text:p>6161</text:p>
          </table:table-cell>
          <table:table-cell table:formula="of:=((5 * ([.A59]-1)*([.A59] - 1)) + (5*([.A59] - 1)) + 2)/2" office:value-type="float" office:value="7701">
            <text:p>7701</text:p>
          </table:table-cell>
          <table:table-cell table:formula="of:=(3 * [.A59]) * ([.A59] - 1) + 1" office:value-type="float" office:value="9241">
            <text:p>9241</text:p>
          </table:table-cell>
          <table:table-cell table:formula="of:=((7 * ([.A59])^2) - (7 * [.A59]) + 2)/2" office:value-type="float" office:value="10781">
            <text:p>10781</text:p>
          </table:table-cell>
          <table:table-cell table:formula="of:=(4 * ([.A59])^2) - (4 * [.A59]) + 1" office:value-type="float" office:value="12321">
            <text:p>12321</text:p>
          </table:table-cell>
          <table:table-cell table:formula="of:=(((3 * ([.A59])) - 2) * ((3 * [.A59]) - 1))/2" office:value-type="float" office:value="13861">
            <text:p>13861</text:p>
          </table:table-cell>
          <table:table-cell table:formula="of:=(5 * (([.A59])^2 - [.A59])) + 1" office:value-type="float" office:value="15401">
            <text:p>154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A60]*([.A60] + 1))/2" office:value-type="float" office:value="1653">
            <text:p>1653</text:p>
          </table:table-cell>
          <table:table-cell table:formula="of:=[.A60]*[.A60]" office:value-type="float" office:value="3249">
            <text:p>3249</text:p>
          </table:table-cell>
          <table:table-cell table:formula="of:=((3*[.A60]*[.A60])-[.A60])/2" office:value-type="float" office:value="4845">
            <text:p>4845</text:p>
          </table:table-cell>
          <table:table-cell table:formula="of:=[.A60] * ((2 * [.A60]) - 1)" office:value-type="float" office:value="6441">
            <text:p>6441</text:p>
          </table:table-cell>
          <table:table-cell table:formula="of:=((5 * ([.A60])^2) - (3 * [.A60]))/2" office:value-type="float" office:value="8037">
            <text:p>8037</text:p>
          </table:table-cell>
          <table:table-cell table:formula="of:=(3 * ([.A60])^2) - (2 * [.A60])" office:value-type="float" office:value="9633">
            <text:p>9633</text:p>
          </table:table-cell>
          <table:table-cell table:formula="of:=(([.A60])*((7 * [.A60])-5))/2" office:value-type="float" office:value="11229">
            <text:p>11229</text:p>
          </table:table-cell>
          <table:table-cell table:formula="of:=((4 * ([.A60])^2) - (3 * [.A60]))" office:value-type="float" office:value="12825">
            <text:p>12825</text:p>
          </table:table-cell>
          <table:table-cell table:formula="of:=((9 * ([.A60])^2) - (7 * [.A60]))/2" office:value-type="float" office:value="14421">
            <text:p>14421</text:p>
          </table:table-cell>
          <table:table-cell table:formula="of:=((10 * ([.A60])^2) - (8 * [.A60])) / 2" office:value-type="float" office:value="16017">
            <text:p>16017</text:p>
          </table:table-cell>
          <table:table-cell/>
          <table:table-cell table:formula="of:=((3*([.A60] - 1)^2) + (3 * ([.A60] - 1)) + 2)/2" office:value-type="float" office:value="4789">
            <text:p>4789</text:p>
          </table:table-cell>
          <table:table-cell table:formula="of:=([.A60] * [.A60]) + ([.A60] - 1)^2" office:value-type="float" office:value="6385">
            <text:p>6385</text:p>
          </table:table-cell>
          <table:table-cell table:formula="of:=((5 * ([.A60]-1)*([.A60] - 1)) + (5*([.A60] - 1)) + 2)/2" office:value-type="float" office:value="7981">
            <text:p>7981</text:p>
          </table:table-cell>
          <table:table-cell table:formula="of:=(3 * [.A60]) * ([.A60] - 1) + 1" office:value-type="float" office:value="9577">
            <text:p>9577</text:p>
          </table:table-cell>
          <table:table-cell table:formula="of:=((7 * ([.A60])^2) - (7 * [.A60]) + 2)/2" office:value-type="float" office:value="11173">
            <text:p>11173</text:p>
          </table:table-cell>
          <table:table-cell table:formula="of:=(4 * ([.A60])^2) - (4 * [.A60]) + 1" office:value-type="float" office:value="12769">
            <text:p>12769</text:p>
          </table:table-cell>
          <table:table-cell table:formula="of:=(((3 * ([.A60])) - 2) * ((3 * [.A60]) - 1))/2" office:value-type="float" office:value="14365">
            <text:p>14365</text:p>
          </table:table-cell>
          <table:table-cell table:formula="of:=(5 * (([.A60])^2 - [.A60])) + 1" office:value-type="float" office:value="15961">
            <text:p>159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A61]*([.A61] + 1))/2" office:value-type="float" office:value="1711">
            <text:p>1711</text:p>
          </table:table-cell>
          <table:table-cell table:formula="of:=[.A61]*[.A61]" office:value-type="float" office:value="3364">
            <text:p>3364</text:p>
          </table:table-cell>
          <table:table-cell table:formula="of:=((3*[.A61]*[.A61])-[.A61])/2" office:value-type="float" office:value="5017">
            <text:p>5017</text:p>
          </table:table-cell>
          <table:table-cell table:formula="of:=[.A61] * ((2 * [.A61]) - 1)" office:value-type="float" office:value="6670">
            <text:p>6670</text:p>
          </table:table-cell>
          <table:table-cell table:formula="of:=((5 * ([.A61])^2) - (3 * [.A61]))/2" office:value-type="float" office:value="8323">
            <text:p>8323</text:p>
          </table:table-cell>
          <table:table-cell table:formula="of:=(3 * ([.A61])^2) - (2 * [.A61])" office:value-type="float" office:value="9976">
            <text:p>9976</text:p>
          </table:table-cell>
          <table:table-cell table:formula="of:=(([.A61])*((7 * [.A61])-5))/2" office:value-type="float" office:value="11629">
            <text:p>11629</text:p>
          </table:table-cell>
          <table:table-cell table:formula="of:=((4 * ([.A61])^2) - (3 * [.A61]))" office:value-type="float" office:value="13282">
            <text:p>13282</text:p>
          </table:table-cell>
          <table:table-cell table:formula="of:=((9 * ([.A61])^2) - (7 * [.A61]))/2" office:value-type="float" office:value="14935">
            <text:p>14935</text:p>
          </table:table-cell>
          <table:table-cell table:formula="of:=((10 * ([.A61])^2) - (8 * [.A61])) / 2" office:value-type="float" office:value="16588">
            <text:p>16588</text:p>
          </table:table-cell>
          <table:table-cell/>
          <table:table-cell table:formula="of:=((3*([.A61] - 1)^2) + (3 * ([.A61] - 1)) + 2)/2" office:value-type="float" office:value="4960">
            <text:p>4960</text:p>
          </table:table-cell>
          <table:table-cell table:formula="of:=([.A61] * [.A61]) + ([.A61] - 1)^2" office:value-type="float" office:value="6613">
            <text:p>6613</text:p>
          </table:table-cell>
          <table:table-cell table:formula="of:=((5 * ([.A61]-1)*([.A61] - 1)) + (5*([.A61] - 1)) + 2)/2" office:value-type="float" office:value="8266">
            <text:p>8266</text:p>
          </table:table-cell>
          <table:table-cell table:formula="of:=(3 * [.A61]) * ([.A61] - 1) + 1" office:value-type="float" office:value="9919">
            <text:p>9919</text:p>
          </table:table-cell>
          <table:table-cell table:formula="of:=((7 * ([.A61])^2) - (7 * [.A61]) + 2)/2" office:value-type="float" office:value="11572">
            <text:p>11572</text:p>
          </table:table-cell>
          <table:table-cell table:formula="of:=(4 * ([.A61])^2) - (4 * [.A61]) + 1" office:value-type="float" office:value="13225">
            <text:p>13225</text:p>
          </table:table-cell>
          <table:table-cell table:formula="of:=(((3 * ([.A61])) - 2) * ((3 * [.A61]) - 1))/2" office:value-type="float" office:value="14878">
            <text:p>14878</text:p>
          </table:table-cell>
          <table:table-cell table:formula="of:=(5 * (([.A61])^2 - [.A61])) + 1" office:value-type="float" office:value="16531">
            <text:p>165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A62]*([.A62] + 1))/2" office:value-type="float" office:value="1770">
            <text:p>1770</text:p>
          </table:table-cell>
          <table:table-cell table:formula="of:=[.A62]*[.A62]" office:value-type="float" office:value="3481">
            <text:p>3481</text:p>
          </table:table-cell>
          <table:table-cell table:formula="of:=((3*[.A62]*[.A62])-[.A62])/2" office:value-type="float" office:value="5192">
            <text:p>5192</text:p>
          </table:table-cell>
          <table:table-cell table:formula="of:=[.A62] * ((2 * [.A62]) - 1)" office:value-type="float" office:value="6903">
            <text:p>6903</text:p>
          </table:table-cell>
          <table:table-cell table:formula="of:=((5 * ([.A62])^2) - (3 * [.A62]))/2" office:value-type="float" office:value="8614">
            <text:p>8614</text:p>
          </table:table-cell>
          <table:table-cell table:formula="of:=(3 * ([.A62])^2) - (2 * [.A62])" office:value-type="float" office:value="10325">
            <text:p>10325</text:p>
          </table:table-cell>
          <table:table-cell table:formula="of:=(([.A62])*((7 * [.A62])-5))/2" office:value-type="float" office:value="12036">
            <text:p>12036</text:p>
          </table:table-cell>
          <table:table-cell table:formula="of:=((4 * ([.A62])^2) - (3 * [.A62]))" office:value-type="float" office:value="13747">
            <text:p>13747</text:p>
          </table:table-cell>
          <table:table-cell table:formula="of:=((9 * ([.A62])^2) - (7 * [.A62]))/2" office:value-type="float" office:value="15458">
            <text:p>15458</text:p>
          </table:table-cell>
          <table:table-cell table:formula="of:=((10 * ([.A62])^2) - (8 * [.A62])) / 2" office:value-type="float" office:value="17169">
            <text:p>17169</text:p>
          </table:table-cell>
          <table:table-cell/>
          <table:table-cell table:formula="of:=((3*([.A62] - 1)^2) + (3 * ([.A62] - 1)) + 2)/2" office:value-type="float" office:value="5134">
            <text:p>5134</text:p>
          </table:table-cell>
          <table:table-cell table:formula="of:=([.A62] * [.A62]) + ([.A62] - 1)^2" office:value-type="float" office:value="6845">
            <text:p>6845</text:p>
          </table:table-cell>
          <table:table-cell table:formula="of:=((5 * ([.A62]-1)*([.A62] - 1)) + (5*([.A62] - 1)) + 2)/2" office:value-type="float" office:value="8556">
            <text:p>8556</text:p>
          </table:table-cell>
          <table:table-cell table:formula="of:=(3 * [.A62]) * ([.A62] - 1) + 1" office:value-type="float" office:value="10267">
            <text:p>10267</text:p>
          </table:table-cell>
          <table:table-cell table:formula="of:=((7 * ([.A62])^2) - (7 * [.A62]) + 2)/2" office:value-type="float" office:value="11978">
            <text:p>11978</text:p>
          </table:table-cell>
          <table:table-cell table:formula="of:=(4 * ([.A62])^2) - (4 * [.A62]) + 1" office:value-type="float" office:value="13689">
            <text:p>13689</text:p>
          </table:table-cell>
          <table:table-cell table:formula="of:=(((3 * ([.A62])) - 2) * ((3 * [.A62]) - 1))/2" office:value-type="float" office:value="15400">
            <text:p>15400</text:p>
          </table:table-cell>
          <table:table-cell table:formula="of:=(5 * (([.A62])^2 - [.A62])) + 1" office:value-type="float" office:value="17111">
            <text:p>171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A63]*([.A63] + 1))/2" office:value-type="float" office:value="1830">
            <text:p>1830</text:p>
          </table:table-cell>
          <table:table-cell table:formula="of:=[.A63]*[.A63]" office:value-type="float" office:value="3600">
            <text:p>3600</text:p>
          </table:table-cell>
          <table:table-cell table:formula="of:=((3*[.A63]*[.A63])-[.A63])/2" office:value-type="float" office:value="5370">
            <text:p>5370</text:p>
          </table:table-cell>
          <table:table-cell table:formula="of:=[.A63] * ((2 * [.A63]) - 1)" office:value-type="float" office:value="7140">
            <text:p>7140</text:p>
          </table:table-cell>
          <table:table-cell table:formula="of:=((5 * ([.A63])^2) - (3 * [.A63]))/2" office:value-type="float" office:value="8910">
            <text:p>8910</text:p>
          </table:table-cell>
          <table:table-cell table:formula="of:=(3 * ([.A63])^2) - (2 * [.A63])" office:value-type="float" office:value="10680">
            <text:p>10680</text:p>
          </table:table-cell>
          <table:table-cell table:formula="of:=(([.A63])*((7 * [.A63])-5))/2" office:value-type="float" office:value="12450">
            <text:p>12450</text:p>
          </table:table-cell>
          <table:table-cell table:formula="of:=((4 * ([.A63])^2) - (3 * [.A63]))" office:value-type="float" office:value="14220">
            <text:p>14220</text:p>
          </table:table-cell>
          <table:table-cell table:formula="of:=((9 * ([.A63])^2) - (7 * [.A63]))/2" office:value-type="float" office:value="15990">
            <text:p>15990</text:p>
          </table:table-cell>
          <table:table-cell table:formula="of:=((10 * ([.A63])^2) - (8 * [.A63])) / 2" office:value-type="float" office:value="17760">
            <text:p>17760</text:p>
          </table:table-cell>
          <table:table-cell/>
          <table:table-cell table:formula="of:=((3*([.A63] - 1)^2) + (3 * ([.A63] - 1)) + 2)/2" office:value-type="float" office:value="5311">
            <text:p>5311</text:p>
          </table:table-cell>
          <table:table-cell table:formula="of:=([.A63] * [.A63]) + ([.A63] - 1)^2" office:value-type="float" office:value="7081">
            <text:p>7081</text:p>
          </table:table-cell>
          <table:table-cell table:formula="of:=((5 * ([.A63]-1)*([.A63] - 1)) + (5*([.A63] - 1)) + 2)/2" office:value-type="float" office:value="8851">
            <text:p>8851</text:p>
          </table:table-cell>
          <table:table-cell table:formula="of:=(3 * [.A63]) * ([.A63] - 1) + 1" office:value-type="float" office:value="10621">
            <text:p>10621</text:p>
          </table:table-cell>
          <table:table-cell table:formula="of:=((7 * ([.A63])^2) - (7 * [.A63]) + 2)/2" office:value-type="float" office:value="12391">
            <text:p>12391</text:p>
          </table:table-cell>
          <table:table-cell table:formula="of:=(4 * ([.A63])^2) - (4 * [.A63]) + 1" office:value-type="float" office:value="14161">
            <text:p>14161</text:p>
          </table:table-cell>
          <table:table-cell table:formula="of:=(((3 * ([.A63])) - 2) * ((3 * [.A63]) - 1))/2" office:value-type="float" office:value="15931">
            <text:p>15931</text:p>
          </table:table-cell>
          <table:table-cell table:formula="of:=(5 * (([.A63])^2 - [.A63])) + 1" office:value-type="float" office:value="17701">
            <text:p>177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A64]*([.A64] + 1))/2" office:value-type="float" office:value="1891">
            <text:p>1891</text:p>
          </table:table-cell>
          <table:table-cell table:formula="of:=[.A64]*[.A64]" office:value-type="float" office:value="3721">
            <text:p>3721</text:p>
          </table:table-cell>
          <table:table-cell table:formula="of:=((3*[.A64]*[.A64])-[.A64])/2" office:value-type="float" office:value="5551">
            <text:p>5551</text:p>
          </table:table-cell>
          <table:table-cell table:formula="of:=[.A64] * ((2 * [.A64]) - 1)" office:value-type="float" office:value="7381">
            <text:p>7381</text:p>
          </table:table-cell>
          <table:table-cell table:formula="of:=((5 * ([.A64])^2) - (3 * [.A64]))/2" office:value-type="float" office:value="9211">
            <text:p>9211</text:p>
          </table:table-cell>
          <table:table-cell table:formula="of:=(3 * ([.A64])^2) - (2 * [.A64])" office:value-type="float" office:value="11041">
            <text:p>11041</text:p>
          </table:table-cell>
          <table:table-cell table:formula="of:=(([.A64])*((7 * [.A64])-5))/2" office:value-type="float" office:value="12871">
            <text:p>12871</text:p>
          </table:table-cell>
          <table:table-cell table:formula="of:=((4 * ([.A64])^2) - (3 * [.A64]))" office:value-type="float" office:value="14701">
            <text:p>14701</text:p>
          </table:table-cell>
          <table:table-cell table:formula="of:=((9 * ([.A64])^2) - (7 * [.A64]))/2" office:value-type="float" office:value="16531">
            <text:p>16531</text:p>
          </table:table-cell>
          <table:table-cell table:formula="of:=((10 * ([.A64])^2) - (8 * [.A64])) / 2" office:value-type="float" office:value="18361">
            <text:p>18361</text:p>
          </table:table-cell>
          <table:table-cell/>
          <table:table-cell table:formula="of:=((3*([.A64] - 1)^2) + (3 * ([.A64] - 1)) + 2)/2" office:value-type="float" office:value="5491">
            <text:p>5491</text:p>
          </table:table-cell>
          <table:table-cell table:formula="of:=([.A64] * [.A64]) + ([.A64] - 1)^2" office:value-type="float" office:value="7321">
            <text:p>7321</text:p>
          </table:table-cell>
          <table:table-cell table:formula="of:=((5 * ([.A64]-1)*([.A64] - 1)) + (5*([.A64] - 1)) + 2)/2" office:value-type="float" office:value="9151">
            <text:p>9151</text:p>
          </table:table-cell>
          <table:table-cell table:formula="of:=(3 * [.A64]) * ([.A64] - 1) + 1" office:value-type="float" office:value="10981">
            <text:p>10981</text:p>
          </table:table-cell>
          <table:table-cell table:formula="of:=((7 * ([.A64])^2) - (7 * [.A64]) + 2)/2" office:value-type="float" office:value="12811">
            <text:p>12811</text:p>
          </table:table-cell>
          <table:table-cell table:formula="of:=(4 * ([.A64])^2) - (4 * [.A64]) + 1" office:value-type="float" office:value="14641">
            <text:p>14641</text:p>
          </table:table-cell>
          <table:table-cell table:formula="of:=(((3 * ([.A64])) - 2) * ((3 * [.A64]) - 1))/2" office:value-type="float" office:value="16471">
            <text:p>16471</text:p>
          </table:table-cell>
          <table:table-cell table:formula="of:=(5 * (([.A64])^2 - [.A64])) + 1" office:value-type="float" office:value="18301">
            <text:p>183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A65]*([.A65] + 1))/2" office:value-type="float" office:value="1953">
            <text:p>1953</text:p>
          </table:table-cell>
          <table:table-cell table:formula="of:=[.A65]*[.A65]" office:value-type="float" office:value="3844">
            <text:p>3844</text:p>
          </table:table-cell>
          <table:table-cell table:formula="of:=((3*[.A65]*[.A65])-[.A65])/2" office:value-type="float" office:value="5735">
            <text:p>5735</text:p>
          </table:table-cell>
          <table:table-cell table:formula="of:=[.A65] * ((2 * [.A65]) - 1)" office:value-type="float" office:value="7626">
            <text:p>7626</text:p>
          </table:table-cell>
          <table:table-cell table:formula="of:=((5 * ([.A65])^2) - (3 * [.A65]))/2" office:value-type="float" office:value="9517">
            <text:p>9517</text:p>
          </table:table-cell>
          <table:table-cell table:formula="of:=(3 * ([.A65])^2) - (2 * [.A65])" office:value-type="float" office:value="11408">
            <text:p>11408</text:p>
          </table:table-cell>
          <table:table-cell table:formula="of:=(([.A65])*((7 * [.A65])-5))/2" office:value-type="float" office:value="13299">
            <text:p>13299</text:p>
          </table:table-cell>
          <table:table-cell table:formula="of:=((4 * ([.A65])^2) - (3 * [.A65]))" office:value-type="float" office:value="15190">
            <text:p>15190</text:p>
          </table:table-cell>
          <table:table-cell table:formula="of:=((9 * ([.A65])^2) - (7 * [.A65]))/2" office:value-type="float" office:value="17081">
            <text:p>17081</text:p>
          </table:table-cell>
          <table:table-cell table:formula="of:=((10 * ([.A65])^2) - (8 * [.A65])) / 2" office:value-type="float" office:value="18972">
            <text:p>18972</text:p>
          </table:table-cell>
          <table:table-cell/>
          <table:table-cell table:formula="of:=((3*([.A65] - 1)^2) + (3 * ([.A65] - 1)) + 2)/2" office:value-type="float" office:value="5674">
            <text:p>5674</text:p>
          </table:table-cell>
          <table:table-cell table:formula="of:=([.A65] * [.A65]) + ([.A65] - 1)^2" office:value-type="float" office:value="7565">
            <text:p>7565</text:p>
          </table:table-cell>
          <table:table-cell table:formula="of:=((5 * ([.A65]-1)*([.A65] - 1)) + (5*([.A65] - 1)) + 2)/2" office:value-type="float" office:value="9456">
            <text:p>9456</text:p>
          </table:table-cell>
          <table:table-cell table:formula="of:=(3 * [.A65]) * ([.A65] - 1) + 1" office:value-type="float" office:value="11347">
            <text:p>11347</text:p>
          </table:table-cell>
          <table:table-cell table:formula="of:=((7 * ([.A65])^2) - (7 * [.A65]) + 2)/2" office:value-type="float" office:value="13238">
            <text:p>13238</text:p>
          </table:table-cell>
          <table:table-cell table:formula="of:=(4 * ([.A65])^2) - (4 * [.A65]) + 1" office:value-type="float" office:value="15129">
            <text:p>15129</text:p>
          </table:table-cell>
          <table:table-cell table:formula="of:=(((3 * ([.A65])) - 2) * ((3 * [.A65]) - 1))/2" office:value-type="float" office:value="17020">
            <text:p>17020</text:p>
          </table:table-cell>
          <table:table-cell table:formula="of:=(5 * (([.A65])^2 - [.A65])) + 1" office:value-type="float" office:value="18911">
            <text:p>189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A66]*([.A66] + 1))/2" office:value-type="float" office:value="2016">
            <text:p>2016</text:p>
          </table:table-cell>
          <table:table-cell table:formula="of:=[.A66]*[.A66]" office:value-type="float" office:value="3969">
            <text:p>3969</text:p>
          </table:table-cell>
          <table:table-cell table:formula="of:=((3*[.A66]*[.A66])-[.A66])/2" office:value-type="float" office:value="5922">
            <text:p>5922</text:p>
          </table:table-cell>
          <table:table-cell table:formula="of:=[.A66] * ((2 * [.A66]) - 1)" office:value-type="float" office:value="7875">
            <text:p>7875</text:p>
          </table:table-cell>
          <table:table-cell table:formula="of:=((5 * ([.A66])^2) - (3 * [.A66]))/2" office:value-type="float" office:value="9828">
            <text:p>9828</text:p>
          </table:table-cell>
          <table:table-cell table:formula="of:=(3 * ([.A66])^2) - (2 * [.A66])" office:value-type="float" office:value="11781">
            <text:p>11781</text:p>
          </table:table-cell>
          <table:table-cell table:formula="of:=(([.A66])*((7 * [.A66])-5))/2" office:value-type="float" office:value="13734">
            <text:p>13734</text:p>
          </table:table-cell>
          <table:table-cell table:formula="of:=((4 * ([.A66])^2) - (3 * [.A66]))" office:value-type="float" office:value="15687">
            <text:p>15687</text:p>
          </table:table-cell>
          <table:table-cell table:formula="of:=((9 * ([.A66])^2) - (7 * [.A66]))/2" office:value-type="float" office:value="17640">
            <text:p>17640</text:p>
          </table:table-cell>
          <table:table-cell table:formula="of:=((10 * ([.A66])^2) - (8 * [.A66])) / 2" office:value-type="float" office:value="19593">
            <text:p>19593</text:p>
          </table:table-cell>
          <table:table-cell/>
          <table:table-cell table:formula="of:=((3*([.A66] - 1)^2) + (3 * ([.A66] - 1)) + 2)/2" office:value-type="float" office:value="5860">
            <text:p>5860</text:p>
          </table:table-cell>
          <table:table-cell table:formula="of:=([.A66] * [.A66]) + ([.A66] - 1)^2" office:value-type="float" office:value="7813">
            <text:p>7813</text:p>
          </table:table-cell>
          <table:table-cell table:formula="of:=((5 * ([.A66]-1)*([.A66] - 1)) + (5*([.A66] - 1)) + 2)/2" office:value-type="float" office:value="9766">
            <text:p>9766</text:p>
          </table:table-cell>
          <table:table-cell table:formula="of:=(3 * [.A66]) * ([.A66] - 1) + 1" office:value-type="float" office:value="11719">
            <text:p>11719</text:p>
          </table:table-cell>
          <table:table-cell table:formula="of:=((7 * ([.A66])^2) - (7 * [.A66]) + 2)/2" office:value-type="float" office:value="13672">
            <text:p>13672</text:p>
          </table:table-cell>
          <table:table-cell table:formula="of:=(4 * ([.A66])^2) - (4 * [.A66]) + 1" office:value-type="float" office:value="15625">
            <text:p>15625</text:p>
          </table:table-cell>
          <table:table-cell table:formula="of:=(((3 * ([.A66])) - 2) * ((3 * [.A66]) - 1))/2" office:value-type="float" office:value="17578">
            <text:p>17578</text:p>
          </table:table-cell>
          <table:table-cell table:formula="of:=(5 * (([.A66])^2 - [.A66])) + 1" office:value-type="float" office:value="19531">
            <text:p>195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A67]*([.A67] + 1))/2" office:value-type="float" office:value="2080">
            <text:p>2080</text:p>
          </table:table-cell>
          <table:table-cell table:formula="of:=[.A67]*[.A67]" office:value-type="float" office:value="4096">
            <text:p>4096</text:p>
          </table:table-cell>
          <table:table-cell table:formula="of:=((3*[.A67]*[.A67])-[.A67])/2" office:value-type="float" office:value="6112">
            <text:p>6112</text:p>
          </table:table-cell>
          <table:table-cell table:formula="of:=[.A67] * ((2 * [.A67]) - 1)" office:value-type="float" office:value="8128">
            <text:p>8128</text:p>
          </table:table-cell>
          <table:table-cell table:formula="of:=((5 * ([.A67])^2) - (3 * [.A67]))/2" office:value-type="float" office:value="10144">
            <text:p>10144</text:p>
          </table:table-cell>
          <table:table-cell table:formula="of:=(3 * ([.A67])^2) - (2 * [.A67])" office:value-type="float" office:value="12160">
            <text:p>12160</text:p>
          </table:table-cell>
          <table:table-cell table:formula="of:=(([.A67])*((7 * [.A67])-5))/2" office:value-type="float" office:value="14176">
            <text:p>14176</text:p>
          </table:table-cell>
          <table:table-cell table:formula="of:=((4 * ([.A67])^2) - (3 * [.A67]))" office:value-type="float" office:value="16192">
            <text:p>16192</text:p>
          </table:table-cell>
          <table:table-cell table:formula="of:=((9 * ([.A67])^2) - (7 * [.A67]))/2" office:value-type="float" office:value="18208">
            <text:p>18208</text:p>
          </table:table-cell>
          <table:table-cell table:formula="of:=((10 * ([.A67])^2) - (8 * [.A67])) / 2" office:value-type="float" office:value="20224">
            <text:p>20224</text:p>
          </table:table-cell>
          <table:table-cell/>
          <table:table-cell table:formula="of:=((3*([.A67] - 1)^2) + (3 * ([.A67] - 1)) + 2)/2" office:value-type="float" office:value="6049">
            <text:p>6049</text:p>
          </table:table-cell>
          <table:table-cell table:formula="of:=([.A67] * [.A67]) + ([.A67] - 1)^2" office:value-type="float" office:value="8065">
            <text:p>8065</text:p>
          </table:table-cell>
          <table:table-cell table:formula="of:=((5 * ([.A67]-1)*([.A67] - 1)) + (5*([.A67] - 1)) + 2)/2" office:value-type="float" office:value="10081">
            <text:p>10081</text:p>
          </table:table-cell>
          <table:table-cell table:formula="of:=(3 * [.A67]) * ([.A67] - 1) + 1" office:value-type="float" office:value="12097">
            <text:p>12097</text:p>
          </table:table-cell>
          <table:table-cell table:formula="of:=((7 * ([.A67])^2) - (7 * [.A67]) + 2)/2" office:value-type="float" office:value="14113">
            <text:p>14113</text:p>
          </table:table-cell>
          <table:table-cell table:formula="of:=(4 * ([.A67])^2) - (4 * [.A67]) + 1" office:value-type="float" office:value="16129">
            <text:p>16129</text:p>
          </table:table-cell>
          <table:table-cell table:formula="of:=(((3 * ([.A67])) - 2) * ((3 * [.A67]) - 1))/2" office:value-type="float" office:value="18145">
            <text:p>18145</text:p>
          </table:table-cell>
          <table:table-cell table:formula="of:=(5 * (([.A67])^2 - [.A67])) + 1" office:value-type="float" office:value="20161">
            <text:p>2016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A68]*([.A68] + 1))/2" office:value-type="float" office:value="2145">
            <text:p>2145</text:p>
          </table:table-cell>
          <table:table-cell table:formula="of:=[.A68]*[.A68]" office:value-type="float" office:value="4225">
            <text:p>4225</text:p>
          </table:table-cell>
          <table:table-cell table:formula="of:=((3*[.A68]*[.A68])-[.A68])/2" office:value-type="float" office:value="6305">
            <text:p>6305</text:p>
          </table:table-cell>
          <table:table-cell table:formula="of:=[.A68] * ((2 * [.A68]) - 1)" office:value-type="float" office:value="8385">
            <text:p>8385</text:p>
          </table:table-cell>
          <table:table-cell table:formula="of:=((5 * ([.A68])^2) - (3 * [.A68]))/2" office:value-type="float" office:value="10465">
            <text:p>10465</text:p>
          </table:table-cell>
          <table:table-cell table:formula="of:=(3 * ([.A68])^2) - (2 * [.A68])" office:value-type="float" office:value="12545">
            <text:p>12545</text:p>
          </table:table-cell>
          <table:table-cell table:formula="of:=(([.A68])*((7 * [.A68])-5))/2" office:value-type="float" office:value="14625">
            <text:p>14625</text:p>
          </table:table-cell>
          <table:table-cell table:formula="of:=((4 * ([.A68])^2) - (3 * [.A68]))" office:value-type="float" office:value="16705">
            <text:p>16705</text:p>
          </table:table-cell>
          <table:table-cell table:formula="of:=((9 * ([.A68])^2) - (7 * [.A68]))/2" office:value-type="float" office:value="18785">
            <text:p>18785</text:p>
          </table:table-cell>
          <table:table-cell table:formula="of:=((10 * ([.A68])^2) - (8 * [.A68])) / 2" office:value-type="float" office:value="20865">
            <text:p>20865</text:p>
          </table:table-cell>
          <table:table-cell/>
          <table:table-cell table:formula="of:=((3*([.A68] - 1)^2) + (3 * ([.A68] - 1)) + 2)/2" office:value-type="float" office:value="6241">
            <text:p>6241</text:p>
          </table:table-cell>
          <table:table-cell table:formula="of:=([.A68] * [.A68]) + ([.A68] - 1)^2" office:value-type="float" office:value="8321">
            <text:p>8321</text:p>
          </table:table-cell>
          <table:table-cell table:formula="of:=((5 * ([.A68]-1)*([.A68] - 1)) + (5*([.A68] - 1)) + 2)/2" office:value-type="float" office:value="10401">
            <text:p>10401</text:p>
          </table:table-cell>
          <table:table-cell table:formula="of:=(3 * [.A68]) * ([.A68] - 1) + 1" office:value-type="float" office:value="12481">
            <text:p>12481</text:p>
          </table:table-cell>
          <table:table-cell table:formula="of:=((7 * ([.A68])^2) - (7 * [.A68]) + 2)/2" office:value-type="float" office:value="14561">
            <text:p>14561</text:p>
          </table:table-cell>
          <table:table-cell table:formula="of:=(4 * ([.A68])^2) - (4 * [.A68]) + 1" office:value-type="float" office:value="16641">
            <text:p>16641</text:p>
          </table:table-cell>
          <table:table-cell table:formula="of:=(((3 * ([.A68])) - 2) * ((3 * [.A68]) - 1))/2" office:value-type="float" office:value="18721">
            <text:p>18721</text:p>
          </table:table-cell>
          <table:table-cell table:formula="of:=(5 * (([.A68])^2 - [.A68])) + 1" office:value-type="float" office:value="20801">
            <text:p>208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A69]*([.A69] + 1))/2" office:value-type="float" office:value="2211">
            <text:p>2211</text:p>
          </table:table-cell>
          <table:table-cell table:formula="of:=[.A69]*[.A69]" office:value-type="float" office:value="4356">
            <text:p>4356</text:p>
          </table:table-cell>
          <table:table-cell table:formula="of:=((3*[.A69]*[.A69])-[.A69])/2" office:value-type="float" office:value="6501">
            <text:p>6501</text:p>
          </table:table-cell>
          <table:table-cell table:formula="of:=[.A69] * ((2 * [.A69]) - 1)" office:value-type="float" office:value="8646">
            <text:p>8646</text:p>
          </table:table-cell>
          <table:table-cell table:formula="of:=((5 * ([.A69])^2) - (3 * [.A69]))/2" office:value-type="float" office:value="10791">
            <text:p>10791</text:p>
          </table:table-cell>
          <table:table-cell table:formula="of:=(3 * ([.A69])^2) - (2 * [.A69])" office:value-type="float" office:value="12936">
            <text:p>12936</text:p>
          </table:table-cell>
          <table:table-cell table:formula="of:=(([.A69])*((7 * [.A69])-5))/2" office:value-type="float" office:value="15081">
            <text:p>15081</text:p>
          </table:table-cell>
          <table:table-cell table:formula="of:=((4 * ([.A69])^2) - (3 * [.A69]))" office:value-type="float" office:value="17226">
            <text:p>17226</text:p>
          </table:table-cell>
          <table:table-cell table:formula="of:=((9 * ([.A69])^2) - (7 * [.A69]))/2" office:value-type="float" office:value="19371">
            <text:p>19371</text:p>
          </table:table-cell>
          <table:table-cell table:formula="of:=((10 * ([.A69])^2) - (8 * [.A69])) / 2" office:value-type="float" office:value="21516">
            <text:p>21516</text:p>
          </table:table-cell>
          <table:table-cell/>
          <table:table-cell table:formula="of:=((3*([.A69] - 1)^2) + (3 * ([.A69] - 1)) + 2)/2" office:value-type="float" office:value="6436">
            <text:p>6436</text:p>
          </table:table-cell>
          <table:table-cell table:formula="of:=([.A69] * [.A69]) + ([.A69] - 1)^2" office:value-type="float" office:value="8581">
            <text:p>8581</text:p>
          </table:table-cell>
          <table:table-cell table:formula="of:=((5 * ([.A69]-1)*([.A69] - 1)) + (5*([.A69] - 1)) + 2)/2" office:value-type="float" office:value="10726">
            <text:p>10726</text:p>
          </table:table-cell>
          <table:table-cell table:formula="of:=(3 * [.A69]) * ([.A69] - 1) + 1" office:value-type="float" office:value="12871">
            <text:p>12871</text:p>
          </table:table-cell>
          <table:table-cell table:formula="of:=((7 * ([.A69])^2) - (7 * [.A69]) + 2)/2" office:value-type="float" office:value="15016">
            <text:p>15016</text:p>
          </table:table-cell>
          <table:table-cell table:formula="of:=(4 * ([.A69])^2) - (4 * [.A69]) + 1" office:value-type="float" office:value="17161">
            <text:p>17161</text:p>
          </table:table-cell>
          <table:table-cell table:formula="of:=(((3 * ([.A69])) - 2) * ((3 * [.A69]) - 1))/2" office:value-type="float" office:value="19306">
            <text:p>19306</text:p>
          </table:table-cell>
          <table:table-cell table:formula="of:=(5 * (([.A69])^2 - [.A69])) + 1" office:value-type="float" office:value="21451">
            <text:p>214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A70]*([.A70] + 1))/2" office:value-type="float" office:value="2278">
            <text:p>2278</text:p>
          </table:table-cell>
          <table:table-cell table:formula="of:=[.A70]*[.A70]" office:value-type="float" office:value="4489">
            <text:p>4489</text:p>
          </table:table-cell>
          <table:table-cell table:formula="of:=((3*[.A70]*[.A70])-[.A70])/2" office:value-type="float" office:value="6700">
            <text:p>6700</text:p>
          </table:table-cell>
          <table:table-cell table:formula="of:=[.A70] * ((2 * [.A70]) - 1)" office:value-type="float" office:value="8911">
            <text:p>8911</text:p>
          </table:table-cell>
          <table:table-cell table:formula="of:=((5 * ([.A70])^2) - (3 * [.A70]))/2" office:value-type="float" office:value="11122">
            <text:p>11122</text:p>
          </table:table-cell>
          <table:table-cell table:formula="of:=(3 * ([.A70])^2) - (2 * [.A70])" office:value-type="float" office:value="13333">
            <text:p>13333</text:p>
          </table:table-cell>
          <table:table-cell table:formula="of:=(([.A70])*((7 * [.A70])-5))/2" office:value-type="float" office:value="15544">
            <text:p>15544</text:p>
          </table:table-cell>
          <table:table-cell table:formula="of:=((4 * ([.A70])^2) - (3 * [.A70]))" office:value-type="float" office:value="17755">
            <text:p>17755</text:p>
          </table:table-cell>
          <table:table-cell table:formula="of:=((9 * ([.A70])^2) - (7 * [.A70]))/2" office:value-type="float" office:value="19966">
            <text:p>19966</text:p>
          </table:table-cell>
          <table:table-cell table:formula="of:=((10 * ([.A70])^2) - (8 * [.A70])) / 2" office:value-type="float" office:value="22177">
            <text:p>22177</text:p>
          </table:table-cell>
          <table:table-cell/>
          <table:table-cell table:formula="of:=((3*([.A70] - 1)^2) + (3 * ([.A70] - 1)) + 2)/2" office:value-type="float" office:value="6634">
            <text:p>6634</text:p>
          </table:table-cell>
          <table:table-cell table:formula="of:=([.A70] * [.A70]) + ([.A70] - 1)^2" office:value-type="float" office:value="8845">
            <text:p>8845</text:p>
          </table:table-cell>
          <table:table-cell table:formula="of:=((5 * ([.A70]-1)*([.A70] - 1)) + (5*([.A70] - 1)) + 2)/2" office:value-type="float" office:value="11056">
            <text:p>11056</text:p>
          </table:table-cell>
          <table:table-cell table:formula="of:=(3 * [.A70]) * ([.A70] - 1) + 1" office:value-type="float" office:value="13267">
            <text:p>13267</text:p>
          </table:table-cell>
          <table:table-cell table:formula="of:=((7 * ([.A70])^2) - (7 * [.A70]) + 2)/2" office:value-type="float" office:value="15478">
            <text:p>15478</text:p>
          </table:table-cell>
          <table:table-cell table:formula="of:=(4 * ([.A70])^2) - (4 * [.A70]) + 1" office:value-type="float" office:value="17689">
            <text:p>17689</text:p>
          </table:table-cell>
          <table:table-cell table:formula="of:=(((3 * ([.A70])) - 2) * ((3 * [.A70]) - 1))/2" office:value-type="float" office:value="19900">
            <text:p>19900</text:p>
          </table:table-cell>
          <table:table-cell table:formula="of:=(5 * (([.A70])^2 - [.A70])) + 1" office:value-type="float" office:value="22111">
            <text:p>221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A71]*([.A71] + 1))/2" office:value-type="float" office:value="2346">
            <text:p>2346</text:p>
          </table:table-cell>
          <table:table-cell table:formula="of:=[.A71]*[.A71]" office:value-type="float" office:value="4624">
            <text:p>4624</text:p>
          </table:table-cell>
          <table:table-cell table:formula="of:=((3*[.A71]*[.A71])-[.A71])/2" office:value-type="float" office:value="6902">
            <text:p>6902</text:p>
          </table:table-cell>
          <table:table-cell table:formula="of:=[.A71] * ((2 * [.A71]) - 1)" office:value-type="float" office:value="9180">
            <text:p>9180</text:p>
          </table:table-cell>
          <table:table-cell table:formula="of:=((5 * ([.A71])^2) - (3 * [.A71]))/2" office:value-type="float" office:value="11458">
            <text:p>11458</text:p>
          </table:table-cell>
          <table:table-cell table:formula="of:=(3 * ([.A71])^2) - (2 * [.A71])" office:value-type="float" office:value="13736">
            <text:p>13736</text:p>
          </table:table-cell>
          <table:table-cell table:formula="of:=(([.A71])*((7 * [.A71])-5))/2" office:value-type="float" office:value="16014">
            <text:p>16014</text:p>
          </table:table-cell>
          <table:table-cell table:formula="of:=((4 * ([.A71])^2) - (3 * [.A71]))" office:value-type="float" office:value="18292">
            <text:p>18292</text:p>
          </table:table-cell>
          <table:table-cell table:formula="of:=((9 * ([.A71])^2) - (7 * [.A71]))/2" office:value-type="float" office:value="20570">
            <text:p>20570</text:p>
          </table:table-cell>
          <table:table-cell table:formula="of:=((10 * ([.A71])^2) - (8 * [.A71])) / 2" office:value-type="float" office:value="22848">
            <text:p>22848</text:p>
          </table:table-cell>
          <table:table-cell/>
          <table:table-cell table:formula="of:=((3*([.A71] - 1)^2) + (3 * ([.A71] - 1)) + 2)/2" office:value-type="float" office:value="6835">
            <text:p>6835</text:p>
          </table:table-cell>
          <table:table-cell table:formula="of:=([.A71] * [.A71]) + ([.A71] - 1)^2" office:value-type="float" office:value="9113">
            <text:p>9113</text:p>
          </table:table-cell>
          <table:table-cell table:formula="of:=((5 * ([.A71]-1)*([.A71] - 1)) + (5*([.A71] - 1)) + 2)/2" office:value-type="float" office:value="11391">
            <text:p>11391</text:p>
          </table:table-cell>
          <table:table-cell table:formula="of:=(3 * [.A71]) * ([.A71] - 1) + 1" office:value-type="float" office:value="13669">
            <text:p>13669</text:p>
          </table:table-cell>
          <table:table-cell table:formula="of:=((7 * ([.A71])^2) - (7 * [.A71]) + 2)/2" office:value-type="float" office:value="15947">
            <text:p>15947</text:p>
          </table:table-cell>
          <table:table-cell table:formula="of:=(4 * ([.A71])^2) - (4 * [.A71]) + 1" office:value-type="float" office:value="18225">
            <text:p>18225</text:p>
          </table:table-cell>
          <table:table-cell table:formula="of:=(((3 * ([.A71])) - 2) * ((3 * [.A71]) - 1))/2" office:value-type="float" office:value="20503">
            <text:p>20503</text:p>
          </table:table-cell>
          <table:table-cell table:formula="of:=(5 * (([.A71])^2 - [.A71])) + 1" office:value-type="float" office:value="22781">
            <text:p>2278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A72]*([.A72] + 1))/2" office:value-type="float" office:value="2415">
            <text:p>2415</text:p>
          </table:table-cell>
          <table:table-cell table:formula="of:=[.A72]*[.A72]" office:value-type="float" office:value="4761">
            <text:p>4761</text:p>
          </table:table-cell>
          <table:table-cell table:formula="of:=((3*[.A72]*[.A72])-[.A72])/2" office:value-type="float" office:value="7107">
            <text:p>7107</text:p>
          </table:table-cell>
          <table:table-cell table:formula="of:=[.A72] * ((2 * [.A72]) - 1)" office:value-type="float" office:value="9453">
            <text:p>9453</text:p>
          </table:table-cell>
          <table:table-cell table:formula="of:=((5 * ([.A72])^2) - (3 * [.A72]))/2" office:value-type="float" office:value="11799">
            <text:p>11799</text:p>
          </table:table-cell>
          <table:table-cell table:formula="of:=(3 * ([.A72])^2) - (2 * [.A72])" office:value-type="float" office:value="14145">
            <text:p>14145</text:p>
          </table:table-cell>
          <table:table-cell table:formula="of:=(([.A72])*((7 * [.A72])-5))/2" office:value-type="float" office:value="16491">
            <text:p>16491</text:p>
          </table:table-cell>
          <table:table-cell table:formula="of:=((4 * ([.A72])^2) - (3 * [.A72]))" office:value-type="float" office:value="18837">
            <text:p>18837</text:p>
          </table:table-cell>
          <table:table-cell table:formula="of:=((9 * ([.A72])^2) - (7 * [.A72]))/2" office:value-type="float" office:value="21183">
            <text:p>21183</text:p>
          </table:table-cell>
          <table:table-cell table:formula="of:=((10 * ([.A72])^2) - (8 * [.A72])) / 2" office:value-type="float" office:value="23529">
            <text:p>23529</text:p>
          </table:table-cell>
          <table:table-cell/>
          <table:table-cell table:formula="of:=((3*([.A72] - 1)^2) + (3 * ([.A72] - 1)) + 2)/2" office:value-type="float" office:value="7039">
            <text:p>7039</text:p>
          </table:table-cell>
          <table:table-cell table:formula="of:=([.A72] * [.A72]) + ([.A72] - 1)^2" office:value-type="float" office:value="9385">
            <text:p>9385</text:p>
          </table:table-cell>
          <table:table-cell table:formula="of:=((5 * ([.A72]-1)*([.A72] - 1)) + (5*([.A72] - 1)) + 2)/2" office:value-type="float" office:value="11731">
            <text:p>11731</text:p>
          </table:table-cell>
          <table:table-cell table:formula="of:=(3 * [.A72]) * ([.A72] - 1) + 1" office:value-type="float" office:value="14077">
            <text:p>14077</text:p>
          </table:table-cell>
          <table:table-cell table:formula="of:=((7 * ([.A72])^2) - (7 * [.A72]) + 2)/2" office:value-type="float" office:value="16423">
            <text:p>16423</text:p>
          </table:table-cell>
          <table:table-cell table:formula="of:=(4 * ([.A72])^2) - (4 * [.A72]) + 1" office:value-type="float" office:value="18769">
            <text:p>18769</text:p>
          </table:table-cell>
          <table:table-cell table:formula="of:=(((3 * ([.A72])) - 2) * ((3 * [.A72]) - 1))/2" office:value-type="float" office:value="21115">
            <text:p>21115</text:p>
          </table:table-cell>
          <table:table-cell table:formula="of:=(5 * (([.A72])^2 - [.A72])) + 1" office:value-type="float" office:value="23461">
            <text:p>234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A73]*([.A73] + 1))/2" office:value-type="float" office:value="2485">
            <text:p>2485</text:p>
          </table:table-cell>
          <table:table-cell table:formula="of:=[.A73]*[.A73]" office:value-type="float" office:value="4900">
            <text:p>4900</text:p>
          </table:table-cell>
          <table:table-cell table:formula="of:=((3*[.A73]*[.A73])-[.A73])/2" office:value-type="float" office:value="7315">
            <text:p>7315</text:p>
          </table:table-cell>
          <table:table-cell table:formula="of:=[.A73] * ((2 * [.A73]) - 1)" office:value-type="float" office:value="9730">
            <text:p>9730</text:p>
          </table:table-cell>
          <table:table-cell table:formula="of:=((5 * ([.A73])^2) - (3 * [.A73]))/2" office:value-type="float" office:value="12145">
            <text:p>12145</text:p>
          </table:table-cell>
          <table:table-cell table:formula="of:=(3 * ([.A73])^2) - (2 * [.A73])" office:value-type="float" office:value="14560">
            <text:p>14560</text:p>
          </table:table-cell>
          <table:table-cell table:formula="of:=(([.A73])*((7 * [.A73])-5))/2" office:value-type="float" office:value="16975">
            <text:p>16975</text:p>
          </table:table-cell>
          <table:table-cell table:formula="of:=((4 * ([.A73])^2) - (3 * [.A73]))" office:value-type="float" office:value="19390">
            <text:p>19390</text:p>
          </table:table-cell>
          <table:table-cell table:formula="of:=((9 * ([.A73])^2) - (7 * [.A73]))/2" office:value-type="float" office:value="21805">
            <text:p>21805</text:p>
          </table:table-cell>
          <table:table-cell table:formula="of:=((10 * ([.A73])^2) - (8 * [.A73])) / 2" office:value-type="float" office:value="24220">
            <text:p>24220</text:p>
          </table:table-cell>
          <table:table-cell/>
          <table:table-cell table:formula="of:=((3*([.A73] - 1)^2) + (3 * ([.A73] - 1)) + 2)/2" office:value-type="float" office:value="7246">
            <text:p>7246</text:p>
          </table:table-cell>
          <table:table-cell table:formula="of:=([.A73] * [.A73]) + ([.A73] - 1)^2" office:value-type="float" office:value="9661">
            <text:p>9661</text:p>
          </table:table-cell>
          <table:table-cell table:formula="of:=((5 * ([.A73]-1)*([.A73] - 1)) + (5*([.A73] - 1)) + 2)/2" office:value-type="float" office:value="12076">
            <text:p>12076</text:p>
          </table:table-cell>
          <table:table-cell table:formula="of:=(3 * [.A73]) * ([.A73] - 1) + 1" office:value-type="float" office:value="14491">
            <text:p>14491</text:p>
          </table:table-cell>
          <table:table-cell table:formula="of:=((7 * ([.A73])^2) - (7 * [.A73]) + 2)/2" office:value-type="float" office:value="16906">
            <text:p>16906</text:p>
          </table:table-cell>
          <table:table-cell table:formula="of:=(4 * ([.A73])^2) - (4 * [.A73]) + 1" office:value-type="float" office:value="19321">
            <text:p>19321</text:p>
          </table:table-cell>
          <table:table-cell table:formula="of:=(((3 * ([.A73])) - 2) * ((3 * [.A73]) - 1))/2" office:value-type="float" office:value="21736">
            <text:p>21736</text:p>
          </table:table-cell>
          <table:table-cell table:formula="of:=(5 * (([.A73])^2 - [.A73])) + 1" office:value-type="float" office:value="24151">
            <text:p>241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A74]*([.A74] + 1))/2" office:value-type="float" office:value="2556">
            <text:p>2556</text:p>
          </table:table-cell>
          <table:table-cell table:formula="of:=[.A74]*[.A74]" office:value-type="float" office:value="5041">
            <text:p>5041</text:p>
          </table:table-cell>
          <table:table-cell table:formula="of:=((3*[.A74]*[.A74])-[.A74])/2" office:value-type="float" office:value="7526">
            <text:p>7526</text:p>
          </table:table-cell>
          <table:table-cell table:formula="of:=[.A74] * ((2 * [.A74]) - 1)" office:value-type="float" office:value="10011">
            <text:p>10011</text:p>
          </table:table-cell>
          <table:table-cell table:formula="of:=((5 * ([.A74])^2) - (3 * [.A74]))/2" office:value-type="float" office:value="12496">
            <text:p>12496</text:p>
          </table:table-cell>
          <table:table-cell table:formula="of:=(3 * ([.A74])^2) - (2 * [.A74])" office:value-type="float" office:value="14981">
            <text:p>14981</text:p>
          </table:table-cell>
          <table:table-cell table:formula="of:=(([.A74])*((7 * [.A74])-5))/2" office:value-type="float" office:value="17466">
            <text:p>17466</text:p>
          </table:table-cell>
          <table:table-cell table:formula="of:=((4 * ([.A74])^2) - (3 * [.A74]))" office:value-type="float" office:value="19951">
            <text:p>19951</text:p>
          </table:table-cell>
          <table:table-cell table:formula="of:=((9 * ([.A74])^2) - (7 * [.A74]))/2" office:value-type="float" office:value="22436">
            <text:p>22436</text:p>
          </table:table-cell>
          <table:table-cell table:formula="of:=((10 * ([.A74])^2) - (8 * [.A74])) / 2" office:value-type="float" office:value="24921">
            <text:p>24921</text:p>
          </table:table-cell>
          <table:table-cell/>
          <table:table-cell table:formula="of:=((3*([.A74] - 1)^2) + (3 * ([.A74] - 1)) + 2)/2" office:value-type="float" office:value="7456">
            <text:p>7456</text:p>
          </table:table-cell>
          <table:table-cell table:formula="of:=([.A74] * [.A74]) + ([.A74] - 1)^2" office:value-type="float" office:value="9941">
            <text:p>9941</text:p>
          </table:table-cell>
          <table:table-cell table:formula="of:=((5 * ([.A74]-1)*([.A74] - 1)) + (5*([.A74] - 1)) + 2)/2" office:value-type="float" office:value="12426">
            <text:p>12426</text:p>
          </table:table-cell>
          <table:table-cell table:formula="of:=(3 * [.A74]) * ([.A74] - 1) + 1" office:value-type="float" office:value="14911">
            <text:p>14911</text:p>
          </table:table-cell>
          <table:table-cell table:formula="of:=((7 * ([.A74])^2) - (7 * [.A74]) + 2)/2" office:value-type="float" office:value="17396">
            <text:p>17396</text:p>
          </table:table-cell>
          <table:table-cell table:formula="of:=(4 * ([.A74])^2) - (4 * [.A74]) + 1" office:value-type="float" office:value="19881">
            <text:p>19881</text:p>
          </table:table-cell>
          <table:table-cell table:formula="of:=(((3 * ([.A74])) - 2) * ((3 * [.A74]) - 1))/2" office:value-type="float" office:value="22366">
            <text:p>22366</text:p>
          </table:table-cell>
          <table:table-cell table:formula="of:=(5 * (([.A74])^2 - [.A74])) + 1" office:value-type="float" office:value="24851">
            <text:p>2485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A75]*([.A75] + 1))/2" office:value-type="float" office:value="2628">
            <text:p>2628</text:p>
          </table:table-cell>
          <table:table-cell table:formula="of:=[.A75]*[.A75]" office:value-type="float" office:value="5184">
            <text:p>5184</text:p>
          </table:table-cell>
          <table:table-cell table:formula="of:=((3*[.A75]*[.A75])-[.A75])/2" office:value-type="float" office:value="7740">
            <text:p>7740</text:p>
          </table:table-cell>
          <table:table-cell table:formula="of:=[.A75] * ((2 * [.A75]) - 1)" office:value-type="float" office:value="10296">
            <text:p>10296</text:p>
          </table:table-cell>
          <table:table-cell table:formula="of:=((5 * ([.A75])^2) - (3 * [.A75]))/2" office:value-type="float" office:value="12852">
            <text:p>12852</text:p>
          </table:table-cell>
          <table:table-cell table:formula="of:=(3 * ([.A75])^2) - (2 * [.A75])" office:value-type="float" office:value="15408">
            <text:p>15408</text:p>
          </table:table-cell>
          <table:table-cell table:formula="of:=(([.A75])*((7 * [.A75])-5))/2" office:value-type="float" office:value="17964">
            <text:p>17964</text:p>
          </table:table-cell>
          <table:table-cell table:formula="of:=((4 * ([.A75])^2) - (3 * [.A75]))" office:value-type="float" office:value="20520">
            <text:p>20520</text:p>
          </table:table-cell>
          <table:table-cell table:formula="of:=((9 * ([.A75])^2) - (7 * [.A75]))/2" office:value-type="float" office:value="23076">
            <text:p>23076</text:p>
          </table:table-cell>
          <table:table-cell table:formula="of:=((10 * ([.A75])^2) - (8 * [.A75])) / 2" office:value-type="float" office:value="25632">
            <text:p>25632</text:p>
          </table:table-cell>
          <table:table-cell/>
          <table:table-cell table:formula="of:=((3*([.A75] - 1)^2) + (3 * ([.A75] - 1)) + 2)/2" office:value-type="float" office:value="7669">
            <text:p>7669</text:p>
          </table:table-cell>
          <table:table-cell table:formula="of:=([.A75] * [.A75]) + ([.A75] - 1)^2" office:value-type="float" office:value="10225">
            <text:p>10225</text:p>
          </table:table-cell>
          <table:table-cell table:formula="of:=((5 * ([.A75]-1)*([.A75] - 1)) + (5*([.A75] - 1)) + 2)/2" office:value-type="float" office:value="12781">
            <text:p>12781</text:p>
          </table:table-cell>
          <table:table-cell table:formula="of:=(3 * [.A75]) * ([.A75] - 1) + 1" office:value-type="float" office:value="15337">
            <text:p>15337</text:p>
          </table:table-cell>
          <table:table-cell table:formula="of:=((7 * ([.A75])^2) - (7 * [.A75]) + 2)/2" office:value-type="float" office:value="17893">
            <text:p>17893</text:p>
          </table:table-cell>
          <table:table-cell table:formula="of:=(4 * ([.A75])^2) - (4 * [.A75]) + 1" office:value-type="float" office:value="20449">
            <text:p>20449</text:p>
          </table:table-cell>
          <table:table-cell table:formula="of:=(((3 * ([.A75])) - 2) * ((3 * [.A75]) - 1))/2" office:value-type="float" office:value="23005">
            <text:p>23005</text:p>
          </table:table-cell>
          <table:table-cell table:formula="of:=(5 * (([.A75])^2 - [.A75])) + 1" office:value-type="float" office:value="25561">
            <text:p>2556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A76]*([.A76] + 1))/2" office:value-type="float" office:value="2701">
            <text:p>2701</text:p>
          </table:table-cell>
          <table:table-cell table:formula="of:=[.A76]*[.A76]" office:value-type="float" office:value="5329">
            <text:p>5329</text:p>
          </table:table-cell>
          <table:table-cell table:formula="of:=((3*[.A76]*[.A76])-[.A76])/2" office:value-type="float" office:value="7957">
            <text:p>7957</text:p>
          </table:table-cell>
          <table:table-cell table:formula="of:=[.A76] * ((2 * [.A76]) - 1)" office:value-type="float" office:value="10585">
            <text:p>10585</text:p>
          </table:table-cell>
          <table:table-cell table:formula="of:=((5 * ([.A76])^2) - (3 * [.A76]))/2" office:value-type="float" office:value="13213">
            <text:p>13213</text:p>
          </table:table-cell>
          <table:table-cell table:formula="of:=(3 * ([.A76])^2) - (2 * [.A76])" office:value-type="float" office:value="15841">
            <text:p>15841</text:p>
          </table:table-cell>
          <table:table-cell table:formula="of:=(([.A76])*((7 * [.A76])-5))/2" office:value-type="float" office:value="18469">
            <text:p>18469</text:p>
          </table:table-cell>
          <table:table-cell table:formula="of:=((4 * ([.A76])^2) - (3 * [.A76]))" office:value-type="float" office:value="21097">
            <text:p>21097</text:p>
          </table:table-cell>
          <table:table-cell table:formula="of:=((9 * ([.A76])^2) - (7 * [.A76]))/2" office:value-type="float" office:value="23725">
            <text:p>23725</text:p>
          </table:table-cell>
          <table:table-cell table:formula="of:=((10 * ([.A76])^2) - (8 * [.A76])) / 2" office:value-type="float" office:value="26353">
            <text:p>26353</text:p>
          </table:table-cell>
          <table:table-cell/>
          <table:table-cell table:formula="of:=((3*([.A76] - 1)^2) + (3 * ([.A76] - 1)) + 2)/2" office:value-type="float" office:value="7885">
            <text:p>7885</text:p>
          </table:table-cell>
          <table:table-cell table:formula="of:=([.A76] * [.A76]) + ([.A76] - 1)^2" office:value-type="float" office:value="10513">
            <text:p>10513</text:p>
          </table:table-cell>
          <table:table-cell table:formula="of:=((5 * ([.A76]-1)*([.A76] - 1)) + (5*([.A76] - 1)) + 2)/2" office:value-type="float" office:value="13141">
            <text:p>13141</text:p>
          </table:table-cell>
          <table:table-cell table:formula="of:=(3 * [.A76]) * ([.A76] - 1) + 1" office:value-type="float" office:value="15769">
            <text:p>15769</text:p>
          </table:table-cell>
          <table:table-cell table:formula="of:=((7 * ([.A76])^2) - (7 * [.A76]) + 2)/2" office:value-type="float" office:value="18397">
            <text:p>18397</text:p>
          </table:table-cell>
          <table:table-cell table:formula="of:=(4 * ([.A76])^2) - (4 * [.A76]) + 1" office:value-type="float" office:value="21025">
            <text:p>21025</text:p>
          </table:table-cell>
          <table:table-cell table:formula="of:=(((3 * ([.A76])) - 2) * ((3 * [.A76]) - 1))/2" office:value-type="float" office:value="23653">
            <text:p>23653</text:p>
          </table:table-cell>
          <table:table-cell table:formula="of:=(5 * (([.A76])^2 - [.A76])) + 1" office:value-type="float" office:value="26281">
            <text:p>2628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A77]*([.A77] + 1))/2" office:value-type="float" office:value="2775">
            <text:p>2775</text:p>
          </table:table-cell>
          <table:table-cell table:formula="of:=[.A77]*[.A77]" office:value-type="float" office:value="5476">
            <text:p>5476</text:p>
          </table:table-cell>
          <table:table-cell table:formula="of:=((3*[.A77]*[.A77])-[.A77])/2" office:value-type="float" office:value="8177">
            <text:p>8177</text:p>
          </table:table-cell>
          <table:table-cell table:formula="of:=[.A77] * ((2 * [.A77]) - 1)" office:value-type="float" office:value="10878">
            <text:p>10878</text:p>
          </table:table-cell>
          <table:table-cell table:formula="of:=((5 * ([.A77])^2) - (3 * [.A77]))/2" office:value-type="float" office:value="13579">
            <text:p>13579</text:p>
          </table:table-cell>
          <table:table-cell table:formula="of:=(3 * ([.A77])^2) - (2 * [.A77])" office:value-type="float" office:value="16280">
            <text:p>16280</text:p>
          </table:table-cell>
          <table:table-cell table:formula="of:=(([.A77])*((7 * [.A77])-5))/2" office:value-type="float" office:value="18981">
            <text:p>18981</text:p>
          </table:table-cell>
          <table:table-cell table:formula="of:=((4 * ([.A77])^2) - (3 * [.A77]))" office:value-type="float" office:value="21682">
            <text:p>21682</text:p>
          </table:table-cell>
          <table:table-cell table:formula="of:=((9 * ([.A77])^2) - (7 * [.A77]))/2" office:value-type="float" office:value="24383">
            <text:p>24383</text:p>
          </table:table-cell>
          <table:table-cell table:formula="of:=((10 * ([.A77])^2) - (8 * [.A77])) / 2" office:value-type="float" office:value="27084">
            <text:p>27084</text:p>
          </table:table-cell>
          <table:table-cell/>
          <table:table-cell table:formula="of:=((3*([.A77] - 1)^2) + (3 * ([.A77] - 1)) + 2)/2" office:value-type="float" office:value="8104">
            <text:p>8104</text:p>
          </table:table-cell>
          <table:table-cell table:formula="of:=([.A77] * [.A77]) + ([.A77] - 1)^2" office:value-type="float" office:value="10805">
            <text:p>10805</text:p>
          </table:table-cell>
          <table:table-cell table:formula="of:=((5 * ([.A77]-1)*([.A77] - 1)) + (5*([.A77] - 1)) + 2)/2" office:value-type="float" office:value="13506">
            <text:p>13506</text:p>
          </table:table-cell>
          <table:table-cell table:formula="of:=(3 * [.A77]) * ([.A77] - 1) + 1" office:value-type="float" office:value="16207">
            <text:p>16207</text:p>
          </table:table-cell>
          <table:table-cell table:formula="of:=((7 * ([.A77])^2) - (7 * [.A77]) + 2)/2" office:value-type="float" office:value="18908">
            <text:p>18908</text:p>
          </table:table-cell>
          <table:table-cell table:formula="of:=(4 * ([.A77])^2) - (4 * [.A77]) + 1" office:value-type="float" office:value="21609">
            <text:p>21609</text:p>
          </table:table-cell>
          <table:table-cell table:formula="of:=(((3 * ([.A77])) - 2) * ((3 * [.A77]) - 1))/2" office:value-type="float" office:value="24310">
            <text:p>24310</text:p>
          </table:table-cell>
          <table:table-cell table:formula="of:=(5 * (([.A77])^2 - [.A77])) + 1" office:value-type="float" office:value="27011">
            <text:p>270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8]*([.A78] + 1))/2" office:value-type="float" office:value="2850">
            <text:p>2850</text:p>
          </table:table-cell>
          <table:table-cell table:formula="of:=[.A78]*[.A78]" office:value-type="float" office:value="5625">
            <text:p>5625</text:p>
          </table:table-cell>
          <table:table-cell table:formula="of:=((3*[.A78]*[.A78])-[.A78])/2" office:value-type="float" office:value="8400">
            <text:p>8400</text:p>
          </table:table-cell>
          <table:table-cell table:formula="of:=[.A78] * ((2 * [.A78]) - 1)" office:value-type="float" office:value="11175">
            <text:p>11175</text:p>
          </table:table-cell>
          <table:table-cell table:formula="of:=((5 * ([.A78])^2) - (3 * [.A78]))/2" office:value-type="float" office:value="13950">
            <text:p>13950</text:p>
          </table:table-cell>
          <table:table-cell table:formula="of:=(3 * ([.A78])^2) - (2 * [.A78])" office:value-type="float" office:value="16725">
            <text:p>16725</text:p>
          </table:table-cell>
          <table:table-cell table:formula="of:=(([.A78])*((7 * [.A78])-5))/2" office:value-type="float" office:value="19500">
            <text:p>19500</text:p>
          </table:table-cell>
          <table:table-cell table:formula="of:=((4 * ([.A78])^2) - (3 * [.A78]))" office:value-type="float" office:value="22275">
            <text:p>22275</text:p>
          </table:table-cell>
          <table:table-cell table:formula="of:=((9 * ([.A78])^2) - (7 * [.A78]))/2" office:value-type="float" office:value="25050">
            <text:p>25050</text:p>
          </table:table-cell>
          <table:table-cell table:formula="of:=((10 * ([.A78])^2) - (8 * [.A78])) / 2" office:value-type="float" office:value="27825">
            <text:p>27825</text:p>
          </table:table-cell>
          <table:table-cell/>
          <table:table-cell table:formula="of:=((3*([.A78] - 1)^2) + (3 * ([.A78] - 1)) + 2)/2" office:value-type="float" office:value="8326">
            <text:p>8326</text:p>
          </table:table-cell>
          <table:table-cell table:formula="of:=([.A78] * [.A78]) + ([.A78] - 1)^2" office:value-type="float" office:value="11101">
            <text:p>11101</text:p>
          </table:table-cell>
          <table:table-cell table:formula="of:=((5 * ([.A78]-1)*([.A78] - 1)) + (5*([.A78] - 1)) + 2)/2" office:value-type="float" office:value="13876">
            <text:p>13876</text:p>
          </table:table-cell>
          <table:table-cell table:formula="of:=(3 * [.A78]) * ([.A78] - 1) + 1" office:value-type="float" office:value="16651">
            <text:p>16651</text:p>
          </table:table-cell>
          <table:table-cell table:formula="of:=((7 * ([.A78])^2) - (7 * [.A78]) + 2)/2" office:value-type="float" office:value="19426">
            <text:p>19426</text:p>
          </table:table-cell>
          <table:table-cell table:formula="of:=(4 * ([.A78])^2) - (4 * [.A78]) + 1" office:value-type="float" office:value="22201">
            <text:p>22201</text:p>
          </table:table-cell>
          <table:table-cell table:formula="of:=(((3 * ([.A78])) - 2) * ((3 * [.A78]) - 1))/2" office:value-type="float" office:value="24976">
            <text:p>24976</text:p>
          </table:table-cell>
          <table:table-cell table:formula="of:=(5 * (([.A78])^2 - [.A78])) + 1" office:value-type="float" office:value="27751">
            <text:p>277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A79]*([.A79] + 1))/2" office:value-type="float" office:value="2926">
            <text:p>2926</text:p>
          </table:table-cell>
          <table:table-cell table:formula="of:=[.A79]*[.A79]" office:value-type="float" office:value="5776">
            <text:p>5776</text:p>
          </table:table-cell>
          <table:table-cell table:formula="of:=((3*[.A79]*[.A79])-[.A79])/2" office:value-type="float" office:value="8626">
            <text:p>8626</text:p>
          </table:table-cell>
          <table:table-cell table:formula="of:=[.A79] * ((2 * [.A79]) - 1)" office:value-type="float" office:value="11476">
            <text:p>11476</text:p>
          </table:table-cell>
          <table:table-cell table:formula="of:=((5 * ([.A79])^2) - (3 * [.A79]))/2" office:value-type="float" office:value="14326">
            <text:p>14326</text:p>
          </table:table-cell>
          <table:table-cell table:formula="of:=(3 * ([.A79])^2) - (2 * [.A79])" office:value-type="float" office:value="17176">
            <text:p>17176</text:p>
          </table:table-cell>
          <table:table-cell table:formula="of:=(([.A79])*((7 * [.A79])-5))/2" office:value-type="float" office:value="20026">
            <text:p>20026</text:p>
          </table:table-cell>
          <table:table-cell table:formula="of:=((4 * ([.A79])^2) - (3 * [.A79]))" office:value-type="float" office:value="22876">
            <text:p>22876</text:p>
          </table:table-cell>
          <table:table-cell table:formula="of:=((9 * ([.A79])^2) - (7 * [.A79]))/2" office:value-type="float" office:value="25726">
            <text:p>25726</text:p>
          </table:table-cell>
          <table:table-cell table:formula="of:=((10 * ([.A79])^2) - (8 * [.A79])) / 2" office:value-type="float" office:value="28576">
            <text:p>28576</text:p>
          </table:table-cell>
          <table:table-cell/>
          <table:table-cell table:formula="of:=((3*([.A79] - 1)^2) + (3 * ([.A79] - 1)) + 2)/2" office:value-type="float" office:value="8551">
            <text:p>8551</text:p>
          </table:table-cell>
          <table:table-cell table:formula="of:=([.A79] * [.A79]) + ([.A79] - 1)^2" office:value-type="float" office:value="11401">
            <text:p>11401</text:p>
          </table:table-cell>
          <table:table-cell table:formula="of:=((5 * ([.A79]-1)*([.A79] - 1)) + (5*([.A79] - 1)) + 2)/2" office:value-type="float" office:value="14251">
            <text:p>14251</text:p>
          </table:table-cell>
          <table:table-cell table:formula="of:=(3 * [.A79]) * ([.A79] - 1) + 1" office:value-type="float" office:value="17101">
            <text:p>17101</text:p>
          </table:table-cell>
          <table:table-cell table:formula="of:=((7 * ([.A79])^2) - (7 * [.A79]) + 2)/2" office:value-type="float" office:value="19951">
            <text:p>19951</text:p>
          </table:table-cell>
          <table:table-cell table:formula="of:=(4 * ([.A79])^2) - (4 * [.A79]) + 1" office:value-type="float" office:value="22801">
            <text:p>22801</text:p>
          </table:table-cell>
          <table:table-cell table:formula="of:=(((3 * ([.A79])) - 2) * ((3 * [.A79]) - 1))/2" office:value-type="float" office:value="25651">
            <text:p>25651</text:p>
          </table:table-cell>
          <table:table-cell table:formula="of:=(5 * (([.A79])^2 - [.A79])) + 1" office:value-type="float" office:value="28501">
            <text:p>285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A80]*([.A80] + 1))/2" office:value-type="float" office:value="3003">
            <text:p>3003</text:p>
          </table:table-cell>
          <table:table-cell table:formula="of:=[.A80]*[.A80]" office:value-type="float" office:value="5929">
            <text:p>5929</text:p>
          </table:table-cell>
          <table:table-cell table:formula="of:=((3*[.A80]*[.A80])-[.A80])/2" office:value-type="float" office:value="8855">
            <text:p>8855</text:p>
          </table:table-cell>
          <table:table-cell table:formula="of:=[.A80] * ((2 * [.A80]) - 1)" office:value-type="float" office:value="11781">
            <text:p>11781</text:p>
          </table:table-cell>
          <table:table-cell table:formula="of:=((5 * ([.A80])^2) - (3 * [.A80]))/2" office:value-type="float" office:value="14707">
            <text:p>14707</text:p>
          </table:table-cell>
          <table:table-cell table:formula="of:=(3 * ([.A80])^2) - (2 * [.A80])" office:value-type="float" office:value="17633">
            <text:p>17633</text:p>
          </table:table-cell>
          <table:table-cell table:formula="of:=(([.A80])*((7 * [.A80])-5))/2" office:value-type="float" office:value="20559">
            <text:p>20559</text:p>
          </table:table-cell>
          <table:table-cell table:formula="of:=((4 * ([.A80])^2) - (3 * [.A80]))" office:value-type="float" office:value="23485">
            <text:p>23485</text:p>
          </table:table-cell>
          <table:table-cell table:formula="of:=((9 * ([.A80])^2) - (7 * [.A80]))/2" office:value-type="float" office:value="26411">
            <text:p>26411</text:p>
          </table:table-cell>
          <table:table-cell table:formula="of:=((10 * ([.A80])^2) - (8 * [.A80])) / 2" office:value-type="float" office:value="29337">
            <text:p>29337</text:p>
          </table:table-cell>
          <table:table-cell/>
          <table:table-cell table:formula="of:=((3*([.A80] - 1)^2) + (3 * ([.A80] - 1)) + 2)/2" office:value-type="float" office:value="8779">
            <text:p>8779</text:p>
          </table:table-cell>
          <table:table-cell table:formula="of:=([.A80] * [.A80]) + ([.A80] - 1)^2" office:value-type="float" office:value="11705">
            <text:p>11705</text:p>
          </table:table-cell>
          <table:table-cell table:formula="of:=((5 * ([.A80]-1)*([.A80] - 1)) + (5*([.A80] - 1)) + 2)/2" office:value-type="float" office:value="14631">
            <text:p>14631</text:p>
          </table:table-cell>
          <table:table-cell table:formula="of:=(3 * [.A80]) * ([.A80] - 1) + 1" office:value-type="float" office:value="17557">
            <text:p>17557</text:p>
          </table:table-cell>
          <table:table-cell table:formula="of:=((7 * ([.A80])^2) - (7 * [.A80]) + 2)/2" office:value-type="float" office:value="20483">
            <text:p>20483</text:p>
          </table:table-cell>
          <table:table-cell table:formula="of:=(4 * ([.A80])^2) - (4 * [.A80]) + 1" office:value-type="float" office:value="23409">
            <text:p>23409</text:p>
          </table:table-cell>
          <table:table-cell table:formula="of:=(((3 * ([.A80])) - 2) * ((3 * [.A80]) - 1))/2" office:value-type="float" office:value="26335">
            <text:p>26335</text:p>
          </table:table-cell>
          <table:table-cell table:formula="of:=(5 * (([.A80])^2 - [.A80])) + 1" office:value-type="float" office:value="29261">
            <text:p>2926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A81]*([.A81] + 1))/2" office:value-type="float" office:value="3081">
            <text:p>3081</text:p>
          </table:table-cell>
          <table:table-cell table:formula="of:=[.A81]*[.A81]" office:value-type="float" office:value="6084">
            <text:p>6084</text:p>
          </table:table-cell>
          <table:table-cell table:formula="of:=((3*[.A81]*[.A81])-[.A81])/2" office:value-type="float" office:value="9087">
            <text:p>9087</text:p>
          </table:table-cell>
          <table:table-cell table:formula="of:=[.A81] * ((2 * [.A81]) - 1)" office:value-type="float" office:value="12090">
            <text:p>12090</text:p>
          </table:table-cell>
          <table:table-cell table:formula="of:=((5 * ([.A81])^2) - (3 * [.A81]))/2" office:value-type="float" office:value="15093">
            <text:p>15093</text:p>
          </table:table-cell>
          <table:table-cell table:formula="of:=(3 * ([.A81])^2) - (2 * [.A81])" office:value-type="float" office:value="18096">
            <text:p>18096</text:p>
          </table:table-cell>
          <table:table-cell table:formula="of:=(([.A81])*((7 * [.A81])-5))/2" office:value-type="float" office:value="21099">
            <text:p>21099</text:p>
          </table:table-cell>
          <table:table-cell table:formula="of:=((4 * ([.A81])^2) - (3 * [.A81]))" office:value-type="float" office:value="24102">
            <text:p>24102</text:p>
          </table:table-cell>
          <table:table-cell table:formula="of:=((9 * ([.A81])^2) - (7 * [.A81]))/2" office:value-type="float" office:value="27105">
            <text:p>27105</text:p>
          </table:table-cell>
          <table:table-cell table:formula="of:=((10 * ([.A81])^2) - (8 * [.A81])) / 2" office:value-type="float" office:value="30108">
            <text:p>30108</text:p>
          </table:table-cell>
          <table:table-cell/>
          <table:table-cell table:formula="of:=((3*([.A81] - 1)^2) + (3 * ([.A81] - 1)) + 2)/2" office:value-type="float" office:value="9010">
            <text:p>9010</text:p>
          </table:table-cell>
          <table:table-cell table:formula="of:=([.A81] * [.A81]) + ([.A81] - 1)^2" office:value-type="float" office:value="12013">
            <text:p>12013</text:p>
          </table:table-cell>
          <table:table-cell table:formula="of:=((5 * ([.A81]-1)*([.A81] - 1)) + (5*([.A81] - 1)) + 2)/2" office:value-type="float" office:value="15016">
            <text:p>15016</text:p>
          </table:table-cell>
          <table:table-cell table:formula="of:=(3 * [.A81]) * ([.A81] - 1) + 1" office:value-type="float" office:value="18019">
            <text:p>18019</text:p>
          </table:table-cell>
          <table:table-cell table:formula="of:=((7 * ([.A81])^2) - (7 * [.A81]) + 2)/2" office:value-type="float" office:value="21022">
            <text:p>21022</text:p>
          </table:table-cell>
          <table:table-cell table:formula="of:=(4 * ([.A81])^2) - (4 * [.A81]) + 1" office:value-type="float" office:value="24025">
            <text:p>24025</text:p>
          </table:table-cell>
          <table:table-cell table:formula="of:=(((3 * ([.A81])) - 2) * ((3 * [.A81]) - 1))/2" office:value-type="float" office:value="27028">
            <text:p>27028</text:p>
          </table:table-cell>
          <table:table-cell table:formula="of:=(5 * (([.A81])^2 - [.A81])) + 1" office:value-type="float" office:value="30031">
            <text:p>300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A82]*([.A82] + 1))/2" office:value-type="float" office:value="3160">
            <text:p>3160</text:p>
          </table:table-cell>
          <table:table-cell table:formula="of:=[.A82]*[.A82]" office:value-type="float" office:value="6241">
            <text:p>6241</text:p>
          </table:table-cell>
          <table:table-cell table:formula="of:=((3*[.A82]*[.A82])-[.A82])/2" office:value-type="float" office:value="9322">
            <text:p>9322</text:p>
          </table:table-cell>
          <table:table-cell table:formula="of:=[.A82] * ((2 * [.A82]) - 1)" office:value-type="float" office:value="12403">
            <text:p>12403</text:p>
          </table:table-cell>
          <table:table-cell table:formula="of:=((5 * ([.A82])^2) - (3 * [.A82]))/2" office:value-type="float" office:value="15484">
            <text:p>15484</text:p>
          </table:table-cell>
          <table:table-cell table:formula="of:=(3 * ([.A82])^2) - (2 * [.A82])" office:value-type="float" office:value="18565">
            <text:p>18565</text:p>
          </table:table-cell>
          <table:table-cell table:formula="of:=(([.A82])*((7 * [.A82])-5))/2" office:value-type="float" office:value="21646">
            <text:p>21646</text:p>
          </table:table-cell>
          <table:table-cell table:formula="of:=((4 * ([.A82])^2) - (3 * [.A82]))" office:value-type="float" office:value="24727">
            <text:p>24727</text:p>
          </table:table-cell>
          <table:table-cell table:formula="of:=((9 * ([.A82])^2) - (7 * [.A82]))/2" office:value-type="float" office:value="27808">
            <text:p>27808</text:p>
          </table:table-cell>
          <table:table-cell table:formula="of:=((10 * ([.A82])^2) - (8 * [.A82])) / 2" office:value-type="float" office:value="30889">
            <text:p>30889</text:p>
          </table:table-cell>
          <table:table-cell/>
          <table:table-cell table:formula="of:=((3*([.A82] - 1)^2) + (3 * ([.A82] - 1)) + 2)/2" office:value-type="float" office:value="9244">
            <text:p>9244</text:p>
          </table:table-cell>
          <table:table-cell table:formula="of:=([.A82] * [.A82]) + ([.A82] - 1)^2" office:value-type="float" office:value="12325">
            <text:p>12325</text:p>
          </table:table-cell>
          <table:table-cell table:formula="of:=((5 * ([.A82]-1)*([.A82] - 1)) + (5*([.A82] - 1)) + 2)/2" office:value-type="float" office:value="15406">
            <text:p>15406</text:p>
          </table:table-cell>
          <table:table-cell table:formula="of:=(3 * [.A82]) * ([.A82] - 1) + 1" office:value-type="float" office:value="18487">
            <text:p>18487</text:p>
          </table:table-cell>
          <table:table-cell table:formula="of:=((7 * ([.A82])^2) - (7 * [.A82]) + 2)/2" office:value-type="float" office:value="21568">
            <text:p>21568</text:p>
          </table:table-cell>
          <table:table-cell table:formula="of:=(4 * ([.A82])^2) - (4 * [.A82]) + 1" office:value-type="float" office:value="24649">
            <text:p>24649</text:p>
          </table:table-cell>
          <table:table-cell table:formula="of:=(((3 * ([.A82])) - 2) * ((3 * [.A82]) - 1))/2" office:value-type="float" office:value="27730">
            <text:p>27730</text:p>
          </table:table-cell>
          <table:table-cell table:formula="of:=(5 * (([.A82])^2 - [.A82])) + 1" office:value-type="float" office:value="30811">
            <text:p>308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A83]*([.A83] + 1))/2" office:value-type="float" office:value="3240">
            <text:p>3240</text:p>
          </table:table-cell>
          <table:table-cell table:formula="of:=[.A83]*[.A83]" office:value-type="float" office:value="6400">
            <text:p>6400</text:p>
          </table:table-cell>
          <table:table-cell table:formula="of:=((3*[.A83]*[.A83])-[.A83])/2" office:value-type="float" office:value="9560">
            <text:p>9560</text:p>
          </table:table-cell>
          <table:table-cell table:formula="of:=[.A83] * ((2 * [.A83]) - 1)" office:value-type="float" office:value="12720">
            <text:p>12720</text:p>
          </table:table-cell>
          <table:table-cell table:formula="of:=((5 * ([.A83])^2) - (3 * [.A83]))/2" office:value-type="float" office:value="15880">
            <text:p>15880</text:p>
          </table:table-cell>
          <table:table-cell table:formula="of:=(3 * ([.A83])^2) - (2 * [.A83])" office:value-type="float" office:value="19040">
            <text:p>19040</text:p>
          </table:table-cell>
          <table:table-cell table:formula="of:=(([.A83])*((7 * [.A83])-5))/2" office:value-type="float" office:value="22200">
            <text:p>22200</text:p>
          </table:table-cell>
          <table:table-cell table:formula="of:=((4 * ([.A83])^2) - (3 * [.A83]))" office:value-type="float" office:value="25360">
            <text:p>25360</text:p>
          </table:table-cell>
          <table:table-cell table:formula="of:=((9 * ([.A83])^2) - (7 * [.A83]))/2" office:value-type="float" office:value="28520">
            <text:p>28520</text:p>
          </table:table-cell>
          <table:table-cell table:formula="of:=((10 * ([.A83])^2) - (8 * [.A83])) / 2" office:value-type="float" office:value="31680">
            <text:p>31680</text:p>
          </table:table-cell>
          <table:table-cell/>
          <table:table-cell table:formula="of:=((3*([.A83] - 1)^2) + (3 * ([.A83] - 1)) + 2)/2" office:value-type="float" office:value="9481">
            <text:p>9481</text:p>
          </table:table-cell>
          <table:table-cell table:formula="of:=([.A83] * [.A83]) + ([.A83] - 1)^2" office:value-type="float" office:value="12641">
            <text:p>12641</text:p>
          </table:table-cell>
          <table:table-cell table:formula="of:=((5 * ([.A83]-1)*([.A83] - 1)) + (5*([.A83] - 1)) + 2)/2" office:value-type="float" office:value="15801">
            <text:p>15801</text:p>
          </table:table-cell>
          <table:table-cell table:formula="of:=(3 * [.A83]) * ([.A83] - 1) + 1" office:value-type="float" office:value="18961">
            <text:p>18961</text:p>
          </table:table-cell>
          <table:table-cell table:formula="of:=((7 * ([.A83])^2) - (7 * [.A83]) + 2)/2" office:value-type="float" office:value="22121">
            <text:p>22121</text:p>
          </table:table-cell>
          <table:table-cell table:formula="of:=(4 * ([.A83])^2) - (4 * [.A83]) + 1" office:value-type="float" office:value="25281">
            <text:p>25281</text:p>
          </table:table-cell>
          <table:table-cell table:formula="of:=(((3 * ([.A83])) - 2) * ((3 * [.A83]) - 1))/2" office:value-type="float" office:value="28441">
            <text:p>28441</text:p>
          </table:table-cell>
          <table:table-cell table:formula="of:=(5 * (([.A83])^2 - [.A83])) + 1" office:value-type="float" office:value="31601">
            <text:p>316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A84]*([.A84] + 1))/2" office:value-type="float" office:value="3321">
            <text:p>3321</text:p>
          </table:table-cell>
          <table:table-cell table:formula="of:=[.A84]*[.A84]" office:value-type="float" office:value="6561">
            <text:p>6561</text:p>
          </table:table-cell>
          <table:table-cell table:formula="of:=((3*[.A84]*[.A84])-[.A84])/2" office:value-type="float" office:value="9801">
            <text:p>9801</text:p>
          </table:table-cell>
          <table:table-cell table:formula="of:=[.A84] * ((2 * [.A84]) - 1)" office:value-type="float" office:value="13041">
            <text:p>13041</text:p>
          </table:table-cell>
          <table:table-cell table:formula="of:=((5 * ([.A84])^2) - (3 * [.A84]))/2" office:value-type="float" office:value="16281">
            <text:p>16281</text:p>
          </table:table-cell>
          <table:table-cell table:formula="of:=(3 * ([.A84])^2) - (2 * [.A84])" office:value-type="float" office:value="19521">
            <text:p>19521</text:p>
          </table:table-cell>
          <table:table-cell table:formula="of:=(([.A84])*((7 * [.A84])-5))/2" office:value-type="float" office:value="22761">
            <text:p>22761</text:p>
          </table:table-cell>
          <table:table-cell table:formula="of:=((4 * ([.A84])^2) - (3 * [.A84]))" office:value-type="float" office:value="26001">
            <text:p>26001</text:p>
          </table:table-cell>
          <table:table-cell table:formula="of:=((9 * ([.A84])^2) - (7 * [.A84]))/2" office:value-type="float" office:value="29241">
            <text:p>29241</text:p>
          </table:table-cell>
          <table:table-cell table:formula="of:=((10 * ([.A84])^2) - (8 * [.A84])) / 2" office:value-type="float" office:value="32481">
            <text:p>32481</text:p>
          </table:table-cell>
          <table:table-cell/>
          <table:table-cell table:formula="of:=((3*([.A84] - 1)^2) + (3 * ([.A84] - 1)) + 2)/2" office:value-type="float" office:value="9721">
            <text:p>9721</text:p>
          </table:table-cell>
          <table:table-cell table:formula="of:=([.A84] * [.A84]) + ([.A84] - 1)^2" office:value-type="float" office:value="12961">
            <text:p>12961</text:p>
          </table:table-cell>
          <table:table-cell table:formula="of:=((5 * ([.A84]-1)*([.A84] - 1)) + (5*([.A84] - 1)) + 2)/2" office:value-type="float" office:value="16201">
            <text:p>16201</text:p>
          </table:table-cell>
          <table:table-cell table:formula="of:=(3 * [.A84]) * ([.A84] - 1) + 1" office:value-type="float" office:value="19441">
            <text:p>19441</text:p>
          </table:table-cell>
          <table:table-cell table:formula="of:=((7 * ([.A84])^2) - (7 * [.A84]) + 2)/2" office:value-type="float" office:value="22681">
            <text:p>22681</text:p>
          </table:table-cell>
          <table:table-cell table:formula="of:=(4 * ([.A84])^2) - (4 * [.A84]) + 1" office:value-type="float" office:value="25921">
            <text:p>25921</text:p>
          </table:table-cell>
          <table:table-cell table:formula="of:=(((3 * ([.A84])) - 2) * ((3 * [.A84]) - 1))/2" office:value-type="float" office:value="29161">
            <text:p>29161</text:p>
          </table:table-cell>
          <table:table-cell table:formula="of:=(5 * (([.A84])^2 - [.A84])) + 1" office:value-type="float" office:value="32401">
            <text:p>3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A85]*([.A85] + 1))/2" office:value-type="float" office:value="3403">
            <text:p>3403</text:p>
          </table:table-cell>
          <table:table-cell table:formula="of:=[.A85]*[.A85]" office:value-type="float" office:value="6724">
            <text:p>6724</text:p>
          </table:table-cell>
          <table:table-cell table:formula="of:=((3*[.A85]*[.A85])-[.A85])/2" office:value-type="float" office:value="10045">
            <text:p>10045</text:p>
          </table:table-cell>
          <table:table-cell table:formula="of:=[.A85] * ((2 * [.A85]) - 1)" office:value-type="float" office:value="13366">
            <text:p>13366</text:p>
          </table:table-cell>
          <table:table-cell table:formula="of:=((5 * ([.A85])^2) - (3 * [.A85]))/2" office:value-type="float" office:value="16687">
            <text:p>16687</text:p>
          </table:table-cell>
          <table:table-cell table:formula="of:=(3 * ([.A85])^2) - (2 * [.A85])" office:value-type="float" office:value="20008">
            <text:p>20008</text:p>
          </table:table-cell>
          <table:table-cell table:formula="of:=(([.A85])*((7 * [.A85])-5))/2" office:value-type="float" office:value="23329">
            <text:p>23329</text:p>
          </table:table-cell>
          <table:table-cell table:formula="of:=((4 * ([.A85])^2) - (3 * [.A85]))" office:value-type="float" office:value="26650">
            <text:p>26650</text:p>
          </table:table-cell>
          <table:table-cell table:formula="of:=((9 * ([.A85])^2) - (7 * [.A85]))/2" office:value-type="float" office:value="29971">
            <text:p>29971</text:p>
          </table:table-cell>
          <table:table-cell table:formula="of:=((10 * ([.A85])^2) - (8 * [.A85])) / 2" office:value-type="float" office:value="33292">
            <text:p>33292</text:p>
          </table:table-cell>
          <table:table-cell/>
          <table:table-cell table:formula="of:=((3*([.A85] - 1)^2) + (3 * ([.A85] - 1)) + 2)/2" office:value-type="float" office:value="9964">
            <text:p>9964</text:p>
          </table:table-cell>
          <table:table-cell table:formula="of:=([.A85] * [.A85]) + ([.A85] - 1)^2" office:value-type="float" office:value="13285">
            <text:p>13285</text:p>
          </table:table-cell>
          <table:table-cell table:formula="of:=((5 * ([.A85]-1)*([.A85] - 1)) + (5*([.A85] - 1)) + 2)/2" office:value-type="float" office:value="16606">
            <text:p>16606</text:p>
          </table:table-cell>
          <table:table-cell table:formula="of:=(3 * [.A85]) * ([.A85] - 1) + 1" office:value-type="float" office:value="19927">
            <text:p>19927</text:p>
          </table:table-cell>
          <table:table-cell table:formula="of:=((7 * ([.A85])^2) - (7 * [.A85]) + 2)/2" office:value-type="float" office:value="23248">
            <text:p>23248</text:p>
          </table:table-cell>
          <table:table-cell table:formula="of:=(4 * ([.A85])^2) - (4 * [.A85]) + 1" office:value-type="float" office:value="26569">
            <text:p>26569</text:p>
          </table:table-cell>
          <table:table-cell table:formula="of:=(((3 * ([.A85])) - 2) * ((3 * [.A85]) - 1))/2" office:value-type="float" office:value="29890">
            <text:p>29890</text:p>
          </table:table-cell>
          <table:table-cell table:formula="of:=(5 * (([.A85])^2 - [.A85])) + 1" office:value-type="float" office:value="33211">
            <text:p>332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A86]*([.A86] + 1))/2" office:value-type="float" office:value="3486">
            <text:p>3486</text:p>
          </table:table-cell>
          <table:table-cell table:formula="of:=[.A86]*[.A86]" office:value-type="float" office:value="6889">
            <text:p>6889</text:p>
          </table:table-cell>
          <table:table-cell table:formula="of:=((3*[.A86]*[.A86])-[.A86])/2" office:value-type="float" office:value="10292">
            <text:p>10292</text:p>
          </table:table-cell>
          <table:table-cell table:formula="of:=[.A86] * ((2 * [.A86]) - 1)" office:value-type="float" office:value="13695">
            <text:p>13695</text:p>
          </table:table-cell>
          <table:table-cell table:formula="of:=((5 * ([.A86])^2) - (3 * [.A86]))/2" office:value-type="float" office:value="17098">
            <text:p>17098</text:p>
          </table:table-cell>
          <table:table-cell table:formula="of:=(3 * ([.A86])^2) - (2 * [.A86])" office:value-type="float" office:value="20501">
            <text:p>20501</text:p>
          </table:table-cell>
          <table:table-cell table:formula="of:=(([.A86])*((7 * [.A86])-5))/2" office:value-type="float" office:value="23904">
            <text:p>23904</text:p>
          </table:table-cell>
          <table:table-cell table:formula="of:=((4 * ([.A86])^2) - (3 * [.A86]))" office:value-type="float" office:value="27307">
            <text:p>27307</text:p>
          </table:table-cell>
          <table:table-cell table:formula="of:=((9 * ([.A86])^2) - (7 * [.A86]))/2" office:value-type="float" office:value="30710">
            <text:p>30710</text:p>
          </table:table-cell>
          <table:table-cell table:formula="of:=((10 * ([.A86])^2) - (8 * [.A86])) / 2" office:value-type="float" office:value="34113">
            <text:p>34113</text:p>
          </table:table-cell>
          <table:table-cell/>
          <table:table-cell table:formula="of:=((3*([.A86] - 1)^2) + (3 * ([.A86] - 1)) + 2)/2" office:value-type="float" office:value="10210">
            <text:p>10210</text:p>
          </table:table-cell>
          <table:table-cell table:formula="of:=([.A86] * [.A86]) + ([.A86] - 1)^2" office:value-type="float" office:value="13613">
            <text:p>13613</text:p>
          </table:table-cell>
          <table:table-cell table:formula="of:=((5 * ([.A86]-1)*([.A86] - 1)) + (5*([.A86] - 1)) + 2)/2" office:value-type="float" office:value="17016">
            <text:p>17016</text:p>
          </table:table-cell>
          <table:table-cell table:formula="of:=(3 * [.A86]) * ([.A86] - 1) + 1" office:value-type="float" office:value="20419">
            <text:p>20419</text:p>
          </table:table-cell>
          <table:table-cell table:formula="of:=((7 * ([.A86])^2) - (7 * [.A86]) + 2)/2" office:value-type="float" office:value="23822">
            <text:p>23822</text:p>
          </table:table-cell>
          <table:table-cell table:formula="of:=(4 * ([.A86])^2) - (4 * [.A86]) + 1" office:value-type="float" office:value="27225">
            <text:p>27225</text:p>
          </table:table-cell>
          <table:table-cell table:formula="of:=(((3 * ([.A86])) - 2) * ((3 * [.A86]) - 1))/2" office:value-type="float" office:value="30628">
            <text:p>30628</text:p>
          </table:table-cell>
          <table:table-cell table:formula="of:=(5 * (([.A86])^2 - [.A86])) + 1" office:value-type="float" office:value="34031">
            <text:p>340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A87]*([.A87] + 1))/2" office:value-type="float" office:value="3570">
            <text:p>3570</text:p>
          </table:table-cell>
          <table:table-cell table:formula="of:=[.A87]*[.A87]" office:value-type="float" office:value="7056">
            <text:p>7056</text:p>
          </table:table-cell>
          <table:table-cell table:formula="of:=((3*[.A87]*[.A87])-[.A87])/2" office:value-type="float" office:value="10542">
            <text:p>10542</text:p>
          </table:table-cell>
          <table:table-cell table:formula="of:=[.A87] * ((2 * [.A87]) - 1)" office:value-type="float" office:value="14028">
            <text:p>14028</text:p>
          </table:table-cell>
          <table:table-cell table:formula="of:=((5 * ([.A87])^2) - (3 * [.A87]))/2" office:value-type="float" office:value="17514">
            <text:p>17514</text:p>
          </table:table-cell>
          <table:table-cell table:formula="of:=(3 * ([.A87])^2) - (2 * [.A87])" office:value-type="float" office:value="21000">
            <text:p>21000</text:p>
          </table:table-cell>
          <table:table-cell table:formula="of:=(([.A87])*((7 * [.A87])-5))/2" office:value-type="float" office:value="24486">
            <text:p>24486</text:p>
          </table:table-cell>
          <table:table-cell table:formula="of:=((4 * ([.A87])^2) - (3 * [.A87]))" office:value-type="float" office:value="27972">
            <text:p>27972</text:p>
          </table:table-cell>
          <table:table-cell table:formula="of:=((9 * ([.A87])^2) - (7 * [.A87]))/2" office:value-type="float" office:value="31458">
            <text:p>31458</text:p>
          </table:table-cell>
          <table:table-cell table:formula="of:=((10 * ([.A87])^2) - (8 * [.A87])) / 2" office:value-type="float" office:value="34944">
            <text:p>34944</text:p>
          </table:table-cell>
          <table:table-cell/>
          <table:table-cell table:formula="of:=((3*([.A87] - 1)^2) + (3 * ([.A87] - 1)) + 2)/2" office:value-type="float" office:value="10459">
            <text:p>10459</text:p>
          </table:table-cell>
          <table:table-cell table:formula="of:=([.A87] * [.A87]) + ([.A87] - 1)^2" office:value-type="float" office:value="13945">
            <text:p>13945</text:p>
          </table:table-cell>
          <table:table-cell table:formula="of:=((5 * ([.A87]-1)*([.A87] - 1)) + (5*([.A87] - 1)) + 2)/2" office:value-type="float" office:value="17431">
            <text:p>17431</text:p>
          </table:table-cell>
          <table:table-cell table:formula="of:=(3 * [.A87]) * ([.A87] - 1) + 1" office:value-type="float" office:value="20917">
            <text:p>20917</text:p>
          </table:table-cell>
          <table:table-cell table:formula="of:=((7 * ([.A87])^2) - (7 * [.A87]) + 2)/2" office:value-type="float" office:value="24403">
            <text:p>24403</text:p>
          </table:table-cell>
          <table:table-cell table:formula="of:=(4 * ([.A87])^2) - (4 * [.A87]) + 1" office:value-type="float" office:value="27889">
            <text:p>27889</text:p>
          </table:table-cell>
          <table:table-cell table:formula="of:=(((3 * ([.A87])) - 2) * ((3 * [.A87]) - 1))/2" office:value-type="float" office:value="31375">
            <text:p>31375</text:p>
          </table:table-cell>
          <table:table-cell table:formula="of:=(5 * (([.A87])^2 - [.A87])) + 1" office:value-type="float" office:value="34861">
            <text:p>348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A88]*([.A88] + 1))/2" office:value-type="float" office:value="3655">
            <text:p>3655</text:p>
          </table:table-cell>
          <table:table-cell table:formula="of:=[.A88]*[.A88]" office:value-type="float" office:value="7225">
            <text:p>7225</text:p>
          </table:table-cell>
          <table:table-cell table:formula="of:=((3*[.A88]*[.A88])-[.A88])/2" office:value-type="float" office:value="10795">
            <text:p>10795</text:p>
          </table:table-cell>
          <table:table-cell table:formula="of:=[.A88] * ((2 * [.A88]) - 1)" office:value-type="float" office:value="14365">
            <text:p>14365</text:p>
          </table:table-cell>
          <table:table-cell table:formula="of:=((5 * ([.A88])^2) - (3 * [.A88]))/2" office:value-type="float" office:value="17935">
            <text:p>17935</text:p>
          </table:table-cell>
          <table:table-cell table:formula="of:=(3 * ([.A88])^2) - (2 * [.A88])" office:value-type="float" office:value="21505">
            <text:p>21505</text:p>
          </table:table-cell>
          <table:table-cell table:formula="of:=(([.A88])*((7 * [.A88])-5))/2" office:value-type="float" office:value="25075">
            <text:p>25075</text:p>
          </table:table-cell>
          <table:table-cell table:formula="of:=((4 * ([.A88])^2) - (3 * [.A88]))" office:value-type="float" office:value="28645">
            <text:p>28645</text:p>
          </table:table-cell>
          <table:table-cell table:formula="of:=((9 * ([.A88])^2) - (7 * [.A88]))/2" office:value-type="float" office:value="32215">
            <text:p>32215</text:p>
          </table:table-cell>
          <table:table-cell table:formula="of:=((10 * ([.A88])^2) - (8 * [.A88])) / 2" office:value-type="float" office:value="35785">
            <text:p>35785</text:p>
          </table:table-cell>
          <table:table-cell/>
          <table:table-cell table:formula="of:=((3*([.A88] - 1)^2) + (3 * ([.A88] - 1)) + 2)/2" office:value-type="float" office:value="10711">
            <text:p>10711</text:p>
          </table:table-cell>
          <table:table-cell table:formula="of:=([.A88] * [.A88]) + ([.A88] - 1)^2" office:value-type="float" office:value="14281">
            <text:p>14281</text:p>
          </table:table-cell>
          <table:table-cell table:formula="of:=((5 * ([.A88]-1)*([.A88] - 1)) + (5*([.A88] - 1)) + 2)/2" office:value-type="float" office:value="17851">
            <text:p>17851</text:p>
          </table:table-cell>
          <table:table-cell table:formula="of:=(3 * [.A88]) * ([.A88] - 1) + 1" office:value-type="float" office:value="21421">
            <text:p>21421</text:p>
          </table:table-cell>
          <table:table-cell table:formula="of:=((7 * ([.A88])^2) - (7 * [.A88]) + 2)/2" office:value-type="float" office:value="24991">
            <text:p>24991</text:p>
          </table:table-cell>
          <table:table-cell table:formula="of:=(4 * ([.A88])^2) - (4 * [.A88]) + 1" office:value-type="float" office:value="28561">
            <text:p>28561</text:p>
          </table:table-cell>
          <table:table-cell table:formula="of:=(((3 * ([.A88])) - 2) * ((3 * [.A88]) - 1))/2" office:value-type="float" office:value="32131">
            <text:p>32131</text:p>
          </table:table-cell>
          <table:table-cell table:formula="of:=(5 * (([.A88])^2 - [.A88])) + 1" office:value-type="float" office:value="35701">
            <text:p>357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A89]*([.A89] + 1))/2" office:value-type="float" office:value="3741">
            <text:p>3741</text:p>
          </table:table-cell>
          <table:table-cell table:formula="of:=[.A89]*[.A89]" office:value-type="float" office:value="7396">
            <text:p>7396</text:p>
          </table:table-cell>
          <table:table-cell table:formula="of:=((3*[.A89]*[.A89])-[.A89])/2" office:value-type="float" office:value="11051">
            <text:p>11051</text:p>
          </table:table-cell>
          <table:table-cell table:formula="of:=[.A89] * ((2 * [.A89]) - 1)" office:value-type="float" office:value="14706">
            <text:p>14706</text:p>
          </table:table-cell>
          <table:table-cell table:formula="of:=((5 * ([.A89])^2) - (3 * [.A89]))/2" office:value-type="float" office:value="18361">
            <text:p>18361</text:p>
          </table:table-cell>
          <table:table-cell table:formula="of:=(3 * ([.A89])^2) - (2 * [.A89])" office:value-type="float" office:value="22016">
            <text:p>22016</text:p>
          </table:table-cell>
          <table:table-cell table:formula="of:=(([.A89])*((7 * [.A89])-5))/2" office:value-type="float" office:value="25671">
            <text:p>25671</text:p>
          </table:table-cell>
          <table:table-cell table:formula="of:=((4 * ([.A89])^2) - (3 * [.A89]))" office:value-type="float" office:value="29326">
            <text:p>29326</text:p>
          </table:table-cell>
          <table:table-cell table:formula="of:=((9 * ([.A89])^2) - (7 * [.A89]))/2" office:value-type="float" office:value="32981">
            <text:p>32981</text:p>
          </table:table-cell>
          <table:table-cell table:formula="of:=((10 * ([.A89])^2) - (8 * [.A89])) / 2" office:value-type="float" office:value="36636">
            <text:p>36636</text:p>
          </table:table-cell>
          <table:table-cell/>
          <table:table-cell table:formula="of:=((3*([.A89] - 1)^2) + (3 * ([.A89] - 1)) + 2)/2" office:value-type="float" office:value="10966">
            <text:p>10966</text:p>
          </table:table-cell>
          <table:table-cell table:formula="of:=([.A89] * [.A89]) + ([.A89] - 1)^2" office:value-type="float" office:value="14621">
            <text:p>14621</text:p>
          </table:table-cell>
          <table:table-cell table:formula="of:=((5 * ([.A89]-1)*([.A89] - 1)) + (5*([.A89] - 1)) + 2)/2" office:value-type="float" office:value="18276">
            <text:p>18276</text:p>
          </table:table-cell>
          <table:table-cell table:formula="of:=(3 * [.A89]) * ([.A89] - 1) + 1" office:value-type="float" office:value="21931">
            <text:p>21931</text:p>
          </table:table-cell>
          <table:table-cell table:formula="of:=((7 * ([.A89])^2) - (7 * [.A89]) + 2)/2" office:value-type="float" office:value="25586">
            <text:p>25586</text:p>
          </table:table-cell>
          <table:table-cell table:formula="of:=(4 * ([.A89])^2) - (4 * [.A89]) + 1" office:value-type="float" office:value="29241">
            <text:p>29241</text:p>
          </table:table-cell>
          <table:table-cell table:formula="of:=(((3 * ([.A89])) - 2) * ((3 * [.A89]) - 1))/2" office:value-type="float" office:value="32896">
            <text:p>32896</text:p>
          </table:table-cell>
          <table:table-cell table:formula="of:=(5 * (([.A89])^2 - [.A89])) + 1" office:value-type="float" office:value="36551">
            <text:p>365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A90]*([.A90] + 1))/2" office:value-type="float" office:value="3828">
            <text:p>3828</text:p>
          </table:table-cell>
          <table:table-cell table:formula="of:=[.A90]*[.A90]" office:value-type="float" office:value="7569">
            <text:p>7569</text:p>
          </table:table-cell>
          <table:table-cell table:formula="of:=((3*[.A90]*[.A90])-[.A90])/2" office:value-type="float" office:value="11310">
            <text:p>11310</text:p>
          </table:table-cell>
          <table:table-cell table:formula="of:=[.A90] * ((2 * [.A90]) - 1)" office:value-type="float" office:value="15051">
            <text:p>15051</text:p>
          </table:table-cell>
          <table:table-cell table:formula="of:=((5 * ([.A90])^2) - (3 * [.A90]))/2" office:value-type="float" office:value="18792">
            <text:p>18792</text:p>
          </table:table-cell>
          <table:table-cell table:formula="of:=(3 * ([.A90])^2) - (2 * [.A90])" office:value-type="float" office:value="22533">
            <text:p>22533</text:p>
          </table:table-cell>
          <table:table-cell table:formula="of:=(([.A90])*((7 * [.A90])-5))/2" office:value-type="float" office:value="26274">
            <text:p>26274</text:p>
          </table:table-cell>
          <table:table-cell table:formula="of:=((4 * ([.A90])^2) - (3 * [.A90]))" office:value-type="float" office:value="30015">
            <text:p>30015</text:p>
          </table:table-cell>
          <table:table-cell table:formula="of:=((9 * ([.A90])^2) - (7 * [.A90]))/2" office:value-type="float" office:value="33756">
            <text:p>33756</text:p>
          </table:table-cell>
          <table:table-cell table:formula="of:=((10 * ([.A90])^2) - (8 * [.A90])) / 2" office:value-type="float" office:value="37497">
            <text:p>37497</text:p>
          </table:table-cell>
          <table:table-cell/>
          <table:table-cell table:formula="of:=((3*([.A90] - 1)^2) + (3 * ([.A90] - 1)) + 2)/2" office:value-type="float" office:value="11224">
            <text:p>11224</text:p>
          </table:table-cell>
          <table:table-cell table:formula="of:=([.A90] * [.A90]) + ([.A90] - 1)^2" office:value-type="float" office:value="14965">
            <text:p>14965</text:p>
          </table:table-cell>
          <table:table-cell table:formula="of:=((5 * ([.A90]-1)*([.A90] - 1)) + (5*([.A90] - 1)) + 2)/2" office:value-type="float" office:value="18706">
            <text:p>18706</text:p>
          </table:table-cell>
          <table:table-cell table:formula="of:=(3 * [.A90]) * ([.A90] - 1) + 1" office:value-type="float" office:value="22447">
            <text:p>22447</text:p>
          </table:table-cell>
          <table:table-cell table:formula="of:=((7 * ([.A90])^2) - (7 * [.A90]) + 2)/2" office:value-type="float" office:value="26188">
            <text:p>26188</text:p>
          </table:table-cell>
          <table:table-cell table:formula="of:=(4 * ([.A90])^2) - (4 * [.A90]) + 1" office:value-type="float" office:value="29929">
            <text:p>29929</text:p>
          </table:table-cell>
          <table:table-cell table:formula="of:=(((3 * ([.A90])) - 2) * ((3 * [.A90]) - 1))/2" office:value-type="float" office:value="33670">
            <text:p>33670</text:p>
          </table:table-cell>
          <table:table-cell table:formula="of:=(5 * (([.A90])^2 - [.A90])) + 1" office:value-type="float" office:value="37411">
            <text:p>374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A91]*([.A91] + 1))/2" office:value-type="float" office:value="3916">
            <text:p>3916</text:p>
          </table:table-cell>
          <table:table-cell table:formula="of:=[.A91]*[.A91]" office:value-type="float" office:value="7744">
            <text:p>7744</text:p>
          </table:table-cell>
          <table:table-cell table:formula="of:=((3*[.A91]*[.A91])-[.A91])/2" office:value-type="float" office:value="11572">
            <text:p>11572</text:p>
          </table:table-cell>
          <table:table-cell table:formula="of:=[.A91] * ((2 * [.A91]) - 1)" office:value-type="float" office:value="15400">
            <text:p>15400</text:p>
          </table:table-cell>
          <table:table-cell table:formula="of:=((5 * ([.A91])^2) - (3 * [.A91]))/2" office:value-type="float" office:value="19228">
            <text:p>19228</text:p>
          </table:table-cell>
          <table:table-cell table:formula="of:=(3 * ([.A91])^2) - (2 * [.A91])" office:value-type="float" office:value="23056">
            <text:p>23056</text:p>
          </table:table-cell>
          <table:table-cell table:formula="of:=(([.A91])*((7 * [.A91])-5))/2" office:value-type="float" office:value="26884">
            <text:p>26884</text:p>
          </table:table-cell>
          <table:table-cell table:formula="of:=((4 * ([.A91])^2) - (3 * [.A91]))" office:value-type="float" office:value="30712">
            <text:p>30712</text:p>
          </table:table-cell>
          <table:table-cell table:formula="of:=((9 * ([.A91])^2) - (7 * [.A91]))/2" office:value-type="float" office:value="34540">
            <text:p>34540</text:p>
          </table:table-cell>
          <table:table-cell table:formula="of:=((10 * ([.A91])^2) - (8 * [.A91])) / 2" office:value-type="float" office:value="38368">
            <text:p>38368</text:p>
          </table:table-cell>
          <table:table-cell/>
          <table:table-cell table:formula="of:=((3*([.A91] - 1)^2) + (3 * ([.A91] - 1)) + 2)/2" office:value-type="float" office:value="11485">
            <text:p>11485</text:p>
          </table:table-cell>
          <table:table-cell table:formula="of:=([.A91] * [.A91]) + ([.A91] - 1)^2" office:value-type="float" office:value="15313">
            <text:p>15313</text:p>
          </table:table-cell>
          <table:table-cell table:formula="of:=((5 * ([.A91]-1)*([.A91] - 1)) + (5*([.A91] - 1)) + 2)/2" office:value-type="float" office:value="19141">
            <text:p>19141</text:p>
          </table:table-cell>
          <table:table-cell table:formula="of:=(3 * [.A91]) * ([.A91] - 1) + 1" office:value-type="float" office:value="22969">
            <text:p>22969</text:p>
          </table:table-cell>
          <table:table-cell table:formula="of:=((7 * ([.A91])^2) - (7 * [.A91]) + 2)/2" office:value-type="float" office:value="26797">
            <text:p>26797</text:p>
          </table:table-cell>
          <table:table-cell table:formula="of:=(4 * ([.A91])^2) - (4 * [.A91]) + 1" office:value-type="float" office:value="30625">
            <text:p>30625</text:p>
          </table:table-cell>
          <table:table-cell table:formula="of:=(((3 * ([.A91])) - 2) * ((3 * [.A91]) - 1))/2" office:value-type="float" office:value="34453">
            <text:p>34453</text:p>
          </table:table-cell>
          <table:table-cell table:formula="of:=(5 * (([.A91])^2 - [.A91])) + 1" office:value-type="float" office:value="38281">
            <text:p>382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A92]*([.A92] + 1))/2" office:value-type="float" office:value="4005">
            <text:p>4005</text:p>
          </table:table-cell>
          <table:table-cell table:formula="of:=[.A92]*[.A92]" office:value-type="float" office:value="7921">
            <text:p>7921</text:p>
          </table:table-cell>
          <table:table-cell table:formula="of:=((3*[.A92]*[.A92])-[.A92])/2" office:value-type="float" office:value="11837">
            <text:p>11837</text:p>
          </table:table-cell>
          <table:table-cell table:formula="of:=[.A92] * ((2 * [.A92]) - 1)" office:value-type="float" office:value="15753">
            <text:p>15753</text:p>
          </table:table-cell>
          <table:table-cell table:formula="of:=((5 * ([.A92])^2) - (3 * [.A92]))/2" office:value-type="float" office:value="19669">
            <text:p>19669</text:p>
          </table:table-cell>
          <table:table-cell table:formula="of:=(3 * ([.A92])^2) - (2 * [.A92])" office:value-type="float" office:value="23585">
            <text:p>23585</text:p>
          </table:table-cell>
          <table:table-cell table:formula="of:=(([.A92])*((7 * [.A92])-5))/2" office:value-type="float" office:value="27501">
            <text:p>27501</text:p>
          </table:table-cell>
          <table:table-cell table:formula="of:=((4 * ([.A92])^2) - (3 * [.A92]))" office:value-type="float" office:value="31417">
            <text:p>31417</text:p>
          </table:table-cell>
          <table:table-cell table:formula="of:=((9 * ([.A92])^2) - (7 * [.A92]))/2" office:value-type="float" office:value="35333">
            <text:p>35333</text:p>
          </table:table-cell>
          <table:table-cell table:formula="of:=((10 * ([.A92])^2) - (8 * [.A92])) / 2" office:value-type="float" office:value="39249">
            <text:p>39249</text:p>
          </table:table-cell>
          <table:table-cell/>
          <table:table-cell table:formula="of:=((3*([.A92] - 1)^2) + (3 * ([.A92] - 1)) + 2)/2" office:value-type="float" office:value="11749">
            <text:p>11749</text:p>
          </table:table-cell>
          <table:table-cell table:formula="of:=([.A92] * [.A92]) + ([.A92] - 1)^2" office:value-type="float" office:value="15665">
            <text:p>15665</text:p>
          </table:table-cell>
          <table:table-cell table:formula="of:=((5 * ([.A92]-1)*([.A92] - 1)) + (5*([.A92] - 1)) + 2)/2" office:value-type="float" office:value="19581">
            <text:p>19581</text:p>
          </table:table-cell>
          <table:table-cell table:formula="of:=(3 * [.A92]) * ([.A92] - 1) + 1" office:value-type="float" office:value="23497">
            <text:p>23497</text:p>
          </table:table-cell>
          <table:table-cell table:formula="of:=((7 * ([.A92])^2) - (7 * [.A92]) + 2)/2" office:value-type="float" office:value="27413">
            <text:p>27413</text:p>
          </table:table-cell>
          <table:table-cell table:formula="of:=(4 * ([.A92])^2) - (4 * [.A92]) + 1" office:value-type="float" office:value="31329">
            <text:p>31329</text:p>
          </table:table-cell>
          <table:table-cell table:formula="of:=(((3 * ([.A92])) - 2) * ((3 * [.A92]) - 1))/2" office:value-type="float" office:value="35245">
            <text:p>35245</text:p>
          </table:table-cell>
          <table:table-cell table:formula="of:=(5 * (([.A92])^2 - [.A92])) + 1" office:value-type="float" office:value="39161">
            <text:p>391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A93]*([.A93] + 1))/2" office:value-type="float" office:value="4095">
            <text:p>4095</text:p>
          </table:table-cell>
          <table:table-cell table:formula="of:=[.A93]*[.A93]" office:value-type="float" office:value="8100">
            <text:p>8100</text:p>
          </table:table-cell>
          <table:table-cell table:formula="of:=((3*[.A93]*[.A93])-[.A93])/2" office:value-type="float" office:value="12105">
            <text:p>12105</text:p>
          </table:table-cell>
          <table:table-cell table:formula="of:=[.A93] * ((2 * [.A93]) - 1)" office:value-type="float" office:value="16110">
            <text:p>16110</text:p>
          </table:table-cell>
          <table:table-cell table:formula="of:=((5 * ([.A93])^2) - (3 * [.A93]))/2" office:value-type="float" office:value="20115">
            <text:p>20115</text:p>
          </table:table-cell>
          <table:table-cell table:formula="of:=(3 * ([.A93])^2) - (2 * [.A93])" office:value-type="float" office:value="24120">
            <text:p>24120</text:p>
          </table:table-cell>
          <table:table-cell table:formula="of:=(([.A93])*((7 * [.A93])-5))/2" office:value-type="float" office:value="28125">
            <text:p>28125</text:p>
          </table:table-cell>
          <table:table-cell table:formula="of:=((4 * ([.A93])^2) - (3 * [.A93]))" office:value-type="float" office:value="32130">
            <text:p>32130</text:p>
          </table:table-cell>
          <table:table-cell table:formula="of:=((9 * ([.A93])^2) - (7 * [.A93]))/2" office:value-type="float" office:value="36135">
            <text:p>36135</text:p>
          </table:table-cell>
          <table:table-cell table:formula="of:=((10 * ([.A93])^2) - (8 * [.A93])) / 2" office:value-type="float" office:value="40140">
            <text:p>40140</text:p>
          </table:table-cell>
          <table:table-cell/>
          <table:table-cell table:formula="of:=((3*([.A93] - 1)^2) + (3 * ([.A93] - 1)) + 2)/2" office:value-type="float" office:value="12016">
            <text:p>12016</text:p>
          </table:table-cell>
          <table:table-cell table:formula="of:=([.A93] * [.A93]) + ([.A93] - 1)^2" office:value-type="float" office:value="16021">
            <text:p>16021</text:p>
          </table:table-cell>
          <table:table-cell table:formula="of:=((5 * ([.A93]-1)*([.A93] - 1)) + (5*([.A93] - 1)) + 2)/2" office:value-type="float" office:value="20026">
            <text:p>20026</text:p>
          </table:table-cell>
          <table:table-cell table:formula="of:=(3 * [.A93]) * ([.A93] - 1) + 1" office:value-type="float" office:value="24031">
            <text:p>24031</text:p>
          </table:table-cell>
          <table:table-cell table:formula="of:=((7 * ([.A93])^2) - (7 * [.A93]) + 2)/2" office:value-type="float" office:value="28036">
            <text:p>28036</text:p>
          </table:table-cell>
          <table:table-cell table:formula="of:=(4 * ([.A93])^2) - (4 * [.A93]) + 1" office:value-type="float" office:value="32041">
            <text:p>32041</text:p>
          </table:table-cell>
          <table:table-cell table:formula="of:=(((3 * ([.A93])) - 2) * ((3 * [.A93]) - 1))/2" office:value-type="float" office:value="36046">
            <text:p>36046</text:p>
          </table:table-cell>
          <table:table-cell table:formula="of:=(5 * (([.A93])^2 - [.A93])) + 1" office:value-type="float" office:value="40051">
            <text:p>40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A94]*([.A94] + 1))/2" office:value-type="float" office:value="4186">
            <text:p>4186</text:p>
          </table:table-cell>
          <table:table-cell table:formula="of:=[.A94]*[.A94]" office:value-type="float" office:value="8281">
            <text:p>8281</text:p>
          </table:table-cell>
          <table:table-cell table:formula="of:=((3*[.A94]*[.A94])-[.A94])/2" office:value-type="float" office:value="12376">
            <text:p>12376</text:p>
          </table:table-cell>
          <table:table-cell table:formula="of:=[.A94] * ((2 * [.A94]) - 1)" office:value-type="float" office:value="16471">
            <text:p>16471</text:p>
          </table:table-cell>
          <table:table-cell table:formula="of:=((5 * ([.A94])^2) - (3 * [.A94]))/2" office:value-type="float" office:value="20566">
            <text:p>20566</text:p>
          </table:table-cell>
          <table:table-cell table:formula="of:=(3 * ([.A94])^2) - (2 * [.A94])" office:value-type="float" office:value="24661">
            <text:p>24661</text:p>
          </table:table-cell>
          <table:table-cell table:formula="of:=(([.A94])*((7 * [.A94])-5))/2" office:value-type="float" office:value="28756">
            <text:p>28756</text:p>
          </table:table-cell>
          <table:table-cell table:formula="of:=((4 * ([.A94])^2) - (3 * [.A94]))" office:value-type="float" office:value="32851">
            <text:p>32851</text:p>
          </table:table-cell>
          <table:table-cell table:formula="of:=((9 * ([.A94])^2) - (7 * [.A94]))/2" office:value-type="float" office:value="36946">
            <text:p>36946</text:p>
          </table:table-cell>
          <table:table-cell table:formula="of:=((10 * ([.A94])^2) - (8 * [.A94])) / 2" office:value-type="float" office:value="41041">
            <text:p>41041</text:p>
          </table:table-cell>
          <table:table-cell/>
          <table:table-cell table:formula="of:=((3*([.A94] - 1)^2) + (3 * ([.A94] - 1)) + 2)/2" office:value-type="float" office:value="12286">
            <text:p>12286</text:p>
          </table:table-cell>
          <table:table-cell table:formula="of:=([.A94] * [.A94]) + ([.A94] - 1)^2" office:value-type="float" office:value="16381">
            <text:p>16381</text:p>
          </table:table-cell>
          <table:table-cell table:formula="of:=((5 * ([.A94]-1)*([.A94] - 1)) + (5*([.A94] - 1)) + 2)/2" office:value-type="float" office:value="20476">
            <text:p>20476</text:p>
          </table:table-cell>
          <table:table-cell table:formula="of:=(3 * [.A94]) * ([.A94] - 1) + 1" office:value-type="float" office:value="24571">
            <text:p>24571</text:p>
          </table:table-cell>
          <table:table-cell table:formula="of:=((7 * ([.A94])^2) - (7 * [.A94]) + 2)/2" office:value-type="float" office:value="28666">
            <text:p>28666</text:p>
          </table:table-cell>
          <table:table-cell table:formula="of:=(4 * ([.A94])^2) - (4 * [.A94]) + 1" office:value-type="float" office:value="32761">
            <text:p>32761</text:p>
          </table:table-cell>
          <table:table-cell table:formula="of:=(((3 * ([.A94])) - 2) * ((3 * [.A94]) - 1))/2" office:value-type="float" office:value="36856">
            <text:p>36856</text:p>
          </table:table-cell>
          <table:table-cell table:formula="of:=(5 * (([.A94])^2 - [.A94])) + 1" office:value-type="float" office:value="40951">
            <text:p>40951</text:p>
          </table:table-cell>
        </table:table-row>
      </table:table>
      <table:named-expressions>
        <table:named-expression table:name="_ftn1" table:base-cell-address="$Compilation.$A$524" table:expression="$Compilation.$A$#REF!"/>
        <table:named-expression table:name="_ftn2" table:base-cell-address="$Compilation.$A$525" table:expression="$Compilation.$A$#REF!"/>
        <table:named-expression table:name="_ftn3" table:base-cell-address="$Compilation.$A$540" table:expression="$Compilation.$A$#REF!"/>
        <table:named-expression table:name="_ftnref1" table:base-cell-address="$Compilation.$A$276" table:expression="$Compilation.$A$#REF!"/>
        <table:named-expression table:name="_ftnref2" table:base-cell-address="$Compilation.$A$218" table:expression="$Compilation.$A$#REF!"/>
        <table:named-expression table:name="_ftnref3" table:base-cell-address="$Compilation.$A$519" table:expression="$Compilation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05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19T19:42:34</meta:creation-date>
    <dc:date>2013-02-20T05:58:53</dc:date>
    <dc:creator>Ryan </dc:creator>
    <meta:editing-duration>PT6H21M56S</meta:editing-duration>
    <meta:editing-cycles>18</meta:editing-cycles>
    <meta:generator>LibreOffice/3.4$Unix LibreOffice_project/340m1$Build-1505</meta:generator>
    <meta:printed-by>Ryan </meta:printed-by>
    <meta:print-date>2013-02-20T05:57:59</meta:print-date>
    <meta:document-statistic meta:table-count="2" meta:cell-count="3770" meta:object-count="0"/>
  </office:meta>
</office:document-meta>
</file>